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35.46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43.06pt"/>
    </style:style>
    <style:style style:name="co5" style:family="table-column">
      <style:table-column-properties fo:break-before="auto" style:column-width="43.74pt"/>
    </style:style>
    <style:style style:name="co6" style:family="table-column">
      <style:table-column-properties fo:break-before="auto" style:column-width="31.95pt"/>
    </style:style>
    <style:style style:name="co7" style:family="table-column">
      <style:table-column-properties fo:break-before="auto" style:column-width="45.16pt"/>
    </style:style>
    <style:style style:name="co8" style:family="table-column">
      <style:table-column-properties fo:break-before="auto" style:column-width="636.15pt"/>
    </style:style>
    <style:style style:name="co9" style:family="table-column">
      <style:table-column-properties fo:break-before="auto" style:column-width="56.24pt"/>
    </style:style>
    <style:style style:name="co10" style:family="table-column">
      <style:table-column-properties fo:break-before="auto" style:column-width="84.05pt"/>
    </style:style>
    <style:style style:name="co11" style:family="table-column">
      <style:table-column-properties fo:break-before="auto" style:column-width="16.64pt"/>
    </style:style>
    <style:style style:name="co12" style:family="table-column">
      <style:table-column-properties fo:break-before="auto" style:column-width="15.31pt"/>
    </style:style>
    <style:style style:name="co13" style:family="table-column">
      <style:table-column-properties fo:break-before="auto" style:column-width="27.1pt"/>
    </style:style>
    <style:style style:name="co14" style:family="table-column">
      <style:table-column-properties fo:break-before="auto" style:column-width="156.25pt"/>
    </style:style>
    <style:style style:name="co15" style:family="table-column">
      <style:table-column-properties fo:break-before="auto" style:column-width="99.3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cap">
      <style:table-properties table:display="true" style:writing-mode="lr-tb"/>
    </style:style>
    <style:style style:name="ta2" style:family="table" style:master-page-name="PageStyle_5f_Evolution">
      <style:table-properties table:display="true" style:writing-mode="lr-tb"/>
    </style:style>
    <style:style style:name="ta3" style:family="table" style:master-page-name="PageStyle_5f_Copie_20_de_20_Evolution">
      <style:table-properties table:display="true" style:writing-mode="lr-tb"/>
    </style:style>
    <style:style style:name="ta4" style:family="table" style:master-page-name="PageStyle_5f_Ecriture">
      <style:table-properties table:display="true" style:writing-mode="lr-tb"/>
    </style:style>
    <style:style style:name="ta5" style:family="table" style:master-page-name="PageStyle_5f_Maping">
      <style:table-properties table:display="true" style:writing-mode="lr-tb"/>
    </style:style>
    <style:style style:name="ta6" style:family="table" style:master-page-name="PageStyle_5f_Ecriture_5f_base">
      <style:table-properties table:display="true" style:writing-mode="lr-tb"/>
    </style:style>
    <style:style style:name="ta7" style:family="table" style:master-page-name="PageStyle_5f_InGame">
      <style:table-properties table:display="true" style:writing-mode="lr-tb"/>
    </style:style>
    <style:style style:name="ta8" style:family="table" style:master-page-name="PageStyle_5f_ComboBox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7890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7890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gt;=&quot;90%&quot;" style:apply-style-name="ConditionalStyle_5f_1" style:base-cell-address="Recap.L1"/>
    </style:style>
    <style:style style:name="ce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gt;=&quot;90%&quot;" style:apply-style-name="ConditionalStyle_5f_1" style:base-cell-address="Recap.L1"/>
    </style:style>
    <style:style style:name="ce9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25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7cb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bdbd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1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1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2] = &quot;Oui&quot;)" style:apply-style-name="ConditionalStyle_5f_10" style:base-cell-address="Evolution.E2"/>
    </style:style>
    <style:style style:name="ce20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2] = &quot;Oui&quot;)" style:apply-style-name="ConditionalStyle_5f_10" style:base-cell-address="Evolution.E2"/>
    </style:style>
    <style:style style:name="ce21" style:family="table-cell" style:parent-style-name="Default" style:data-style-name="N11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2] = &quot;Oui&quot;)" style:apply-style-name="ConditionalStyle_5f_10" style:base-cell-address="Evolution.E2"/>
    </style:style>
    <style:style style:name="ce22" style:family="table-cell" style:parent-style-name="Default" style:data-style-name="N11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2] = &quot;Oui&quot;)" style:apply-style-name="ConditionalStyle_5f_10" style:base-cell-address="Evolution.E2"/>
    </style:style>
    <style:style style:name="ce23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D2] = &quot;Non&quot;)" style:apply-style-name="ConditionalStyle_5f_11" style:base-cell-address="Evolution.I2"/>
    </style:style>
    <style:style style:name="ce24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D2] = &quot;Non&quot;)" style:apply-style-name="ConditionalStyle_5f_11" style:base-cell-address="Evolution.I2"/>
    </style:style>
    <style:style style:name="ce25" style:family="table-cell" style:parent-style-name="Default" style:data-style-name="N11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D2] = &quot;Non&quot;)" style:apply-style-name="ConditionalStyle_5f_11" style:base-cell-address="Evolution.I2"/>
    </style:style>
    <style:style style:name="ce26" style:family="table-cell" style:parent-style-name="Default" style:data-style-name="N11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D2] = &quot;Non&quot;)" style:apply-style-name="ConditionalStyle_5f_11" style:base-cell-address="Evolution.I2"/>
    </style:style>
    <style:style style:name="ce27" style:family="table-cell" style:parent-style-name="Default">
      <style:table-cell-properties fo:background-color="#4dd0e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125">
      <style:table-cell-properties fo:background-color="#4dd0e1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4dd0e1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1">
      <style:table-cell-properties fo:background-color="#4dd0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4dd0e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1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4dd0e1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1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B3] = &quot;Oui&quot;)" style:apply-style-name="ConditionalStyle_5f_15" style:base-cell-address="'Copie de Evolution'.D3"/>
    </style:style>
    <style:style style:name="ce35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B3] = &quot;Oui&quot;)" style:apply-style-name="ConditionalStyle_5f_15" style:base-cell-address="'Copie de Evolution'.D3"/>
    </style:style>
    <style:style style:name="ce36" style:family="table-cell" style:parent-style-name="Default" style:data-style-name="N11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B3] = &quot;Oui&quot;)" style:apply-style-name="ConditionalStyle_5f_15" style:base-cell-address="'Copie de Evolution'.D3"/>
    </style:style>
    <style:style style:name="ce37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D10"/>
    </style:style>
    <style:style style:name="ce38" style:family="table-cell" style:parent-style-name="Default" style:data-style-name="N11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D11"/>
    </style:style>
    <style:style style:name="ce39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D12"/>
    </style:style>
    <style:style style:name="ce40" style:family="table-cell" style:parent-style-name="Default" style:data-style-name="N11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D13"/>
    </style:style>
    <style:style style:name="ce41" style:family="table-cell" style:parent-style-name="Default" style:data-style-name="N11">
      <style:table-cell-properties fo:background-color="#e0f7f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 style:data-style-name="N11">
      <style:table-cell-properties fo:border-bottom="none" fo:background-color="#4dd0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1">
      <style:table-cell-properties fo:border-bottom="none" fo:background-color="#e0f7f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44" style:family="table-cell" style:parent-style-name="Default" style:data-style-name="N1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45" style:family="table-cell" style:parent-style-name="Default" style:data-style-name="N11">
      <style:table-cell-properties fo:border-bottom="none" fo:background-color="#e0f7f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46" style:family="table-cell" style:parent-style-name="Default" style:data-style-name="N11">
      <style:table-cell-properties fo:background-color="#f4652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1">
      <style:table-cell-properties fo:background-color="#ffe6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f46524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1">
      <style:table-cell-properties fo:background-color="#ffe6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B3] = &quot;Oui&quot;)" style:apply-style-name="ConditionalStyle_5f_15" style:base-cell-address="'Copie de Evolution'.D3"/>
    </style:style>
    <style:style style:name="ce50" style:family="table-cell" style:parent-style-name="Default" style:data-style-name="N11">
      <style:table-cell-properties fo:background-color="#ffe6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K5"/>
    </style:style>
    <style:style style:name="ce51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K6"/>
    </style:style>
    <style:style style:name="ce52" style:family="table-cell" style:parent-style-name="Default" style:data-style-name="N11">
      <style:table-cell-properties fo:background-color="#ffe6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K7"/>
    </style:style>
    <style:style style:name="ce53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K8"/>
    </style:style>
    <style:style style:name="ce54" style:family="table-cell" style:parent-style-name="Default" style:data-style-name="N11">
      <style:table-cell-properties fo:background-color="#ffe6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K9"/>
    </style:style>
    <style:style style:name="ce55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K10"/>
    </style:style>
    <style:style style:name="ce56" style:family="table-cell" style:parent-style-name="Default" style:data-style-name="N11">
      <style:table-cell-properties fo:background-color="#ffe6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B3] = &quot;Oui&quot;)" style:apply-style-name="ConditionalStyle_5f_15" style:base-cell-address="'Copie de Evolution'.D3"/>
    </style:style>
    <style:style style:name="ce57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K12"/>
    </style:style>
    <style:style style:name="ce58" style:family="table-cell" style:parent-style-name="Default" style:data-style-name="N11">
      <style:table-cell-properties fo:background-color="#ffe6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9" style:family="table-cell" style:parent-style-name="Default" style:data-style-name="N11">
      <style:table-cell-properties fo:border-bottom="none" fo:background-color="#f4652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1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61" style:family="table-cell" style:parent-style-name="Default" style:data-style-name="N11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62" style:family="table-cell" style:parent-style-name="Default" style:data-style-name="N11">
      <style:table-cell-properties fo:background-color="#f7cb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f7cb4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B3] = &quot;Oui&quot;)" style:apply-style-name="ConditionalStyle_5f_15" style:base-cell-address="'Copie de Evolution'.D3"/>
    </style:style>
    <style:style style:name="ce65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Non&quot;)" style:apply-style-name="ConditionalStyle_5f_11" style:base-cell-address="'Copie de Evolution'.R4"/>
    </style:style>
    <style:style style:name="ce66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Non&quot;)" style:apply-style-name="ConditionalStyle_5f_11" style:base-cell-address="'Copie de Evolution'.R5"/>
    </style:style>
    <style:style style:name="ce67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Non&quot;)" style:apply-style-name="ConditionalStyle_5f_11" style:base-cell-address="'Copie de Evolution'.R6"/>
    </style:style>
    <style:style style:name="ce68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Non&quot;)" style:apply-style-name="ConditionalStyle_5f_11" style:base-cell-address="'Copie de Evolution'.R7"/>
    </style:style>
    <style:style style:name="ce69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Non&quot;)" style:apply-style-name="ConditionalStyle_5f_11" style:base-cell-address="'Copie de Evolution'.R8"/>
    </style:style>
    <style:style style:name="ce70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Non&quot;)" style:apply-style-name="ConditionalStyle_5f_11" style:base-cell-address="'Copie de Evolution'.R9"/>
    </style:style>
    <style:style style:name="ce71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Non&quot;)" style:apply-style-name="ConditionalStyle_5f_11" style:base-cell-address="'Copie de Evolution'.R10"/>
    </style:style>
    <style:style style:name="ce72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Non&quot;)" style:apply-style-name="ConditionalStyle_5f_11" style:base-cell-address="'Copie de Evolution'.R11"/>
    </style:style>
    <style:style style:name="ce73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Non&quot;)" style:apply-style-name="ConditionalStyle_5f_11" style:base-cell-address="'Copie de Evolution'.R12"/>
    </style:style>
    <style:style style:name="ce74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Non&quot;)" style:apply-style-name="ConditionalStyle_5f_11" style:base-cell-address="'Copie de Evolution'.R13"/>
    </style:style>
    <style:style style:name="ce75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B3] = &quot;Oui&quot;)" style:apply-style-name="ConditionalStyle_5f_15" style:base-cell-address="'Copie de Evolution'.D3"/>
    </style:style>
    <style:style style:name="ce76" style:family="table-cell" style:parent-style-name="Default" style:data-style-name="N11">
      <style:table-cell-properties fo:background-color="#fef8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Default" style:data-style-name="N11">
      <style:table-cell-properties fo:border-bottom="none" fo:background-color="#f7cb4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1">
      <style:table-cell-properties fo:border-bottom="none" fo:background-color="#fef8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79" style:family="table-cell" style:parent-style-name="Default" style:data-style-name="N11">
      <style:table-cell-properties fo:border-bottom="none" fo:background-color="#fef8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80" style:family="table-cell" style:parent-style-name="Default" style:data-style-name="N11">
      <style:table-cell-properties fo:background-color="#8989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1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1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8989e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 style:data-style-name="N11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B3] = &quot;Oui&quot;)" style:apply-style-name="ConditionalStyle_5f_15" style:base-cell-address="'Copie de Evolution'.D3"/>
    </style:style>
    <style:style style:name="ce85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Y4"/>
    </style:style>
    <style:style style:name="ce86" style:family="table-cell" style:parent-style-name="Default" style:data-style-name="N11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Y4"/>
    </style:style>
    <style:style style:name="ce87" style:family="table-cell" style:parent-style-name="Default">
      <style:table-cell-properties fo:background-color="#e8e7f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Y4"/>
    </style:style>
    <style:style style:name="ce8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#ref! = &quot;Oui&quot;)" style:apply-style-name="ConditionalStyle_5f_10" style:base-cell-address="'Copie de Evolution'.Y4"/>
    </style:style>
    <style:style style:name="ce89" style:family="table-cell" style:parent-style-name="Default" style:data-style-name="N11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>
      <style:table-cell-properties fo:background-color="#e8e7f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93" style:family="table-cell" style:parent-style-name="Default" style:data-style-name="N11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94" style:family="table-cell" style:parent-style-name="Default" style:data-style-name="N11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95" style:family="table-cell" style:parent-style-name="Default">
      <style:table-cell-properties fo:background-color="#e8e7f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9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C3]= &quot;Non&quot;)" style:apply-style-name="ConditionalStyle_5f_14" style:base-cell-address="'Copie de Evolution'.H3"/>
    </style:style>
    <style:style style:name="ce97" style:family="table-cell" style:parent-style-name="Default">
      <style:table-cell-properties fo:background-color="#f4652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ackground-color="#f46524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order-bottom="none" fo:background-color="#f46524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ackground-color="#f4652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e6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fo:background-color="#ffe6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none" fo:background-color="#ffe6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e6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0">
      <style:table-cell-properties fo:background-color="#f4652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0">
      <style:table-cell-properties fo:background-color="#ffe6d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0">
      <style:table-cell-properties fo:border-bottom="none" fo:background-color="#ffe6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0">
      <style:table-cell-properties fo:background-color="#f4652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0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0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1" style:family="table-cell" style:parent-style-name="Default" style:data-style-name="N10">
      <style:table-cell-properties fo:border-bottom="none" fo:background-color="#ffe6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ackground-color="#78909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78909c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order-bottom="none" fo:background-color="#78909c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ebef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fo:border-bottom="none" fo:background-color="#ebeff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fo:background-color="#ebeff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>
      <style:table-cell-properties fo:border-bottom="none" fo:background-color="#ebef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ackground-color="#ebeff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fo:background-color="#ebeff1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omboBox.$A$1:.$A$1048576])" table:allow-empty-cell="true" table:display-list="unsorted" table:base-cell-address="Ecriture.D2">
          <table:error-message table:message-type="stop" table:display="true"/>
        </table:content-validation>
        <table:content-validation table:name="val2" table:condition="of:cell-content-is-in-list([$ComboBox.$A$1:.$A$1048576])" table:allow-empty-cell="true" table:display-list="unsorted" table:base-cell-address="Maping.C2">
          <table:error-message table:message-type="stop" table:display="true"/>
        </table:content-validation>
        <table:content-validation table:name="val3" table:condition="of:cell-content-is-in-list([$ComboBox.$A$1:.$A$1048576])" table:allow-empty-cell="true" table:display-list="unsorted" table:base-cell-address="Ecriture_base.C2">
          <table:error-message table:message-type="stop" table:display="true"/>
        </table:content-validation>
        <table:content-validation table:name="val4" table:condition="of:cell-content-is-in-list([$ComboBox.$A$1:.$A$1048576])" table:allow-empty-cell="true" table:display-list="unsorted" table:base-cell-address="InGame.D2">
          <table:error-message table:message-type="stop" table:display="true"/>
        </table:content-validation>
      </table:content-validations>
      <table:table table:name="Recap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>
            <office:annotation draw:style-name="gr2" draw:text-style-name="P3" svg:width="0pt" svg:height="58.51pt" svg:x="81.38pt" svg:y="23.24pt" draw:caption-point-x="-11.54pt" draw:caption-point-y="-22.96pt">
              <dc:date>2024-09-19T00:00:00</dc:date>
              <text:p text:style-name="P2">Total de cellule</text:p>
              <text:p text:style-name="P2">( Nb ligne * nb colone ) - case vide</text:p>
              <text:p text:style-name="P2"><text:s/></text:p>
            </office:annotation>
            <text:p>Total</text:p>
          </table:table-cell>
          <table:table-cell table:style-name="ce3" office:value-type="string" calcext:value-type="string">
            <text:p>A faire</text:p>
          </table:table-cell>
          <table:table-cell table:style-name="ce3" office:value-type="string" calcext:value-type="string">
            <text:p>En cours</text:p>
          </table:table-cell>
          <table:table-cell table:style-name="ce3" office:value-type="string" calcext:value-type="string">
            <text:p>A refaire</text:p>
          </table:table-cell>
          <table:table-cell table:style-name="ce3" office:value-type="string" calcext:value-type="string">
            <text:p>A finir</text:p>
          </table:table-cell>
          <table:table-cell table:style-name="ce3" office:value-type="string" calcext:value-type="string">
            <text:p>Terminer</text:p>
          </table:table-cell>
          <table:table-cell table:style-name="ce5" table:formula="of:=[.C1]" office:value-type="string" office:string-value="A faire" calcext:value-type="string">
            <text:p>A faire</text:p>
          </table:table-cell>
          <table:table-cell table:style-name="ce5" table:formula="of:=[.D1]" office:value-type="string" office:string-value="En cours" calcext:value-type="string">
            <text:p>En cours</text:p>
          </table:table-cell>
          <table:table-cell table:style-name="ce5" table:formula="of:=[.E1]" office:value-type="string" office:string-value="A refaire" calcext:value-type="string">
            <text:p>A refaire</text:p>
          </table:table-cell>
          <table:table-cell table:style-name="ce5" table:formula="of:=[.F1]" office:value-type="string" office:string-value="A finir" calcext:value-type="string">
            <text:p>A finir</text:p>
          </table:table-cell>
          <table:table-cell table:style-name="ce7" table:formula="of:=[.G1]" office:value-type="string" office:string-value="Terminer" calcext:value-type="string">
            <text:p>Terminer</text:p>
          </table:table-cell>
          <table:table-cell table:style-name="ce9">
            <draw:frame table:end-cell-address="Recap.N24" table:end-x="54.17pt" table:end-y="15.73pt" draw:z-index="0" draw:name="Chart 1" draw:style-name="gr1" draw:text-style-name="P1" svg:width="686.98pt" svg:height="377.97pt" svg:x="3.34pt" svg:y="0pt">
              <draw:object draw:notify-on-update-of-ranges="Recap.A2:Recap.A13 Recap.H1:Recap.H1 Recap.H2:Recap.H13 Recap.I1:Recap.I1 Recap.I2:Recap.I13 Recap.J1:Recap.J1 Recap.J2:Recap.J13 Recap.K1:Recap.K1 Recap.K2:Recap.K13 Recap.L1:Recap.L1 Recap.L2:Recap.L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aping</text:p>
          </table:table-cell>
          <table:table-cell table:style-name="ce4" table:formula="of:=([$Maping.A45] * 4) - COUNTIF([$Maping.$C$2:.$F13];&quot;&quot;)" office:value-type="float" office:value="163" calcext:value-type="float">
            <text:p>163</text:p>
          </table:table-cell>
          <table:table-cell table:style-name="ce4" table:formula="of:=COUNTIF([$Maping.$C$2:.$F13];[.C$1])" office:value-type="float" office:value="9" calcext:value-type="float">
            <text:p>9</text:p>
          </table:table-cell>
          <table:table-cell table:style-name="ce4" table:formula="of:=COUNTIF([$Maping.$C$2:.$F13];[.D$1])" office:value-type="float" office:value="0" calcext:value-type="float">
            <text:p>0</text:p>
          </table:table-cell>
          <table:table-cell table:style-name="ce4" table:formula="of:=COUNTIF([$Maping.$C$2:.$F13];[.E$1])" office:value-type="float" office:value="0" calcext:value-type="float">
            <text:p>0</text:p>
          </table:table-cell>
          <table:table-cell table:style-name="ce4" table:formula="of:=COUNTIF([$Maping.$C$2:.$F13];[.F$1])" office:value-type="float" office:value="4" calcext:value-type="float">
            <text:p>4</text:p>
          </table:table-cell>
          <table:table-cell table:style-name="ce4" table:formula="of:=COUNTIF([$Maping.$C$2:.$F13];[.G$1])" office:value-type="float" office:value="154" calcext:value-type="float">
            <text:p>154</text:p>
          </table:table-cell>
          <table:table-cell table:style-name="ce6" table:formula="of:=IF([.$A2]=&quot;&quot;; ;[.C2]/[.$B2])" office:value-type="percentage" office:value="0.0552147239263804" calcext:value-type="percentage">
            <text:p>6%</text:p>
          </table:table-cell>
          <table:table-cell table:style-name="ce6" table:formula="of:=IF([.$A2]=&quot;&quot;; ;[.D2]/[.$B2])" office:value-type="percentage" office:value="0" calcext:value-type="percentage">
            <text:p>0%</text:p>
          </table:table-cell>
          <table:table-cell table:style-name="ce6" table:formula="of:=IF([.$A2]=&quot;&quot;; ;[.E2]/[.$B2])" office:value-type="percentage" office:value="0" calcext:value-type="percentage">
            <text:p>0%</text:p>
          </table:table-cell>
          <table:table-cell table:style-name="ce6" table:formula="of:=IF([.$A2]=&quot;&quot;; ;[.F2]/[.$B2])" office:value-type="percentage" office:value="0.0245398773006135" calcext:value-type="percentage">
            <text:p>2%</text:p>
          </table:table-cell>
          <table:table-cell table:style-name="ce8" table:formula="of:=IF([.$A2]=&quot;&quot;; ;[.G2]/[.$B2])" office:value-type="percentage" office:value="0.94478527607362" calcext:value-type="percentage">
            <text:p>94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 office:value-type="string" calcext:value-type="string">
            <text:p>Ecriture base</text:p>
          </table:table-cell>
          <table:table-cell table:style-name="ce4" table:formula="of:=([$Ecriture_base.A15] * 6) - COUNTIF([$Ecriture_base.$C2:.$H15];&quot;&quot;)" office:value-type="float" office:value="70" calcext:value-type="float">
            <text:p>70</text:p>
          </table:table-cell>
          <table:table-cell table:style-name="ce4" table:formula="of:=COUNTIF([$Ecriture_base.$C2:.$H13];[.C$1])" office:value-type="float" office:value="0" calcext:value-type="float">
            <text:p>0</text:p>
          </table:table-cell>
          <table:table-cell table:style-name="ce4" table:formula="of:=COUNTIF([$Ecriture_base.$C2:.$H13];[.D$1])" office:value-type="float" office:value="0" calcext:value-type="float">
            <text:p>0</text:p>
          </table:table-cell>
          <table:table-cell table:style-name="ce4" table:formula="of:=COUNTIF([$Ecriture_base.$C2:.$H13];[.E$1])" office:value-type="float" office:value="0" calcext:value-type="float">
            <text:p>0</text:p>
          </table:table-cell>
          <table:table-cell table:style-name="ce4" table:formula="of:=COUNTIF([$Ecriture_base.$C2:.$H13];[.F$1])" office:value-type="float" office:value="0" calcext:value-type="float">
            <text:p>0</text:p>
          </table:table-cell>
          <table:table-cell table:style-name="ce4" table:formula="of:=COUNTIF([$Ecriture_base.$C2:.$H13];[.G$1])" office:value-type="float" office:value="70" calcext:value-type="float">
            <text:p>70</text:p>
          </table:table-cell>
          <table:table-cell table:style-name="ce6" table:formula="of:=IF([.$A3]=&quot;&quot;; ;[.C3]/[.$B3])" office:value-type="percentage" office:value="0" calcext:value-type="percentage">
            <text:p>0%</text:p>
          </table:table-cell>
          <table:table-cell table:style-name="ce6" table:formula="of:=IF([.$A3]=&quot;&quot;; ;[.D3]/[.$B3])" office:value-type="percentage" office:value="0" calcext:value-type="percentage">
            <text:p>0%</text:p>
          </table:table-cell>
          <table:table-cell table:style-name="ce6" table:formula="of:=IF([.$A3]=&quot;&quot;; ;[.E3]/[.$B3])" office:value-type="percentage" office:value="0" calcext:value-type="percentage">
            <text:p>0%</text:p>
          </table:table-cell>
          <table:table-cell table:style-name="ce6" table:formula="of:=IF([.$A3]=&quot;&quot;; ;[.F3]/[.$B3])" office:value-type="percentage" office:value="0" calcext:value-type="percentage">
            <text:p>0%</text:p>
          </table:table-cell>
          <table:table-cell table:style-name="ce8" table:formula="of:=IF([.$A3]=&quot;&quot;; ;[.G3]/[.$B3])" office:value-type="percentage" office:value="1" calcext:value-type="percentage">
            <text:p>100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 office:value-type="string" calcext:value-type="string">
            <text:p>Ecriture</text:p>
          </table:table-cell>
          <table:table-cell table:style-name="ce4" table:formula="of:=([$Ecriture.B40] * 6) - COUNTIF([$Ecriture.$D$2:.$I$40];&quot;&quot;)" office:value-type="float" office:value="194" calcext:value-type="float">
            <text:p>194</text:p>
          </table:table-cell>
          <table:table-cell table:style-name="ce4" table:formula="of:=COUNTIF([$Ecriture.$D$2:.$I13];[.C$1])" office:value-type="float" office:value="88" calcext:value-type="float">
            <text:p>88</text:p>
          </table:table-cell>
          <table:table-cell table:style-name="ce4" table:formula="of:=COUNTIF([$Ecriture.$D$2:.$I13];[.D$1])" office:value-type="float" office:value="2" calcext:value-type="float">
            <text:p>2</text:p>
          </table:table-cell>
          <table:table-cell table:style-name="ce4" table:formula="of:=COUNTIF([$Ecriture.$D$2:.$I13];[.E$1])" office:value-type="float" office:value="0" calcext:value-type="float">
            <text:p>0</text:p>
          </table:table-cell>
          <table:table-cell table:style-name="ce4" table:formula="of:=COUNTIF([$Ecriture.$D$2:.$I13];[.F$1])" office:value-type="float" office:value="13" calcext:value-type="float">
            <text:p>13</text:p>
          </table:table-cell>
          <table:table-cell table:style-name="ce4" table:formula="of:=COUNTIF([$Ecriture.$D$2:.$I13];[.G$1])" office:value-type="float" office:value="91" calcext:value-type="float">
            <text:p>91</text:p>
          </table:table-cell>
          <table:table-cell table:style-name="ce6" table:formula="of:=IF([.$A4]=&quot;&quot;; ;[.C4]/[.$B4])" office:value-type="percentage" office:value="0.45360824742268" calcext:value-type="percentage">
            <text:p>45%</text:p>
          </table:table-cell>
          <table:table-cell table:style-name="ce6" table:formula="of:=IF([.$A4]=&quot;&quot;; ;[.D4]/[.$B4])" office:value-type="percentage" office:value="0.0103092783505155" calcext:value-type="percentage">
            <text:p>1%</text:p>
          </table:table-cell>
          <table:table-cell table:style-name="ce6" table:formula="of:=IF([.$A4]=&quot;&quot;; ;[.E4]/[.$B4])" office:value-type="percentage" office:value="0" calcext:value-type="percentage">
            <text:p>0%</text:p>
          </table:table-cell>
          <table:table-cell table:style-name="ce6" table:formula="of:=IF([.$A4]=&quot;&quot;; ;[.F4]/[.$B4])" office:value-type="percentage" office:value="0.0670103092783505" calcext:value-type="percentage">
            <text:p>7%</text:p>
          </table:table-cell>
          <table:table-cell table:style-name="ce8" table:formula="of:=IF([.$A4]=&quot;&quot;; ;[.G4]/[.$B4])" office:value-type="percentage" office:value="0.469072164948454" calcext:value-type="percentage">
            <text:p>47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 office:value-type="string" calcext:value-type="string">
            <text:p>InGame</text:p>
          </table:table-cell>
          <table:table-cell table:style-name="ce4" table:formula="of:=([$InGame.B40] * 6) - COUNTIF([$InGame.$D$2:.$I$40];&quot;&quot;)" office:value-type="float" office:value="189" calcext:value-type="float">
            <text:p>189</text:p>
          </table:table-cell>
          <table:table-cell table:style-name="ce4" table:formula="of:=COUNTIF([$InGame.$D$2:.$I13];[.C$1])" office:value-type="float" office:value="184" calcext:value-type="float">
            <text:p>184</text:p>
          </table:table-cell>
          <table:table-cell table:style-name="ce4" table:formula="of:=COUNTIF([$InGame.$D$2:.$I13];[.D$1])" office:value-type="float" office:value="1" calcext:value-type="float">
            <text:p>1</text:p>
          </table:table-cell>
          <table:table-cell table:style-name="ce4" table:formula="of:=COUNTIF([$InGame.$D$2:.$I13];[.E$1])" office:value-type="float" office:value="0" calcext:value-type="float">
            <text:p>0</text:p>
          </table:table-cell>
          <table:table-cell table:style-name="ce4" table:formula="of:=COUNTIF([$InGame.$D$2:.$I13];[.F$1])" office:value-type="float" office:value="0" calcext:value-type="float">
            <text:p>0</text:p>
          </table:table-cell>
          <table:table-cell table:style-name="ce4" table:formula="of:=COUNTIF([$InGame.$D$2:.$I13];[.G$1])" office:value-type="float" office:value="4" calcext:value-type="float">
            <text:p>4</text:p>
          </table:table-cell>
          <table:table-cell table:style-name="ce6" table:formula="of:=IF([.$A5]=&quot;&quot;; ;[.C5]/[.$B5])" office:value-type="percentage" office:value="0.973544973544973" calcext:value-type="percentage">
            <text:p>97%</text:p>
          </table:table-cell>
          <table:table-cell table:style-name="ce6" table:formula="of:=IF([.$A5]=&quot;&quot;; ;[.D5]/[.$B5])" office:value-type="percentage" office:value="0.00529100529100529" calcext:value-type="percentage">
            <text:p>1%</text:p>
          </table:table-cell>
          <table:table-cell table:style-name="ce6" table:formula="of:=IF([.$A5]=&quot;&quot;; ;[.E5]/[.$B5])" office:value-type="percentage" office:value="0" calcext:value-type="percentage">
            <text:p>0%</text:p>
          </table:table-cell>
          <table:table-cell table:style-name="ce6" table:formula="of:=IF([.$A5]=&quot;&quot;; ;[.F5]/[.$B5])" office:value-type="percentage" office:value="0" calcext:value-type="percentage">
            <text:p>0%</text:p>
          </table:table-cell>
          <table:table-cell table:style-name="ce8" table:formula="of:=IF([.$A5]=&quot;&quot;; ;[.G5]/[.$B5])" office:value-type="percentage" office:value="0.0211640211640212" calcext:value-type="percentage">
            <text:p>2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2"/>
          <table:table-cell table:number-columns-repeated="6"/>
          <table:table-cell table:style-name="ce6" table:formula="of:=IF([.$A6]=&quot;&quot;; ;[.C6]/[.$B6])" office:value-type="percentage" office:value="0" calcext:value-type="percentage">
            <text:p>0%</text:p>
          </table:table-cell>
          <table:table-cell table:style-name="ce6" table:formula="of:=IF([.$A6]=&quot;&quot;; ;[.D6]/[.$B6])" office:value-type="percentage" office:value="0" calcext:value-type="percentage">
            <text:p>0%</text:p>
          </table:table-cell>
          <table:table-cell table:style-name="ce6" table:formula="of:=IF([.$A6]=&quot;&quot;; ;[.E6]/[.$B6])" office:value-type="percentage" office:value="0" calcext:value-type="percentage">
            <text:p>0%</text:p>
          </table:table-cell>
          <table:table-cell table:style-name="ce6" table:formula="of:=IF([.$A6]=&quot;&quot;; ;[.F6]/[.$B6])" office:value-type="percentage" office:value="0" calcext:value-type="percentage">
            <text:p>0%</text:p>
          </table:table-cell>
          <table:table-cell table:style-name="ce8" table:formula="of:=IF([.$A6]=&quot;&quot;; ;[.G6]/[.$B6])" office:value-type="percentage" office:value="0" calcext:value-type="percentage">
            <text:p>0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6"/>
          <table:table-cell table:style-name="ce6" table:formula="of:=IF([.$A7]=&quot;&quot;; ;[.C7]/[.$B7])" office:value-type="percentage" office:value="0" calcext:value-type="percentage">
            <text:p>0%</text:p>
          </table:table-cell>
          <table:table-cell table:style-name="ce6" table:formula="of:=IF([.$A7]=&quot;&quot;; ;[.D7]/[.$B7])" office:value-type="percentage" office:value="0" calcext:value-type="percentage">
            <text:p>0%</text:p>
          </table:table-cell>
          <table:table-cell table:style-name="ce6" table:formula="of:=IF([.$A7]=&quot;&quot;; ;[.E7]/[.$B7])" office:value-type="percentage" office:value="0" calcext:value-type="percentage">
            <text:p>0%</text:p>
          </table:table-cell>
          <table:table-cell table:style-name="ce6" table:formula="of:=IF([.$A7]=&quot;&quot;; ;[.F7]/[.$B7])" office:value-type="percentage" office:value="0" calcext:value-type="percentage">
            <text:p>0%</text:p>
          </table:table-cell>
          <table:table-cell table:style-name="ce8" table:formula="of:=IF([.$A7]=&quot;&quot;; ;[.G7]/[.$B7])" office:value-type="percentage" office:value="0" calcext:value-type="percentage">
            <text:p>0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6"/>
          <table:table-cell table:style-name="ce6" table:formula="of:=IF([.$A8]=&quot;&quot;; ;[.C8]/[.$B8])" office:value-type="percentage" office:value="0" calcext:value-type="percentage">
            <text:p>0%</text:p>
          </table:table-cell>
          <table:table-cell table:style-name="ce6" table:formula="of:=IF([.$A8]=&quot;&quot;; ;[.D8]/[.$B8])" office:value-type="percentage" office:value="0" calcext:value-type="percentage">
            <text:p>0%</text:p>
          </table:table-cell>
          <table:table-cell table:style-name="ce6" table:formula="of:=IF([.$A8]=&quot;&quot;; ;[.E8]/[.$B8])" office:value-type="percentage" office:value="0" calcext:value-type="percentage">
            <text:p>0%</text:p>
          </table:table-cell>
          <table:table-cell table:style-name="ce6" table:formula="of:=IF([.$A8]=&quot;&quot;; ;[.F8]/[.$B8])" office:value-type="percentage" office:value="0" calcext:value-type="percentage">
            <text:p>0%</text:p>
          </table:table-cell>
          <table:table-cell table:style-name="ce8" table:formula="of:=IF([.$A8]=&quot;&quot;; ;[.G8]/[.$B8])" office:value-type="percentage" office:value="0" calcext:value-type="percentage">
            <text:p>0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6"/>
          <table:table-cell table:style-name="ce6" table:formula="of:=IF([.$A9]=&quot;&quot;; ;[.C9]/[.$B9])" office:value-type="percentage" office:value="0" calcext:value-type="percentage">
            <text:p>0%</text:p>
          </table:table-cell>
          <table:table-cell table:style-name="ce6" table:formula="of:=IF([.$A9]=&quot;&quot;; ;[.D9]/[.$B9])" office:value-type="percentage" office:value="0" calcext:value-type="percentage">
            <text:p>0%</text:p>
          </table:table-cell>
          <table:table-cell table:style-name="ce6" table:formula="of:=IF([.$A9]=&quot;&quot;; ;[.E9]/[.$B9])" office:value-type="percentage" office:value="0" calcext:value-type="percentage">
            <text:p>0%</text:p>
          </table:table-cell>
          <table:table-cell table:style-name="ce6" table:formula="of:=IF([.$A9]=&quot;&quot;; ;[.F9]/[.$B9])" office:value-type="percentage" office:value="0" calcext:value-type="percentage">
            <text:p>0%</text:p>
          </table:table-cell>
          <table:table-cell table:style-name="ce8" table:formula="of:=IF([.$A9]=&quot;&quot;; ;[.G9]/[.$B9])" office:value-type="percentage" office:value="0" calcext:value-type="percentage">
            <text:p>0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6"/>
          <table:table-cell table:style-name="ce6" table:formula="of:=IF([.$A10]=&quot;&quot;; ;[.C10]/[.$B10])" office:value-type="percentage" office:value="0" calcext:value-type="percentage">
            <text:p>0%</text:p>
          </table:table-cell>
          <table:table-cell table:style-name="ce6" table:formula="of:=IF([.$A10]=&quot;&quot;; ;[.D10]/[.$B10])" office:value-type="percentage" office:value="0" calcext:value-type="percentage">
            <text:p>0%</text:p>
          </table:table-cell>
          <table:table-cell table:style-name="ce6" table:formula="of:=IF([.$A10]=&quot;&quot;; ;[.E10]/[.$B10])" office:value-type="percentage" office:value="0" calcext:value-type="percentage">
            <text:p>0%</text:p>
          </table:table-cell>
          <table:table-cell table:style-name="ce6" table:formula="of:=IF([.$A10]=&quot;&quot;; ;[.F10]/[.$B10])" office:value-type="percentage" office:value="0" calcext:value-type="percentage">
            <text:p>0%</text:p>
          </table:table-cell>
          <table:table-cell table:style-name="ce8" table:formula="of:=IF([.$A10]=&quot;&quot;; ;[.G10]/[.$B10])" office:value-type="percentage" office:value="0" calcext:value-type="percentage">
            <text:p>0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6"/>
          <table:table-cell table:style-name="ce6" table:formula="of:=IF([.$A11]=&quot;&quot;; ;[.C11]/[.$B11])" office:value-type="percentage" office:value="0" calcext:value-type="percentage">
            <text:p>0%</text:p>
          </table:table-cell>
          <table:table-cell table:style-name="ce6" table:formula="of:=IF([.$A11]=&quot;&quot;; ;[.D11]/[.$B11])" office:value-type="percentage" office:value="0" calcext:value-type="percentage">
            <text:p>0%</text:p>
          </table:table-cell>
          <table:table-cell table:style-name="ce6" table:formula="of:=IF([.$A11]=&quot;&quot;; ;[.E11]/[.$B11])" office:value-type="percentage" office:value="0" calcext:value-type="percentage">
            <text:p>0%</text:p>
          </table:table-cell>
          <table:table-cell table:style-name="ce6" table:formula="of:=IF([.$A11]=&quot;&quot;; ;[.F11]/[.$B11])" office:value-type="percentage" office:value="0" calcext:value-type="percentage">
            <text:p>0%</text:p>
          </table:table-cell>
          <table:table-cell table:style-name="ce8" table:formula="of:=IF([.$A11]=&quot;&quot;; ;[.G11]/[.$B11])" office:value-type="percentage" office:value="0" calcext:value-type="percentage">
            <text:p>0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6"/>
          <table:table-cell table:style-name="ce6" table:formula="of:=IF([.$A12]=&quot;&quot;; ;[.C12]/[.$B12])" office:value-type="percentage" office:value="0" calcext:value-type="percentage">
            <text:p>0%</text:p>
          </table:table-cell>
          <table:table-cell table:style-name="ce6" table:formula="of:=IF([.$A12]=&quot;&quot;; ;[.D12]/[.$B12])" office:value-type="percentage" office:value="0" calcext:value-type="percentage">
            <text:p>0%</text:p>
          </table:table-cell>
          <table:table-cell table:style-name="ce6" table:formula="of:=IF([.$A12]=&quot;&quot;; ;[.E12]/[.$B12])" office:value-type="percentage" office:value="0" calcext:value-type="percentage">
            <text:p>0%</text:p>
          </table:table-cell>
          <table:table-cell table:style-name="ce6" table:formula="of:=IF([.$A12]=&quot;&quot;; ;[.F12]/[.$B12])" office:value-type="percentage" office:value="0" calcext:value-type="percentage">
            <text:p>0%</text:p>
          </table:table-cell>
          <table:table-cell table:style-name="ce8" table:formula="of:=IF([.$A12]=&quot;&quot;; ;[.G12]/[.$B12])" office:value-type="percentage" office:value="0" calcext:value-type="percentage">
            <text:p>0%</text:p>
          </table:table-cell>
          <table:table-cell table:style-name="ce9"/>
          <table:table-cell table:number-columns-repeated="1011"/>
        </table:table-row>
        <table:table-row table:style-name="ro1">
          <table:table-cell table:style-name="ce1"/>
          <table:table-cell table:style-name="ce4" table:number-columns-repeated="6"/>
          <table:table-cell table:style-name="ce6" table:formula="of:=IF([.$A13]=&quot;&quot;; ;[.C13]/[.$B13])" office:value-type="percentage" office:value="0" calcext:value-type="percentage">
            <text:p>0%</text:p>
          </table:table-cell>
          <table:table-cell table:style-name="ce6" table:formula="of:=IF([.$A13]=&quot;&quot;; ;[.D13]/[.$B13])" office:value-type="percentage" office:value="0" calcext:value-type="percentage">
            <text:p>0%</text:p>
          </table:table-cell>
          <table:table-cell table:style-name="ce6" table:formula="of:=IF([.$A13]=&quot;&quot;; ;[.E13]/[.$B13])" office:value-type="percentage" office:value="0" calcext:value-type="percentage">
            <text:p>0%</text:p>
          </table:table-cell>
          <table:table-cell table:style-name="ce6" table:formula="of:=IF([.$A13]=&quot;&quot;; ;[.F13]/[.$B13])" office:value-type="percentage" office:value="0" calcext:value-type="percentage">
            <text:p>0%</text:p>
          </table:table-cell>
          <table:table-cell table:style-name="ce8" table:formula="of:=IF([.$A13]=&quot;&quot;; ;[.G13]/[.$B13])" office:value-type="percentage" office:value="0" calcext:value-type="percentage">
            <text:p>0%</text:p>
          </table:table-cell>
          <table:table-cell table:style-name="ce9"/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Recap.L1:Recap.L13">
            <calcext:condition calcext:apply-style-name="ConditionalStyle_1" calcext:value="&gt;=&quot;90%&quot;" calcext:base-cell-address="Recap.L1"/>
          </calcext:conditional-format>
          <calcext:conditional-format calcext:target-range-address="Recap.L1:Recap.L13">
            <calcext:condition calcext:apply-style-name="ConditionalStyle_2" calcext:value="&gt;=&quot;75%&quot;" calcext:base-cell-address="Recap.L1"/>
          </calcext:conditional-format>
          <calcext:conditional-format calcext:target-range-address="Recap.L1:Recap.L13">
            <calcext:condition calcext:apply-style-name="ConditionalStyle_3" calcext:value="&gt;=&quot;50%&quot;" calcext:base-cell-address="Recap.L1"/>
          </calcext:conditional-format>
          <calcext:conditional-format calcext:target-range-address="Recap.L1:Recap.L13">
            <calcext:condition calcext:apply-style-name="ConditionalStyle_4" calcext:value="&gt;=&quot;25%&quot;" calcext:base-cell-address="Recap.L1"/>
          </calcext:conditional-format>
          <calcext:conditional-format calcext:target-range-address="Recap.L1:Recap.L13">
            <calcext:condition calcext:apply-style-name="ConditionalStyle_5" calcext:value="&gt;=&quot;0%&quot;" calcext:base-cell-address="Recap.L1"/>
          </calcext:conditional-format>
        </calcext:conditional-formats>
      </table:table>
      <table:table table:name="Evolution" table:style-name="ta2">
        <table:table-column table:style-name="co1" table:number-columns-repeated="2" table:default-cell-style-name="Default"/>
        <table:table-column table:style-name="co9" table:number-columns-repeated="7" table:default-cell-style-name="Default"/>
        <table:table-column table:style-name="co1" table:number-columns-repeated="1015" table:default-cell-style-name="Default"/>
        <table:table-row table:style-name="ro1">
          <table:table-cell table:style-name="ce10" office:value-type="string" calcext:value-type="string">
            <text:p>Date</text:p>
          </table:table-cell>
          <table:table-cell table:style-name="ce12"/>
          <table:table-cell table:style-name="ce3" office:value-type="string" calcext:value-type="string">
            <text:p>A faire 0</text:p>
          </table:table-cell>
          <table:table-cell table:style-name="ce3" office:value-type="string" calcext:value-type="string">
            <text:p>Terminer 0</text:p>
          </table:table-cell>
          <table:table-cell table:style-name="ce9" office:value-type="string" calcext:value-type="string">
            <text:p>A faire</text:p>
          </table:table-cell>
          <table:table-cell table:style-name="ce9" office:value-type="string" calcext:value-type="string">
            <text:p>En cours</text:p>
          </table:table-cell>
          <table:table-cell table:style-name="ce9" office:value-type="string" calcext:value-type="string">
            <text:p>A refaire</text:p>
          </table:table-cell>
          <table:table-cell table:style-name="ce9" office:value-type="string" calcext:value-type="string">
            <text:p>A finir</text:p>
          </table:table-cell>
          <table:table-cell table:style-name="ce9" office:value-type="string" calcext:value-type="string">
            <text:p>Terminer</text:p>
          </table:table-cell>
          <table:table-cell table:number-columns-repeated="1015"/>
        </table:table-row>
        <table:table-row table:style-name="ro1">
          <table:table-cell table:style-name="ce11" table:formula="of:=TODAY()" office:value-type="date" office:date-value="2024-09-19" calcext:value-type="date" table:number-columns-spanned="1" table:number-rows-spanned="4">
            <text:p>19 September </text:p>
          </table:table-cell>
          <table:table-cell table:style-name="ce13" office:value-type="string" calcext:value-type="string">
            <text:p>Maping</text:p>
          </table:table-cell>
          <table:table-cell table:style-name="ce15" table:formula="of:=ifs( [.E2] &gt; [.C6]; &quot;Oui&quot;; [.E2] &lt; [.C6]; &quot;Non&quot;;  [.E2] = [.C6]; &quot;Equal&quot;)" office:value-type="string" office:string-value="" calcext:value-type="error">
            <text:p>#NAME?</text:p>
          </table:table-cell>
          <table:table-cell table:style-name="ce15" table:formula="of:=ifs( [.I2] &lt; [.D6]; &quot;Oui&quot;; [.I2] &gt; [.D6]; &quot;Non&quot;;  [.I2]= [.D6]; &quot;Equal&quot;)" office:value-type="string" office:string-value="" calcext:value-type="error">
            <text:p>#NAME?</text:p>
          </table:table-cell>
          <table:table-cell table:style-name="ce19" table:formula="of:=[$Recap.H2]" office:value-type="percentage" office:value="0.05521472393" calcext:value-type="percentage">
            <text:p>5.52%</text:p>
          </table:table-cell>
          <table:table-cell table:style-name="ce15" table:formula="of:=[$Recap.I2]" office:value-type="percentage" office:value="0" calcext:value-type="percentage">
            <text:p>0.00%</text:p>
          </table:table-cell>
          <table:table-cell table:style-name="ce15" table:formula="of:=[$Recap.J2]" office:value-type="percentage" office:value="0" calcext:value-type="percentage">
            <text:p>0.00%</text:p>
          </table:table-cell>
          <table:table-cell table:style-name="ce15" table:formula="of:=[$Recap.K2]" office:value-type="percentage" office:value="0.0245398773" calcext:value-type="percentage">
            <text:p>2.45%</text:p>
          </table:table-cell>
          <table:table-cell table:style-name="ce23" table:formula="of:=[$Recap.L2]" office:value-type="percentage" office:value="0.9447852761" calcext:value-type="percentage">
            <text:p>94.48%</text:p>
          </table:table-cell>
          <table:table-cell table:number-columns-repeated="1015"/>
        </table:table-row>
        <table:table-row table:style-name="ro1">
          <table:covered-table-cell/>
          <table:table-cell table:style-name="ce13" office:value-type="string" calcext:value-type="string">
            <text:p>Ecriture base</text:p>
          </table:table-cell>
          <table:table-cell table:style-name="ce16" table:formula="of:=ifs( [.E3] &gt; [.C7]; &quot;Oui&quot;; [.E3] &lt; [.C7]; &quot;Non&quot;;  [.E3] = [.C7]; &quot;Equal&quot;)" office:value-type="string" office:string-value="" calcext:value-type="error">
            <text:p>#NAME?</text:p>
          </table:table-cell>
          <table:table-cell table:style-name="ce16" table:formula="of:=ifs( [.I3] &lt; [.D7]; &quot;Oui&quot;; [.I3] &gt; [.D7]; &quot;Non&quot;;  [.I3]= [.D7]; &quot;Equal&quot;)" office:value-type="string" office:string-value="" calcext:value-type="error">
            <text:p>#NAME?</text:p>
          </table:table-cell>
          <table:table-cell table:style-name="ce20" table:formula="of:=[$Recap.H3]" office:value-type="percentage" office:value="0" calcext:value-type="percentage">
            <text:p>0.00%</text:p>
          </table:table-cell>
          <table:table-cell table:style-name="ce16" table:formula="of:=[$Recap.I3]" office:value-type="percentage" office:value="0" calcext:value-type="percentage">
            <text:p>0.00%</text:p>
          </table:table-cell>
          <table:table-cell table:style-name="ce16" table:formula="of:=[$Recap.J3]" office:value-type="percentage" office:value="0" calcext:value-type="percentage">
            <text:p>0.00%</text:p>
          </table:table-cell>
          <table:table-cell table:style-name="ce16" table:formula="of:=[$Recap.K3]" office:value-type="percentage" office:value="0" calcext:value-type="percentage">
            <text:p>0.00%</text:p>
          </table:table-cell>
          <table:table-cell table:style-name="ce24" table:formula="of:=[$Recap.L3]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covered-table-cell/>
          <table:table-cell table:style-name="ce13" office:value-type="string" calcext:value-type="string">
            <text:p>Ecriture</text:p>
          </table:table-cell>
          <table:table-cell table:style-name="ce15" table:formula="of:=ifs( [.E4] &gt; [.C8]; &quot;Oui&quot;; [.E4] &lt; [.C8]; &quot;Non&quot;;  [.E4] = [.C8]; &quot;Equal&quot;)" office:value-type="string" office:string-value="" calcext:value-type="error">
            <text:p>#NAME?</text:p>
          </table:table-cell>
          <table:table-cell table:style-name="ce15" table:formula="of:=ifs( [.I4] &lt; [.D8]; &quot;Oui&quot;; [.I4] &gt; [.D8]; &quot;Non&quot;;  [.I4] = [.D8]; &quot;Equal&quot;)" office:value-type="string" office:string-value="" calcext:value-type="error">
            <text:p>#NAME?</text:p>
          </table:table-cell>
          <table:table-cell table:style-name="ce19" table:formula="of:=[$Recap.H4]" office:value-type="percentage" office:value="0.4536082474" calcext:value-type="percentage">
            <text:p>45.36%</text:p>
          </table:table-cell>
          <table:table-cell table:style-name="ce15" table:formula="of:=[$Recap.I4]" office:value-type="percentage" office:value="0.01030927835" calcext:value-type="percentage">
            <text:p>1.03%</text:p>
          </table:table-cell>
          <table:table-cell table:style-name="ce15" table:formula="of:=[$Recap.J4]" office:value-type="percentage" office:value="0" calcext:value-type="percentage">
            <text:p>0.00%</text:p>
          </table:table-cell>
          <table:table-cell table:style-name="ce15" table:formula="of:=[$Recap.K4]" office:value-type="percentage" office:value="0.06701030928" calcext:value-type="percentage">
            <text:p>6.70%</text:p>
          </table:table-cell>
          <table:table-cell table:style-name="ce23" table:formula="of:=[$Recap.L4]" office:value-type="percentage" office:value="0.4690721649" calcext:value-type="percentage">
            <text:p>46.91%</text:p>
          </table:table-cell>
          <table:table-cell table:number-columns-repeated="1015"/>
        </table:table-row>
        <table:table-row table:style-name="ro1">
          <table:covered-table-cell/>
          <table:table-cell table:style-name="ce13" office:value-type="string" calcext:value-type="string">
            <text:p>InGame</text:p>
          </table:table-cell>
          <table:table-cell table:style-name="ce16" table:formula="of:=ifs( [.E5] &gt; [.C9]; &quot;Oui&quot;; [.E5] &lt; [.C9]; &quot;Non&quot;;  [.E5] = [.C9]; &quot;Equal&quot;)" office:value-type="string" office:string-value="" calcext:value-type="error">
            <text:p>#NAME?</text:p>
          </table:table-cell>
          <table:table-cell table:style-name="ce16" table:formula="of:=ifs( [.I5] &lt; [.D9]; &quot;Oui&quot;; [.I5] &gt; [.D9]; &quot;Non&quot;;  [.I5]= [.D9]; &quot;Equal&quot;)" office:value-type="string" office:string-value="" calcext:value-type="error">
            <text:p>#NAME?</text:p>
          </table:table-cell>
          <table:table-cell table:style-name="ce20" table:formula="of:=[$Recap.H5]" office:value-type="percentage" office:value="0.9735449735" calcext:value-type="percentage">
            <text:p>97.35%</text:p>
          </table:table-cell>
          <table:table-cell table:style-name="ce16" table:formula="of:=[$Recap.I5]" office:value-type="percentage" office:value="0.005291005291" calcext:value-type="percentage">
            <text:p>0.53%</text:p>
          </table:table-cell>
          <table:table-cell table:style-name="ce16" table:formula="of:=[$Recap.J5]" office:value-type="percentage" office:value="0" calcext:value-type="percentage">
            <text:p>0.00%</text:p>
          </table:table-cell>
          <table:table-cell table:style-name="ce16" table:formula="of:=[$Recap.K5]" office:value-type="percentage" office:value="0" calcext:value-type="percentage">
            <text:p>0.00%</text:p>
          </table:table-cell>
          <table:table-cell table:style-name="ce24" table:formula="of:=[$Recap.L5]" office:value-type="percentage" office:value="0.02116402116" calcext:value-type="percentage">
            <text:p>2.12%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24-02-17" calcext:value-type="date" table:number-columns-spanned="1" table:number-rows-spanned="4">
            <text:p>17 February </text:p>
          </table:table-cell>
          <table:table-cell table:style-name="ce12" office:value-type="string" calcext:value-type="string">
            <text:p>Maping</text:p>
          </table:table-cell>
          <table:table-cell table:style-name="ce15" table:formula="of:=MIN([.E6];[.E10];[.E14];[.E18];[.E22];[.E26];[.E30];[.E34];[.E38];[.E42];[.E46];[.E50])" office:value-type="percentage" office:value="0.0307" calcext:value-type="percentage">
            <text:p>3.07%</text:p>
          </table:table-cell>
          <table:table-cell table:style-name="ce15" table:formula="of:=MAX([.I6];[.I10];[.I14];[.I18];[.I22];[.I26];[.I30];[.I34];[.I38];[.I42];[.I46];[.I50])" office:value-type="percentage" office:value="0.9448" calcext:value-type="percentage">
            <text:p>94.48%</text:p>
          </table:table-cell>
          <table:table-cell table:style-name="ce19" office:value-type="percentage" office:value="0.1518" calcext:value-type="percentage">
            <text:p>15.18%</text:p>
          </table:table-cell>
          <table:table-cell table:style-name="ce15" office:value-type="percentage" office:value="0.0179" calcext:value-type="percentage">
            <text:p>1.79%</text:p>
          </table:table-cell>
          <table:table-cell table:style-name="ce15" office:value-type="percentage" office:value="0.0089" calcext:value-type="percentage">
            <text:p>0.89%</text:p>
          </table:table-cell>
          <table:table-cell table:style-name="ce15" office:value-type="percentage" office:value="0.0357" calcext:value-type="percentage">
            <text:p>3.57%</text:p>
          </table:table-cell>
          <table:table-cell table:style-name="ce23" office:value-type="percentage" office:value="0.8462" calcext:value-type="percentage">
            <text:p>84.62%</text:p>
          </table:table-cell>
          <table:table-cell table:number-columns-repeated="1015"/>
        </table:table-row>
        <table:table-row table:style-name="ro1">
          <table:covered-table-cell/>
          <table:table-cell table:style-name="ce12" office:value-type="string" calcext:value-type="string">
            <text:p>Ecriture base</text:p>
          </table:table-cell>
          <table:table-cell table:style-name="ce17" table:formula="of:=MIN([.E7];[.E11];[.E15];[.E19];[.E23];[.E27];[.E31];[.E35];[.E39];[.E43];[.E47];[.E51])" office:value-type="percentage" office:value="0" calcext:value-type="percentage">
            <text:p>0.00%</text:p>
          </table:table-cell>
          <table:table-cell table:style-name="ce17" table:formula="of:=MAX([.I7];[.I11];[.I15];[.I19];[.I23];[.I27];[.I31];[.I35];[.I39];[.I43];[.I47];[.I51])" office:value-type="percentage" office:value="1" calcext:value-type="percentage">
            <text:p>100.00%</text:p>
          </table:table-cell>
          <table:table-cell table:style-name="ce21"/>
          <table:table-cell table:style-name="ce17" table:number-columns-repeated="3"/>
          <table:table-cell table:style-name="ce25"/>
          <table:table-cell table:number-columns-repeated="1015"/>
        </table:table-row>
        <table:table-row table:style-name="ro1">
          <table:covered-table-cell/>
          <table:table-cell table:style-name="ce12" office:value-type="string" calcext:value-type="string">
            <text:p>Ecriture</text:p>
          </table:table-cell>
          <table:table-cell table:style-name="ce15" table:formula="of:=MIN([.E8];[.E12];[.E16];[.E20];[.E24];[.E28];[.E32];[.E36];[.E40];[.E44];[.E48];[.E52])" office:value-type="percentage" office:value="0.4536" calcext:value-type="percentage">
            <text:p>45.36%</text:p>
          </table:table-cell>
          <table:table-cell table:style-name="ce15" table:formula="of:=MAX([.I8];[.I12];[.I16];[.I20];[.I24];[.I28];[.I32];[.I36];[.I40];[.I44];[.I48];[.I52])" office:value-type="percentage" office:value="0.4691" calcext:value-type="percentage">
            <text:p>46.91%</text:p>
          </table:table-cell>
          <table:table-cell table:style-name="ce19" office:value-type="percentage" office:value="0.7525" calcext:value-type="percentage">
            <text:p>75.25%</text:p>
          </table:table-cell>
          <table:table-cell table:style-name="ce15" office:value-type="percentage" office:value="0.0051" calcext:value-type="percentage">
            <text:p>0.51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505" calcext:value-type="percentage">
            <text:p>5.05%</text:p>
          </table:table-cell>
          <table:table-cell table:style-name="ce23" office:value-type="percentage" office:value="0.2346" calcext:value-type="percentage">
            <text:p>23.46%</text:p>
          </table:table-cell>
          <table:table-cell table:number-columns-repeated="1015"/>
        </table:table-row>
        <table:table-row table:style-name="ro1">
          <table:covered-table-cell/>
          <table:table-cell table:style-name="ce14" office:value-type="string" calcext:value-type="string">
            <text:p>InGame</text:p>
          </table:table-cell>
          <table:table-cell table:style-name="ce18" table:formula="of:=MIN([.E9];[.E13];[.E17];[.E21];[.E25];[.E29];[.E33];[.E37];[.E41];[.E45];[.E49];[.E53])" office:value-type="percentage" office:value="0.97" calcext:value-type="percentage">
            <text:p>97.00%</text:p>
          </table:table-cell>
          <table:table-cell table:style-name="ce18" table:formula="of:=MAX([.I9];[.I13];[.I17];[.I21];[.I25];[.I29];[.I33];[.I37];[.I41];[.I45];[.I49];[.I53])" office:value-type="percentage" office:value="0.0212" calcext:value-type="percentage">
            <text:p>2.12%</text:p>
          </table:table-cell>
          <table:table-cell table:style-name="ce22" office:value-type="percentage" office:value="0.9907" calcext:value-type="percentage">
            <text:p>99.07%</text:p>
          </table:table-cell>
          <table:table-cell table:style-name="ce18" office:value-type="percentage" office:value="0.0046" calcext:value-type="percentage">
            <text:p>0.46%</text:p>
          </table:table-cell>
          <table:table-cell table:number-columns-repeated="2" table:style-name="ce18" office:value-type="percentage" office:value="0" calcext:value-type="percentage">
            <text:p>0.00%</text:p>
          </table:table-cell>
          <table:table-cell table:style-name="ce26" office:value-type="percentage" office:value="0.0051" calcext:value-type="percentage">
            <text:p>0.51%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24-02-18" calcext:value-type="date" table:number-columns-spanned="1" table:number-rows-spanned="4">
            <text:p>18 February </text:p>
          </table:table-cell>
          <table:table-cell table:style-name="ce12" table:formula="of:=[.B6]" office:value-type="string" office:string-value="Maping" calcext:value-type="string">
            <text:p>Maping</text:p>
          </table:table-cell>
          <table:table-cell table:style-name="ce15" table:formula="of:=ifs( [.E6] &gt; [.E10]; &quot;Oui&quot;; [.E6] &lt; [.E10]; &quot;Non&quot;;  [.E6] = [.E10]; &quot;Equal&quot;)" office:value-type="string" office:string-value="" calcext:value-type="error">
            <text:p>#NAME?</text:p>
          </table:table-cell>
          <table:table-cell table:style-name="ce15" table:formula="of:=ifs( [.I6] &lt; [.I10]; &quot;Oui&quot;; [.I6] &gt; [.I10]; &quot;Non&quot;;  [.I6] = [.I10]; &quot;Equal&quot;)" office:value-type="string" office:string-value="" calcext:value-type="error">
            <text:p>#NAME?</text:p>
          </table:table-cell>
          <table:table-cell table:style-name="ce19" office:value-type="percentage" office:value="0.1532" calcext:value-type="percentage">
            <text:p>15.32%</text:p>
          </table:table-cell>
          <table:table-cell table:style-name="ce15" office:value-type="percentage" office:value="0.018" calcext:value-type="percentage">
            <text:p>1.80%</text:p>
          </table:table-cell>
          <table:table-cell table:style-name="ce15" office:value-type="percentage" office:value="0.009" calcext:value-type="percentage">
            <text:p>0.90%</text:p>
          </table:table-cell>
          <table:table-cell table:style-name="ce15" office:value-type="percentage" office:value="0.036" calcext:value-type="percentage">
            <text:p>3.60%</text:p>
          </table:table-cell>
          <table:table-cell table:style-name="ce23" office:value-type="percentage" office:value="0.7838" calcext:value-type="percentage">
            <text:p>78.38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7]" office:value-type="string" office:string-value="Ecriture base" calcext:value-type="string">
            <text:p>Ecriture base</text:p>
          </table:table-cell>
          <table:table-cell table:style-name="ce17" table:formula="of:=ifs( [.E7] &gt; [.E11]; &quot;Oui&quot;; [.E7] &lt; [.E11]; &quot;Non&quot;;  [.E7] = [.E11]; &quot;Equal&quot;)" office:value-type="string" office:string-value="" calcext:value-type="error">
            <text:p>#NAME?</text:p>
          </table:table-cell>
          <table:table-cell table:style-name="ce17" table:formula="of:=ifs( [.I7] &lt; [.I11]; &quot;Oui&quot;; [.I7] &gt; [.I11]; &quot;Non&quot;;  [.I7] = [.I11]; &quot;Equal&quot;)" office:value-type="string" office:string-value="" calcext:value-type="error">
            <text:p>#NAME?</text:p>
          </table:table-cell>
          <table:table-cell table:style-name="ce21" office:value-type="percentage" office:value="0.3676" calcext:value-type="percentage">
            <text:p>36.76%</text:p>
          </table:table-cell>
          <table:table-cell table:number-columns-repeated="2" table:style-name="ce17" office:value-type="percentage" office:value="0" calcext:value-type="percentage">
            <text:p>0.00%</text:p>
          </table:table-cell>
          <table:table-cell table:style-name="ce17" office:value-type="percentage" office:value="0.0441" calcext:value-type="percentage">
            <text:p>4.41%</text:p>
          </table:table-cell>
          <table:table-cell table:style-name="ce25" office:value-type="percentage" office:value="0.5882" calcext:value-type="percentage">
            <text:p>58.82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8]" office:value-type="string" office:string-value="Ecriture" calcext:value-type="string">
            <text:p>Ecriture</text:p>
          </table:table-cell>
          <table:table-cell table:style-name="ce15" table:formula="of:=ifs( [.E8] &gt; [.E12]; &quot;Oui&quot;; [.E8] &lt; [.E12]; &quot;Non&quot;;  [.E8] = [.E12]; &quot;Equal&quot;)" office:value-type="string" office:string-value="" calcext:value-type="error">
            <text:p>#NAME?</text:p>
          </table:table-cell>
          <table:table-cell table:style-name="ce15" table:formula="of:=ifs( [.I8] &lt; [.I12]; &quot;Oui&quot;; [.I8] &gt; [.I12]; &quot;Non&quot;;  [.I8] = [.I12]; &quot;Equal&quot;)" office:value-type="string" office:string-value="" calcext:value-type="error">
            <text:p>#NAME?</text:p>
          </table:table-cell>
          <table:table-cell table:style-name="ce19" office:value-type="percentage" office:value="0.7374" calcext:value-type="percentage">
            <text:p>73.74%</text:p>
          </table:table-cell>
          <table:table-cell table:style-name="ce15" office:value-type="percentage" office:value="0.0051" calcext:value-type="percentage">
            <text:p>0.51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505" calcext:value-type="percentage">
            <text:p>5.05%</text:p>
          </table:table-cell>
          <table:table-cell table:style-name="ce23" office:value-type="percentage" office:value="0.2071" calcext:value-type="percentage">
            <text:p>20.71%</text:p>
          </table:table-cell>
          <table:table-cell table:number-columns-repeated="1015"/>
        </table:table-row>
        <table:table-row table:style-name="ro1">
          <table:covered-table-cell/>
          <table:table-cell table:style-name="ce14" table:formula="of:=[.B9]" office:value-type="string" office:string-value="InGame" calcext:value-type="string">
            <text:p>InGame</text:p>
          </table:table-cell>
          <table:table-cell table:style-name="ce18" table:formula="of:=ifs( [.E9] &gt; [.E13]; &quot;Oui&quot;; [.E9] &lt; [.E13]; &quot;Non&quot;;  [.E9] = [.E13]; &quot;Equal&quot;)" office:value-type="string" office:string-value="" calcext:value-type="error">
            <text:p>#NAME?</text:p>
          </table:table-cell>
          <table:table-cell table:style-name="ce18" table:formula="of:=ifs( [.I9] &lt; [.I13]; &quot;Oui&quot;; [.I9] &gt; [.I13]; &quot;Non&quot;;  [.I9] = [.I13]; &quot;Equal&quot;)" office:value-type="string" office:string-value="" calcext:value-type="error">
            <text:p>#NAME?</text:p>
          </table:table-cell>
          <table:table-cell table:style-name="ce22" office:value-type="percentage" office:value="0.9907" calcext:value-type="percentage">
            <text:p>99.07%</text:p>
          </table:table-cell>
          <table:table-cell table:style-name="ce18" office:value-type="percentage" office:value="0.0046" calcext:value-type="percentage">
            <text:p>0.46%</text:p>
          </table:table-cell>
          <table:table-cell table:number-columns-repeated="2" table:style-name="ce18" office:value-type="percentage" office:value="0" calcext:value-type="percentage">
            <text:p>0.00%</text:p>
          </table:table-cell>
          <table:table-cell table:style-name="ce26" office:value-type="percentage" office:value="0.0046" calcext:value-type="percentage">
            <text:p>0.46%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24-02-20" calcext:value-type="date" table:number-columns-spanned="1" table:number-rows-spanned="4">
            <text:p>20 February </text:p>
          </table:table-cell>
          <table:table-cell table:style-name="ce12" table:formula="of:=[.B10]" office:value-type="string" office:string-value="Maping" calcext:value-type="string">
            <text:p>Maping</text:p>
          </table:table-cell>
          <table:table-cell table:style-name="ce15" table:formula="of:=ifs( [.E10] &gt; [.E14]; &quot;Oui&quot;; [.E10] &lt; [.E14]; &quot;Non&quot;;  [.E10] = [.E14]; &quot;Equal&quot;)" office:value-type="string" office:string-value="" calcext:value-type="error">
            <text:p>#NAME?</text:p>
          </table:table-cell>
          <table:table-cell table:style-name="ce15" table:formula="of:=ifs( [.I10] &lt; [.I14]; &quot;Oui&quot;; [.I10] &gt; [.I14]; &quot;Non&quot;;  [.I10] = [.I14]; &quot;Equal&quot;)" office:value-type="string" office:string-value="" calcext:value-type="error">
            <text:p>#NAME?</text:p>
          </table:table-cell>
          <table:table-cell table:style-name="ce19" office:value-type="percentage" office:value="0.1582" calcext:value-type="percentage">
            <text:p>15.82%</text:p>
          </table:table-cell>
          <table:table-cell table:style-name="ce15" office:value-type="percentage" office:value="0.0127" calcext:value-type="percentage">
            <text:p>1.27%</text:p>
          </table:table-cell>
          <table:table-cell table:style-name="ce15" office:value-type="percentage" office:value="0.0063" calcext:value-type="percentage">
            <text:p>0.63%</text:p>
          </table:table-cell>
          <table:table-cell table:style-name="ce15" office:value-type="percentage" office:value="0.0316" calcext:value-type="percentage">
            <text:p>3.16%</text:p>
          </table:table-cell>
          <table:table-cell table:style-name="ce23" office:value-type="percentage" office:value="0.7911" calcext:value-type="percentage">
            <text:p>79.11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11]" office:value-type="string" office:string-value="Ecriture base" calcext:value-type="string">
            <text:p>Ecriture base</text:p>
          </table:table-cell>
          <table:table-cell table:style-name="ce17" table:formula="of:=ifs( [.E11] &gt; [.E15]; &quot;Oui&quot;; [.E11] &lt; [.E15]; &quot;Non&quot;;  [.E11] = [.E15]; &quot;Equal&quot;)" office:value-type="string" office:string-value="" calcext:value-type="error">
            <text:p>#NAME?</text:p>
          </table:table-cell>
          <table:table-cell table:style-name="ce17" table:formula="of:=ifs( [.I11] &lt; [.I15]; &quot;Oui&quot;; [.I11] &gt; [.I15]; &quot;Non&quot;;  [.I11] = [.I15]; &quot;Equal&quot;)" office:value-type="string" office:string-value="" calcext:value-type="error">
            <text:p>#NAME?</text:p>
          </table:table-cell>
          <table:table-cell table:style-name="ce21" office:value-type="percentage" office:value="0.3676" calcext:value-type="percentage">
            <text:p>36.76%</text:p>
          </table:table-cell>
          <table:table-cell table:number-columns-repeated="2" table:style-name="ce17" office:value-type="percentage" office:value="0" calcext:value-type="percentage">
            <text:p>0.00%</text:p>
          </table:table-cell>
          <table:table-cell table:style-name="ce17" office:value-type="percentage" office:value="0.0441" calcext:value-type="percentage">
            <text:p>4.41%</text:p>
          </table:table-cell>
          <table:table-cell table:style-name="ce25" office:value-type="percentage" office:value="0.5882" calcext:value-type="percentage">
            <text:p>58.82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12]" office:value-type="string" office:string-value="Ecriture" calcext:value-type="string">
            <text:p>Ecriture</text:p>
          </table:table-cell>
          <table:table-cell table:style-name="ce15" table:formula="of:=ifs( [.E12] &gt; [.E16]; &quot;Oui&quot;; [.E12] &lt; [.E16]; &quot;Non&quot;;  [.E12] = [.E16]; &quot;Equal&quot;)" office:value-type="string" office:string-value="" calcext:value-type="error">
            <text:p>#NAME?</text:p>
          </table:table-cell>
          <table:table-cell table:style-name="ce15" table:formula="of:=ifs( [.I12] &lt; [.I16]; &quot;Oui&quot;; [.I12] &gt; [.I16]; &quot;Non&quot;;  [.I12] = [.I16]; &quot;Equal&quot;)" office:value-type="string" office:string-value="" calcext:value-type="error">
            <text:p>#NAME?</text:p>
          </table:table-cell>
          <table:table-cell table:style-name="ce19" office:value-type="percentage" office:value="0.7374" calcext:value-type="percentage">
            <text:p>73.74%</text:p>
          </table:table-cell>
          <table:table-cell table:style-name="ce15" office:value-type="percentage" office:value="0.0051" calcext:value-type="percentage">
            <text:p>0.51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505" calcext:value-type="percentage">
            <text:p>5.05%</text:p>
          </table:table-cell>
          <table:table-cell table:style-name="ce23" office:value-type="percentage" office:value="0.2071" calcext:value-type="percentage">
            <text:p>20.71%</text:p>
          </table:table-cell>
          <table:table-cell table:number-columns-repeated="1015"/>
        </table:table-row>
        <table:table-row table:style-name="ro1">
          <table:covered-table-cell/>
          <table:table-cell table:style-name="ce14" table:formula="of:=[.B13]" office:value-type="string" office:string-value="InGame" calcext:value-type="string">
            <text:p>InGame</text:p>
          </table:table-cell>
          <table:table-cell table:style-name="ce18" table:formula="of:=ifs( [.E13] &gt; [.E17]; &quot;Oui&quot;; [.E13] &lt; [.E17]; &quot;Non&quot;;  [.E13] = [.E17]; &quot;Equal&quot;)" office:value-type="string" office:string-value="" calcext:value-type="error">
            <text:p>#NAME?</text:p>
          </table:table-cell>
          <table:table-cell table:style-name="ce18" table:formula="of:=ifs( [.I13] &lt; [.I17]; &quot;Oui&quot;; [.I13] &gt; [.I17]; &quot;Non&quot;;  [.I13] = [.I17]; &quot;Equal&quot;)" office:value-type="string" office:string-value="" calcext:value-type="error">
            <text:p>#NAME?</text:p>
          </table:table-cell>
          <table:table-cell table:style-name="ce22" office:value-type="percentage" office:value="0.9907" calcext:value-type="percentage">
            <text:p>99.07%</text:p>
          </table:table-cell>
          <table:table-cell table:style-name="ce18" office:value-type="percentage" office:value="0.0046" calcext:value-type="percentage">
            <text:p>0.46%</text:p>
          </table:table-cell>
          <table:table-cell table:number-columns-repeated="2" table:style-name="ce18" office:value-type="percentage" office:value="0" calcext:value-type="percentage">
            <text:p>0.00%</text:p>
          </table:table-cell>
          <table:table-cell table:style-name="ce26" office:value-type="percentage" office:value="0.0046" calcext:value-type="percentage">
            <text:p>0.46%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24-02-21" calcext:value-type="date" table:number-columns-spanned="1" table:number-rows-spanned="4">
            <text:p>21 February </text:p>
          </table:table-cell>
          <table:table-cell table:style-name="ce12" table:formula="of:=[.B14]" office:value-type="string" office:string-value="Maping" calcext:value-type="string">
            <text:p>Maping</text:p>
          </table:table-cell>
          <table:table-cell table:style-name="ce15" table:formula="of:=ifs( [.E14] &gt; [.E18]; &quot;Oui&quot;; [.E14] &lt; [.E18]; &quot;Non&quot;;  [.E14] = [.E18]; &quot;Equal&quot;)" office:value-type="string" office:string-value="" calcext:value-type="error">
            <text:p>#NAME?</text:p>
          </table:table-cell>
          <table:table-cell table:style-name="ce15" table:formula="of:=ifs( [.I14] &lt; [.I18]; &quot;Oui&quot;; [.I14] &gt; [.I18]; &quot;Non&quot;;  [.I14] = [.I18]; &quot;Equal&quot;)" office:value-type="string" office:string-value="" calcext:value-type="error">
            <text:p>#NAME?</text:p>
          </table:table-cell>
          <table:table-cell table:style-name="ce19" office:value-type="percentage" office:value="0.0368" calcext:value-type="percentage">
            <text:p>3.68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061" calcext:value-type="percentage">
            <text:p>0.61%</text:p>
          </table:table-cell>
          <table:table-cell table:style-name="ce15" office:value-type="percentage" office:value="0.0245" calcext:value-type="percentage">
            <text:p>2.45%</text:p>
          </table:table-cell>
          <table:table-cell table:style-name="ce23" office:value-type="percentage" office:value="0.9325" calcext:value-type="percentage">
            <text:p>93.25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15]" office:value-type="string" office:string-value="Ecriture base" calcext:value-type="string">
            <text:p>Ecriture base</text:p>
          </table:table-cell>
          <table:table-cell table:style-name="ce17" table:formula="of:=ifs( [.E15] &gt; [.E19]; &quot;Oui&quot;; [.E15] &lt; [.E19]; &quot;Non&quot;;  [.E15] = [.E19]; &quot;Equal&quot;)" office:value-type="string" office:string-value="" calcext:value-type="error">
            <text:p>#NAME?</text:p>
          </table:table-cell>
          <table:table-cell table:style-name="ce17" table:formula="of:=ifs( [.I15] &lt; [.I19]; &quot;Oui&quot;; [.I15] &gt; [.I19]; &quot;Non&quot;;  [.I15] = [.I19]; &quot;Equal&quot;)" office:value-type="string" office:string-value="" calcext:value-type="error">
            <text:p>#NAME?</text:p>
          </table:table-cell>
          <table:table-cell table:style-name="ce21" office:value-type="percentage" office:value="0.3676" calcext:value-type="percentage">
            <text:p>36.76%</text:p>
          </table:table-cell>
          <table:table-cell table:number-columns-repeated="2" table:style-name="ce17" office:value-type="percentage" office:value="0" calcext:value-type="percentage">
            <text:p>0.00%</text:p>
          </table:table-cell>
          <table:table-cell table:style-name="ce17" office:value-type="percentage" office:value="0.0441" calcext:value-type="percentage">
            <text:p>4.41%</text:p>
          </table:table-cell>
          <table:table-cell table:style-name="ce25" office:value-type="percentage" office:value="0.5882" calcext:value-type="percentage">
            <text:p>58.82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16]" office:value-type="string" office:string-value="Ecriture" calcext:value-type="string">
            <text:p>Ecriture</text:p>
          </table:table-cell>
          <table:table-cell table:style-name="ce15" table:formula="of:=ifs( [.E16] &gt; [.E20]; &quot;Oui&quot;; [.E16] &lt; [.E20]; &quot;Non&quot;;  [.E16] = [.E20]; &quot;Equal&quot;)" office:value-type="string" office:string-value="" calcext:value-type="error">
            <text:p>#NAME?</text:p>
          </table:table-cell>
          <table:table-cell table:style-name="ce15" table:formula="of:=ifs( [.I16] &lt; [.I20]; &quot;Oui&quot;; [.I16] &gt; [.I20]; &quot;Non&quot;;  [.I16] = [.I20]; &quot;Equal&quot;)" office:value-type="string" office:string-value="" calcext:value-type="error">
            <text:p>#NAME?</text:p>
          </table:table-cell>
          <table:table-cell table:style-name="ce19" office:value-type="percentage" office:value="0.7374" calcext:value-type="percentage">
            <text:p>73.74%</text:p>
          </table:table-cell>
          <table:table-cell table:style-name="ce15" office:value-type="percentage" office:value="0.0051" calcext:value-type="percentage">
            <text:p>0.51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505" calcext:value-type="percentage">
            <text:p>5.05%</text:p>
          </table:table-cell>
          <table:table-cell table:style-name="ce23" office:value-type="percentage" office:value="0.2071" calcext:value-type="percentage">
            <text:p>20.71%</text:p>
          </table:table-cell>
          <table:table-cell table:number-columns-repeated="1015"/>
        </table:table-row>
        <table:table-row table:style-name="ro1">
          <table:covered-table-cell/>
          <table:table-cell table:style-name="ce14" table:formula="of:=[.B17]" office:value-type="string" office:string-value="InGame" calcext:value-type="string">
            <text:p>InGame</text:p>
          </table:table-cell>
          <table:table-cell table:style-name="ce18" table:formula="of:=ifs( [.E17] &gt; [.E21]; &quot;Oui&quot;; [.E17] &lt; [.E21]; &quot;Non&quot;;  [.E17] = [.E21]; &quot;Equal&quot;)" office:value-type="string" office:string-value="" calcext:value-type="error">
            <text:p>#NAME?</text:p>
          </table:table-cell>
          <table:table-cell table:style-name="ce18" table:formula="of:=ifs( [.I17] &lt; [.I21]; &quot;Oui&quot;; [.I17] &gt; [.I21]; &quot;Non&quot;;  [.I17] = [.I21]; &quot;Equal&quot;)" office:value-type="string" office:string-value="" calcext:value-type="error">
            <text:p>#NAME?</text:p>
          </table:table-cell>
          <table:table-cell table:style-name="ce22" office:value-type="percentage" office:value="0.9907" calcext:value-type="percentage">
            <text:p>99.07%</text:p>
          </table:table-cell>
          <table:table-cell table:style-name="ce18" office:value-type="percentage" office:value="0.0046" calcext:value-type="percentage">
            <text:p>0.46%</text:p>
          </table:table-cell>
          <table:table-cell table:number-columns-repeated="2" table:style-name="ce18" office:value-type="percentage" office:value="0" calcext:value-type="percentage">
            <text:p>0.00%</text:p>
          </table:table-cell>
          <table:table-cell table:style-name="ce26" office:value-type="percentage" office:value="0.0046" calcext:value-type="percentage">
            <text:p>0.46%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24-02-22" calcext:value-type="date" table:number-columns-spanned="1" table:number-rows-spanned="4">
            <text:p>22 February </text:p>
          </table:table-cell>
          <table:table-cell table:style-name="ce12" table:formula="of:=[.B18]" office:value-type="string" office:string-value="Maping" calcext:value-type="string">
            <text:p>Maping</text:p>
          </table:table-cell>
          <table:table-cell table:style-name="ce15" table:formula="of:=ifs( [.E18] &gt; [.E22]; &quot;Oui&quot;; [.E18] &lt; [.E22]; &quot;Non&quot;;  [.E18] = [.E22]; &quot;Equal&quot;)" office:value-type="string" office:string-value="" calcext:value-type="error">
            <text:p>#NAME?</text:p>
          </table:table-cell>
          <table:table-cell table:style-name="ce15" table:formula="of:=ifs( [.I18] &lt; [.I22]; &quot;Oui&quot;; [.I18] &gt; [.I22]; &quot;Non&quot;;  [.I18] = [.I22]; &quot;Equal&quot;)" office:value-type="string" office:string-value="" calcext:value-type="error">
            <text:p>#NAME?</text:p>
          </table:table-cell>
          <table:table-cell table:style-name="ce19" office:value-type="percentage" office:value="0.0307" calcext:value-type="percentage">
            <text:p>3.07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307" calcext:value-type="percentage">
            <text:p>3.07%</text:p>
          </table:table-cell>
          <table:table-cell table:style-name="ce23" office:value-type="percentage" office:value="0.9387" calcext:value-type="percentage">
            <text:p>93.87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19]" office:value-type="string" office:string-value="Ecriture base" calcext:value-type="string">
            <text:p>Ecriture base</text:p>
          </table:table-cell>
          <table:table-cell table:style-name="ce17" table:formula="of:=ifs( [.E19] &gt; [.E23]; &quot;Oui&quot;; [.E19] &lt; [.E23]; &quot;Non&quot;;  [.E19] = [.E23]; &quot;Equal&quot;)" office:value-type="string" office:string-value="" calcext:value-type="error">
            <text:p>#NAME?</text:p>
          </table:table-cell>
          <table:table-cell table:style-name="ce17" table:formula="of:=ifs( [.I19] &lt; [.I23]; &quot;Oui&quot;; [.I19] &gt; [.I23]; &quot;Non&quot;;  [.I19] = [.I23]; &quot;Equal&quot;)" office:value-type="string" office:string-value="" calcext:value-type="error">
            <text:p>#NAME?</text:p>
          </table:table-cell>
          <table:table-cell table:style-name="ce21" office:value-type="percentage" office:value="0.2059" calcext:value-type="percentage">
            <text:p>20.59%</text:p>
          </table:table-cell>
          <table:table-cell table:style-name="ce17" office:value-type="percentage" office:value="0" calcext:value-type="percentage">
            <text:p>0.00%</text:p>
          </table:table-cell>
          <table:table-cell table:style-name="ce17" office:value-type="percentage" office:value="0.0147" calcext:value-type="percentage">
            <text:p>1.47%</text:p>
          </table:table-cell>
          <table:table-cell table:style-name="ce17" office:value-type="percentage" office:value="0.0294" calcext:value-type="percentage">
            <text:p>2.94%</text:p>
          </table:table-cell>
          <table:table-cell table:style-name="ce25" office:value-type="percentage" office:value="0.75" calcext:value-type="percentage">
            <text:p>75.00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20]" office:value-type="string" office:string-value="Ecriture" calcext:value-type="string">
            <text:p>Ecriture</text:p>
          </table:table-cell>
          <table:table-cell table:style-name="ce15" table:formula="of:=ifs( [.E20] &gt; [.E24]; &quot;Oui&quot;; [.E20] &lt; [.E24]; &quot;Non&quot;;  [.E20] = [.E24]; &quot;Equal&quot;)" office:value-type="string" office:string-value="" calcext:value-type="error">
            <text:p>#NAME?</text:p>
          </table:table-cell>
          <table:table-cell table:style-name="ce15" table:formula="of:=ifs( [.I20] &lt; [.I24]; &quot;Oui&quot;; [.I20] &gt; [.I24]; &quot;Non&quot;;  [.I20] = [.I24]; &quot;Equal&quot;)" office:value-type="string" office:string-value="" calcext:value-type="error">
            <text:p>#NAME?</text:p>
          </table:table-cell>
          <table:table-cell table:style-name="ce19" office:value-type="percentage" office:value="0.7374" calcext:value-type="percentage">
            <text:p>73.74%</text:p>
          </table:table-cell>
          <table:table-cell table:style-name="ce15" office:value-type="percentage" office:value="0.0051" calcext:value-type="percentage">
            <text:p>0.51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505" calcext:value-type="percentage">
            <text:p>5.05%</text:p>
          </table:table-cell>
          <table:table-cell table:style-name="ce23" office:value-type="percentage" office:value="0.2071" calcext:value-type="percentage">
            <text:p>20.71%</text:p>
          </table:table-cell>
          <table:table-cell table:number-columns-repeated="1015"/>
        </table:table-row>
        <table:table-row table:style-name="ro1">
          <table:covered-table-cell/>
          <table:table-cell table:style-name="ce14" table:formula="of:=[.B21]" office:value-type="string" office:string-value="InGame" calcext:value-type="string">
            <text:p>InGame</text:p>
          </table:table-cell>
          <table:table-cell table:style-name="ce18" table:formula="of:=ifs( [.E21] &gt; [.E25]; &quot;Oui&quot;; [.E21] &lt; [.E25]; &quot;Non&quot;;  [.E21] = [.E25]; &quot;Equal&quot;)" office:value-type="string" office:string-value="" calcext:value-type="error">
            <text:p>#NAME?</text:p>
          </table:table-cell>
          <table:table-cell table:style-name="ce18" table:formula="of:=ifs( [.I21] &lt; [.I25]; &quot;Oui&quot;; [.I21] &gt; [.I25]; &quot;Non&quot;;  [.I21] = [.I25]; &quot;Equal&quot;)" office:value-type="string" office:string-value="" calcext:value-type="error">
            <text:p>#NAME?</text:p>
          </table:table-cell>
          <table:table-cell table:style-name="ce22" office:value-type="percentage" office:value="0.9907" calcext:value-type="percentage">
            <text:p>99.07%</text:p>
          </table:table-cell>
          <table:table-cell table:style-name="ce18" office:value-type="percentage" office:value="0.0046" calcext:value-type="percentage">
            <text:p>0.46%</text:p>
          </table:table-cell>
          <table:table-cell table:number-columns-repeated="2" table:style-name="ce18" office:value-type="percentage" office:value="0" calcext:value-type="percentage">
            <text:p>0.00%</text:p>
          </table:table-cell>
          <table:table-cell table:style-name="ce26" office:value-type="percentage" office:value="0.0046" calcext:value-type="percentage">
            <text:p>0.46%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24-03-25" calcext:value-type="date" table:number-columns-spanned="1" table:number-rows-spanned="4">
            <text:p>25 March </text:p>
          </table:table-cell>
          <table:table-cell table:style-name="ce12" table:formula="of:=[.B22]" office:value-type="string" office:string-value="Maping" calcext:value-type="string">
            <text:p>Maping</text:p>
          </table:table-cell>
          <table:table-cell table:style-name="ce15" table:formula="of:=ifs( [.E22] &gt; [.E26]; &quot;Oui&quot;; [.E22] &lt; [.E26]; &quot;Non&quot;;  [.E22] = [.E26]; &quot;Equal&quot;)" office:value-type="string" office:string-value="" calcext:value-type="error">
            <text:p>#NAME?</text:p>
          </table:table-cell>
          <table:table-cell table:style-name="ce15" table:formula="of:=ifs( [.I22] &lt; [.I26]; &quot;Oui&quot;; [.I22] &gt; [.I26]; &quot;Non&quot;;  [.I22] = [.I26]; &quot;Equal&quot;)" office:value-type="string" office:string-value="" calcext:value-type="error">
            <text:p>#NAME?</text:p>
          </table:table-cell>
          <table:table-cell table:style-name="ce19" office:value-type="percentage" office:value="0.06" calcext:value-type="percentage">
            <text:p>6.00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2" calcext:value-type="percentage">
            <text:p>2.00%</text:p>
          </table:table-cell>
          <table:table-cell table:style-name="ce23" office:value-type="percentage" office:value="0.94" calcext:value-type="percentage">
            <text:p>94.00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23]" office:value-type="string" office:string-value="Ecriture base" calcext:value-type="string">
            <text:p>Ecriture base</text:p>
          </table:table-cell>
          <table:table-cell table:style-name="ce17" table:formula="of:=ifs( [.E23] &gt; [.E27]; &quot;Oui&quot;; [.E23] &lt; [.E27]; &quot;Non&quot;;  [.E23] = [.E27]; &quot;Equal&quot;)" office:value-type="string" office:string-value="" calcext:value-type="error">
            <text:p>#NAME?</text:p>
          </table:table-cell>
          <table:table-cell table:style-name="ce17" table:formula="of:=ifs( [.I23] &lt; [.I27]; &quot;Oui&quot;; [.I23] &gt; [.I27]; &quot;Non&quot;;  [.I23] = [.I27]; &quot;Equal&quot;)" office:value-type="string" office:string-value="" calcext:value-type="error">
            <text:p>#NAME?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3" table:style-name="ce17" office:value-type="percentage" office:value="0" calcext:value-type="percentage">
            <text:p>0.00%</text:p>
          </table:table-cell>
          <table:table-cell table:style-name="ce25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24]" office:value-type="string" office:string-value="Ecriture" calcext:value-type="string">
            <text:p>Ecriture</text:p>
          </table:table-cell>
          <table:table-cell table:style-name="ce15" table:formula="of:=ifs( [.E24] &gt; [.E28]; &quot;Oui&quot;; [.E24] &lt; [.E28]; &quot;Non&quot;;  [.E24] = [.E28]; &quot;Equal&quot;)" office:value-type="string" office:string-value="" calcext:value-type="error">
            <text:p>#NAME?</text:p>
          </table:table-cell>
          <table:table-cell table:style-name="ce15" table:formula="of:=ifs( [.I24] &lt; [.I28]; &quot;Oui&quot;; [.I24] &gt; [.I28]; &quot;Non&quot;;  [.I24] = [.I28]; &quot;Equal&quot;)" office:value-type="string" office:string-value="" calcext:value-type="error">
            <text:p>#NAME?</text:p>
          </table:table-cell>
          <table:table-cell table:style-name="ce19" office:value-type="percentage" office:value="0.67" calcext:value-type="percentage">
            <text:p>67.00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7" calcext:value-type="percentage">
            <text:p>7.00%</text:p>
          </table:table-cell>
          <table:table-cell table:style-name="ce23" office:value-type="percentage" office:value="0.26" calcext:value-type="percentage">
            <text:p>26.00%</text:p>
          </table:table-cell>
          <table:table-cell table:number-columns-repeated="1015"/>
        </table:table-row>
        <table:table-row table:style-name="ro1">
          <table:covered-table-cell/>
          <table:table-cell table:style-name="ce14" table:formula="of:=[.B25]" office:value-type="string" office:string-value="InGame" calcext:value-type="string">
            <text:p>InGame</text:p>
          </table:table-cell>
          <table:table-cell table:style-name="ce18" table:formula="of:=ifs( [.E25] &gt; [.E29]; &quot;Oui&quot;; [.E25] &lt; [.E29]; &quot;Non&quot;;  [.E25] = [.E29]; &quot;Equal&quot;)" office:value-type="string" office:string-value="" calcext:value-type="error">
            <text:p>#NAME?</text:p>
          </table:table-cell>
          <table:table-cell table:style-name="ce18" table:formula="of:=ifs( [.I25] &lt; [.I29]; &quot;Oui&quot;; [.I25] &gt; [.I29]; &quot;Non&quot;;  [.I25] = [.I29]; &quot;Equal&quot;)" office:value-type="string" office:string-value="" calcext:value-type="error">
            <text:p>#NAME?</text:p>
          </table:table-cell>
          <table:table-cell table:style-name="ce22" office:value-type="percentage" office:value="0.99" calcext:value-type="percentage">
            <text:p>99.00%</text:p>
          </table:table-cell>
          <table:table-cell table:number-columns-repeated="3" table:style-name="ce18" office:value-type="percentage" office:value="0" calcext:value-type="percentage">
            <text:p>0.00%</text:p>
          </table:table-cell>
          <table:table-cell table:style-name="ce26" office:value-type="percentage" office:value="0.01" calcext:value-type="percentage">
            <text:p>1.00%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24-06-18" calcext:value-type="date" table:number-columns-spanned="1" table:number-rows-spanned="4">
            <text:p>18 June </text:p>
          </table:table-cell>
          <table:table-cell table:style-name="ce12" table:formula="of:=[.B26]" office:value-type="string" office:string-value="Maping" calcext:value-type="string">
            <text:p>Maping</text:p>
          </table:table-cell>
          <table:table-cell table:style-name="ce15" table:formula="of:=ifs( [.E26] &gt; [.E30]; &quot;Oui&quot;; [.E26] &lt; [.E30]; &quot;Non&quot;;  [.E26] = [.E30]; &quot;Equal&quot;)" office:value-type="string" office:string-value="" calcext:value-type="error">
            <text:p>#NAME?</text:p>
          </table:table-cell>
          <table:table-cell table:style-name="ce15" table:formula="of:=ifs( [.I26] &lt; [.I30]; &quot;Oui&quot;; [.I26] &gt; [.I30]; &quot;Non&quot;;  [.I26] = [.I30]; &quot;Equal&quot;)" office:value-type="string" office:string-value="" calcext:value-type="error">
            <text:p>#NAME?</text:p>
          </table:table-cell>
          <table:table-cell table:style-name="ce19" office:value-type="percentage" office:value="0.06" calcext:value-type="percentage">
            <text:p>6.00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2" calcext:value-type="percentage">
            <text:p>2.00%</text:p>
          </table:table-cell>
          <table:table-cell table:style-name="ce23" office:value-type="percentage" office:value="0.94" calcext:value-type="percentage">
            <text:p>94.00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27]" office:value-type="string" office:string-value="Ecriture base" calcext:value-type="string">
            <text:p>Ecriture base</text:p>
          </table:table-cell>
          <table:table-cell table:style-name="ce17" table:formula="of:=ifs( [.E27] &gt; [.E31]; &quot;Oui&quot;; [.E27] &lt; [.E31]; &quot;Non&quot;;  [.E27] = [.E31]; &quot;Equal&quot;)" office:value-type="string" office:string-value="" calcext:value-type="error">
            <text:p>#NAME?</text:p>
          </table:table-cell>
          <table:table-cell table:style-name="ce17" table:formula="of:=ifs( [.I27] &lt; [.I31]; &quot;Oui&quot;; [.I27] &gt; [.I31]; &quot;Non&quot;;  [.I27] = [.I31]; &quot;Equal&quot;)" office:value-type="string" office:string-value="" calcext:value-type="error">
            <text:p>#NAME?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3" table:style-name="ce17" office:value-type="percentage" office:value="0" calcext:value-type="percentage">
            <text:p>0.00%</text:p>
          </table:table-cell>
          <table:table-cell table:style-name="ce25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28]" office:value-type="string" office:string-value="Ecriture" calcext:value-type="string">
            <text:p>Ecriture</text:p>
          </table:table-cell>
          <table:table-cell table:style-name="ce15" table:formula="of:=ifs( [.E28] &gt; [.E32]; &quot;Oui&quot;; [.E28] &lt; [.E32]; &quot;Non&quot;;  [.E28] = [.E32]; &quot;Equal&quot;)" office:value-type="string" office:string-value="" calcext:value-type="error">
            <text:p>#NAME?</text:p>
          </table:table-cell>
          <table:table-cell table:style-name="ce15" table:formula="of:=ifs( [.I28] &lt; [.I32]; &quot;Oui&quot;; [.I28] &gt; [.I32]; &quot;Non&quot;;  [.I28] = [.I32]; &quot;Equal&quot;)" office:value-type="string" office:string-value="" calcext:value-type="error">
            <text:p>#NAME?</text:p>
          </table:table-cell>
          <table:table-cell table:style-name="ce19" office:value-type="percentage" office:value="0.55" calcext:value-type="percentage">
            <text:p>55.00%</text:p>
          </table:table-cell>
          <table:table-cell table:style-name="ce15" office:value-type="percentage" office:value="0.01" calcext:value-type="percentage">
            <text:p>1.00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7" calcext:value-type="percentage">
            <text:p>7.00%</text:p>
          </table:table-cell>
          <table:table-cell table:style-name="ce23" office:value-type="percentage" office:value="0.38" calcext:value-type="percentage">
            <text:p>38.00%</text:p>
          </table:table-cell>
          <table:table-cell table:number-columns-repeated="1015"/>
        </table:table-row>
        <table:table-row table:style-name="ro1">
          <table:covered-table-cell/>
          <table:table-cell table:style-name="ce14" table:formula="of:=[.B29]" office:value-type="string" office:string-value="InGame" calcext:value-type="string">
            <text:p>InGame</text:p>
          </table:table-cell>
          <table:table-cell table:style-name="ce18" table:formula="of:=ifs( [.E29] &gt; [.E33]; &quot;Oui&quot;; [.E29] &lt; [.E33]; &quot;Non&quot;;  [.E29] = [.E33]; &quot;Equal&quot;)" office:value-type="string" office:string-value="" calcext:value-type="error">
            <text:p>#NAME?</text:p>
          </table:table-cell>
          <table:table-cell table:style-name="ce18" table:formula="of:=ifs( [.I29] &lt; [.I33]; &quot;Oui&quot;; [.I29] &gt; [.I33]; &quot;Non&quot;;  [.I29] = [.I33]; &quot;Equal&quot;)" office:value-type="string" office:string-value="" calcext:value-type="error">
            <text:p>#NAME?</text:p>
          </table:table-cell>
          <table:table-cell table:style-name="ce22" office:value-type="percentage" office:value="0.97" calcext:value-type="percentage">
            <text:p>97.00%</text:p>
          </table:table-cell>
          <table:table-cell table:style-name="ce18" office:value-type="percentage" office:value="0.01" calcext:value-type="percentage">
            <text:p>1.00%</text:p>
          </table:table-cell>
          <table:table-cell table:number-columns-repeated="2" table:style-name="ce18" office:value-type="percentage" office:value="0" calcext:value-type="percentage">
            <text:p>0.00%</text:p>
          </table:table-cell>
          <table:table-cell table:style-name="ce26" office:value-type="percentage" office:value="0.02" calcext:value-type="percentage">
            <text:p>2.00%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24-07-12" calcext:value-type="date" table:number-columns-spanned="1" table:number-rows-spanned="4">
            <text:p>12 July </text:p>
          </table:table-cell>
          <table:table-cell table:style-name="ce12" table:formula="of:=[.B30]" office:value-type="string" office:string-value="Maping" calcext:value-type="string">
            <text:p>Maping</text:p>
          </table:table-cell>
          <table:table-cell table:style-name="ce15" table:formula="of:=ifs( [.E30] &gt; [.E34]; &quot;Oui&quot;; [.E30] &lt; [.E34]; &quot;Non&quot;;  [.E30] = [.E34]; &quot;Equal&quot;)" office:value-type="string" office:string-value="" calcext:value-type="error">
            <text:p>#NAME?</text:p>
          </table:table-cell>
          <table:table-cell table:style-name="ce15" table:formula="of:=ifs( [.I30] &lt; [.I34]; &quot;Oui&quot;; [.I30] &gt; [.I34]; &quot;Non&quot;;  [.I30] = [.I34]; &quot;Equal&quot;)" office:value-type="string" office:string-value="" calcext:value-type="error">
            <text:p>#NAME?</text:p>
          </table:table-cell>
          <table:table-cell table:style-name="ce19" office:value-type="percentage" office:value="0.06" calcext:value-type="percentage">
            <text:p>6.00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2" calcext:value-type="percentage">
            <text:p>2.00%</text:p>
          </table:table-cell>
          <table:table-cell table:style-name="ce23" office:value-type="percentage" office:value="0.94" calcext:value-type="percentage">
            <text:p>94.00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31]" office:value-type="string" office:string-value="Ecriture base" calcext:value-type="string">
            <text:p>Ecriture base</text:p>
          </table:table-cell>
          <table:table-cell table:style-name="ce17" table:formula="of:=ifs( [.E31] &gt; [.E35]; &quot;Oui&quot;; [.E31] &lt; [.E35]; &quot;Non&quot;;  [.E31] = [.E35]; &quot;Equal&quot;)" office:value-type="string" office:string-value="" calcext:value-type="error">
            <text:p>#NAME?</text:p>
          </table:table-cell>
          <table:table-cell table:style-name="ce17" table:formula="of:=ifs( [.I31] &lt; [.I35]; &quot;Oui&quot;; [.I31] &gt; [.I35]; &quot;Non&quot;;  [.I31] = [.I35]; &quot;Equal&quot;)" office:value-type="string" office:string-value="" calcext:value-type="error">
            <text:p>#NAME?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3" table:style-name="ce17" office:value-type="percentage" office:value="0" calcext:value-type="percentage">
            <text:p>0.00%</text:p>
          </table:table-cell>
          <table:table-cell table:style-name="ce25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32]" office:value-type="string" office:string-value="Ecriture" calcext:value-type="string">
            <text:p>Ecriture</text:p>
          </table:table-cell>
          <table:table-cell table:style-name="ce15" table:formula="of:=ifs( [.E32] &gt; [.E36]; &quot;Oui&quot;; [.E32] &lt; [.E36]; &quot;Non&quot;;  [.E32] = [.E36]; &quot;Equal&quot;)" office:value-type="string" office:string-value="" calcext:value-type="error">
            <text:p>#NAME?</text:p>
          </table:table-cell>
          <table:table-cell table:style-name="ce15" table:formula="of:=ifs( [.I32] &lt; [.I36]; &quot;Oui&quot;; [.I32] &gt; [.I36]; &quot;Non&quot;;  [.I32] = [.I36]; &quot;Equal&quot;)" office:value-type="string" office:string-value="" calcext:value-type="error">
            <text:p>#NAME?</text:p>
          </table:table-cell>
          <table:table-cell table:style-name="ce19" office:value-type="percentage" office:value="0.52" calcext:value-type="percentage">
            <text:p>52.00%</text:p>
          </table:table-cell>
          <table:table-cell table:style-name="ce15" office:value-type="percentage" office:value="0.01" calcext:value-type="percentage">
            <text:p>1.00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7" calcext:value-type="percentage">
            <text:p>7.00%</text:p>
          </table:table-cell>
          <table:table-cell table:style-name="ce23" office:value-type="percentage" office:value="0.07" calcext:value-type="percentage">
            <text:p>7.00%</text:p>
          </table:table-cell>
          <table:table-cell table:number-columns-repeated="1015"/>
        </table:table-row>
        <table:table-row table:style-name="ro1">
          <table:covered-table-cell/>
          <table:table-cell table:style-name="ce14" table:formula="of:=[.B33]" office:value-type="string" office:string-value="InGame" calcext:value-type="string">
            <text:p>InGame</text:p>
          </table:table-cell>
          <table:table-cell table:style-name="ce18" table:formula="of:=ifs( [.E33] &gt; [.E37]; &quot;Oui&quot;; [.E33] &lt; [.E37]; &quot;Non&quot;;  [.E33] = [.E37]; &quot;Equal&quot;)" office:value-type="string" office:string-value="" calcext:value-type="error">
            <text:p>#NAME?</text:p>
          </table:table-cell>
          <table:table-cell table:style-name="ce18" table:formula="of:=ifs( [.I33] &lt; [.I37]; &quot;Oui&quot;; [.I33] &gt; [.I37]; &quot;Non&quot;;  [.I33] = [.I37]; &quot;Equal&quot;)" office:value-type="string" office:string-value="" calcext:value-type="error">
            <text:p>#NAME?</text:p>
          </table:table-cell>
          <table:table-cell table:style-name="ce22" office:value-type="percentage" office:value="0.97" calcext:value-type="percentage">
            <text:p>97.00%</text:p>
          </table:table-cell>
          <table:table-cell table:style-name="ce18" office:value-type="percentage" office:value="0.01" calcext:value-type="percentage">
            <text:p>1.00%</text:p>
          </table:table-cell>
          <table:table-cell table:number-columns-repeated="2" table:style-name="ce18" office:value-type="percentage" office:value="0" calcext:value-type="percentage">
            <text:p>0.00%</text:p>
          </table:table-cell>
          <table:table-cell table:style-name="ce26" office:value-type="percentage" office:value="0.02" calcext:value-type="percentage">
            <text:p>2.00%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24-08-13" calcext:value-type="date" table:number-columns-spanned="1" table:number-rows-spanned="4">
            <text:p>13 August </text:p>
          </table:table-cell>
          <table:table-cell table:style-name="ce12" table:formula="of:=[.B34]" office:value-type="string" office:string-value="Maping" calcext:value-type="string">
            <text:p>Maping</text:p>
          </table:table-cell>
          <table:table-cell table:style-name="ce15" table:formula="of:=ifs( [.E34] &gt; [.E38]; &quot;Oui&quot;; [.E34] &lt; [.E38]; &quot;Non&quot;;  [.E34] = [.E38]; &quot;Equal&quot;)" office:value-type="string" office:string-value="" calcext:value-type="error">
            <text:p>#NAME?</text:p>
          </table:table-cell>
          <table:table-cell table:style-name="ce15" table:formula="of:=ifs( [.I34] &lt; [.I38]; &quot;Oui&quot;; [.I34] &gt; [.I38]; &quot;Non&quot;;  [.I34] = [.I38]; &quot;Equal&quot;)" office:value-type="string" office:string-value="" calcext:value-type="error">
            <text:p>#NAME?</text:p>
          </table:table-cell>
          <table:table-cell table:style-name="ce19" office:value-type="percentage" office:value="0.0552" calcext:value-type="percentage">
            <text:p>5.52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245" calcext:value-type="percentage">
            <text:p>2.45%</text:p>
          </table:table-cell>
          <table:table-cell table:style-name="ce23" office:value-type="percentage" office:value="0.9448" calcext:value-type="percentage">
            <text:p>94.48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35]" office:value-type="string" office:string-value="Ecriture base" calcext:value-type="string">
            <text:p>Ecriture base</text:p>
          </table:table-cell>
          <table:table-cell table:style-name="ce17" table:formula="of:=ifs( [.E35] &gt; [.E39]; &quot;Oui&quot;; [.E35] &lt; [.E39]; &quot;Non&quot;;  [.E35] = [.E39]; &quot;Equal&quot;)" office:value-type="string" office:string-value="" calcext:value-type="error">
            <text:p>#NAME?</text:p>
          </table:table-cell>
          <table:table-cell table:style-name="ce17" table:formula="of:=ifs( [.I35] &lt; [.I39]; &quot;Oui&quot;; [.I35] &gt; [.I39]; &quot;Non&quot;;  [.I35] = [.I39]; &quot;Equal&quot;)" office:value-type="string" office:string-value="" calcext:value-type="error">
            <text:p>#NAME?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3" table:style-name="ce17" office:value-type="percentage" office:value="0" calcext:value-type="percentage">
            <text:p>0.00%</text:p>
          </table:table-cell>
          <table:table-cell table:style-name="ce25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36]" office:value-type="string" office:string-value="Ecriture" calcext:value-type="string">
            <text:p>Ecriture</text:p>
          </table:table-cell>
          <table:table-cell table:style-name="ce15" table:formula="of:=ifs( [.E36] &gt; [.E40]; &quot;Oui&quot;; [.E36] &lt; [.E40]; &quot;Non&quot;;  [.E36] = [.E40]; &quot;Equal&quot;)" office:value-type="string" office:string-value="" calcext:value-type="error">
            <text:p>#NAME?</text:p>
          </table:table-cell>
          <table:table-cell table:style-name="ce15" table:formula="of:=ifs( [.I36] &lt; [.I40]; &quot;Oui&quot;; [.I36] &gt; [.I40]; &quot;Non&quot;;  [.I36] = [.I40]; &quot;Equal&quot;)" office:value-type="string" office:string-value="" calcext:value-type="error">
            <text:p>#NAME?</text:p>
          </table:table-cell>
          <table:table-cell table:style-name="ce19" office:value-type="percentage" office:value="0.4845" calcext:value-type="percentage">
            <text:p>48.45%</text:p>
          </table:table-cell>
          <table:table-cell table:style-name="ce15" office:value-type="percentage" office:value="0.0103" calcext:value-type="percentage">
            <text:p>1.03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67" calcext:value-type="percentage">
            <text:p>6.70%</text:p>
          </table:table-cell>
          <table:table-cell table:style-name="ce23" office:value-type="percentage" office:value="0.4381" calcext:value-type="percentage">
            <text:p>43.81%</text:p>
          </table:table-cell>
          <table:table-cell table:number-columns-repeated="1015"/>
        </table:table-row>
        <table:table-row table:style-name="ro1">
          <table:covered-table-cell/>
          <table:table-cell table:style-name="ce14" table:formula="of:=[.B37]" office:value-type="string" office:string-value="InGame" calcext:value-type="string">
            <text:p>InGame</text:p>
          </table:table-cell>
          <table:table-cell table:style-name="ce18" table:formula="of:=ifs( [.E37] &gt; [.E41]; &quot;Oui&quot;; [.E37] &lt; [.E41]; &quot;Non&quot;;  [.E37] = [.E41]; &quot;Equal&quot;)" office:value-type="string" office:string-value="" calcext:value-type="error">
            <text:p>#NAME?</text:p>
          </table:table-cell>
          <table:table-cell table:style-name="ce18" table:formula="of:=ifs( [.I37] &lt; [.I41]; &quot;Oui&quot;; [.I37] &gt; [.I41]; &quot;Non&quot;;  [.I37] = [.I41]; &quot;Equal&quot;)" office:value-type="string" office:string-value="" calcext:value-type="error">
            <text:p>#NAME?</text:p>
          </table:table-cell>
          <table:table-cell table:style-name="ce22" office:value-type="percentage" office:value="0.9735" calcext:value-type="percentage">
            <text:p>97.35%</text:p>
          </table:table-cell>
          <table:table-cell table:style-name="ce18" office:value-type="percentage" office:value="0.0053" calcext:value-type="percentage">
            <text:p>0.53%</text:p>
          </table:table-cell>
          <table:table-cell table:number-columns-repeated="2" table:style-name="ce18" office:value-type="percentage" office:value="0" calcext:value-type="percentage">
            <text:p>0.00%</text:p>
          </table:table-cell>
          <table:table-cell table:style-name="ce26" office:value-type="percentage" office:value="0.0212" calcext:value-type="percentage">
            <text:p>2.12%</text:p>
          </table:table-cell>
          <table:table-cell table:number-columns-repeated="1015"/>
        </table:table-row>
        <table:table-row table:style-name="ro1">
          <table:table-cell table:style-name="ce11" office:value-type="date" office:date-value="2024-09-04" calcext:value-type="date" table:number-columns-spanned="1" table:number-rows-spanned="4">
            <text:p>4 September </text:p>
          </table:table-cell>
          <table:table-cell table:style-name="ce12" table:formula="of:=[.B38]" office:value-type="string" office:string-value="Maping" calcext:value-type="string">
            <text:p>Maping</text:p>
          </table:table-cell>
          <table:table-cell table:style-name="ce15" table:formula="of:=ifs( [.E38] &gt; [.E42]; &quot;Oui&quot;; [.E38] &lt; [.E42]; &quot;Non&quot;;  [.E38] = [.E42]; &quot;Equal&quot;)" office:value-type="string" office:string-value="" calcext:value-type="error">
            <text:p>#NAME?</text:p>
          </table:table-cell>
          <table:table-cell table:style-name="ce15" table:formula="of:=ifs( [.I38] &lt; [.I42]; &quot;Oui&quot;; [.I38] &gt; [.I42]; &quot;Non&quot;;  [.I38] = [.I42]; &quot;Equal&quot;)" office:value-type="string" office:string-value="" calcext:value-type="error">
            <text:p>#NAME?</text:p>
          </table:table-cell>
          <table:table-cell table:style-name="ce19" office:value-type="percentage" office:value="0.0552" calcext:value-type="percentage">
            <text:p>5.52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245" calcext:value-type="percentage">
            <text:p>2.45%</text:p>
          </table:table-cell>
          <table:table-cell table:style-name="ce23" office:value-type="percentage" office:value="0.9448" calcext:value-type="percentage">
            <text:p>94.48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39]" office:value-type="string" office:string-value="Ecriture base" calcext:value-type="string">
            <text:p>Ecriture base</text:p>
          </table:table-cell>
          <table:table-cell table:style-name="ce17" table:formula="of:=ifs( [.E39] &gt; [.E43]; &quot;Oui&quot;; [.E39] &lt; [.E43]; &quot;Non&quot;;  [.E39] = [.E43]; &quot;Equal&quot;)" office:value-type="string" office:string-value="" calcext:value-type="error">
            <text:p>#NAME?</text:p>
          </table:table-cell>
          <table:table-cell table:style-name="ce17" table:formula="of:=ifs( [.I39] &lt; [.I43]; &quot;Oui&quot;; [.I39] &gt; [.I43]; &quot;Non&quot;;  [.I39] = [.I43]; &quot;Equal&quot;)" office:value-type="string" office:string-value="" calcext:value-type="error">
            <text:p>#NAME?</text:p>
          </table:table-cell>
          <table:table-cell table:style-name="ce21" office:value-type="percentage" office:value="0" calcext:value-type="percentage">
            <text:p>0.00%</text:p>
          </table:table-cell>
          <table:table-cell table:number-columns-repeated="3" table:style-name="ce17" office:value-type="percentage" office:value="0" calcext:value-type="percentage">
            <text:p>0.00%</text:p>
          </table:table-cell>
          <table:table-cell table:style-name="ce25" office:value-type="percentage" office:value="1" calcext:value-type="percentage">
            <text:p>100.00%</text:p>
          </table:table-cell>
          <table:table-cell table:number-columns-repeated="1015"/>
        </table:table-row>
        <table:table-row table:style-name="ro1">
          <table:covered-table-cell/>
          <table:table-cell table:style-name="ce12" table:formula="of:=[.B40]" office:value-type="string" office:string-value="Ecriture" calcext:value-type="string">
            <text:p>Ecriture</text:p>
          </table:table-cell>
          <table:table-cell table:style-name="ce15" table:formula="of:=ifs( [.E40] &gt; [.E44]; &quot;Oui&quot;; [.E40] &lt; [.E44]; &quot;Non&quot;;  [.E40] = [.E44]; &quot;Equal&quot;)" office:value-type="string" office:string-value="" calcext:value-type="error">
            <text:p>#NAME?</text:p>
          </table:table-cell>
          <table:table-cell table:style-name="ce15" table:formula="of:=ifs( [.I40] &lt; [.I44]; &quot;Oui&quot;; [.I40] &gt; [.I44]; &quot;Non&quot;;  [.I40] = [.I44]; &quot;Equal&quot;)" office:value-type="string" office:string-value="" calcext:value-type="error">
            <text:p>#NAME?</text:p>
          </table:table-cell>
          <table:table-cell table:style-name="ce19" office:value-type="percentage" office:value="0.4536" calcext:value-type="percentage">
            <text:p>45.36%</text:p>
          </table:table-cell>
          <table:table-cell table:style-name="ce15" office:value-type="percentage" office:value="0.0103" calcext:value-type="percentage">
            <text:p>1.03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67" calcext:value-type="percentage">
            <text:p>6.70%</text:p>
          </table:table-cell>
          <table:table-cell table:style-name="ce23" office:value-type="percentage" office:value="0.4691" calcext:value-type="percentage">
            <text:p>46.91%</text:p>
          </table:table-cell>
          <table:table-cell table:number-columns-repeated="1015"/>
        </table:table-row>
        <table:table-row table:style-name="ro1">
          <table:covered-table-cell/>
          <table:table-cell table:style-name="ce14" table:formula="of:=[.B41]" office:value-type="string" office:string-value="InGame" calcext:value-type="string">
            <text:p>InGame</text:p>
          </table:table-cell>
          <table:table-cell table:style-name="ce18" table:formula="of:=ifs( [.E41] &gt; [.E45]; &quot;Oui&quot;; [.E41] &lt; [.E45]; &quot;Non&quot;;  [.E41] = [.E45]; &quot;Equal&quot;)" office:value-type="string" office:string-value="" calcext:value-type="error">
            <text:p>#NAME?</text:p>
          </table:table-cell>
          <table:table-cell table:style-name="ce18" table:formula="of:=ifs( [.I41] &lt; [.I45]; &quot;Oui&quot;; [.I41] &gt; [.I45]; &quot;Non&quot;;  [.I41] = [.I45]; &quot;Equal&quot;)" office:value-type="string" office:string-value="" calcext:value-type="error">
            <text:p>#NAME?</text:p>
          </table:table-cell>
          <table:table-cell table:style-name="ce22" office:value-type="percentage" office:value="0.9735" calcext:value-type="percentage">
            <text:p>97.35%</text:p>
          </table:table-cell>
          <table:table-cell table:style-name="ce18" office:value-type="percentage" office:value="0.0053" calcext:value-type="percentage">
            <text:p>0.53%</text:p>
          </table:table-cell>
          <table:table-cell table:number-columns-repeated="2" table:style-name="ce18" office:value-type="percentage" office:value="0" calcext:value-type="percentage">
            <text:p>0.00%</text:p>
          </table:table-cell>
          <table:table-cell table:style-name="ce26" office:value-type="percentage" office:value="0.0212" calcext:value-type="percentage">
            <text:p>2.12%</text:p>
          </table:table-cell>
          <table:table-cell table:number-columns-repeated="1015"/>
        </table:table-row>
        <table:table-row table:style-name="ro1">
          <table:table-cell table:style-name="ce11" table:number-columns-spanned="1" table:number-rows-spanned="4"/>
          <table:table-cell table:style-name="ce12" table:formula="of:=[.B42]" office:value-type="string" office:string-value="Maping" calcext:value-type="string">
            <text:p>Maping</text:p>
          </table:table-cell>
          <table:table-cell table:style-name="ce15" table:formula="of:=ifs( [.E42] &gt; [.E46]; &quot;Oui&quot;; [.E42] &lt; [.E46]; &quot;Non&quot;;  [.E42] = [.E46]; &quot;Equal&quot;)" office:value-type="string" office:string-value="" calcext:value-type="error">
            <text:p>#NAME?</text:p>
          </table:table-cell>
          <table:table-cell table:style-name="ce15" table:formula="of:=ifs( [.I42] &lt; [.I46]; &quot;Oui&quot;; [.I42] &gt; [.I46]; &quot;Non&quot;;  [.I42] = [.I46]; &quot;Equal&quot;)" office:value-type="string" office:string-value="" calcext:value-type="error">
            <text:p>#NAME?</text:p>
          </table:table-cell>
          <table:table-cell table:style-name="ce19"/>
          <table:table-cell table:style-name="ce15" table:number-columns-repeated="3"/>
          <table:table-cell table:style-name="ce23"/>
          <table:table-cell table:number-columns-repeated="1015"/>
        </table:table-row>
        <table:table-row table:style-name="ro1">
          <table:covered-table-cell/>
          <table:table-cell table:style-name="ce12" table:formula="of:=[.B43]" office:value-type="string" office:string-value="Ecriture base" calcext:value-type="string">
            <text:p>Ecriture base</text:p>
          </table:table-cell>
          <table:table-cell table:style-name="ce17" table:formula="of:=ifs( [.E43] &gt; [.E47]; &quot;Oui&quot;; [.E43] &lt; [.E47]; &quot;Non&quot;;  [.E43] = [.E47]; &quot;Equal&quot;)" office:value-type="string" office:string-value="" calcext:value-type="error">
            <text:p>#NAME?</text:p>
          </table:table-cell>
          <table:table-cell table:style-name="ce17" table:formula="of:=ifs( [.I43] &lt; [.I47]; &quot;Oui&quot;; [.I43] &gt; [.I47]; &quot;Non&quot;;  [.I43] = [.I47]; &quot;Equal&quot;)" office:value-type="string" office:string-value="" calcext:value-type="error">
            <text:p>#NAME?</text:p>
          </table:table-cell>
          <table:table-cell table:style-name="ce21"/>
          <table:table-cell table:style-name="ce17" table:number-columns-repeated="3"/>
          <table:table-cell table:style-name="ce25"/>
          <table:table-cell table:number-columns-repeated="1015"/>
        </table:table-row>
        <table:table-row table:style-name="ro1">
          <table:covered-table-cell/>
          <table:table-cell table:style-name="ce12" table:formula="of:=[.B44]" office:value-type="string" office:string-value="Ecriture" calcext:value-type="string">
            <text:p>Ecriture</text:p>
          </table:table-cell>
          <table:table-cell table:style-name="ce15" table:formula="of:=ifs( [.E44] &gt; [.E48]; &quot;Oui&quot;; [.E44] &lt; [.E48]; &quot;Non&quot;;  [.E44] = [.E48]; &quot;Equal&quot;)" office:value-type="string" office:string-value="" calcext:value-type="error">
            <text:p>#NAME?</text:p>
          </table:table-cell>
          <table:table-cell table:style-name="ce15" table:formula="of:=ifs( [.I44] &lt; [.I48]; &quot;Oui&quot;; [.I44] &gt; [.I48]; &quot;Non&quot;;  [.I44] = [.I48]; &quot;Equal&quot;)" office:value-type="string" office:string-value="" calcext:value-type="error">
            <text:p>#NAME?</text:p>
          </table:table-cell>
          <table:table-cell table:style-name="ce19"/>
          <table:table-cell table:style-name="ce15" table:number-columns-repeated="3"/>
          <table:table-cell table:style-name="ce23"/>
          <table:table-cell table:number-columns-repeated="1015"/>
        </table:table-row>
        <table:table-row table:style-name="ro1">
          <table:covered-table-cell/>
          <table:table-cell table:style-name="ce14" table:formula="of:=[.B45]" office:value-type="string" office:string-value="InGame" calcext:value-type="string">
            <text:p>InGame</text:p>
          </table:table-cell>
          <table:table-cell table:style-name="ce18" table:formula="of:=ifs( [.E45] &gt; [.E49]; &quot;Oui&quot;; [.E45] &lt; [.E49]; &quot;Non&quot;;  [.E45] = [.E49]; &quot;Equal&quot;)" office:value-type="string" office:string-value="" calcext:value-type="error">
            <text:p>#NAME?</text:p>
          </table:table-cell>
          <table:table-cell table:style-name="ce18" table:formula="of:=ifs( [.I45] &lt; [.I49]; &quot;Oui&quot;; [.I45] &gt; [.I49]; &quot;Non&quot;;  [.I45] = [.I49]; &quot;Equal&quot;)" office:value-type="string" office:string-value="" calcext:value-type="error">
            <text:p>#NAME?</text:p>
          </table:table-cell>
          <table:table-cell table:style-name="ce22"/>
          <table:table-cell table:style-name="ce18" table:number-columns-repeated="3"/>
          <table:table-cell table:style-name="ce26"/>
          <table:table-cell table:number-columns-repeated="1015"/>
        </table:table-row>
        <table:table-row table:style-name="ro1">
          <table:table-cell table:style-name="ce11" table:number-columns-spanned="1" table:number-rows-spanned="4"/>
          <table:table-cell table:style-name="ce12" table:formula="of:=[.B46]" office:value-type="string" office:string-value="Maping" calcext:value-type="string">
            <text:p>Maping</text:p>
          </table:table-cell>
          <table:table-cell table:style-name="ce15" table:formula="of:=ifs( [.E46] &gt; [.E50]; &quot;Oui&quot;; [.E46] &lt; [.E50]; &quot;Non&quot;;  [.E46] = [.E50]; &quot;Equal&quot;)" office:value-type="string" office:string-value="" calcext:value-type="error">
            <text:p>#NAME?</text:p>
          </table:table-cell>
          <table:table-cell table:style-name="ce15" table:formula="of:=ifs( [.I46] &lt; [.I50]; &quot;Oui&quot;; [.I46] &gt; [.I50]; &quot;Non&quot;;  [.I46] = [.I50]; &quot;Equal&quot;)" office:value-type="string" office:string-value="" calcext:value-type="error">
            <text:p>#NAME?</text:p>
          </table:table-cell>
          <table:table-cell table:style-name="ce19"/>
          <table:table-cell table:style-name="ce15" table:number-columns-repeated="3"/>
          <table:table-cell table:style-name="ce23"/>
          <table:table-cell table:number-columns-repeated="1015"/>
        </table:table-row>
        <table:table-row table:style-name="ro1">
          <table:covered-table-cell/>
          <table:table-cell table:style-name="ce12" table:formula="of:=[.B47]" office:value-type="string" office:string-value="Ecriture base" calcext:value-type="string">
            <text:p>Ecriture base</text:p>
          </table:table-cell>
          <table:table-cell table:style-name="ce17" table:formula="of:=ifs( [.E47] &gt; [.E51]; &quot;Oui&quot;; [.E47] &lt; [.E51]; &quot;Non&quot;;  [.E47] = [.E51]; &quot;Equal&quot;)" office:value-type="string" office:string-value="" calcext:value-type="error">
            <text:p>#NAME?</text:p>
          </table:table-cell>
          <table:table-cell table:style-name="ce17" table:formula="of:=ifs( [.I47] &lt; [.I51]; &quot;Oui&quot;; [.I47] &gt; [.I51]; &quot;Non&quot;;  [.I47] = [.I51]; &quot;Equal&quot;)" office:value-type="string" office:string-value="" calcext:value-type="error">
            <text:p>#NAME?</text:p>
          </table:table-cell>
          <table:table-cell table:style-name="ce21"/>
          <table:table-cell table:style-name="ce17" table:number-columns-repeated="3"/>
          <table:table-cell table:style-name="ce25"/>
          <table:table-cell table:number-columns-repeated="1015"/>
        </table:table-row>
        <table:table-row table:style-name="ro1">
          <table:covered-table-cell/>
          <table:table-cell table:style-name="ce12" table:formula="of:=[.B48]" office:value-type="string" office:string-value="Ecriture" calcext:value-type="string">
            <text:p>Ecriture</text:p>
          </table:table-cell>
          <table:table-cell table:style-name="ce15" table:formula="of:=ifs( [.E48] &gt; [.E52]; &quot;Oui&quot;; [.E48] &lt; [.E52]; &quot;Non&quot;;  [.E48] = [.E52]; &quot;Equal&quot;)" office:value-type="string" office:string-value="" calcext:value-type="error">
            <text:p>#NAME?</text:p>
          </table:table-cell>
          <table:table-cell table:style-name="ce15" table:formula="of:=ifs( [.I48] &lt; [.I52]; &quot;Oui&quot;; [.I48] &gt; [.I52]; &quot;Non&quot;;  [.I48] = [.I52]; &quot;Equal&quot;)" office:value-type="string" office:string-value="" calcext:value-type="error">
            <text:p>#NAME?</text:p>
          </table:table-cell>
          <table:table-cell table:style-name="ce19"/>
          <table:table-cell table:style-name="ce15" table:number-columns-repeated="3"/>
          <table:table-cell table:style-name="ce23"/>
          <table:table-cell table:number-columns-repeated="1015"/>
        </table:table-row>
        <table:table-row table:style-name="ro1">
          <table:covered-table-cell/>
          <table:table-cell table:style-name="ce14" table:formula="of:=[.B49]" office:value-type="string" office:string-value="InGame" calcext:value-type="string">
            <text:p>InGame</text:p>
          </table:table-cell>
          <table:table-cell table:style-name="ce18" table:formula="of:=ifs( [.E49] &gt; [.E53]; &quot;Oui&quot;; [.E49] &lt; [.E53]; &quot;Non&quot;;  [.E49] = [.E53]; &quot;Equal&quot;)" office:value-type="string" office:string-value="" calcext:value-type="error">
            <text:p>#NAME?</text:p>
          </table:table-cell>
          <table:table-cell table:style-name="ce18" table:formula="of:=ifs( [.I49] &lt; [.I53]; &quot;Oui&quot;; [.I49] &gt; [.I53]; &quot;Non&quot;;  [.I49] = [.I53]; &quot;Equal&quot;)" office:value-type="string" office:string-value="" calcext:value-type="error">
            <text:p>#NAME?</text:p>
          </table:table-cell>
          <table:table-cell table:style-name="ce22"/>
          <table:table-cell table:style-name="ce18" table:number-columns-repeated="3"/>
          <table:table-cell table:style-name="ce26"/>
          <table:table-cell table:number-columns-repeated="1015"/>
        </table:table-row>
        <table:table-row table:style-name="ro1">
          <table:table-cell table:style-name="ce11" table:number-columns-spanned="1" table:number-rows-spanned="4"/>
          <table:table-cell table:style-name="ce12" table:formula="of:=[.B50]" office:value-type="string" office:string-value="Maping" calcext:value-type="string">
            <text:p>Maping</text:p>
          </table:table-cell>
          <table:table-cell table:style-name="ce15" table:formula="of:=ifs( [.E50] &gt; [.E54]; &quot;Oui&quot;; [.E50] &lt; [.E54]; &quot;Non&quot;;  [.E50] = [.E54]; &quot;Equal&quot;)" office:value-type="string" office:string-value="" calcext:value-type="error">
            <text:p>#NAME?</text:p>
          </table:table-cell>
          <table:table-cell table:style-name="ce15" table:formula="of:=ifs( [.I50] &lt; [.I54]; &quot;Oui&quot;; [.I50] &gt; [.I54]; &quot;Non&quot;;  [.I50] = [.I54]; &quot;Equal&quot;)" office:value-type="string" office:string-value="" calcext:value-type="error">
            <text:p>#NAME?</text:p>
          </table:table-cell>
          <table:table-cell table:style-name="ce19"/>
          <table:table-cell table:style-name="ce15" table:number-columns-repeated="3"/>
          <table:table-cell table:style-name="ce23"/>
          <table:table-cell table:number-columns-repeated="1015"/>
        </table:table-row>
        <table:table-row table:style-name="ro1">
          <table:covered-table-cell/>
          <table:table-cell table:style-name="ce12" table:formula="of:=[.B51]" office:value-type="string" office:string-value="Ecriture base" calcext:value-type="string">
            <text:p>Ecriture base</text:p>
          </table:table-cell>
          <table:table-cell table:style-name="ce17" table:formula="of:=ifs( [.E51] &gt; [.E55]; &quot;Oui&quot;; [.E51] &lt; [.E55]; &quot;Non&quot;;  [.E51] = [.E55]; &quot;Equal&quot;)" office:value-type="string" office:string-value="" calcext:value-type="error">
            <text:p>#NAME?</text:p>
          </table:table-cell>
          <table:table-cell table:style-name="ce17" table:formula="of:=ifs( [.I51] &lt; [.I55]; &quot;Oui&quot;; [.I51] &gt; [.I55]; &quot;Non&quot;;  [.I51] = [.I55]; &quot;Equal&quot;)" office:value-type="string" office:string-value="" calcext:value-type="error">
            <text:p>#NAME?</text:p>
          </table:table-cell>
          <table:table-cell table:style-name="ce21"/>
          <table:table-cell table:style-name="ce17" table:number-columns-repeated="3"/>
          <table:table-cell table:style-name="ce25"/>
          <table:table-cell table:number-columns-repeated="1015"/>
        </table:table-row>
        <table:table-row table:style-name="ro1">
          <table:covered-table-cell/>
          <table:table-cell table:style-name="ce12" table:formula="of:=[.B52]" office:value-type="string" office:string-value="Ecriture" calcext:value-type="string">
            <text:p>Ecriture</text:p>
          </table:table-cell>
          <table:table-cell table:style-name="ce15" table:formula="of:=ifs( [.E52] &gt; [.E56]; &quot;Oui&quot;; [.E52] &lt; [.E56]; &quot;Non&quot;;  [.E52] = [.E56]; &quot;Equal&quot;)" office:value-type="string" office:string-value="" calcext:value-type="error">
            <text:p>#NAME?</text:p>
          </table:table-cell>
          <table:table-cell table:style-name="ce15" table:formula="of:=ifs( [.I52] &lt; [.I56]; &quot;Oui&quot;; [.I52] &gt; [.I56]; &quot;Non&quot;;  [.I52] = [.I56]; &quot;Equal&quot;)" office:value-type="string" office:string-value="" calcext:value-type="error">
            <text:p>#NAME?</text:p>
          </table:table-cell>
          <table:table-cell table:style-name="ce19"/>
          <table:table-cell table:style-name="ce15" table:number-columns-repeated="3"/>
          <table:table-cell table:style-name="ce23"/>
          <table:table-cell table:number-columns-repeated="1015"/>
        </table:table-row>
        <table:table-row table:style-name="ro1">
          <table:covered-table-cell/>
          <table:table-cell table:style-name="ce14" table:formula="of:=[.B53]" office:value-type="string" office:string-value="InGame" calcext:value-type="string">
            <text:p>InGame</text:p>
          </table:table-cell>
          <table:table-cell table:style-name="ce18" table:formula="of:=ifs( [.E53] &gt; [.E57]; &quot;Oui&quot;; [.E53] &lt; [.E57]; &quot;Non&quot;;  [.E53] = [.E57]; &quot;Equal&quot;)" office:value-type="string" office:string-value="" calcext:value-type="error">
            <text:p>#NAME?</text:p>
          </table:table-cell>
          <table:table-cell table:style-name="ce18" table:formula="of:=ifs( [.I53] &lt; [.I57]; &quot;Oui&quot;; [.I53] &gt; [.I57]; &quot;Non&quot;;  [.I53] = [.I57]; &quot;Equal&quot;)" office:value-type="string" office:string-value="" calcext:value-type="error">
            <text:p>#NAME?</text:p>
          </table:table-cell>
          <table:table-cell table:style-name="ce22"/>
          <table:table-cell table:style-name="ce18" table:number-columns-repeated="3"/>
          <table:table-cell table:style-name="ce26"/>
          <table:table-cell table:number-columns-repeated="1015"/>
        </table:table-row>
        <table:table-row table:style-name="ro1">
          <table:table-cell table:style-name="ce11" table:number-columns-spanned="1" table:number-rows-spanned="4"/>
          <table:table-cell table:style-name="ce12" table:formula="of:=[.B54]" office:value-type="string" office:string-value="Maping" calcext:value-type="string">
            <text:p>Maping</text:p>
          </table:table-cell>
          <table:table-cell table:style-name="ce15" table:formula="of:=ifs( [.E54] &gt; [.E58]; &quot;Oui&quot;; [.E54] &lt; [.E58]; &quot;Non&quot;;  [.E54] = [.E58]; &quot;Equal&quot;)" office:value-type="string" office:string-value="" calcext:value-type="error">
            <text:p>#NAME?</text:p>
          </table:table-cell>
          <table:table-cell table:style-name="ce15" table:formula="of:=ifs( [.I54] &lt; [.I58]; &quot;Oui&quot;; [.I54] &gt; [.I58]; &quot;Non&quot;;  [.I54] = [.I58]; &quot;Equal&quot;)" office:value-type="string" office:string-value="" calcext:value-type="error">
            <text:p>#NAME?</text:p>
          </table:table-cell>
          <table:table-cell table:style-name="ce19"/>
          <table:table-cell table:style-name="ce15" table:number-columns-repeated="3"/>
          <table:table-cell table:style-name="ce23"/>
          <table:table-cell table:number-columns-repeated="1015"/>
        </table:table-row>
        <table:table-row table:style-name="ro1">
          <table:covered-table-cell/>
          <table:table-cell table:style-name="ce12" table:formula="of:=[.B55]" office:value-type="string" office:string-value="Ecriture base" calcext:value-type="string">
            <text:p>Ecriture base</text:p>
          </table:table-cell>
          <table:table-cell table:style-name="ce17" table:formula="of:=ifs( [.E55] &gt; [.E59]; &quot;Oui&quot;; [.E55] &lt; [.E59]; &quot;Non&quot;;  [.E55] = [.E59]; &quot;Equal&quot;)" office:value-type="string" office:string-value="" calcext:value-type="error">
            <text:p>#NAME?</text:p>
          </table:table-cell>
          <table:table-cell table:style-name="ce17" table:formula="of:=ifs( [.I55] &lt; [.I59]; &quot;Oui&quot;; [.I55] &gt; [.I59]; &quot;Non&quot;;  [.I55] = [.I59]; &quot;Equal&quot;)" office:value-type="string" office:string-value="" calcext:value-type="error">
            <text:p>#NAME?</text:p>
          </table:table-cell>
          <table:table-cell table:style-name="ce21"/>
          <table:table-cell table:style-name="ce17" table:number-columns-repeated="3"/>
          <table:table-cell table:style-name="ce25"/>
          <table:table-cell table:number-columns-repeated="1015"/>
        </table:table-row>
        <table:table-row table:style-name="ro1">
          <table:covered-table-cell/>
          <table:table-cell table:style-name="ce12" table:formula="of:=[.B56]" office:value-type="string" office:string-value="Ecriture" calcext:value-type="string">
            <text:p>Ecriture</text:p>
          </table:table-cell>
          <table:table-cell table:style-name="ce15" table:formula="of:=ifs( [.E56] &gt; [.E60]; &quot;Oui&quot;; [.E56] &lt; [.E60]; &quot;Non&quot;;  [.E56] = [.E60]; &quot;Equal&quot;)" office:value-type="string" office:string-value="" calcext:value-type="error">
            <text:p>#NAME?</text:p>
          </table:table-cell>
          <table:table-cell table:style-name="ce15" table:formula="of:=ifs( [.I56] &lt; [.I60]; &quot;Oui&quot;; [.I56] &gt; [.I60]; &quot;Non&quot;;  [.I56] = [.I60]; &quot;Equal&quot;)" office:value-type="string" office:string-value="" calcext:value-type="error">
            <text:p>#NAME?</text:p>
          </table:table-cell>
          <table:table-cell table:style-name="ce19"/>
          <table:table-cell table:style-name="ce15" table:number-columns-repeated="3"/>
          <table:table-cell table:style-name="ce23"/>
          <table:table-cell table:number-columns-repeated="1015"/>
        </table:table-row>
        <table:table-row table:style-name="ro1">
          <table:covered-table-cell/>
          <table:table-cell table:style-name="ce14" table:formula="of:=[.B57]" office:value-type="string" office:string-value="InGame" calcext:value-type="string">
            <text:p>InGame</text:p>
          </table:table-cell>
          <table:table-cell table:style-name="ce18" table:formula="of:=ifs( [.E57] &gt; [.E61]; &quot;Oui&quot;; [.E57] &lt; [.E61]; &quot;Non&quot;;  [.E57] = [.E61]; &quot;Equal&quot;)" office:value-type="string" office:string-value="" calcext:value-type="error">
            <text:p>#NAME?</text:p>
          </table:table-cell>
          <table:table-cell table:style-name="ce18" table:formula="of:=ifs( [.I57] &lt; [.I61]; &quot;Oui&quot;; [.I57] &gt; [.I61]; &quot;Non&quot;;  [.I57] = [.I61]; &quot;Equal&quot;)" office:value-type="string" office:string-value="" calcext:value-type="error">
            <text:p>#NAME?</text:p>
          </table:table-cell>
          <table:table-cell table:style-name="ce22"/>
          <table:table-cell table:style-name="ce18" table:number-columns-repeated="3"/>
          <table:table-cell table:style-name="ce26"/>
          <table:table-cell table:number-columns-repeated="1015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Evolution.E2:Evolution.E61">
            <calcext:condition calcext:apply-style-name="ConditionalStyle_10" calcext:value="formula-is([.C2] = &quot;Oui&quot;)" calcext:base-cell-address="Evolution.E2"/>
          </calcext:conditional-format>
          <calcext:conditional-format calcext:target-range-address="Evolution.I2:Evolution.I61">
            <calcext:condition calcext:apply-style-name="ConditionalStyle_11" calcext:value="formula-is([.D2] = &quot;Non&quot;)" calcext:base-cell-address="Evolution.I2"/>
          </calcext:conditional-format>
          <calcext:conditional-format calcext:target-range-address="Evolution.E2:Evolution.E61">
            <calcext:condition calcext:apply-style-name="ConditionalStyle_11" calcext:value="formula-is([.C2] = &quot;Non&quot;)" calcext:base-cell-address="Evolution.E2"/>
          </calcext:conditional-format>
          <calcext:conditional-format calcext:target-range-address="Evolution.I2:Evolution.I61">
            <calcext:condition calcext:apply-style-name="ConditionalStyle_10" calcext:value="formula-is([.D2] = &quot;Oui&quot;)" calcext:base-cell-address="Evolution.I2"/>
          </calcext:conditional-format>
        </calcext:conditional-formats>
      </table:table>
      <table:table table:name="Copie de Evolution" table:style-name="ta3">
        <table:table-column table:style-name="co1" table:default-cell-style-name="Default"/>
        <table:table-column table:style-name="co9" table:visibility="collapse" table:number-columns-repeated="2" table:default-cell-style-name="Default"/>
        <table:table-column table:style-name="co10" table:number-columns-repeated="5" table:default-cell-style-name="Default"/>
        <table:table-column table:style-name="co10" table:visibility="collapse" table:number-columns-repeated="2" table:default-cell-style-name="Default"/>
        <table:table-column table:style-name="co10" table:number-columns-repeated="5" table:default-cell-style-name="Default"/>
        <table:table-column table:style-name="co10" table:visibility="collapse" table:number-columns-repeated="2" table:default-cell-style-name="Default"/>
        <table:table-column table:style-name="co10" table:number-columns-repeated="5" table:default-cell-style-name="Default"/>
        <table:table-column table:style-name="co10" table:visibility="collapse" table:number-columns-repeated="2" table:default-cell-style-name="Default"/>
        <table:table-column table:style-name="co10" table:number-columns-repeated="5" table:default-cell-style-name="Default"/>
        <table:table-column table:style-name="co1" table:number-columns-repeated="995" table:default-cell-style-name="Default"/>
        <table:table-row table:style-name="ro1">
          <table:table-cell table:style-name="ce27"/>
          <table:table-cell table:style-name="ce30" table:number-columns-repeated="2"/>
          <table:table-cell table:style-name="ce33" office:value-type="string" calcext:value-type="string" table:number-columns-spanned="5" table:number-rows-spanned="1">
            <text:p>Mapping</text:p>
          </table:table-cell>
          <table:covered-table-cell table:number-columns-repeated="4"/>
          <table:table-cell table:style-name="ce46" table:number-columns-repeated="2"/>
          <table:table-cell table:style-name="ce48" office:value-type="string" calcext:value-type="string" table:number-columns-spanned="5" table:number-rows-spanned="1">
            <text:p>Ecriture base</text:p>
          </table:table-cell>
          <table:covered-table-cell table:number-columns-repeated="4"/>
          <table:table-cell table:style-name="ce62" table:number-columns-repeated="2"/>
          <table:table-cell table:style-name="ce63" office:value-type="string" calcext:value-type="string" table:number-columns-spanned="5" table:number-rows-spanned="1">
            <text:p>Ecriture</text:p>
          </table:table-cell>
          <table:covered-table-cell table:number-columns-repeated="4"/>
          <table:table-cell table:style-name="ce80" table:number-columns-repeated="2"/>
          <table:table-cell table:style-name="ce83" office:value-type="string" calcext:value-type="string" table:number-columns-spanned="5" table:number-rows-spanned="1">
            <text:p>In Game</text:p>
          </table:table-cell>
          <table:covered-table-cell table:number-columns-repeated="4"/>
          <table:table-cell table:number-columns-repeated="995"/>
        </table:table-row>
        <table:table-row table:style-name="ro1">
          <table:table-cell table:style-name="ce27" office:value-type="string" calcext:value-type="string">
            <text:p>Date</text:p>
          </table:table-cell>
          <table:table-cell table:style-name="ce31" office:value-type="string" calcext:value-type="string">
            <text:p>A faire 0</text:p>
          </table:table-cell>
          <table:table-cell table:style-name="ce31" office:value-type="string" calcext:value-type="string">
            <text:p>Terminer 0</text:p>
          </table:table-cell>
          <table:table-cell table:style-name="ce30" office:value-type="string" calcext:value-type="string">
            <text:p>A faire</text:p>
          </table:table-cell>
          <table:table-cell table:style-name="ce30" office:value-type="string" calcext:value-type="string">
            <text:p>En cours</text:p>
          </table:table-cell>
          <table:table-cell table:style-name="ce30" office:value-type="string" calcext:value-type="string">
            <text:p>A refaire</text:p>
          </table:table-cell>
          <table:table-cell table:style-name="ce30" office:value-type="string" calcext:value-type="string">
            <text:p>A finir</text:p>
          </table:table-cell>
          <table:table-cell table:style-name="ce42" office:value-type="string" calcext:value-type="string">
            <text:p>Terminer</text:p>
          </table:table-cell>
          <table:table-cell table:style-name="ce46" table:formula="of:=[.B2]" office:value-type="string" office:string-value="A faire 0" calcext:value-type="string">
            <text:p>A faire 0</text:p>
          </table:table-cell>
          <table:table-cell table:style-name="ce46" table:formula="of:=[.C2]" office:value-type="string" office:string-value="Terminer 0" calcext:value-type="string">
            <text:p>Terminer 0</text:p>
          </table:table-cell>
          <table:table-cell table:style-name="ce46" table:formula="of:=[.D2]" office:value-type="string" office:string-value="A faire" calcext:value-type="string">
            <text:p>A faire</text:p>
          </table:table-cell>
          <table:table-cell table:style-name="ce46" table:formula="of:=[.E2]" office:value-type="string" office:string-value="En cours" calcext:value-type="string">
            <text:p>En cours</text:p>
          </table:table-cell>
          <table:table-cell table:style-name="ce46" table:formula="of:=[.F2]" office:value-type="string" office:string-value="A refaire" calcext:value-type="string">
            <text:p>A refaire</text:p>
          </table:table-cell>
          <table:table-cell table:style-name="ce46" table:formula="of:=[.G2]" office:value-type="string" office:string-value="A finir" calcext:value-type="string">
            <text:p>A finir</text:p>
          </table:table-cell>
          <table:table-cell table:style-name="ce59" table:formula="of:=[.H2]" office:value-type="string" office:string-value="Terminer" calcext:value-type="string">
            <text:p>Terminer</text:p>
          </table:table-cell>
          <table:table-cell table:style-name="ce62" table:formula="of:=[.I2]" office:value-type="string" office:string-value="A faire 0" calcext:value-type="string">
            <text:p>A faire 0</text:p>
          </table:table-cell>
          <table:table-cell table:style-name="ce62" table:formula="of:=[.J2]" office:value-type="string" office:string-value="Terminer 0" calcext:value-type="string">
            <text:p>Terminer 0</text:p>
          </table:table-cell>
          <table:table-cell table:style-name="ce62" table:formula="of:=[.K2]" office:value-type="string" office:string-value="A faire" calcext:value-type="string">
            <text:p>A faire</text:p>
          </table:table-cell>
          <table:table-cell table:style-name="ce62" table:formula="of:=[.L2]" office:value-type="string" office:string-value="En cours" calcext:value-type="string">
            <text:p>En cours</text:p>
          </table:table-cell>
          <table:table-cell table:style-name="ce62" table:formula="of:=[.M2]" office:value-type="string" office:string-value="A refaire" calcext:value-type="string">
            <text:p>A refaire</text:p>
          </table:table-cell>
          <table:table-cell table:style-name="ce62" table:formula="of:=[.N2]" office:value-type="string" office:string-value="A finir" calcext:value-type="string">
            <text:p>A finir</text:p>
          </table:table-cell>
          <table:table-cell table:style-name="ce77" table:formula="of:=[.O2]" office:value-type="string" office:string-value="Terminer" calcext:value-type="string">
            <text:p>Terminer</text:p>
          </table:table-cell>
          <table:table-cell table:style-name="ce81" table:formula="of:=[.P2]" office:value-type="string" office:string-value="A faire 0" calcext:value-type="string">
            <text:p>A faire 0</text:p>
          </table:table-cell>
          <table:table-cell table:style-name="ce81" table:formula="of:=[.Q2]" office:value-type="string" office:string-value="Terminer 0" calcext:value-type="string">
            <text:p>Terminer 0</text:p>
          </table:table-cell>
          <table:table-cell table:style-name="ce81" table:formula="of:=[.R2]" office:value-type="string" office:string-value="A faire" calcext:value-type="string">
            <text:p>A faire</text:p>
          </table:table-cell>
          <table:table-cell table:style-name="ce81" table:formula="of:=[.S2]" office:value-type="string" office:string-value="En cours" calcext:value-type="string">
            <text:p>En cours</text:p>
          </table:table-cell>
          <table:table-cell table:style-name="ce81" table:formula="of:=[.T2]" office:value-type="string" office:string-value="A refaire" calcext:value-type="string">
            <text:p>A refaire</text:p>
          </table:table-cell>
          <table:table-cell table:style-name="ce81" table:formula="of:=[.U2]" office:value-type="string" office:string-value="A finir" calcext:value-type="string">
            <text:p>A finir</text:p>
          </table:table-cell>
          <table:table-cell table:style-name="ce81" table:formula="of:=[.V2]" office:value-type="string" office:string-value="Terminer" calcext:value-type="string">
            <text:p>Terminer</text:p>
          </table:table-cell>
          <table:table-cell table:number-columns-repeated="995"/>
        </table:table-row>
        <table:table-row table:style-name="ro1">
          <table:table-cell table:style-name="ce28" table:formula="of:=TODAY()" office:value-type="date" office:date-value="2024-09-19" calcext:value-type="date">
            <text:p>19 September </text:p>
          </table:table-cell>
          <table:table-cell table:style-name="ce32" table:formula="of:=ifs( [.D3] &gt; [.D4]; &quot;Oui&quot;; [.D3] &lt; [.D4]; &quot;Non&quot;;  [.D3] = [.D4]; &quot;Equal&quot;)" office:value-type="string" office:string-value="" calcext:value-type="error">
            <text:p>#NAME?</text:p>
          </table:table-cell>
          <table:table-cell table:style-name="ce32" table:formula="of:=ifs( [.H3] &gt; [.H4]; &quot;Oui&quot;; [.H3] &lt; [.H4]; &quot;Non&quot;;  [.H3] = [.H4]; &quot;Equal&quot;)" office:value-type="string" office:string-value="" calcext:value-type="error">
            <text:p>#NAME?</text:p>
          </table:table-cell>
          <table:table-cell table:style-name="ce34" table:formula="of:=[$Recap.H2]" office:value-type="percentage" office:value="0.05521472393" calcext:value-type="percentage">
            <text:p>5.52%</text:p>
          </table:table-cell>
          <table:table-cell table:style-name="ce41" table:formula="of:=[$Recap.I2]" office:value-type="percentage" office:value="0" calcext:value-type="percentage">
            <text:p>0.00%</text:p>
          </table:table-cell>
          <table:table-cell table:style-name="ce41" table:formula="of:=[$Recap.J2]" office:value-type="percentage" office:value="0" calcext:value-type="percentage">
            <text:p>0.00%</text:p>
          </table:table-cell>
          <table:table-cell table:style-name="ce41" table:formula="of:=[$Recap.K2]" office:value-type="percentage" office:value="0.0245398773" calcext:value-type="percentage">
            <text:p>2.45%</text:p>
          </table:table-cell>
          <table:table-cell table:style-name="ce43" table:formula="of:=[$Recap.L2]" office:value-type="percentage" office:value="0.9447852761" calcext:value-type="percentage">
            <text:p>94.48%</text:p>
          </table:table-cell>
          <table:table-cell table:style-name="ce47" table:formula="of:=ifs( [.K3] &gt; [.K4]; &quot;Oui&quot;; [.K3] &lt; [.K4]; &quot;Non&quot;;  [.K3] = [.K4]; &quot;Equal&quot;)" office:value-type="string" office:string-value="" calcext:value-type="error">
            <text:p>#NAME?</text:p>
          </table:table-cell>
          <table:table-cell table:style-name="ce47" table:formula="of:=ifs( [.O3] &gt; [.O4]; &quot;Oui&quot;; [.O3] &lt; [.O4]; &quot;Non&quot;;  [.O3] = [.O4]; &quot;Equal&quot;)" office:value-type="string" office:string-value="" calcext:value-type="error">
            <text:p>#NAME?</text:p>
          </table:table-cell>
          <table:table-cell table:style-name="ce49" table:formula="of:=[$Recap.H3]" office:value-type="percentage" office:value="0" calcext:value-type="percentage">
            <text:p>0.00%</text:p>
          </table:table-cell>
          <table:table-cell table:style-name="ce58" table:formula="of:=[$Recap.I3]" office:value-type="percentage" office:value="0" calcext:value-type="percentage">
            <text:p>0.00%</text:p>
          </table:table-cell>
          <table:table-cell table:style-name="ce58" table:formula="of:=[$Recap.J3]" office:value-type="percentage" office:value="0" calcext:value-type="percentage">
            <text:p>0.00%</text:p>
          </table:table-cell>
          <table:table-cell table:style-name="ce58" table:formula="of:=[$Recap.K3]" office:value-type="percentage" office:value="0" calcext:value-type="percentage">
            <text:p>0.00%</text:p>
          </table:table-cell>
          <table:table-cell table:style-name="ce60" table:formula="of:=[$Recap.L3]" office:value-type="percentage" office:value="1" calcext:value-type="percentage">
            <text:p>100.00%</text:p>
          </table:table-cell>
          <table:table-cell table:style-name="ce16" table:formula="of:=ifs( [.R3] &gt; [.R4]; &quot;Oui&quot;; [.R3] &lt; [.R4]; &quot;Non&quot;;  [.R3] = [.R4]; &quot;Equal&quot;)" office:value-type="string" office:string-value="" calcext:value-type="error">
            <text:p>#NAME?</text:p>
          </table:table-cell>
          <table:table-cell table:style-name="ce16" table:formula="of:=ifs( [.V3] &gt; [.V4]; &quot;Oui&quot;; [.V3] &lt; [.V4]; &quot;Non&quot;;  [.V3] = [.V4]; &quot;Equal&quot;)" office:value-type="string" office:string-value="" calcext:value-type="error">
            <text:p>#NAME?</text:p>
          </table:table-cell>
          <table:table-cell table:style-name="ce64" table:formula="of:=[$Recap.H4]" office:value-type="percentage" office:value="0.4536082474" calcext:value-type="percentage">
            <text:p>45.36%</text:p>
          </table:table-cell>
          <table:table-cell table:style-name="ce76" table:formula="of:=[$Recap.I4]" office:value-type="percentage" office:value="0.01030927835" calcext:value-type="percentage">
            <text:p>1.03%</text:p>
          </table:table-cell>
          <table:table-cell table:style-name="ce76" table:formula="of:=[$Recap.J4]" office:value-type="percentage" office:value="0" calcext:value-type="percentage">
            <text:p>0.00%</text:p>
          </table:table-cell>
          <table:table-cell table:style-name="ce76" table:formula="of:=[$Recap.K4]" office:value-type="percentage" office:value="0.06701030928" calcext:value-type="percentage">
            <text:p>6.70%</text:p>
          </table:table-cell>
          <table:table-cell table:style-name="ce78" table:formula="of:=[$Recap.L4]" office:value-type="percentage" office:value="0.4690721649" calcext:value-type="percentage">
            <text:p>46.91%</text:p>
          </table:table-cell>
          <table:table-cell table:style-name="ce82" table:formula="of:=ifs( [.Y3] &gt; [.Y4]; &quot;Oui&quot;; [.Y3] &lt; [.Y4]; &quot;Non&quot;;  [.Y3] = [.Y4]; &quot;Equal&quot;)" office:value-type="string" office:string-value="" calcext:value-type="error">
            <text:p>#NAME?</text:p>
          </table:table-cell>
          <table:table-cell table:style-name="ce82" table:formula="of:=ifs( [.AC3] &gt; [.AC4]; &quot;Oui&quot;; [.AC3] &lt; [.AC4]; &quot;Non&quot;;  [.AC3] = [.AC4]; &quot;Equal&quot;)" office:value-type="string" office:string-value="" calcext:value-type="error">
            <text:p>#NAME?</text:p>
          </table:table-cell>
          <table:table-cell table:style-name="ce84" table:formula="of:=[$Recap.H5]" office:value-type="percentage" office:value="0.9735449735" calcext:value-type="percentage">
            <text:p>97.35%</text:p>
          </table:table-cell>
          <table:table-cell table:style-name="ce89" table:formula="of:=[$Recap.I5]" office:value-type="percentage" office:value="0.005291005291" calcext:value-type="percentage">
            <text:p>0.53%</text:p>
          </table:table-cell>
          <table:table-cell table:style-name="ce89" table:formula="of:=[$Recap.J5]" office:value-type="percentage" office:value="0" calcext:value-type="percentage">
            <text:p>0.00%</text:p>
          </table:table-cell>
          <table:table-cell table:style-name="ce89" table:formula="of:=[$Recap.K5]" office:value-type="percentage" office:value="0" calcext:value-type="percentage">
            <text:p>0.00%</text:p>
          </table:table-cell>
          <table:table-cell table:style-name="ce92" table:formula="of:=[$Recap.L5]" office:value-type="percentage" office:value="0.02116402116" calcext:value-type="percentage">
            <text:p>2.12%</text:p>
          </table:table-cell>
          <table:table-cell table:number-columns-repeated="995"/>
        </table:table-row>
        <table:table-row table:style-name="ro1">
          <table:table-cell table:style-name="ce28" office:value-type="date" office:date-value="2024-02-17" calcext:value-type="date">
            <text:p>17 February </text:p>
          </table:table-cell>
          <table:table-cell table:style-name="ce15" table:formula="of:=MIN([.D4:.D37])" office:value-type="percentage" office:value="0.0307" calcext:value-type="percentage">
            <text:p>3.07%</text:p>
          </table:table-cell>
          <table:table-cell table:style-name="ce15" table:formula="of:=MAX([.H4:.H37])" office:value-type="percentage" office:value="0.9448" calcext:value-type="percentage">
            <text:p>94.48%</text:p>
          </table:table-cell>
          <table:table-cell table:style-name="ce35" office:value-type="percentage" office:value="0.1518" calcext:value-type="percentage">
            <text:p>15.18%</text:p>
          </table:table-cell>
          <table:table-cell table:style-name="ce15" office:value-type="percentage" office:value="0.0179" calcext:value-type="percentage">
            <text:p>1.79%</text:p>
          </table:table-cell>
          <table:table-cell table:style-name="ce15" office:value-type="percentage" office:value="0.0089" calcext:value-type="percentage">
            <text:p>0.89%</text:p>
          </table:table-cell>
          <table:table-cell table:style-name="ce15" office:value-type="percentage" office:value="0.0357" calcext:value-type="percentage">
            <text:p>3.57%</text:p>
          </table:table-cell>
          <table:table-cell table:style-name="ce44" office:value-type="percentage" office:value="0.8462" calcext:value-type="percentage">
            <text:p>84.62%</text:p>
          </table:table-cell>
          <table:table-cell table:style-name="ce15" table:formula="of:=MIN([.K4:.K37])" office:value-type="percentage" office:value="0" calcext:value-type="percentage">
            <text:p>0.00%</text:p>
          </table:table-cell>
          <table:table-cell table:style-name="ce15" table:formula="of:=MAX([.O4:.O37])" office:value-type="percentage" office:value="1" calcext:value-type="percentage">
            <text:p>100.00%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MIN([.R4:.R37])" office:value-type="percentage" office:value="0.4536" calcext:value-type="percentage">
            <text:p>45.36%</text:p>
          </table:table-cell>
          <table:table-cell table:style-name="ce15" table:formula="of:=MAX([.V4:.V37])" office:value-type="percentage" office:value="0.4691" calcext:value-type="percentage">
            <text:p>46.91%</text:p>
          </table:table-cell>
          <table:table-cell table:style-name="ce65" office:value-type="percentage" office:value="0.7525" calcext:value-type="percentage">
            <text:p>75.25%</text:p>
          </table:table-cell>
          <table:table-cell table:style-name="ce15" office:value-type="percentage" office:value="0.0051" calcext:value-type="percentage">
            <text:p>0.51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505" calcext:value-type="percentage">
            <text:p>5.05%</text:p>
          </table:table-cell>
          <table:table-cell table:style-name="ce44" office:value-type="percentage" office:value="0.2346" calcext:value-type="percentage">
            <text:p>23.46%</text:p>
          </table:table-cell>
          <table:table-cell table:style-name="ce15" table:formula="of:=MIN([.Y4:.Y37])" office:value-type="percentage" office:value="0.97" calcext:value-type="percentage">
            <text:p>97.00%</text:p>
          </table:table-cell>
          <table:table-cell table:style-name="ce15" table:formula="of:=MAX([.AC4:.AC37])" office:value-type="percentage" office:value="0.0212" calcext:value-type="percentage">
            <text:p>2.12%</text:p>
          </table:table-cell>
          <table:table-cell table:style-name="ce85" office:value-type="percentage" office:value="0.9907" calcext:value-type="percentage">
            <text:p>99.07%</text:p>
          </table:table-cell>
          <table:table-cell table:style-name="ce15" office:value-type="percentage" office:value="0.0046" calcext:value-type="percentage">
            <text:p>0.46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93" office:value-type="percentage" office:value="0.0051" calcext:value-type="percentage">
            <text:p>0.51%</text:p>
          </table:table-cell>
          <table:table-cell table:number-columns-repeated="995"/>
        </table:table-row>
        <table:table-row table:style-name="ro1">
          <table:table-cell table:style-name="ce28" office:value-type="date" office:date-value="2024-02-18" calcext:value-type="date">
            <text:p>18 February </text:p>
          </table:table-cell>
          <table:table-cell table:style-name="ce32" table:formula="of:=ifs( [.D5] &gt; [.D4]; &quot;Oui&quot;; [.D5] &lt; [.D4]; &quot;Non&quot;;  [.D5] = [.D4]; &quot;Equal&quot;)" office:value-type="string" office:string-value="" calcext:value-type="error">
            <text:p>#NAME?</text:p>
          </table:table-cell>
          <table:table-cell table:style-name="ce32" table:formula="of:=ifs( [.H5] &gt; [.H4]; &quot;Oui&quot;; [.H5] &lt; [.H4]; &quot;Non&quot;;  [.H5] = [.H4]; &quot;Equal&quot;)" office:value-type="string" office:string-value="" calcext:value-type="error">
            <text:p>#NAME?</text:p>
          </table:table-cell>
          <table:table-cell table:style-name="ce36" office:value-type="percentage" office:value="0.1532" calcext:value-type="percentage">
            <text:p>15.32%</text:p>
          </table:table-cell>
          <table:table-cell table:style-name="ce32" office:value-type="percentage" office:value="0.018" calcext:value-type="percentage">
            <text:p>1.80%</text:p>
          </table:table-cell>
          <table:table-cell table:style-name="ce32" office:value-type="percentage" office:value="0.009" calcext:value-type="percentage">
            <text:p>0.90%</text:p>
          </table:table-cell>
          <table:table-cell table:style-name="ce32" office:value-type="percentage" office:value="0.036" calcext:value-type="percentage">
            <text:p>3.60%</text:p>
          </table:table-cell>
          <table:table-cell table:style-name="ce45" office:value-type="percentage" office:value="0.7838" calcext:value-type="percentage">
            <text:p>78.38%</text:p>
          </table:table-cell>
          <table:table-cell table:style-name="ce47" table:formula="of:=ifs( [.K5] &gt; [.K4]; &quot;Oui&quot;; [.K5] &lt; [.K4]; &quot;Non&quot;;  [.K5] = [.K4]; &quot;Equal&quot;)" office:value-type="string" office:string-value="" calcext:value-type="error">
            <text:p>#NAME?</text:p>
          </table:table-cell>
          <table:table-cell table:style-name="ce47" table:formula="of:=ifs( [.O5] &gt; [.O4]; &quot;Oui&quot;; [.O5] &lt; [.O4]; &quot;Non&quot;;  [.O5] = [.O4]; &quot;Equal&quot;)" office:value-type="string" office:string-value="" calcext:value-type="error">
            <text:p>#NAME?</text:p>
          </table:table-cell>
          <table:table-cell table:style-name="ce50" office:value-type="percentage" office:value="0.3676" calcext:value-type="percentage">
            <text:p>36.76%</text:p>
          </table:table-cell>
          <table:table-cell table:number-columns-repeated="2" table:style-name="ce47" office:value-type="percentage" office:value="0" calcext:value-type="percentage">
            <text:p>0.00%</text:p>
          </table:table-cell>
          <table:table-cell table:style-name="ce47" office:value-type="percentage" office:value="0.0441" calcext:value-type="percentage">
            <text:p>4.41%</text:p>
          </table:table-cell>
          <table:table-cell table:style-name="ce61" office:value-type="percentage" office:value="0.5882" calcext:value-type="percentage">
            <text:p>58.82%</text:p>
          </table:table-cell>
          <table:table-cell table:style-name="ce16" table:formula="of:=ifs( [.R5] &gt; [.R4]; &quot;Oui&quot;; [.R5] &lt; [.R4]; &quot;Non&quot;;  [.R5] = [.R4]; &quot;Equal&quot;)" office:value-type="string" office:string-value="" calcext:value-type="error">
            <text:p>#NAME?</text:p>
          </table:table-cell>
          <table:table-cell table:style-name="ce16" table:formula="of:=ifs( [.V5] &gt; [.V4]; &quot;Oui&quot;; [.V5] &lt; [.V4]; &quot;Non&quot;;  [.V5] = [.V4]; &quot;Equal&quot;)" office:value-type="string" office:string-value="" calcext:value-type="error">
            <text:p>#NAME?</text:p>
          </table:table-cell>
          <table:table-cell table:style-name="ce66" office:value-type="percentage" office:value="0.7374" calcext:value-type="percentage">
            <text:p>73.74%</text:p>
          </table:table-cell>
          <table:table-cell table:style-name="ce16" office:value-type="percentage" office:value="0.0051" calcext:value-type="percentage">
            <text:p>0.51%</text:p>
          </table:table-cell>
          <table:table-cell table:style-name="ce16" office:value-type="percentage" office:value="0" calcext:value-type="percentage">
            <text:p>0.00%</text:p>
          </table:table-cell>
          <table:table-cell table:style-name="ce16" office:value-type="percentage" office:value="0.0505" calcext:value-type="percentage">
            <text:p>5.05%</text:p>
          </table:table-cell>
          <table:table-cell table:style-name="ce79" office:value-type="percentage" office:value="0.2071" calcext:value-type="percentage">
            <text:p>20.71%</text:p>
          </table:table-cell>
          <table:table-cell table:style-name="ce82" table:formula="of:=ifs( [.Y5] &gt; [.Y4]; &quot;Oui&quot;; [.Y5] &lt; [.Y4]; &quot;Non&quot;;  [.Y5] = [.Y4]; &quot;Equal&quot;)" office:value-type="string" office:string-value="" calcext:value-type="error">
            <text:p>#NAME?</text:p>
          </table:table-cell>
          <table:table-cell table:style-name="ce82" table:formula="of:=ifs( [.AC5] &gt; [.AC4]; &quot;Oui&quot;; [.AC5] &lt; [.AC4]; &quot;Non&quot;;  [.AC5] = [.AC4]; &quot;Equal&quot;)" office:value-type="string" office:string-value="" calcext:value-type="error">
            <text:p>#NAME?</text:p>
          </table:table-cell>
          <table:table-cell table:style-name="ce86" office:value-type="percentage" office:value="0.9907" calcext:value-type="percentage">
            <text:p>99.07%</text:p>
          </table:table-cell>
          <table:table-cell table:style-name="ce82" office:value-type="percentage" office:value="0.0046" calcext:value-type="percentage">
            <text:p>0.46%</text:p>
          </table:table-cell>
          <table:table-cell table:number-columns-repeated="2" table:style-name="ce82" office:value-type="percentage" office:value="0" calcext:value-type="percentage">
            <text:p>0.00%</text:p>
          </table:table-cell>
          <table:table-cell table:style-name="ce94" office:value-type="percentage" office:value="0.0046" calcext:value-type="percentage">
            <text:p>0.46%</text:p>
          </table:table-cell>
          <table:table-cell table:number-columns-repeated="995"/>
        </table:table-row>
        <table:table-row table:style-name="ro1">
          <table:table-cell table:style-name="ce28" office:value-type="date" office:date-value="2024-02-20" calcext:value-type="date">
            <text:p>20 February </text:p>
          </table:table-cell>
          <table:table-cell table:style-name="ce15" table:formula="of:=ifs( [.D6] &gt; [.D5]; &quot;Oui&quot;; [.D6] &lt; [.D5]; &quot;Non&quot;;  [.D6] = [.D5]; &quot;Equal&quot;)" office:value-type="string" office:string-value="" calcext:value-type="error">
            <text:p>#NAME?</text:p>
          </table:table-cell>
          <table:table-cell table:style-name="ce15" table:formula="of:=ifs( [.H6] &gt; [.H5]; &quot;Oui&quot;; [.H6] &lt; [.H5]; &quot;Non&quot;;  [.H6] = [.H5]; &quot;Equal&quot;)" office:value-type="string" office:string-value="" calcext:value-type="error">
            <text:p>#NAME?</text:p>
          </table:table-cell>
          <table:table-cell table:style-name="ce35" office:value-type="percentage" office:value="0.1582" calcext:value-type="percentage">
            <text:p>15.82%</text:p>
          </table:table-cell>
          <table:table-cell table:style-name="ce15" office:value-type="percentage" office:value="0.0127" calcext:value-type="percentage">
            <text:p>1.27%</text:p>
          </table:table-cell>
          <table:table-cell table:style-name="ce15" office:value-type="percentage" office:value="0.0063" calcext:value-type="percentage">
            <text:p>0.63%</text:p>
          </table:table-cell>
          <table:table-cell table:style-name="ce15" office:value-type="percentage" office:value="0.0316" calcext:value-type="percentage">
            <text:p>3.16%</text:p>
          </table:table-cell>
          <table:table-cell table:style-name="ce44" office:value-type="percentage" office:value="0.7911" calcext:value-type="percentage">
            <text:p>79.11%</text:p>
          </table:table-cell>
          <table:table-cell table:style-name="ce15" table:formula="of:=ifs( [.K6] &gt; [.K5]; &quot;Oui&quot;; [.K6] &lt; [.K5]; &quot;Non&quot;;  [.K6] = [.K5]; &quot;Equal&quot;)" office:value-type="string" office:string-value="" calcext:value-type="error">
            <text:p>#NAME?</text:p>
          </table:table-cell>
          <table:table-cell table:style-name="ce15" table:formula="of:=ifs( [.O6] &gt; [.O5]; &quot;Oui&quot;; [.O6] &lt; [.O5]; &quot;Non&quot;;  [.O6] = [.O5]; &quot;Equal&quot;)" office:value-type="string" office:string-value="" calcext:value-type="error">
            <text:p>#NAME?</text:p>
          </table:table-cell>
          <table:table-cell table:style-name="ce51" office:value-type="percentage" office:value="0.3676" calcext:value-type="percentage">
            <text:p>36.76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441" calcext:value-type="percentage">
            <text:p>4.41%</text:p>
          </table:table-cell>
          <table:table-cell table:style-name="ce44" office:value-type="percentage" office:value="0.5882" calcext:value-type="percentage">
            <text:p>58.82%</text:p>
          </table:table-cell>
          <table:table-cell table:style-name="ce15" table:formula="of:=ifs( [.R6] &gt; [.R5]; &quot;Oui&quot;; [.R6] &lt; [.R5]; &quot;Non&quot;;  [.R6] = [.R5]; &quot;Equal&quot;)" office:value-type="string" office:string-value="" calcext:value-type="error">
            <text:p>#NAME?</text:p>
          </table:table-cell>
          <table:table-cell table:style-name="ce15" table:formula="of:=ifs( [.V6] &gt; [.V5]; &quot;Oui&quot;; [.V6] &lt; [.V5]; &quot;Non&quot;;  [.V6] = [.V5]; &quot;Equal&quot;)" office:value-type="string" office:string-value="" calcext:value-type="error">
            <text:p>#NAME?</text:p>
          </table:table-cell>
          <table:table-cell table:style-name="ce67" office:value-type="percentage" office:value="0.7374" calcext:value-type="percentage">
            <text:p>73.74%</text:p>
          </table:table-cell>
          <table:table-cell table:style-name="ce15" office:value-type="percentage" office:value="0.0051" calcext:value-type="percentage">
            <text:p>0.51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505" calcext:value-type="percentage">
            <text:p>5.05%</text:p>
          </table:table-cell>
          <table:table-cell table:style-name="ce44" office:value-type="percentage" office:value="0.2071" calcext:value-type="percentage">
            <text:p>20.71%</text:p>
          </table:table-cell>
          <table:table-cell table:style-name="ce15" table:formula="of:=ifs( [.Y6] &gt; [.Y5]; &quot;Oui&quot;; [.Y6] &lt; [.Y5]; &quot;Non&quot;;  [.Y6] = [.Y5]; &quot;Equal&quot;)" office:value-type="string" office:string-value="" calcext:value-type="error">
            <text:p>#NAME?</text:p>
          </table:table-cell>
          <table:table-cell table:style-name="ce15" table:formula="of:=ifs( [.AC6] &gt; [.AC5]; &quot;Oui&quot;; [.AC6] &lt; [.AC5]; &quot;Non&quot;;  [.AC6] = [.AC5]; &quot;Equal&quot;)" office:value-type="string" office:string-value="" calcext:value-type="error">
            <text:p>#NAME?</text:p>
          </table:table-cell>
          <table:table-cell table:style-name="ce85" office:value-type="percentage" office:value="0.9907" calcext:value-type="percentage">
            <text:p>99.07%</text:p>
          </table:table-cell>
          <table:table-cell table:style-name="ce15" office:value-type="percentage" office:value="0.0046" calcext:value-type="percentage">
            <text:p>0.46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93" office:value-type="percentage" office:value="0.0046" calcext:value-type="percentage">
            <text:p>0.46%</text:p>
          </table:table-cell>
          <table:table-cell table:number-columns-repeated="995"/>
        </table:table-row>
        <table:table-row table:style-name="ro1">
          <table:table-cell table:style-name="ce28" office:value-type="date" office:date-value="2024-02-21" calcext:value-type="date">
            <text:p>21 February </text:p>
          </table:table-cell>
          <table:table-cell table:style-name="ce32" table:formula="of:=ifs( [.D7] &gt; [.D6]; &quot;Oui&quot;; [.D7] &lt; [.D6]; &quot;Non&quot;;  [.D7] = [.D6]; &quot;Equal&quot;)" office:value-type="string" office:string-value="" calcext:value-type="error">
            <text:p>#NAME?</text:p>
          </table:table-cell>
          <table:table-cell table:style-name="ce32" table:formula="of:=ifs( [.H7] &gt; [.H6]; &quot;Oui&quot;; [.H7] &lt; [.H6]; &quot;Non&quot;;  [.H7] = [.H6]; &quot;Equal&quot;)" office:value-type="string" office:string-value="" calcext:value-type="error">
            <text:p>#NAME?</text:p>
          </table:table-cell>
          <table:table-cell table:style-name="ce36" office:value-type="percentage" office:value="0.0368" calcext:value-type="percentage">
            <text:p>3.68%</text:p>
          </table:table-cell>
          <table:table-cell table:style-name="ce32" office:value-type="percentage" office:value="0" calcext:value-type="percentage">
            <text:p>0.00%</text:p>
          </table:table-cell>
          <table:table-cell table:style-name="ce32" office:value-type="percentage" office:value="0.0061" calcext:value-type="percentage">
            <text:p>0.61%</text:p>
          </table:table-cell>
          <table:table-cell table:style-name="ce32" office:value-type="percentage" office:value="0.0245" calcext:value-type="percentage">
            <text:p>2.45%</text:p>
          </table:table-cell>
          <table:table-cell table:style-name="ce45" office:value-type="percentage" office:value="0.9325" calcext:value-type="percentage">
            <text:p>93.25%</text:p>
          </table:table-cell>
          <table:table-cell table:style-name="ce47" table:formula="of:=ifs( [.K7] &gt; [.K6]; &quot;Oui&quot;; [.K7] &lt; [.K6]; &quot;Non&quot;;  [.K7] = [.K6]; &quot;Equal&quot;)" office:value-type="string" office:string-value="" calcext:value-type="error">
            <text:p>#NAME?</text:p>
          </table:table-cell>
          <table:table-cell table:style-name="ce47" table:formula="of:=ifs( [.O7] &gt; [.O6]; &quot;Oui&quot;; [.O7] &lt; [.O6]; &quot;Non&quot;;  [.O7] = [.O6]; &quot;Equal&quot;)" office:value-type="string" office:string-value="" calcext:value-type="error">
            <text:p>#NAME?</text:p>
          </table:table-cell>
          <table:table-cell table:style-name="ce52" office:value-type="percentage" office:value="0.3676" calcext:value-type="percentage">
            <text:p>36.76%</text:p>
          </table:table-cell>
          <table:table-cell table:number-columns-repeated="2" table:style-name="ce47" office:value-type="percentage" office:value="0" calcext:value-type="percentage">
            <text:p>0.00%</text:p>
          </table:table-cell>
          <table:table-cell table:style-name="ce47" office:value-type="percentage" office:value="0.0441" calcext:value-type="percentage">
            <text:p>4.41%</text:p>
          </table:table-cell>
          <table:table-cell table:style-name="ce61" office:value-type="percentage" office:value="0.5882" calcext:value-type="percentage">
            <text:p>58.82%</text:p>
          </table:table-cell>
          <table:table-cell table:style-name="ce16" table:formula="of:=ifs( [.R7] &gt; [.R6]; &quot;Oui&quot;; [.R7] &lt; [.R6]; &quot;Non&quot;;  [.R7] = [.R6]; &quot;Equal&quot;)" office:value-type="string" office:string-value="" calcext:value-type="error">
            <text:p>#NAME?</text:p>
          </table:table-cell>
          <table:table-cell table:style-name="ce16" table:formula="of:=ifs( [.V7] &gt; [.V6]; &quot;Oui&quot;; [.V7] &lt; [.V6]; &quot;Non&quot;;  [.V7] = [.V6]; &quot;Equal&quot;)" office:value-type="string" office:string-value="" calcext:value-type="error">
            <text:p>#NAME?</text:p>
          </table:table-cell>
          <table:table-cell table:style-name="ce68" office:value-type="percentage" office:value="0.7374" calcext:value-type="percentage">
            <text:p>73.74%</text:p>
          </table:table-cell>
          <table:table-cell table:style-name="ce16" office:value-type="percentage" office:value="0.0051" calcext:value-type="percentage">
            <text:p>0.51%</text:p>
          </table:table-cell>
          <table:table-cell table:style-name="ce16" office:value-type="percentage" office:value="0" calcext:value-type="percentage">
            <text:p>0.00%</text:p>
          </table:table-cell>
          <table:table-cell table:style-name="ce16" office:value-type="percentage" office:value="0.0505" calcext:value-type="percentage">
            <text:p>5.05%</text:p>
          </table:table-cell>
          <table:table-cell table:style-name="ce79" office:value-type="percentage" office:value="0.2071" calcext:value-type="percentage">
            <text:p>20.71%</text:p>
          </table:table-cell>
          <table:table-cell table:style-name="ce82" table:formula="of:=ifs( [.Y7] &gt; [.Y6]; &quot;Oui&quot;; [.Y7] &lt; [.Y6]; &quot;Non&quot;;  [.Y7] = [.Y6]; &quot;Equal&quot;)" office:value-type="string" office:string-value="" calcext:value-type="error">
            <text:p>#NAME?</text:p>
          </table:table-cell>
          <table:table-cell table:style-name="ce82" table:formula="of:=ifs( [.AC7] &gt; [.AC6]; &quot;Oui&quot;; [.AC7] &lt; [.AC6]; &quot;Non&quot;;  [.AC7] = [.AC6]; &quot;Equal&quot;)" office:value-type="string" office:string-value="" calcext:value-type="error">
            <text:p>#NAME?</text:p>
          </table:table-cell>
          <table:table-cell table:style-name="ce86" office:value-type="percentage" office:value="0.9907" calcext:value-type="percentage">
            <text:p>99.07%</text:p>
          </table:table-cell>
          <table:table-cell table:style-name="ce82" office:value-type="percentage" office:value="0.0046" calcext:value-type="percentage">
            <text:p>0.46%</text:p>
          </table:table-cell>
          <table:table-cell table:number-columns-repeated="2" table:style-name="ce82" office:value-type="percentage" office:value="0" calcext:value-type="percentage">
            <text:p>0.00%</text:p>
          </table:table-cell>
          <table:table-cell table:style-name="ce94" office:value-type="percentage" office:value="0.0046" calcext:value-type="percentage">
            <text:p>0.46%</text:p>
          </table:table-cell>
          <table:table-cell table:number-columns-repeated="995"/>
        </table:table-row>
        <table:table-row table:style-name="ro1">
          <table:table-cell table:style-name="ce28" office:value-type="date" office:date-value="2024-02-22" calcext:value-type="date">
            <text:p>22 February </text:p>
          </table:table-cell>
          <table:table-cell table:style-name="ce15" table:formula="of:=ifs( [.D8] &gt; [.D7]; &quot;Oui&quot;; [.D8] &lt; [.D7]; &quot;Non&quot;;  [.D8] = [.D7]; &quot;Equal&quot;)" office:value-type="string" office:string-value="" calcext:value-type="error">
            <text:p>#NAME?</text:p>
          </table:table-cell>
          <table:table-cell table:style-name="ce15" table:formula="of:=ifs( [.H8] &gt; [.H7]; &quot;Oui&quot;; [.H8] &lt; [.H7]; &quot;Non&quot;;  [.H8] = [.H7]; &quot;Equal&quot;)" office:value-type="string" office:string-value="" calcext:value-type="error">
            <text:p>#NAME?</text:p>
          </table:table-cell>
          <table:table-cell table:style-name="ce35" office:value-type="percentage" office:value="0.0307" calcext:value-type="percentage">
            <text:p>3.07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307" calcext:value-type="percentage">
            <text:p>3.07%</text:p>
          </table:table-cell>
          <table:table-cell table:style-name="ce44" office:value-type="percentage" office:value="0.9387" calcext:value-type="percentage">
            <text:p>93.87%</text:p>
          </table:table-cell>
          <table:table-cell table:style-name="ce15" table:formula="of:=ifs( [.K8] &gt; [.K7]; &quot;Oui&quot;; [.K8] &lt; [.K7]; &quot;Non&quot;;  [.K8] = [.K7]; &quot;Equal&quot;)" office:value-type="string" office:string-value="" calcext:value-type="error">
            <text:p>#NAME?</text:p>
          </table:table-cell>
          <table:table-cell table:style-name="ce15" table:formula="of:=ifs( [.O8] &gt; [.O7]; &quot;Oui&quot;; [.O8] &lt; [.O7]; &quot;Non&quot;;  [.O8] = [.O7]; &quot;Equal&quot;)" office:value-type="string" office:string-value="" calcext:value-type="error">
            <text:p>#NAME?</text:p>
          </table:table-cell>
          <table:table-cell table:style-name="ce53" office:value-type="percentage" office:value="0.2059" calcext:value-type="percentage">
            <text:p>20.59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147" calcext:value-type="percentage">
            <text:p>1.47%</text:p>
          </table:table-cell>
          <table:table-cell table:style-name="ce15" office:value-type="percentage" office:value="0.0294" calcext:value-type="percentage">
            <text:p>2.94%</text:p>
          </table:table-cell>
          <table:table-cell table:style-name="ce44" office:value-type="percentage" office:value="0.75" calcext:value-type="percentage">
            <text:p>75.00%</text:p>
          </table:table-cell>
          <table:table-cell table:style-name="ce15" table:formula="of:=ifs( [.R8] &gt; [.R7]; &quot;Oui&quot;; [.R8] &lt; [.R7]; &quot;Non&quot;;  [.R8] = [.R7]; &quot;Equal&quot;)" office:value-type="string" office:string-value="" calcext:value-type="error">
            <text:p>#NAME?</text:p>
          </table:table-cell>
          <table:table-cell table:style-name="ce15" table:formula="of:=ifs( [.V8] &gt; [.V7]; &quot;Oui&quot;; [.V8] &lt; [.V7]; &quot;Non&quot;;  [.V8] = [.V7]; &quot;Equal&quot;)" office:value-type="string" office:string-value="" calcext:value-type="error">
            <text:p>#NAME?</text:p>
          </table:table-cell>
          <table:table-cell table:style-name="ce69" office:value-type="percentage" office:value="0.7374" calcext:value-type="percentage">
            <text:p>73.74%</text:p>
          </table:table-cell>
          <table:table-cell table:style-name="ce15" office:value-type="percentage" office:value="0.0051" calcext:value-type="percentage">
            <text:p>0.51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505" calcext:value-type="percentage">
            <text:p>5.05%</text:p>
          </table:table-cell>
          <table:table-cell table:style-name="ce44" office:value-type="percentage" office:value="0.2071" calcext:value-type="percentage">
            <text:p>20.71%</text:p>
          </table:table-cell>
          <table:table-cell table:style-name="ce15" table:formula="of:=ifs( [.Y8] &gt; [.Y7]; &quot;Oui&quot;; [.Y8] &lt; [.Y7]; &quot;Non&quot;;  [.Y8] = [.Y7]; &quot;Equal&quot;)" office:value-type="string" office:string-value="" calcext:value-type="error">
            <text:p>#NAME?</text:p>
          </table:table-cell>
          <table:table-cell table:style-name="ce15" table:formula="of:=ifs( [.AC8] &gt; [.AC7]; &quot;Oui&quot;; [.AC8] &lt; [.AC7]; &quot;Non&quot;;  [.AC8] = [.AC7]; &quot;Equal&quot;)" office:value-type="string" office:string-value="" calcext:value-type="error">
            <text:p>#NAME?</text:p>
          </table:table-cell>
          <table:table-cell table:style-name="ce85" office:value-type="percentage" office:value="0.9907" calcext:value-type="percentage">
            <text:p>99.07%</text:p>
          </table:table-cell>
          <table:table-cell table:style-name="ce15" office:value-type="percentage" office:value="0.0046" calcext:value-type="percentage">
            <text:p>0.46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93" office:value-type="percentage" office:value="0.0046" calcext:value-type="percentage">
            <text:p>0.46%</text:p>
          </table:table-cell>
          <table:table-cell table:number-columns-repeated="995"/>
        </table:table-row>
        <table:table-row table:style-name="ro1">
          <table:table-cell table:style-name="ce28" office:value-type="date" office:date-value="2024-03-25" calcext:value-type="date">
            <text:p>25 March </text:p>
          </table:table-cell>
          <table:table-cell table:style-name="ce32" table:formula="of:=ifs( [.D9] &gt; [.D8]; &quot;Oui&quot;; [.D9] &lt; [.D8]; &quot;Non&quot;;  [.D9] = [.D8]; &quot;Equal&quot;)" office:value-type="string" office:string-value="" calcext:value-type="error">
            <text:p>#NAME?</text:p>
          </table:table-cell>
          <table:table-cell table:style-name="ce32" table:formula="of:=ifs( [.H9] &gt; [.H8]; &quot;Oui&quot;; [.H9] &lt; [.H8]; &quot;Non&quot;;  [.H9] = [.H8]; &quot;Equal&quot;)" office:value-type="string" office:string-value="" calcext:value-type="error">
            <text:p>#NAME?</text:p>
          </table:table-cell>
          <table:table-cell table:style-name="ce36" office:value-type="percentage" office:value="0.06" calcext:value-type="percentage">
            <text:p>6.00%</text:p>
          </table:table-cell>
          <table:table-cell table:number-columns-repeated="2" table:style-name="ce32" office:value-type="percentage" office:value="0" calcext:value-type="percentage">
            <text:p>0.00%</text:p>
          </table:table-cell>
          <table:table-cell table:style-name="ce32" office:value-type="percentage" office:value="0.02" calcext:value-type="percentage">
            <text:p>2.00%</text:p>
          </table:table-cell>
          <table:table-cell table:style-name="ce45" office:value-type="percentage" office:value="0.94" calcext:value-type="percentage">
            <text:p>94.00%</text:p>
          </table:table-cell>
          <table:table-cell table:style-name="ce47" table:formula="of:=ifs( [.K9] &gt; [.K8]; &quot;Oui&quot;; [.K9] &lt; [.K8]; &quot;Non&quot;;  [.K9] = [.K8]; &quot;Equal&quot;)" office:value-type="string" office:string-value="" calcext:value-type="error">
            <text:p>#NAME?</text:p>
          </table:table-cell>
          <table:table-cell table:style-name="ce47" table:formula="of:=ifs( [.O9] &gt; [.O8]; &quot;Oui&quot;; [.O9] &lt; [.O8]; &quot;Non&quot;;  [.O9] = [.O8]; &quot;Equal&quot;)" office:value-type="string" office:string-value="" calcext:value-type="error">
            <text:p>#NAME?</text:p>
          </table:table-cell>
          <table:table-cell table:style-name="ce54" office:value-type="percentage" office:value="0" calcext:value-type="percentage">
            <text:p>0.00%</text:p>
          </table:table-cell>
          <table:table-cell table:number-columns-repeated="3" table:style-name="ce47" office:value-type="percentage" office:value="0" calcext:value-type="percentage">
            <text:p>0.00%</text:p>
          </table:table-cell>
          <table:table-cell table:style-name="ce61" office:value-type="percentage" office:value="1" calcext:value-type="percentage">
            <text:p>100.00%</text:p>
          </table:table-cell>
          <table:table-cell table:style-name="ce16" table:formula="of:=ifs( [.R9] &gt; [.R8]; &quot;Oui&quot;; [.R9] &lt; [.R8]; &quot;Non&quot;;  [.R9] = [.R8]; &quot;Equal&quot;)" office:value-type="string" office:string-value="" calcext:value-type="error">
            <text:p>#NAME?</text:p>
          </table:table-cell>
          <table:table-cell table:style-name="ce16" table:formula="of:=ifs( [.V9] &gt; [.V8]; &quot;Oui&quot;; [.V9] &lt; [.V8]; &quot;Non&quot;;  [.V9] = [.V8]; &quot;Equal&quot;)" office:value-type="string" office:string-value="" calcext:value-type="error">
            <text:p>#NAME?</text:p>
          </table:table-cell>
          <table:table-cell table:style-name="ce70" office:value-type="percentage" office:value="0.67" calcext:value-type="percentage">
            <text:p>67.00%</text:p>
          </table:table-cell>
          <table:table-cell table:number-columns-repeated="2" table:style-name="ce16" office:value-type="percentage" office:value="0" calcext:value-type="percentage">
            <text:p>0.00%</text:p>
          </table:table-cell>
          <table:table-cell table:style-name="ce16" office:value-type="percentage" office:value="0.07" calcext:value-type="percentage">
            <text:p>7.00%</text:p>
          </table:table-cell>
          <table:table-cell table:style-name="ce79" office:value-type="percentage" office:value="0.26" calcext:value-type="percentage">
            <text:p>26.00%</text:p>
          </table:table-cell>
          <table:table-cell table:style-name="ce82" table:formula="of:=ifs( [.Y9] &gt; [.Y8]; &quot;Oui&quot;; [.Y9] &lt; [.Y8]; &quot;Non&quot;;  [.Y9] = [.Y8]; &quot;Equal&quot;)" office:value-type="string" office:string-value="" calcext:value-type="error">
            <text:p>#NAME?</text:p>
          </table:table-cell>
          <table:table-cell table:style-name="ce82" table:formula="of:=ifs( [.AC9] &gt; [.AC8]; &quot;Oui&quot;; [.AC9] &lt; [.AC8]; &quot;Non&quot;;  [.AC9] = [.AC8]; &quot;Equal&quot;)" office:value-type="string" office:string-value="" calcext:value-type="error">
            <text:p>#NAME?</text:p>
          </table:table-cell>
          <table:table-cell table:style-name="ce86" office:value-type="percentage" office:value="0.99" calcext:value-type="percentage">
            <text:p>99.00%</text:p>
          </table:table-cell>
          <table:table-cell table:number-columns-repeated="3" table:style-name="ce82" office:value-type="percentage" office:value="0" calcext:value-type="percentage">
            <text:p>0.00%</text:p>
          </table:table-cell>
          <table:table-cell table:style-name="ce94" office:value-type="percentage" office:value="0.01" calcext:value-type="percentage">
            <text:p>1.00%</text:p>
          </table:table-cell>
          <table:table-cell table:number-columns-repeated="995"/>
        </table:table-row>
        <table:table-row table:style-name="ro1">
          <table:table-cell table:style-name="ce28" office:value-type="date" office:date-value="2024-06-18" calcext:value-type="date">
            <text:p>18 June </text:p>
          </table:table-cell>
          <table:table-cell table:style-name="ce15" table:formula="of:=ifs( [.D10] &gt; [.D9]; &quot;Oui&quot;; [.D10] &lt; [.D9]; &quot;Non&quot;;  [.D10] = [.D9]; &quot;Equal&quot;)" office:value-type="string" office:string-value="" calcext:value-type="error">
            <text:p>#NAME?</text:p>
          </table:table-cell>
          <table:table-cell table:style-name="ce15" table:formula="of:=ifs( [.H10] &gt; [.H9]; &quot;Oui&quot;; [.H10] &lt; [.H9]; &quot;Non&quot;;  [.H10] = [.H9]; &quot;Equal&quot;)" office:value-type="string" office:string-value="" calcext:value-type="error">
            <text:p>#NAME?</text:p>
          </table:table-cell>
          <table:table-cell table:style-name="ce37" office:value-type="percentage" office:value="0.06" calcext:value-type="percentage">
            <text:p>6.00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2" calcext:value-type="percentage">
            <text:p>2.00%</text:p>
          </table:table-cell>
          <table:table-cell table:style-name="ce44" office:value-type="percentage" office:value="0.94" calcext:value-type="percentage">
            <text:p>94.00%</text:p>
          </table:table-cell>
          <table:table-cell table:style-name="ce15" table:formula="of:=ifs( [.K10] &gt; [.K9]; &quot;Oui&quot;; [.K10] &lt; [.K9]; &quot;Non&quot;;  [.K10] = [.K9]; &quot;Equal&quot;)" office:value-type="string" office:string-value="" calcext:value-type="error">
            <text:p>#NAME?</text:p>
          </table:table-cell>
          <table:table-cell table:style-name="ce15" table:formula="of:=ifs( [.O10] &gt; [.O9]; &quot;Oui&quot;; [.O10] &lt; [.O9]; &quot;Non&quot;;  [.O10] = [.O9]; &quot;Equal&quot;)" office:value-type="string" office:string-value="" calcext:value-type="error">
            <text:p>#NAME?</text:p>
          </table:table-cell>
          <table:table-cell table:style-name="ce55" office:value-type="percentage" office:value="0" calcext:value-type="percentage">
            <text:p>0.00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44" office:value-type="percentage" office:value="1" calcext:value-type="percentage">
            <text:p>100.00%</text:p>
          </table:table-cell>
          <table:table-cell table:style-name="ce15" table:formula="of:=ifs( [.R10] &gt; [.R9]; &quot;Oui&quot;; [.R10] &lt; [.R9]; &quot;Non&quot;;  [.R10] = [.R9]; &quot;Equal&quot;)" office:value-type="string" office:string-value="" calcext:value-type="error">
            <text:p>#NAME?</text:p>
          </table:table-cell>
          <table:table-cell table:style-name="ce15" table:formula="of:=ifs( [.V10] &gt; [.V9]; &quot;Oui&quot;; [.V10] &lt; [.V9]; &quot;Non&quot;;  [.V10] = [.V9]; &quot;Equal&quot;)" office:value-type="string" office:string-value="" calcext:value-type="error">
            <text:p>#NAME?</text:p>
          </table:table-cell>
          <table:table-cell table:style-name="ce71" office:value-type="percentage" office:value="0.55" calcext:value-type="percentage">
            <text:p>55.00%</text:p>
          </table:table-cell>
          <table:table-cell table:style-name="ce15" office:value-type="percentage" office:value="0.01" calcext:value-type="percentage">
            <text:p>1.00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7" calcext:value-type="percentage">
            <text:p>7.00%</text:p>
          </table:table-cell>
          <table:table-cell table:style-name="ce44" office:value-type="percentage" office:value="0.38" calcext:value-type="percentage">
            <text:p>38.00%</text:p>
          </table:table-cell>
          <table:table-cell table:style-name="ce15" table:formula="of:=ifs( [.Y10] &gt; [.Y9]; &quot;Oui&quot;; [.Y10] &lt; [.Y9]; &quot;Non&quot;;  [.Y10] = [.Y9]; &quot;Equal&quot;)" office:value-type="string" office:string-value="" calcext:value-type="error">
            <text:p>#NAME?</text:p>
          </table:table-cell>
          <table:table-cell table:style-name="ce15" table:formula="of:=ifs( [.AC10] &gt; [.AC9]; &quot;Oui&quot;; [.AC10] &lt; [.AC9]; &quot;Non&quot;;  [.AC10] = [.AC9]; &quot;Equal&quot;)" office:value-type="string" office:string-value="" calcext:value-type="error">
            <text:p>#NAME?</text:p>
          </table:table-cell>
          <table:table-cell table:style-name="ce85" office:value-type="percentage" office:value="0.97" calcext:value-type="percentage">
            <text:p>97.00%</text:p>
          </table:table-cell>
          <table:table-cell table:style-name="ce15" office:value-type="percentage" office:value="0.01" calcext:value-type="percentage">
            <text:p>1.00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93" office:value-type="percentage" office:value="0.02" calcext:value-type="percentage">
            <text:p>2.00%</text:p>
          </table:table-cell>
          <table:table-cell table:number-columns-repeated="995"/>
        </table:table-row>
        <table:table-row table:style-name="ro1">
          <table:table-cell table:style-name="ce28" office:value-type="date" office:date-value="2024-07-12" calcext:value-type="date">
            <text:p>12 July </text:p>
          </table:table-cell>
          <table:table-cell table:style-name="ce32" table:formula="of:=ifs( [.D11] &gt; [.D10]; &quot;Oui&quot;; [.D11] &lt; [.D10]; &quot;Non&quot;;  [.D11] = [.D10]; &quot;Equal&quot;)" office:value-type="string" office:string-value="" calcext:value-type="error">
            <text:p>#NAME?</text:p>
          </table:table-cell>
          <table:table-cell table:style-name="ce32" table:formula="of:=ifs( [.H11] &gt; [.H10]; &quot;Oui&quot;; [.H11] &lt; [.H10]; &quot;Non&quot;;  [.H11] = [.H10]; &quot;Equal&quot;)" office:value-type="string" office:string-value="" calcext:value-type="error">
            <text:p>#NAME?</text:p>
          </table:table-cell>
          <table:table-cell table:style-name="ce38" office:value-type="percentage" office:value="0.06" calcext:value-type="percentage">
            <text:p>6.00%</text:p>
          </table:table-cell>
          <table:table-cell table:number-columns-repeated="2" table:style-name="ce32" office:value-type="percentage" office:value="0" calcext:value-type="percentage">
            <text:p>0.00%</text:p>
          </table:table-cell>
          <table:table-cell table:style-name="ce32" office:value-type="percentage" office:value="0.02" calcext:value-type="percentage">
            <text:p>2.00%</text:p>
          </table:table-cell>
          <table:table-cell table:style-name="ce45" office:value-type="percentage" office:value="0.94" calcext:value-type="percentage">
            <text:p>94.00%</text:p>
          </table:table-cell>
          <table:table-cell table:style-name="ce47" table:formula="of:=ifs( [.K11] &gt; [.K10]; &quot;Oui&quot;; [.K11] &lt; [.K10]; &quot;Non&quot;;  [.K11] = [.K10]; &quot;Equal&quot;)" office:value-type="string" office:string-value="" calcext:value-type="error">
            <text:p>#NAME?</text:p>
          </table:table-cell>
          <table:table-cell table:style-name="ce47" table:formula="of:=ifs( [.O11] &gt; [.O10]; &quot;Oui&quot;; [.O11] &lt; [.O10]; &quot;Non&quot;;  [.O11] = [.O10]; &quot;Equal&quot;)" office:value-type="string" office:string-value="" calcext:value-type="error">
            <text:p>#NAME?</text:p>
          </table:table-cell>
          <table:table-cell table:style-name="ce56" office:value-type="percentage" office:value="0" calcext:value-type="percentage">
            <text:p>0.00%</text:p>
          </table:table-cell>
          <table:table-cell table:number-columns-repeated="3" table:style-name="ce47" office:value-type="percentage" office:value="0" calcext:value-type="percentage">
            <text:p>0.00%</text:p>
          </table:table-cell>
          <table:table-cell table:style-name="ce61" office:value-type="percentage" office:value="1" calcext:value-type="percentage">
            <text:p>100.00%</text:p>
          </table:table-cell>
          <table:table-cell table:style-name="ce16" table:formula="of:=ifs( [.R11] &gt; [.R10]; &quot;Oui&quot;; [.R11] &lt; [.R10]; &quot;Non&quot;;  [.R11] = [.R10]; &quot;Equal&quot;)" office:value-type="string" office:string-value="" calcext:value-type="error">
            <text:p>#NAME?</text:p>
          </table:table-cell>
          <table:table-cell table:style-name="ce16" table:formula="of:=ifs( [.V11] &gt; [.V10]; &quot;Oui&quot;; [.V11] &lt; [.V10]; &quot;Non&quot;;  [.V11] = [.V10]; &quot;Equal&quot;)" office:value-type="string" office:string-value="" calcext:value-type="error">
            <text:p>#NAME?</text:p>
          </table:table-cell>
          <table:table-cell table:style-name="ce72" office:value-type="percentage" office:value="0.52" calcext:value-type="percentage">
            <text:p>52.00%</text:p>
          </table:table-cell>
          <table:table-cell table:style-name="ce16" office:value-type="percentage" office:value="0.01" calcext:value-type="percentage">
            <text:p>1.00%</text:p>
          </table:table-cell>
          <table:table-cell table:style-name="ce16" office:value-type="percentage" office:value="0" calcext:value-type="percentage">
            <text:p>0.00%</text:p>
          </table:table-cell>
          <table:table-cell table:style-name="ce16" office:value-type="percentage" office:value="0.07" calcext:value-type="percentage">
            <text:p>7.00%</text:p>
          </table:table-cell>
          <table:table-cell table:style-name="ce79" office:value-type="percentage" office:value="0.07" calcext:value-type="percentage">
            <text:p>7.00%</text:p>
          </table:table-cell>
          <table:table-cell table:style-name="ce82" table:formula="of:=ifs( [.Y11] &gt; [.Y10]; &quot;Oui&quot;; [.Y11] &lt; [.Y10]; &quot;Non&quot;;  [.Y11] = [.Y10]; &quot;Equal&quot;)" office:value-type="string" office:string-value="" calcext:value-type="error">
            <text:p>#NAME?</text:p>
          </table:table-cell>
          <table:table-cell table:style-name="ce82" table:formula="of:=ifs( [.AC11] &gt; [.AC10]; &quot;Oui&quot;; [.AC11] &lt; [.AC10]; &quot;Non&quot;;  [.AC11] = [.AC10]; &quot;Equal&quot;)" office:value-type="string" office:string-value="" calcext:value-type="error">
            <text:p>#NAME?</text:p>
          </table:table-cell>
          <table:table-cell table:style-name="ce86" office:value-type="percentage" office:value="0.97" calcext:value-type="percentage">
            <text:p>97.00%</text:p>
          </table:table-cell>
          <table:table-cell table:style-name="ce82" office:value-type="percentage" office:value="0.01" calcext:value-type="percentage">
            <text:p>1.00%</text:p>
          </table:table-cell>
          <table:table-cell table:number-columns-repeated="2" table:style-name="ce82" office:value-type="percentage" office:value="0" calcext:value-type="percentage">
            <text:p>0.00%</text:p>
          </table:table-cell>
          <table:table-cell table:style-name="ce94" office:value-type="percentage" office:value="0.02" calcext:value-type="percentage">
            <text:p>2.00%</text:p>
          </table:table-cell>
          <table:table-cell table:number-columns-repeated="995"/>
        </table:table-row>
        <table:table-row table:style-name="ro1">
          <table:table-cell table:style-name="ce28" office:value-type="date" office:date-value="2024-08-13" calcext:value-type="date">
            <text:p>13 August </text:p>
          </table:table-cell>
          <table:table-cell table:style-name="ce15" table:formula="of:=ifs( [.D12] &gt; [.D11]; &quot;Oui&quot;; [.D12] &lt; [.D11]; &quot;Non&quot;;  [.D12] = [.D11]; &quot;Equal&quot;)" office:value-type="string" office:string-value="" calcext:value-type="error">
            <text:p>#NAME?</text:p>
          </table:table-cell>
          <table:table-cell table:style-name="ce15" table:formula="of:=ifs( [.H12] &gt; [.H11]; &quot;Oui&quot;; [.H12] &lt; [.H11]; &quot;Non&quot;;  [.H12] = [.H11]; &quot;Equal&quot;)" office:value-type="string" office:string-value="" calcext:value-type="error">
            <text:p>#NAME?</text:p>
          </table:table-cell>
          <table:table-cell table:style-name="ce39" office:value-type="percentage" office:value="0.0552" calcext:value-type="percentage">
            <text:p>5.52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15" office:value-type="percentage" office:value="0.0245" calcext:value-type="percentage">
            <text:p>2.45%</text:p>
          </table:table-cell>
          <table:table-cell table:style-name="ce44" office:value-type="percentage" office:value="0.9448" calcext:value-type="percentage">
            <text:p>94.48%</text:p>
          </table:table-cell>
          <table:table-cell table:style-name="ce15" table:formula="of:=ifs( [.K12] &gt; [.K11]; &quot;Oui&quot;; [.K12] &lt; [.K11]; &quot;Non&quot;;  [.K12] = [.K11]; &quot;Equal&quot;)" office:value-type="string" office:string-value="" calcext:value-type="error">
            <text:p>#NAME?</text:p>
          </table:table-cell>
          <table:table-cell table:style-name="ce15" table:formula="of:=ifs( [.O12] &gt; [.O11]; &quot;Oui&quot;; [.O12] &lt; [.O11]; &quot;Non&quot;;  [.O12] = [.O11]; &quot;Equal&quot;)" office:value-type="string" office:string-value="" calcext:value-type="error">
            <text:p>#NAME?</text:p>
          </table:table-cell>
          <table:table-cell table:style-name="ce57" office:value-type="percentage" office:value="0" calcext:value-type="percentage">
            <text:p>0.00%</text:p>
          </table:table-cell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44" office:value-type="percentage" office:value="1" calcext:value-type="percentage">
            <text:p>100.00%</text:p>
          </table:table-cell>
          <table:table-cell table:style-name="ce15" table:formula="of:=ifs( [.R12] &gt; [.R11]; &quot;Oui&quot;; [.R12] &lt; [.R11]; &quot;Non&quot;;  [.R12] = [.R11]; &quot;Equal&quot;)" office:value-type="string" office:string-value="" calcext:value-type="error">
            <text:p>#NAME?</text:p>
          </table:table-cell>
          <table:table-cell table:style-name="ce15" table:formula="of:=ifs( [.V12] &gt; [.V11]; &quot;Oui&quot;; [.V12] &lt; [.V11]; &quot;Non&quot;;  [.V12] = [.V11]; &quot;Equal&quot;)" office:value-type="string" office:string-value="" calcext:value-type="error">
            <text:p>#NAME?</text:p>
          </table:table-cell>
          <table:table-cell table:style-name="ce73" office:value-type="percentage" office:value="0.4845" calcext:value-type="percentage">
            <text:p>48.45%</text:p>
          </table:table-cell>
          <table:table-cell table:style-name="ce15" office:value-type="percentage" office:value="0.0103" calcext:value-type="percentage">
            <text:p>1.03%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15" office:value-type="percentage" office:value="0.067" calcext:value-type="percentage">
            <text:p>6.70%</text:p>
          </table:table-cell>
          <table:table-cell table:style-name="ce44" office:value-type="percentage" office:value="0.4381" calcext:value-type="percentage">
            <text:p>43.81%</text:p>
          </table:table-cell>
          <table:table-cell table:style-name="ce15" table:formula="of:=ifs( [.Y12] &gt; [.Y11]; &quot;Oui&quot;; [.Y12] &lt; [.Y11]; &quot;Non&quot;;  [.Y12] = [.Y11]; &quot;Equal&quot;)" office:value-type="string" office:string-value="" calcext:value-type="error">
            <text:p>#NAME?</text:p>
          </table:table-cell>
          <table:table-cell table:style-name="ce15" table:formula="of:=ifs( [.AC12] &gt; [.AC11]; &quot;Oui&quot;; [.AC12] &lt; [.AC11]; &quot;Non&quot;;  [.AC12] = [.AC11]; &quot;Equal&quot;)" office:value-type="string" office:string-value="" calcext:value-type="error">
            <text:p>#NAME?</text:p>
          </table:table-cell>
          <table:table-cell table:style-name="ce85" office:value-type="percentage" office:value="0.9735" calcext:value-type="percentage">
            <text:p>97.35%</text:p>
          </table:table-cell>
          <table:table-cell table:style-name="ce15" office:value-type="percentage" office:value="0.0053" calcext:value-type="percentage">
            <text:p>0.53%</text:p>
          </table:table-cell>
          <table:table-cell table:number-columns-repeated="2" table:style-name="ce15" office:value-type="percentage" office:value="0" calcext:value-type="percentage">
            <text:p>0.00%</text:p>
          </table:table-cell>
          <table:table-cell table:style-name="ce93" office:value-type="percentage" office:value="0.0212" calcext:value-type="percentage">
            <text:p>2.12%</text:p>
          </table:table-cell>
          <table:table-cell table:number-columns-repeated="995"/>
        </table:table-row>
        <table:table-row table:style-name="ro1">
          <table:table-cell table:style-name="ce28" office:value-type="date" office:date-value="2024-09-04" calcext:value-type="date">
            <text:p>4 September </text:p>
          </table:table-cell>
          <table:table-cell table:style-name="ce32" table:formula="of:=ifs( [.D13] &gt; [.D12]; &quot;Oui&quot;; [.D13] &lt; [.D12]; &quot;Non&quot;;  [.D13] = [.D12]; &quot;Equal&quot;)" office:value-type="string" office:string-value="" calcext:value-type="error">
            <text:p>#NAME?</text:p>
          </table:table-cell>
          <table:table-cell table:style-name="ce32" table:formula="of:=ifs( [.H13] &gt; [.H12]; &quot;Oui&quot;; [.H13] &lt; [.H12]; &quot;Non&quot;;  [.H13] = [.H12]; &quot;Equal&quot;)" office:value-type="string" office:string-value="" calcext:value-type="error">
            <text:p>#NAME?</text:p>
          </table:table-cell>
          <table:table-cell table:style-name="ce40" office:value-type="percentage" office:value="0.0552" calcext:value-type="percentage">
            <text:p>5.52%</text:p>
          </table:table-cell>
          <table:table-cell table:number-columns-repeated="2" table:style-name="ce32" office:value-type="percentage" office:value="0" calcext:value-type="percentage">
            <text:p>0.00%</text:p>
          </table:table-cell>
          <table:table-cell table:style-name="ce32" office:value-type="percentage" office:value="0.0245" calcext:value-type="percentage">
            <text:p>2.45%</text:p>
          </table:table-cell>
          <table:table-cell table:style-name="ce45" office:value-type="percentage" office:value="0.9448" calcext:value-type="percentage">
            <text:p>94.48%</text:p>
          </table:table-cell>
          <table:table-cell table:style-name="ce47" table:formula="of:=ifs( [.K13] &gt; [.K12]; &quot;Oui&quot;; [.K13] &lt; [.K12]; &quot;Non&quot;;  [.K13] = [.K12]; &quot;Equal&quot;)" office:value-type="string" office:string-value="" calcext:value-type="error">
            <text:p>#NAME?</text:p>
          </table:table-cell>
          <table:table-cell table:style-name="ce47" table:formula="of:=ifs( [.O13] &gt; [.O12]; &quot;Oui&quot;; [.O13] &lt; [.O12]; &quot;Non&quot;;  [.O13] = [.O12]; &quot;Equal&quot;)" office:value-type="string" office:string-value="" calcext:value-type="error">
            <text:p>#NAME?</text:p>
          </table:table-cell>
          <table:table-cell table:style-name="ce56" office:value-type="percentage" office:value="0" calcext:value-type="percentage">
            <text:p>0.00%</text:p>
          </table:table-cell>
          <table:table-cell table:number-columns-repeated="3" table:style-name="ce47" office:value-type="percentage" office:value="0" calcext:value-type="percentage">
            <text:p>0.00%</text:p>
          </table:table-cell>
          <table:table-cell table:style-name="ce61" office:value-type="percentage" office:value="1" calcext:value-type="percentage">
            <text:p>100.00%</text:p>
          </table:table-cell>
          <table:table-cell table:style-name="ce16" table:formula="of:=ifs( [.R13] &gt; [.R12]; &quot;Oui&quot;; [.R13] &lt; [.R12]; &quot;Non&quot;;  [.R13] = [.R12]; &quot;Equal&quot;)" office:value-type="string" office:string-value="" calcext:value-type="error">
            <text:p>#NAME?</text:p>
          </table:table-cell>
          <table:table-cell table:style-name="ce16" table:formula="of:=ifs( [.V13] &gt; [.V12]; &quot;Oui&quot;; [.V13] &lt; [.V12]; &quot;Non&quot;;  [.V13] = [.V12]; &quot;Equal&quot;)" office:value-type="string" office:string-value="" calcext:value-type="error">
            <text:p>#NAME?</text:p>
          </table:table-cell>
          <table:table-cell table:style-name="ce74" office:value-type="percentage" office:value="0.4536" calcext:value-type="percentage">
            <text:p>45.36%</text:p>
          </table:table-cell>
          <table:table-cell table:style-name="ce16" office:value-type="percentage" office:value="0.0103" calcext:value-type="percentage">
            <text:p>1.03%</text:p>
          </table:table-cell>
          <table:table-cell table:style-name="ce16" office:value-type="percentage" office:value="0" calcext:value-type="percentage">
            <text:p>0.00%</text:p>
          </table:table-cell>
          <table:table-cell table:style-name="ce16" office:value-type="percentage" office:value="0.067" calcext:value-type="percentage">
            <text:p>6.70%</text:p>
          </table:table-cell>
          <table:table-cell table:style-name="ce79" office:value-type="percentage" office:value="0.4691" calcext:value-type="percentage">
            <text:p>46.91%</text:p>
          </table:table-cell>
          <table:table-cell table:style-name="ce82" table:formula="of:=ifs( [.Y13] &gt; [.Y12]; &quot;Oui&quot;; [.Y13] &lt; [.Y12]; &quot;Non&quot;;  [.Y13] = [.Y12]; &quot;Equal&quot;)" office:value-type="string" office:string-value="" calcext:value-type="error">
            <text:p>#NAME?</text:p>
          </table:table-cell>
          <table:table-cell table:style-name="ce82" table:formula="of:=ifs( [.AC13] &gt; [.AC12]; &quot;Oui&quot;; [.AC13] &lt; [.AC12]; &quot;Non&quot;;  [.AC13] = [.AC12]; &quot;Equal&quot;)" office:value-type="string" office:string-value="" calcext:value-type="error">
            <text:p>#NAME?</text:p>
          </table:table-cell>
          <table:table-cell table:style-name="ce86" office:value-type="percentage" office:value="0.9735" calcext:value-type="percentage">
            <text:p>97.35%</text:p>
          </table:table-cell>
          <table:table-cell table:style-name="ce82" office:value-type="percentage" office:value="0.0053" calcext:value-type="percentage">
            <text:p>0.53%</text:p>
          </table:table-cell>
          <table:table-cell table:number-columns-repeated="2" table:style-name="ce82" office:value-type="percentage" office:value="0" calcext:value-type="percentage">
            <text:p>0.00%</text:p>
          </table:table-cell>
          <table:table-cell table:style-name="ce94" office:value-type="percentage" office:value="0.0212" calcext:value-type="percentage">
            <text:p>2.12%</text:p>
          </table:table-cell>
          <table:table-cell table:number-columns-repeated="995"/>
        </table:table-row>
        <table:table-row table:style-name="ro1">
          <table:table-cell table:style-name="ce28"/>
          <table:table-cell table:style-name="ce15" table:formula="of:=ifs( [.D14] &gt; [.D13]; &quot;Oui&quot;; [.D14] &lt; [.D13]; &quot;Non&quot;;  [.D14] = [.D13]; &quot;Equal&quot;)" office:value-type="string" office:string-value="" calcext:value-type="error">
            <text:p>#NAME?</text:p>
          </table:table-cell>
          <table:table-cell table:style-name="ce15" table:formula="of:=ifs( [.H14] &gt; [.H13]; &quot;Oui&quot;; [.H14] &lt; [.H13]; &quot;Non&quot;;  [.H14] = [.H13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14] &gt; [.K13]; &quot;Oui&quot;; [.K14] &lt; [.K13]; &quot;Non&quot;;  [.K14] = [.K13]; &quot;Equal&quot;)" office:value-type="string" office:string-value="" calcext:value-type="error">
            <text:p>#NAME?</text:p>
          </table:table-cell>
          <table:table-cell table:style-name="ce15" table:formula="of:=ifs( [.O14] &gt; [.O13]; &quot;Oui&quot;; [.O14] &lt; [.O13]; &quot;Non&quot;;  [.O14] = [.O13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14] &gt; [.R13]; &quot;Oui&quot;; [.R14] &lt; [.R13]; &quot;Non&quot;;  [.R14] = [.R13]; &quot;Equal&quot;)" office:value-type="string" office:string-value="" calcext:value-type="error">
            <text:p>#NAME?</text:p>
          </table:table-cell>
          <table:table-cell table:style-name="ce15" table:formula="of:=ifs( [.V14] &gt; [.V13]; &quot;Oui&quot;; [.V14] &lt; [.V13]; &quot;Non&quot;;  [.V14] = [.V13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14] &gt; [.Y13]; &quot;Oui&quot;; [.Y14] &lt; [.Y13]; &quot;Non&quot;;  [.Y14] = [.Y13]; &quot;Equal&quot;)" office:value-type="string" office:string-value="" calcext:value-type="error">
            <text:p>#NAME?</text:p>
          </table:table-cell>
          <table:table-cell table:style-name="ce15" table:formula="of:=ifs( [.AC14] &gt; [.AC13]; &quot;Oui&quot;; [.AC14] &lt; [.AC13]; &quot;Non&quot;;  [.AC14] = [.AC13]; &quot;Equal&quot;)" office:value-type="string" office:string-value="" calcext:value-type="error">
            <text:p>#NAME?</text:p>
          </table:table-cell>
          <table:table-cell table:style-name="ce85"/>
          <table:table-cell table:style-name="ce15" table:number-columns-repeated="3"/>
          <table:table-cell table:style-name="ce93"/>
          <table:table-cell table:number-columns-repeated="995"/>
        </table:table-row>
        <table:table-row table:style-name="ro1">
          <table:table-cell table:style-name="ce28"/>
          <table:table-cell table:style-name="ce32" table:formula="of:=ifs( [.D15] &gt; [.D14]; &quot;Oui&quot;; [.D15] &lt; [.D14]; &quot;Non&quot;;  [.D15] = [.D14]; &quot;Equal&quot;)" office:value-type="string" office:string-value="" calcext:value-type="error">
            <text:p>#NAME?</text:p>
          </table:table-cell>
          <table:table-cell table:style-name="ce32" table:formula="of:=ifs( [.H15] &gt; [.H14]; &quot;Oui&quot;; [.H15] &lt; [.H14]; &quot;Non&quot;;  [.H15] = [.H14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15] &gt; [.K14]; &quot;Oui&quot;; [.K15] &lt; [.K14]; &quot;Non&quot;;  [.K15] = [.K14]; &quot;Equal&quot;)" office:value-type="string" office:string-value="" calcext:value-type="error">
            <text:p>#NAME?</text:p>
          </table:table-cell>
          <table:table-cell table:style-name="ce47" table:formula="of:=ifs( [.O15] &gt; [.O14]; &quot;Oui&quot;; [.O15] &lt; [.O14]; &quot;Non&quot;;  [.O15] = [.O14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15] &gt; [.R14]; &quot;Oui&quot;; [.R15] &lt; [.R14]; &quot;Non&quot;;  [.R15] = [.R14]; &quot;Equal&quot;)" office:value-type="string" office:string-value="" calcext:value-type="error">
            <text:p>#NAME?</text:p>
          </table:table-cell>
          <table:table-cell table:style-name="ce16" table:formula="of:=ifs( [.V15] &gt; [.V14]; &quot;Oui&quot;; [.V15] &lt; [.V14]; &quot;Non&quot;;  [.V15] = [.V14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15] &gt; [.Y14]; &quot;Oui&quot;; [.Y15] &lt; [.Y14]; &quot;Non&quot;;  [.Y15] = [.Y14]; &quot;Equal&quot;)" office:value-type="string" office:string-value="" calcext:value-type="error">
            <text:p>#NAME?</text:p>
          </table:table-cell>
          <table:table-cell table:style-name="ce82" table:formula="of:=ifs( [.AC15] &gt; [.AC14]; &quot;Oui&quot;; [.AC15] &lt; [.AC14]; &quot;Non&quot;;  [.AC15] = [.AC14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8"/>
          <table:table-cell table:style-name="ce15" table:formula="of:=ifs( [.D16] &gt; [.D15]; &quot;Oui&quot;; [.D16] &lt; [.D15]; &quot;Non&quot;;  [.D16] = [.D15]; &quot;Equal&quot;)" office:value-type="string" office:string-value="" calcext:value-type="error">
            <text:p>#NAME?</text:p>
          </table:table-cell>
          <table:table-cell table:style-name="ce15" table:formula="of:=ifs( [.H16] &gt; [.H15]; &quot;Oui&quot;; [.H16] &lt; [.H15]; &quot;Non&quot;;  [.H16] = [.H15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16] &gt; [.K15]; &quot;Oui&quot;; [.K16] &lt; [.K15]; &quot;Non&quot;;  [.K16] = [.K15]; &quot;Equal&quot;)" office:value-type="string" office:string-value="" calcext:value-type="error">
            <text:p>#NAME?</text:p>
          </table:table-cell>
          <table:table-cell table:style-name="ce15" table:formula="of:=ifs( [.O16] &gt; [.O15]; &quot;Oui&quot;; [.O16] &lt; [.O15]; &quot;Non&quot;;  [.O16] = [.O15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16] &gt; [.R15]; &quot;Oui&quot;; [.R16] &lt; [.R15]; &quot;Non&quot;;  [.R16] = [.R15]; &quot;Equal&quot;)" office:value-type="string" office:string-value="" calcext:value-type="error">
            <text:p>#NAME?</text:p>
          </table:table-cell>
          <table:table-cell table:style-name="ce15" table:formula="of:=ifs( [.V16] &gt; [.V15]; &quot;Oui&quot;; [.V16] &lt; [.V15]; &quot;Non&quot;;  [.V16] = [.V15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16] &gt; [.Y15]; &quot;Oui&quot;; [.Y16] &lt; [.Y15]; &quot;Non&quot;;  [.Y16] = [.Y15]; &quot;Equal&quot;)" office:value-type="string" office:string-value="" calcext:value-type="error">
            <text:p>#NAME?</text:p>
          </table:table-cell>
          <table:table-cell table:style-name="ce15" table:formula="of:=ifs( [.AC16] &gt; [.AC15]; &quot;Oui&quot;; [.AC16] &lt; [.AC15]; &quot;Non&quot;;  [.AC16] = [.AC15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8"/>
          <table:table-cell table:style-name="ce32" table:formula="of:=ifs( [.D17] &gt; [.D16]; &quot;Oui&quot;; [.D17] &lt; [.D16]; &quot;Non&quot;;  [.D17] = [.D16]; &quot;Equal&quot;)" office:value-type="string" office:string-value="" calcext:value-type="error">
            <text:p>#NAME?</text:p>
          </table:table-cell>
          <table:table-cell table:style-name="ce32" table:formula="of:=ifs( [.H17] &gt; [.H16]; &quot;Oui&quot;; [.H17] &lt; [.H16]; &quot;Non&quot;;  [.H17] = [.H16]; &quot;Equal&quot;)" office:value-type="string" office:string-value="" calcext:value-type="error">
            <text:p>#NAME?</text:p>
          </table:table-cell>
          <table:table-cell table:style-name="ce36">
            <draw:frame table:end-cell-address="'Copie de Evolution'.K34" table:end-x="29.71pt" table:end-y="11.23pt" draw:z-index="0" draw:name="Chart 2" draw:style-name="gr1" draw:text-style-name="P1" svg:width="449.97pt" svg:height="278.22pt" svg:x="0pt" svg:y="0.74pt">
              <draw:object draw:notify-on-update-of-ranges="'Copie de Evolution'.A3:'Copie de Evolution'.A20 'Copie de Evolution'.D1:'Copie de Evolution'.D2 'Copie de Evolution'.D3:'Copie de Evolution'.D20 'Copie de Evolution'.E1:'Copie de Evolution'.E2 'Copie de Evolution'.E3:'Copie de Evolution'.E20 'Copie de Evolution'.F1:'Copie de Evolution'.F2 'Copie de Evolution'.F3:'Copie de Evolution'.F20 'Copie de Evolution'.G1:'Copie de Evolution'.G2 'Copie de Evolution'.G3:'Copie de Evolution'.G20 'Copie de Evolution'.H1:'Copie de Evolution'.H2 'Copie de Evolution'.H3:'Copie de Evolution'.H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32" table:number-columns-repeated="3"/>
          <table:table-cell table:style-name="ce45"/>
          <table:table-cell table:style-name="ce47" table:formula="of:=ifs( [.K17] &gt; [.K16]; &quot;Oui&quot;; [.K17] &lt; [.K16]; &quot;Non&quot;;  [.K17] = [.K16]; &quot;Equal&quot;)" office:value-type="string" office:string-value="" calcext:value-type="error">
            <text:p>#NAME?</text:p>
          </table:table-cell>
          <table:table-cell table:style-name="ce47" table:formula="of:=ifs( [.O17] &gt; [.O16]; &quot;Oui&quot;; [.O17] &lt; [.O16]; &quot;Non&quot;;  [.O17] = [.O16]; &quot;Equal&quot;)" office:value-type="string" office:string-value="" calcext:value-type="error">
            <text:p>#NAME?</text:p>
          </table:table-cell>
          <table:table-cell table:style-name="ce56">
            <draw:frame table:end-cell-address="'Copie de Evolution'.R34" table:end-x="31.24pt" table:end-y="11.23pt" draw:z-index="1" draw:name="Chart 3" draw:style-name="gr1" draw:text-style-name="P1" svg:width="449.97pt" svg:height="278.22pt" svg:x="1.5pt" svg:y="0.74pt">
              <draw:object draw:notify-on-update-of-ranges="'Copie de Evolution'.A3:'Copie de Evolution'.A37 'Copie de Evolution'.K1:'Copie de Evolution'.K2 'Copie de Evolution'.K3:'Copie de Evolution'.K37 'Copie de Evolution'.L1:'Copie de Evolution'.L2 'Copie de Evolution'.L3:'Copie de Evolution'.L37 'Copie de Evolution'.M1:'Copie de Evolution'.M2 'Copie de Evolution'.M3:'Copie de Evolution'.M37 'Copie de Evolution'.N1:'Copie de Evolution'.N2 'Copie de Evolution'.N3:'Copie de Evolution'.N37 'Copie de Evolution'.O1:'Copie de Evolution'.O2 'Copie de Evolution'.O3:'Copie de Evolution'.O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47" table:number-columns-repeated="3"/>
          <table:table-cell table:style-name="ce61"/>
          <table:table-cell table:style-name="ce16" table:formula="of:=ifs( [.R17] &gt; [.R16]; &quot;Oui&quot;; [.R17] &lt; [.R16]; &quot;Non&quot;;  [.R17] = [.R16]; &quot;Equal&quot;)" office:value-type="string" office:string-value="" calcext:value-type="error">
            <text:p>#NAME?</text:p>
          </table:table-cell>
          <table:table-cell table:style-name="ce16" table:formula="of:=ifs( [.V17] &gt; [.V16]; &quot;Oui&quot;; [.V17] &lt; [.V16]; &quot;Non&quot;;  [.V17] = [.V16]; &quot;Equal&quot;)" office:value-type="string" office:string-value="" calcext:value-type="error">
            <text:p>#NAME?</text:p>
          </table:table-cell>
          <table:table-cell table:style-name="ce75">
            <draw:frame table:end-cell-address="'Copie de Evolution'.Y34" table:end-x="31.95pt" table:end-y="11.23pt" draw:z-index="2" draw:name="Chart 4" draw:style-name="gr1" draw:text-style-name="P1" svg:width="449.97pt" svg:height="278.22pt" svg:x="2.24pt" svg:y="0.74pt">
              <draw:object draw:notify-on-update-of-ranges="'Copie de Evolution'.A3:'Copie de Evolution'.A37 'Copie de Evolution'.R1:'Copie de Evolution'.R2 'Copie de Evolution'.R3:'Copie de Evolution'.R37 'Copie de Evolution'.S1:'Copie de Evolution'.S2 'Copie de Evolution'.S3:'Copie de Evolution'.S37 'Copie de Evolution'.T1:'Copie de Evolution'.T2 'Copie de Evolution'.T3:'Copie de Evolution'.T37 'Copie de Evolution'.U1:'Copie de Evolution'.U2 'Copie de Evolution'.U3:'Copie de Evolution'.U37 'Copie de Evolution'.V1:'Copie de Evolution'.V2 'Copie de Evolution'.V3:'Copie de Evolution'.V3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6" table:number-columns-repeated="3"/>
          <table:table-cell table:style-name="ce79"/>
          <table:table-cell table:style-name="ce82" table:formula="of:=ifs( [.Y17] &gt; [.Y16]; &quot;Oui&quot;; [.Y17] &lt; [.Y16]; &quot;Non&quot;;  [.Y17] = [.Y16]; &quot;Equal&quot;)" office:value-type="string" office:string-value="" calcext:value-type="error">
            <text:p>#NAME?</text:p>
          </table:table-cell>
          <table:table-cell table:style-name="ce82" table:formula="of:=ifs( [.AC17] &gt; [.AC16]; &quot;Oui&quot;; [.AC17] &lt; [.AC16]; &quot;Non&quot;;  [.AC17] = [.AC16]; &quot;Equal&quot;)" office:value-type="string" office:string-value="" calcext:value-type="error">
            <text:p>#NAME?</text:p>
          </table:table-cell>
          <table:table-cell table:style-name="ce87">
            <draw:frame table:end-cell-address="'Copie de Evolution'.AD34" table:end-x="31.97pt" table:end-y="11.23pt" draw:z-index="3" draw:name="Chart 5" draw:style-name="gr1" draw:text-style-name="P1" svg:width="449.97pt" svg:height="278.22pt" svg:x="2.24pt" svg:y="0.74pt">
              <draw:object draw:notify-on-update-of-ranges="'Copie de Evolution'.A3:'Copie de Evolution'.A37 'Copie de Evolution'.Y1:'Copie de Evolution'.Y2 'Copie de Evolution'.Y3:'Copie de Evolution'.Y37 'Copie de Evolution'.Z1:'Copie de Evolution'.Z2 'Copie de Evolution'.Z3:'Copie de Evolution'.Z37 'Copie de Evolution'.AA1:'Copie de Evolution'.AA2 'Copie de Evolution'.AA3:'Copie de Evolution'.AA37 'Copie de Evolution'.AB1:'Copie de Evolution'.AB2 'Copie de Evolution'.AB3:'Copie de Evolution'.AB37 'Copie de Evolution'.AC1:'Copie de Evolution'.AC2 'Copie de Evolution'.AC3:'Copie de Evolution'.AC37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8"/>
          <table:table-cell table:style-name="ce15" table:formula="of:=ifs( [.D18] &gt; [.D17]; &quot;Oui&quot;; [.D18] &lt; [.D17]; &quot;Non&quot;;  [.D18] = [.D17]; &quot;Equal&quot;)" office:value-type="string" office:string-value="" calcext:value-type="error">
            <text:p>#NAME?</text:p>
          </table:table-cell>
          <table:table-cell table:style-name="ce15" table:formula="of:=ifs( [.H18] &gt; [.H17]; &quot;Oui&quot;; [.H18] &lt; [.H17]; &quot;Non&quot;;  [.H18] = [.H17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18] &gt; [.K17]; &quot;Oui&quot;; [.K18] &lt; [.K17]; &quot;Non&quot;;  [.K18] = [.K17]; &quot;Equal&quot;)" office:value-type="string" office:string-value="" calcext:value-type="error">
            <text:p>#NAME?</text:p>
          </table:table-cell>
          <table:table-cell table:style-name="ce15" table:formula="of:=ifs( [.O18] &gt; [.O17]; &quot;Oui&quot;; [.O18] &lt; [.O17]; &quot;Non&quot;;  [.O18] = [.O17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18] &gt; [.R17]; &quot;Oui&quot;; [.R18] &lt; [.R17]; &quot;Non&quot;;  [.R18] = [.R17]; &quot;Equal&quot;)" office:value-type="string" office:string-value="" calcext:value-type="error">
            <text:p>#NAME?</text:p>
          </table:table-cell>
          <table:table-cell table:style-name="ce15" table:formula="of:=ifs( [.V18] &gt; [.V17]; &quot;Oui&quot;; [.V18] &lt; [.V17]; &quot;Non&quot;;  [.V18] = [.V17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18] &gt; [.Y17]; &quot;Oui&quot;; [.Y18] &lt; [.Y17]; &quot;Non&quot;;  [.Y18] = [.Y17]; &quot;Equal&quot;)" office:value-type="string" office:string-value="" calcext:value-type="error">
            <text:p>#NAME?</text:p>
          </table:table-cell>
          <table:table-cell table:style-name="ce15" table:formula="of:=ifs( [.AC18] &gt; [.AC17]; &quot;Oui&quot;; [.AC18] &lt; [.AC17]; &quot;Non&quot;;  [.AC18] = [.AC17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8"/>
          <table:table-cell table:style-name="ce32" table:formula="of:=ifs( [.D19] &gt; [.D18]; &quot;Oui&quot;; [.D19] &lt; [.D18]; &quot;Non&quot;;  [.D19] = [.D18]; &quot;Equal&quot;)" office:value-type="string" office:string-value="" calcext:value-type="error">
            <text:p>#NAME?</text:p>
          </table:table-cell>
          <table:table-cell table:style-name="ce32" table:formula="of:=ifs( [.H19] &gt; [.H18]; &quot;Oui&quot;; [.H19] &lt; [.H18]; &quot;Non&quot;;  [.H19] = [.H18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19] &gt; [.K18]; &quot;Oui&quot;; [.K19] &lt; [.K18]; &quot;Non&quot;;  [.K19] = [.K18]; &quot;Equal&quot;)" office:value-type="string" office:string-value="" calcext:value-type="error">
            <text:p>#NAME?</text:p>
          </table:table-cell>
          <table:table-cell table:style-name="ce47" table:formula="of:=ifs( [.O19] &gt; [.O18]; &quot;Oui&quot;; [.O19] &lt; [.O18]; &quot;Non&quot;;  [.O19] = [.O18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19] &gt; [.R18]; &quot;Oui&quot;; [.R19] &lt; [.R18]; &quot;Non&quot;;  [.R19] = [.R18]; &quot;Equal&quot;)" office:value-type="string" office:string-value="" calcext:value-type="error">
            <text:p>#NAME?</text:p>
          </table:table-cell>
          <table:table-cell table:style-name="ce16" table:formula="of:=ifs( [.V19] &gt; [.V18]; &quot;Oui&quot;; [.V19] &lt; [.V18]; &quot;Non&quot;;  [.V19] = [.V18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19] &gt; [.Y18]; &quot;Oui&quot;; [.Y19] &lt; [.Y18]; &quot;Non&quot;;  [.Y19] = [.Y18]; &quot;Equal&quot;)" office:value-type="string" office:string-value="" calcext:value-type="error">
            <text:p>#NAME?</text:p>
          </table:table-cell>
          <table:table-cell table:style-name="ce82" table:formula="of:=ifs( [.AC19] &gt; [.AC18]; &quot;Oui&quot;; [.AC19] &lt; [.AC18]; &quot;Non&quot;;  [.AC19] = [.AC18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9"/>
          <table:table-cell table:style-name="ce15" table:formula="of:=ifs( [.D20] &gt; [.D19]; &quot;Oui&quot;; [.D20] &lt; [.D19]; &quot;Non&quot;;  [.D20] = [.D19]; &quot;Equal&quot;)" office:value-type="string" office:string-value="" calcext:value-type="error">
            <text:p>#NAME?</text:p>
          </table:table-cell>
          <table:table-cell table:style-name="ce15" table:formula="of:=ifs( [.H20] &gt; [.H19]; &quot;Oui&quot;; [.H20] &lt; [.H19]; &quot;Non&quot;;  [.H20] = [.H19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20] &gt; [.K19]; &quot;Oui&quot;; [.K20] &lt; [.K19]; &quot;Non&quot;;  [.K20] = [.K19]; &quot;Equal&quot;)" office:value-type="string" office:string-value="" calcext:value-type="error">
            <text:p>#NAME?</text:p>
          </table:table-cell>
          <table:table-cell table:style-name="ce15" table:formula="of:=ifs( [.O20] &gt; [.O19]; &quot;Oui&quot;; [.O20] &lt; [.O19]; &quot;Non&quot;;  [.O20] = [.O19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20] &gt; [.R19]; &quot;Oui&quot;; [.R20] &lt; [.R19]; &quot;Non&quot;;  [.R20] = [.R19]; &quot;Equal&quot;)" office:value-type="string" office:string-value="" calcext:value-type="error">
            <text:p>#NAME?</text:p>
          </table:table-cell>
          <table:table-cell table:style-name="ce15" table:formula="of:=ifs( [.V20] &gt; [.V19]; &quot;Oui&quot;; [.V20] &lt; [.V19]; &quot;Non&quot;;  [.V20] = [.V19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20] &gt; [.Y19]; &quot;Oui&quot;; [.Y20] &lt; [.Y19]; &quot;Non&quot;;  [.Y20] = [.Y19]; &quot;Equal&quot;)" office:value-type="string" office:string-value="" calcext:value-type="error">
            <text:p>#NAME?</text:p>
          </table:table-cell>
          <table:table-cell table:style-name="ce15" table:formula="of:=ifs( [.AC20] &gt; [.AC19]; &quot;Oui&quot;; [.AC20] &lt; [.AC19]; &quot;Non&quot;;  [.AC20] = [.AC19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9"/>
          <table:table-cell table:style-name="ce32" table:formula="of:=ifs( [.D21] &gt; [.D20]; &quot;Oui&quot;; [.D21] &lt; [.D20]; &quot;Non&quot;;  [.D21] = [.D20]; &quot;Equal&quot;)" office:value-type="string" office:string-value="" calcext:value-type="error">
            <text:p>#NAME?</text:p>
          </table:table-cell>
          <table:table-cell table:style-name="ce32" table:formula="of:=ifs( [.H21] &gt; [.H20]; &quot;Oui&quot;; [.H21] &lt; [.H20]; &quot;Non&quot;;  [.H21] = [.H20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21] &gt; [.K20]; &quot;Oui&quot;; [.K21] &lt; [.K20]; &quot;Non&quot;;  [.K21] = [.K20]; &quot;Equal&quot;)" office:value-type="string" office:string-value="" calcext:value-type="error">
            <text:p>#NAME?</text:p>
          </table:table-cell>
          <table:table-cell table:style-name="ce47" table:formula="of:=ifs( [.O21] &gt; [.O20]; &quot;Oui&quot;; [.O21] &lt; [.O20]; &quot;Non&quot;;  [.O21] = [.O20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21] &gt; [.R20]; &quot;Oui&quot;; [.R21] &lt; [.R20]; &quot;Non&quot;;  [.R21] = [.R20]; &quot;Equal&quot;)" office:value-type="string" office:string-value="" calcext:value-type="error">
            <text:p>#NAME?</text:p>
          </table:table-cell>
          <table:table-cell table:style-name="ce16" table:formula="of:=ifs( [.V21] &gt; [.V20]; &quot;Oui&quot;; [.V21] &lt; [.V20]; &quot;Non&quot;;  [.V21] = [.V20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21] &gt; [.Y20]; &quot;Oui&quot;; [.Y21] &lt; [.Y20]; &quot;Non&quot;;  [.Y21] = [.Y20]; &quot;Equal&quot;)" office:value-type="string" office:string-value="" calcext:value-type="error">
            <text:p>#NAME?</text:p>
          </table:table-cell>
          <table:table-cell table:style-name="ce82" table:formula="of:=ifs( [.AC21] &gt; [.AC20]; &quot;Oui&quot;; [.AC21] &lt; [.AC20]; &quot;Non&quot;;  [.AC21] = [.AC20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9"/>
          <table:table-cell table:style-name="ce15" table:formula="of:=ifs( [.D22] &gt; [.D21]; &quot;Oui&quot;; [.D22] &lt; [.D21]; &quot;Non&quot;;  [.D22] = [.D21]; &quot;Equal&quot;)" office:value-type="string" office:string-value="" calcext:value-type="error">
            <text:p>#NAME?</text:p>
          </table:table-cell>
          <table:table-cell table:style-name="ce15" table:formula="of:=ifs( [.H22] &gt; [.H21]; &quot;Oui&quot;; [.H22] &lt; [.H21]; &quot;Non&quot;;  [.H22] = [.H21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22] &gt; [.K21]; &quot;Oui&quot;; [.K22] &lt; [.K21]; &quot;Non&quot;;  [.K22] = [.K21]; &quot;Equal&quot;)" office:value-type="string" office:string-value="" calcext:value-type="error">
            <text:p>#NAME?</text:p>
          </table:table-cell>
          <table:table-cell table:style-name="ce15" table:formula="of:=ifs( [.O22] &gt; [.O21]; &quot;Oui&quot;; [.O22] &lt; [.O21]; &quot;Non&quot;;  [.O22] = [.O21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22] &gt; [.R21]; &quot;Oui&quot;; [.R22] &lt; [.R21]; &quot;Non&quot;;  [.R22] = [.R21]; &quot;Equal&quot;)" office:value-type="string" office:string-value="" calcext:value-type="error">
            <text:p>#NAME?</text:p>
          </table:table-cell>
          <table:table-cell table:style-name="ce15" table:formula="of:=ifs( [.V22] &gt; [.V21]; &quot;Oui&quot;; [.V22] &lt; [.V21]; &quot;Non&quot;;  [.V22] = [.V21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22] &gt; [.Y21]; &quot;Oui&quot;; [.Y22] &lt; [.Y21]; &quot;Non&quot;;  [.Y22] = [.Y21]; &quot;Equal&quot;)" office:value-type="string" office:string-value="" calcext:value-type="error">
            <text:p>#NAME?</text:p>
          </table:table-cell>
          <table:table-cell table:style-name="ce15" table:formula="of:=ifs( [.AC22] &gt; [.AC21]; &quot;Oui&quot;; [.AC22] &lt; [.AC21]; &quot;Non&quot;;  [.AC22] = [.AC21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9"/>
          <table:table-cell table:style-name="ce32" table:formula="of:=ifs( [.D23] &gt; [.D22]; &quot;Oui&quot;; [.D23] &lt; [.D22]; &quot;Non&quot;;  [.D23] = [.D22]; &quot;Equal&quot;)" office:value-type="string" office:string-value="" calcext:value-type="error">
            <text:p>#NAME?</text:p>
          </table:table-cell>
          <table:table-cell table:style-name="ce32" table:formula="of:=ifs( [.H23] &gt; [.H22]; &quot;Oui&quot;; [.H23] &lt; [.H22]; &quot;Non&quot;;  [.H23] = [.H22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23] &gt; [.K22]; &quot;Oui&quot;; [.K23] &lt; [.K22]; &quot;Non&quot;;  [.K23] = [.K22]; &quot;Equal&quot;)" office:value-type="string" office:string-value="" calcext:value-type="error">
            <text:p>#NAME?</text:p>
          </table:table-cell>
          <table:table-cell table:style-name="ce47" table:formula="of:=ifs( [.O23] &gt; [.O22]; &quot;Oui&quot;; [.O23] &lt; [.O22]; &quot;Non&quot;;  [.O23] = [.O22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23] &gt; [.R22]; &quot;Oui&quot;; [.R23] &lt; [.R22]; &quot;Non&quot;;  [.R23] = [.R22]; &quot;Equal&quot;)" office:value-type="string" office:string-value="" calcext:value-type="error">
            <text:p>#NAME?</text:p>
          </table:table-cell>
          <table:table-cell table:style-name="ce16" table:formula="of:=ifs( [.V23] &gt; [.V22]; &quot;Oui&quot;; [.V23] &lt; [.V22]; &quot;Non&quot;;  [.V23] = [.V22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23] &gt; [.Y22]; &quot;Oui&quot;; [.Y23] &lt; [.Y22]; &quot;Non&quot;;  [.Y23] = [.Y22]; &quot;Equal&quot;)" office:value-type="string" office:string-value="" calcext:value-type="error">
            <text:p>#NAME?</text:p>
          </table:table-cell>
          <table:table-cell table:style-name="ce82" table:formula="of:=ifs( [.AC23] &gt; [.AC22]; &quot;Oui&quot;; [.AC23] &lt; [.AC22]; &quot;Non&quot;;  [.AC23] = [.AC22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9"/>
          <table:table-cell table:style-name="ce15" table:formula="of:=ifs( [.D24] &gt; [.D23]; &quot;Oui&quot;; [.D24] &lt; [.D23]; &quot;Non&quot;;  [.D24] = [.D23]; &quot;Equal&quot;)" office:value-type="string" office:string-value="" calcext:value-type="error">
            <text:p>#NAME?</text:p>
          </table:table-cell>
          <table:table-cell table:style-name="ce15" table:formula="of:=ifs( [.H24] &gt; [.H23]; &quot;Oui&quot;; [.H24] &lt; [.H23]; &quot;Non&quot;;  [.H24] = [.H23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24] &gt; [.K23]; &quot;Oui&quot;; [.K24] &lt; [.K23]; &quot;Non&quot;;  [.K24] = [.K23]; &quot;Equal&quot;)" office:value-type="string" office:string-value="" calcext:value-type="error">
            <text:p>#NAME?</text:p>
          </table:table-cell>
          <table:table-cell table:style-name="ce15" table:formula="of:=ifs( [.O24] &gt; [.O23]; &quot;Oui&quot;; [.O24] &lt; [.O23]; &quot;Non&quot;;  [.O24] = [.O23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24] &gt; [.R23]; &quot;Oui&quot;; [.R24] &lt; [.R23]; &quot;Non&quot;;  [.R24] = [.R23]; &quot;Equal&quot;)" office:value-type="string" office:string-value="" calcext:value-type="error">
            <text:p>#NAME?</text:p>
          </table:table-cell>
          <table:table-cell table:style-name="ce15" table:formula="of:=ifs( [.V24] &gt; [.V23]; &quot;Oui&quot;; [.V24] &lt; [.V23]; &quot;Non&quot;;  [.V24] = [.V23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24] &gt; [.Y23]; &quot;Oui&quot;; [.Y24] &lt; [.Y23]; &quot;Non&quot;;  [.Y24] = [.Y23]; &quot;Equal&quot;)" office:value-type="string" office:string-value="" calcext:value-type="error">
            <text:p>#NAME?</text:p>
          </table:table-cell>
          <table:table-cell table:style-name="ce15" table:formula="of:=ifs( [.AC24] &gt; [.AC23]; &quot;Oui&quot;; [.AC24] &lt; [.AC23]; &quot;Non&quot;;  [.AC24] = [.AC23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9"/>
          <table:table-cell table:style-name="ce32" table:formula="of:=ifs( [.D25] &gt; [.D24]; &quot;Oui&quot;; [.D25] &lt; [.D24]; &quot;Non&quot;;  [.D25] = [.D24]; &quot;Equal&quot;)" office:value-type="string" office:string-value="" calcext:value-type="error">
            <text:p>#NAME?</text:p>
          </table:table-cell>
          <table:table-cell table:style-name="ce32" table:formula="of:=ifs( [.H25] &gt; [.H24]; &quot;Oui&quot;; [.H25] &lt; [.H24]; &quot;Non&quot;;  [.H25] = [.H24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25] &gt; [.K24]; &quot;Oui&quot;; [.K25] &lt; [.K24]; &quot;Non&quot;;  [.K25] = [.K24]; &quot;Equal&quot;)" office:value-type="string" office:string-value="" calcext:value-type="error">
            <text:p>#NAME?</text:p>
          </table:table-cell>
          <table:table-cell table:style-name="ce47" table:formula="of:=ifs( [.O25] &gt; [.O24]; &quot;Oui&quot;; [.O25] &lt; [.O24]; &quot;Non&quot;;  [.O25] = [.O24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25] &gt; [.R24]; &quot;Oui&quot;; [.R25] &lt; [.R24]; &quot;Non&quot;;  [.R25] = [.R24]; &quot;Equal&quot;)" office:value-type="string" office:string-value="" calcext:value-type="error">
            <text:p>#NAME?</text:p>
          </table:table-cell>
          <table:table-cell table:style-name="ce16" table:formula="of:=ifs( [.V25] &gt; [.V24]; &quot;Oui&quot;; [.V25] &lt; [.V24]; &quot;Non&quot;;  [.V25] = [.V24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25] &gt; [.Y24]; &quot;Oui&quot;; [.Y25] &lt; [.Y24]; &quot;Non&quot;;  [.Y25] = [.Y24]; &quot;Equal&quot;)" office:value-type="string" office:string-value="" calcext:value-type="error">
            <text:p>#NAME?</text:p>
          </table:table-cell>
          <table:table-cell table:style-name="ce82" table:formula="of:=ifs( [.AC25] &gt; [.AC24]; &quot;Oui&quot;; [.AC25] &lt; [.AC24]; &quot;Non&quot;;  [.AC25] = [.AC24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9"/>
          <table:table-cell table:style-name="ce15" table:formula="of:=ifs( [.D26] &gt; [.D25]; &quot;Oui&quot;; [.D26] &lt; [.D25]; &quot;Non&quot;;  [.D26] = [.D25]; &quot;Equal&quot;)" office:value-type="string" office:string-value="" calcext:value-type="error">
            <text:p>#NAME?</text:p>
          </table:table-cell>
          <table:table-cell table:style-name="ce15" table:formula="of:=ifs( [.H26] &gt; [.H25]; &quot;Oui&quot;; [.H26] &lt; [.H25]; &quot;Non&quot;;  [.H26] = [.H25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26] &gt; [.K25]; &quot;Oui&quot;; [.K26] &lt; [.K25]; &quot;Non&quot;;  [.K26] = [.K25]; &quot;Equal&quot;)" office:value-type="string" office:string-value="" calcext:value-type="error">
            <text:p>#NAME?</text:p>
          </table:table-cell>
          <table:table-cell table:style-name="ce15" table:formula="of:=ifs( [.O26] &gt; [.O25]; &quot;Oui&quot;; [.O26] &lt; [.O25]; &quot;Non&quot;;  [.O26] = [.O25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26] &gt; [.R25]; &quot;Oui&quot;; [.R26] &lt; [.R25]; &quot;Non&quot;;  [.R26] = [.R25]; &quot;Equal&quot;)" office:value-type="string" office:string-value="" calcext:value-type="error">
            <text:p>#NAME?</text:p>
          </table:table-cell>
          <table:table-cell table:style-name="ce15" table:formula="of:=ifs( [.V26] &gt; [.V25]; &quot;Oui&quot;; [.V26] &lt; [.V25]; &quot;Non&quot;;  [.V26] = [.V25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26] &gt; [.Y25]; &quot;Oui&quot;; [.Y26] &lt; [.Y25]; &quot;Non&quot;;  [.Y26] = [.Y25]; &quot;Equal&quot;)" office:value-type="string" office:string-value="" calcext:value-type="error">
            <text:p>#NAME?</text:p>
          </table:table-cell>
          <table:table-cell table:style-name="ce15" table:formula="of:=ifs( [.AC26] &gt; [.AC25]; &quot;Oui&quot;; [.AC26] &lt; [.AC25]; &quot;Non&quot;;  [.AC26] = [.AC25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9"/>
          <table:table-cell table:style-name="ce32" table:formula="of:=ifs( [.D27] &gt; [.D26]; &quot;Oui&quot;; [.D27] &lt; [.D26]; &quot;Non&quot;;  [.D27] = [.D26]; &quot;Equal&quot;)" office:value-type="string" office:string-value="" calcext:value-type="error">
            <text:p>#NAME?</text:p>
          </table:table-cell>
          <table:table-cell table:style-name="ce32" table:formula="of:=ifs( [.H27] &gt; [.H26]; &quot;Oui&quot;; [.H27] &lt; [.H26]; &quot;Non&quot;;  [.H27] = [.H26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27] &gt; [.K26]; &quot;Oui&quot;; [.K27] &lt; [.K26]; &quot;Non&quot;;  [.K27] = [.K26]; &quot;Equal&quot;)" office:value-type="string" office:string-value="" calcext:value-type="error">
            <text:p>#NAME?</text:p>
          </table:table-cell>
          <table:table-cell table:style-name="ce47" table:formula="of:=ifs( [.O27] &gt; [.O26]; &quot;Oui&quot;; [.O27] &lt; [.O26]; &quot;Non&quot;;  [.O27] = [.O26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27] &gt; [.R26]; &quot;Oui&quot;; [.R27] &lt; [.R26]; &quot;Non&quot;;  [.R27] = [.R26]; &quot;Equal&quot;)" office:value-type="string" office:string-value="" calcext:value-type="error">
            <text:p>#NAME?</text:p>
          </table:table-cell>
          <table:table-cell table:style-name="ce16" table:formula="of:=ifs( [.V27] &gt; [.V26]; &quot;Oui&quot;; [.V27] &lt; [.V26]; &quot;Non&quot;;  [.V27] = [.V26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27] &gt; [.Y26]; &quot;Oui&quot;; [.Y27] &lt; [.Y26]; &quot;Non&quot;;  [.Y27] = [.Y26]; &quot;Equal&quot;)" office:value-type="string" office:string-value="" calcext:value-type="error">
            <text:p>#NAME?</text:p>
          </table:table-cell>
          <table:table-cell table:style-name="ce82" table:formula="of:=ifs( [.AC27] &gt; [.AC26]; &quot;Oui&quot;; [.AC27] &lt; [.AC26]; &quot;Non&quot;;  [.AC27] = [.AC26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9"/>
          <table:table-cell table:style-name="ce15" table:formula="of:=ifs( [.D28] &gt; [.D27]; &quot;Oui&quot;; [.D28] &lt; [.D27]; &quot;Non&quot;;  [.D28] = [.D27]; &quot;Equal&quot;)" office:value-type="string" office:string-value="" calcext:value-type="error">
            <text:p>#NAME?</text:p>
          </table:table-cell>
          <table:table-cell table:style-name="ce15" table:formula="of:=ifs( [.H28] &gt; [.H27]; &quot;Oui&quot;; [.H28] &lt; [.H27]; &quot;Non&quot;;  [.H28] = [.H27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28] &gt; [.K27]; &quot;Oui&quot;; [.K28] &lt; [.K27]; &quot;Non&quot;;  [.K28] = [.K27]; &quot;Equal&quot;)" office:value-type="string" office:string-value="" calcext:value-type="error">
            <text:p>#NAME?</text:p>
          </table:table-cell>
          <table:table-cell table:style-name="ce15" table:formula="of:=ifs( [.O28] &gt; [.O27]; &quot;Oui&quot;; [.O28] &lt; [.O27]; &quot;Non&quot;;  [.O28] = [.O27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28] &gt; [.R27]; &quot;Oui&quot;; [.R28] &lt; [.R27]; &quot;Non&quot;;  [.R28] = [.R27]; &quot;Equal&quot;)" office:value-type="string" office:string-value="" calcext:value-type="error">
            <text:p>#NAME?</text:p>
          </table:table-cell>
          <table:table-cell table:style-name="ce15" table:formula="of:=ifs( [.V28] &gt; [.V27]; &quot;Oui&quot;; [.V28] &lt; [.V27]; &quot;Non&quot;;  [.V28] = [.V27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28] &gt; [.Y27]; &quot;Oui&quot;; [.Y28] &lt; [.Y27]; &quot;Non&quot;;  [.Y28] = [.Y27]; &quot;Equal&quot;)" office:value-type="string" office:string-value="" calcext:value-type="error">
            <text:p>#NAME?</text:p>
          </table:table-cell>
          <table:table-cell table:style-name="ce15" table:formula="of:=ifs( [.AC28] &gt; [.AC27]; &quot;Oui&quot;; [.AC28] &lt; [.AC27]; &quot;Non&quot;;  [.AC28] = [.AC27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9"/>
          <table:table-cell table:style-name="ce32" table:formula="of:=ifs( [.D29] &gt; [.D28]; &quot;Oui&quot;; [.D29] &lt; [.D28]; &quot;Non&quot;;  [.D29] = [.D28]; &quot;Equal&quot;)" office:value-type="string" office:string-value="" calcext:value-type="error">
            <text:p>#NAME?</text:p>
          </table:table-cell>
          <table:table-cell table:style-name="ce32" table:formula="of:=ifs( [.H29] &gt; [.H28]; &quot;Oui&quot;; [.H29] &lt; [.H28]; &quot;Non&quot;;  [.H29] = [.H28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29] &gt; [.K28]; &quot;Oui&quot;; [.K29] &lt; [.K28]; &quot;Non&quot;;  [.K29] = [.K28]; &quot;Equal&quot;)" office:value-type="string" office:string-value="" calcext:value-type="error">
            <text:p>#NAME?</text:p>
          </table:table-cell>
          <table:table-cell table:style-name="ce47" table:formula="of:=ifs( [.O29] &gt; [.O28]; &quot;Oui&quot;; [.O29] &lt; [.O28]; &quot;Non&quot;;  [.O29] = [.O28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29] &gt; [.R28]; &quot;Oui&quot;; [.R29] &lt; [.R28]; &quot;Non&quot;;  [.R29] = [.R28]; &quot;Equal&quot;)" office:value-type="string" office:string-value="" calcext:value-type="error">
            <text:p>#NAME?</text:p>
          </table:table-cell>
          <table:table-cell table:style-name="ce16" table:formula="of:=ifs( [.V29] &gt; [.V28]; &quot;Oui&quot;; [.V29] &lt; [.V28]; &quot;Non&quot;;  [.V29] = [.V28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29] &gt; [.Y28]; &quot;Oui&quot;; [.Y29] &lt; [.Y28]; &quot;Non&quot;;  [.Y29] = [.Y28]; &quot;Equal&quot;)" office:value-type="string" office:string-value="" calcext:value-type="error">
            <text:p>#NAME?</text:p>
          </table:table-cell>
          <table:table-cell table:style-name="ce82" table:formula="of:=ifs( [.AC29] &gt; [.AC28]; &quot;Oui&quot;; [.AC29] &lt; [.AC28]; &quot;Non&quot;;  [.AC29] = [.AC28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9"/>
          <table:table-cell table:style-name="ce15" table:formula="of:=ifs( [.D30] &gt; [.D29]; &quot;Oui&quot;; [.D30] &lt; [.D29]; &quot;Non&quot;;  [.D30] = [.D29]; &quot;Equal&quot;)" office:value-type="string" office:string-value="" calcext:value-type="error">
            <text:p>#NAME?</text:p>
          </table:table-cell>
          <table:table-cell table:style-name="ce15" table:formula="of:=ifs( [.H30] &gt; [.H29]; &quot;Oui&quot;; [.H30] &lt; [.H29]; &quot;Non&quot;;  [.H30] = [.H29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30] &gt; [.K29]; &quot;Oui&quot;; [.K30] &lt; [.K29]; &quot;Non&quot;;  [.K30] = [.K29]; &quot;Equal&quot;)" office:value-type="string" office:string-value="" calcext:value-type="error">
            <text:p>#NAME?</text:p>
          </table:table-cell>
          <table:table-cell table:style-name="ce15" table:formula="of:=ifs( [.O30] &gt; [.O29]; &quot;Oui&quot;; [.O30] &lt; [.O29]; &quot;Non&quot;;  [.O30] = [.O29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30] &gt; [.R29]; &quot;Oui&quot;; [.R30] &lt; [.R29]; &quot;Non&quot;;  [.R30] = [.R29]; &quot;Equal&quot;)" office:value-type="string" office:string-value="" calcext:value-type="error">
            <text:p>#NAME?</text:p>
          </table:table-cell>
          <table:table-cell table:style-name="ce15" table:formula="of:=ifs( [.V30] &gt; [.V29]; &quot;Oui&quot;; [.V30] &lt; [.V29]; &quot;Non&quot;;  [.V30] = [.V29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30] &gt; [.Y29]; &quot;Oui&quot;; [.Y30] &lt; [.Y29]; &quot;Non&quot;;  [.Y30] = [.Y29]; &quot;Equal&quot;)" office:value-type="string" office:string-value="" calcext:value-type="error">
            <text:p>#NAME?</text:p>
          </table:table-cell>
          <table:table-cell table:style-name="ce15" table:formula="of:=ifs( [.AC30] &gt; [.AC29]; &quot;Oui&quot;; [.AC30] &lt; [.AC29]; &quot;Non&quot;;  [.AC30] = [.AC29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9"/>
          <table:table-cell table:style-name="ce32" table:formula="of:=ifs( [.D31] &gt; [.D30]; &quot;Oui&quot;; [.D31] &lt; [.D30]; &quot;Non&quot;;  [.D31] = [.D30]; &quot;Equal&quot;)" office:value-type="string" office:string-value="" calcext:value-type="error">
            <text:p>#NAME?</text:p>
          </table:table-cell>
          <table:table-cell table:style-name="ce32" table:formula="of:=ifs( [.H31] &gt; [.H30]; &quot;Oui&quot;; [.H31] &lt; [.H30]; &quot;Non&quot;;  [.H31] = [.H30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31] &gt; [.K30]; &quot;Oui&quot;; [.K31] &lt; [.K30]; &quot;Non&quot;;  [.K31] = [.K30]; &quot;Equal&quot;)" office:value-type="string" office:string-value="" calcext:value-type="error">
            <text:p>#NAME?</text:p>
          </table:table-cell>
          <table:table-cell table:style-name="ce47" table:formula="of:=ifs( [.O31] &gt; [.O30]; &quot;Oui&quot;; [.O31] &lt; [.O30]; &quot;Non&quot;;  [.O31] = [.O30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31] &gt; [.R30]; &quot;Oui&quot;; [.R31] &lt; [.R30]; &quot;Non&quot;;  [.R31] = [.R30]; &quot;Equal&quot;)" office:value-type="string" office:string-value="" calcext:value-type="error">
            <text:p>#NAME?</text:p>
          </table:table-cell>
          <table:table-cell table:style-name="ce16" table:formula="of:=ifs( [.V31] &gt; [.V30]; &quot;Oui&quot;; [.V31] &lt; [.V30]; &quot;Non&quot;;  [.V31] = [.V30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31] &gt; [.Y30]; &quot;Oui&quot;; [.Y31] &lt; [.Y30]; &quot;Non&quot;;  [.Y31] = [.Y30]; &quot;Equal&quot;)" office:value-type="string" office:string-value="" calcext:value-type="error">
            <text:p>#NAME?</text:p>
          </table:table-cell>
          <table:table-cell table:style-name="ce82" table:formula="of:=ifs( [.AC31] &gt; [.AC30]; &quot;Oui&quot;; [.AC31] &lt; [.AC30]; &quot;Non&quot;;  [.AC31] = [.AC30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9"/>
          <table:table-cell table:style-name="ce15" table:formula="of:=ifs( [.D32] &gt; [.D31]; &quot;Oui&quot;; [.D32] &lt; [.D31]; &quot;Non&quot;;  [.D32] = [.D31]; &quot;Equal&quot;)" office:value-type="string" office:string-value="" calcext:value-type="error">
            <text:p>#NAME?</text:p>
          </table:table-cell>
          <table:table-cell table:style-name="ce15" table:formula="of:=ifs( [.H32] &gt; [.H31]; &quot;Oui&quot;; [.H32] &lt; [.H31]; &quot;Non&quot;;  [.H32] = [.H31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32] &gt; [.K31]; &quot;Oui&quot;; [.K32] &lt; [.K31]; &quot;Non&quot;;  [.K32] = [.K31]; &quot;Equal&quot;)" office:value-type="string" office:string-value="" calcext:value-type="error">
            <text:p>#NAME?</text:p>
          </table:table-cell>
          <table:table-cell table:style-name="ce15" table:formula="of:=ifs( [.O32] &gt; [.O31]; &quot;Oui&quot;; [.O32] &lt; [.O31]; &quot;Non&quot;;  [.O32] = [.O31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32] &gt; [.R31]; &quot;Oui&quot;; [.R32] &lt; [.R31]; &quot;Non&quot;;  [.R32] = [.R31]; &quot;Equal&quot;)" office:value-type="string" office:string-value="" calcext:value-type="error">
            <text:p>#NAME?</text:p>
          </table:table-cell>
          <table:table-cell table:style-name="ce15" table:formula="of:=ifs( [.V32] &gt; [.V31]; &quot;Oui&quot;; [.V32] &lt; [.V31]; &quot;Non&quot;;  [.V32] = [.V31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32] &gt; [.Y31]; &quot;Oui&quot;; [.Y32] &lt; [.Y31]; &quot;Non&quot;;  [.Y32] = [.Y31]; &quot;Equal&quot;)" office:value-type="string" office:string-value="" calcext:value-type="error">
            <text:p>#NAME?</text:p>
          </table:table-cell>
          <table:table-cell table:style-name="ce15" table:formula="of:=ifs( [.AC32] &gt; [.AC31]; &quot;Oui&quot;; [.AC32] &lt; [.AC31]; &quot;Non&quot;;  [.AC32] = [.AC31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9"/>
          <table:table-cell table:style-name="ce32" table:formula="of:=ifs( [.D33] &gt; [.D32]; &quot;Oui&quot;; [.D33] &lt; [.D32]; &quot;Non&quot;;  [.D33] = [.D32]; &quot;Equal&quot;)" office:value-type="string" office:string-value="" calcext:value-type="error">
            <text:p>#NAME?</text:p>
          </table:table-cell>
          <table:table-cell table:style-name="ce32" table:formula="of:=ifs( [.H33] &gt; [.H32]; &quot;Oui&quot;; [.H33] &lt; [.H32]; &quot;Non&quot;;  [.H33] = [.H32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33] &gt; [.K32]; &quot;Oui&quot;; [.K33] &lt; [.K32]; &quot;Non&quot;;  [.K33] = [.K32]; &quot;Equal&quot;)" office:value-type="string" office:string-value="" calcext:value-type="error">
            <text:p>#NAME?</text:p>
          </table:table-cell>
          <table:table-cell table:style-name="ce47" table:formula="of:=ifs( [.O33] &gt; [.O32]; &quot;Oui&quot;; [.O33] &lt; [.O32]; &quot;Non&quot;;  [.O33] = [.O32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33] &gt; [.R32]; &quot;Oui&quot;; [.R33] &lt; [.R32]; &quot;Non&quot;;  [.R33] = [.R32]; &quot;Equal&quot;)" office:value-type="string" office:string-value="" calcext:value-type="error">
            <text:p>#NAME?</text:p>
          </table:table-cell>
          <table:table-cell table:style-name="ce16" table:formula="of:=ifs( [.V33] &gt; [.V32]; &quot;Oui&quot;; [.V33] &lt; [.V32]; &quot;Non&quot;;  [.V33] = [.V32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33] &gt; [.Y32]; &quot;Oui&quot;; [.Y33] &lt; [.Y32]; &quot;Non&quot;;  [.Y33] = [.Y32]; &quot;Equal&quot;)" office:value-type="string" office:string-value="" calcext:value-type="error">
            <text:p>#NAME?</text:p>
          </table:table-cell>
          <table:table-cell table:style-name="ce82" table:formula="of:=ifs( [.AC33] &gt; [.AC32]; &quot;Oui&quot;; [.AC33] &lt; [.AC32]; &quot;Non&quot;;  [.AC33] = [.AC32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9"/>
          <table:table-cell table:style-name="ce15" table:formula="of:=ifs( [.D34] &gt; [.D33]; &quot;Oui&quot;; [.D34] &lt; [.D33]; &quot;Non&quot;;  [.D34] = [.D33]; &quot;Equal&quot;)" office:value-type="string" office:string-value="" calcext:value-type="error">
            <text:p>#NAME?</text:p>
          </table:table-cell>
          <table:table-cell table:style-name="ce15" table:formula="of:=ifs( [.H34] &gt; [.H33]; &quot;Oui&quot;; [.H34] &lt; [.H33]; &quot;Non&quot;;  [.H34] = [.H33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34] &gt; [.K33]; &quot;Oui&quot;; [.K34] &lt; [.K33]; &quot;Non&quot;;  [.K34] = [.K33]; &quot;Equal&quot;)" office:value-type="string" office:string-value="" calcext:value-type="error">
            <text:p>#NAME?</text:p>
          </table:table-cell>
          <table:table-cell table:style-name="ce15" table:formula="of:=ifs( [.O34] &gt; [.O33]; &quot;Oui&quot;; [.O34] &lt; [.O33]; &quot;Non&quot;;  [.O34] = [.O33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34] &gt; [.R33]; &quot;Oui&quot;; [.R34] &lt; [.R33]; &quot;Non&quot;;  [.R34] = [.R33]; &quot;Equal&quot;)" office:value-type="string" office:string-value="" calcext:value-type="error">
            <text:p>#NAME?</text:p>
          </table:table-cell>
          <table:table-cell table:style-name="ce15" table:formula="of:=ifs( [.V34] &gt; [.V33]; &quot;Oui&quot;; [.V34] &lt; [.V33]; &quot;Non&quot;;  [.V34] = [.V33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34] &gt; [.Y33]; &quot;Oui&quot;; [.Y34] &lt; [.Y33]; &quot;Non&quot;;  [.Y34] = [.Y33]; &quot;Equal&quot;)" office:value-type="string" office:string-value="" calcext:value-type="error">
            <text:p>#NAME?</text:p>
          </table:table-cell>
          <table:table-cell table:style-name="ce15" table:formula="of:=ifs( [.AC34] &gt; [.AC33]; &quot;Oui&quot;; [.AC34] &lt; [.AC33]; &quot;Non&quot;;  [.AC34] = [.AC33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9"/>
          <table:table-cell table:style-name="ce32" table:formula="of:=ifs( [.D35] &gt; [.D34]; &quot;Oui&quot;; [.D35] &lt; [.D34]; &quot;Non&quot;;  [.D35] = [.D34]; &quot;Equal&quot;)" office:value-type="string" office:string-value="" calcext:value-type="error">
            <text:p>#NAME?</text:p>
          </table:table-cell>
          <table:table-cell table:style-name="ce32" table:formula="of:=ifs( [.H35] &gt; [.H34]; &quot;Oui&quot;; [.H35] &lt; [.H34]; &quot;Non&quot;;  [.H35] = [.H34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35] &gt; [.K34]; &quot;Oui&quot;; [.K35] &lt; [.K34]; &quot;Non&quot;;  [.K35] = [.K34]; &quot;Equal&quot;)" office:value-type="string" office:string-value="" calcext:value-type="error">
            <text:p>#NAME?</text:p>
          </table:table-cell>
          <table:table-cell table:style-name="ce47" table:formula="of:=ifs( [.O35] &gt; [.O34]; &quot;Oui&quot;; [.O35] &lt; [.O34]; &quot;Non&quot;;  [.O35] = [.O34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35] &gt; [.R34]; &quot;Oui&quot;; [.R35] &lt; [.R34]; &quot;Non&quot;;  [.R35] = [.R34]; &quot;Equal&quot;)" office:value-type="string" office:string-value="" calcext:value-type="error">
            <text:p>#NAME?</text:p>
          </table:table-cell>
          <table:table-cell table:style-name="ce16" table:formula="of:=ifs( [.V35] &gt; [.V34]; &quot;Oui&quot;; [.V35] &lt; [.V34]; &quot;Non&quot;;  [.V35] = [.V34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35] &gt; [.Y34]; &quot;Oui&quot;; [.Y35] &lt; [.Y34]; &quot;Non&quot;;  [.Y35] = [.Y34]; &quot;Equal&quot;)" office:value-type="string" office:string-value="" calcext:value-type="error">
            <text:p>#NAME?</text:p>
          </table:table-cell>
          <table:table-cell table:style-name="ce82" table:formula="of:=ifs( [.AC35] &gt; [.AC34]; &quot;Oui&quot;; [.AC35] &lt; [.AC34]; &quot;Non&quot;;  [.AC35] = [.AC34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1">
          <table:table-cell table:style-name="ce29"/>
          <table:table-cell table:style-name="ce15" table:formula="of:=ifs( [.D36] &gt; [.D35]; &quot;Oui&quot;; [.D36] &lt; [.D35]; &quot;Non&quot;;  [.D36] = [.D35]; &quot;Equal&quot;)" office:value-type="string" office:string-value="" calcext:value-type="error">
            <text:p>#NAME?</text:p>
          </table:table-cell>
          <table:table-cell table:style-name="ce15" table:formula="of:=ifs( [.H36] &gt; [.H35]; &quot;Oui&quot;; [.H36] &lt; [.H35]; &quot;Non&quot;;  [.H36] = [.H35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K36] &gt; [.K35]; &quot;Oui&quot;; [.K36] &lt; [.K35]; &quot;Non&quot;;  [.K36] = [.K35]; &quot;Equal&quot;)" office:value-type="string" office:string-value="" calcext:value-type="error">
            <text:p>#NAME?</text:p>
          </table:table-cell>
          <table:table-cell table:style-name="ce15" table:formula="of:=ifs( [.O36] &gt; [.O35]; &quot;Oui&quot;; [.O36] &lt; [.O35]; &quot;Non&quot;;  [.O36] = [.O35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R36] &gt; [.R35]; &quot;Oui&quot;; [.R36] &lt; [.R35]; &quot;Non&quot;;  [.R36] = [.R35]; &quot;Equal&quot;)" office:value-type="string" office:string-value="" calcext:value-type="error">
            <text:p>#NAME?</text:p>
          </table:table-cell>
          <table:table-cell table:style-name="ce15" table:formula="of:=ifs( [.V36] &gt; [.V35]; &quot;Oui&quot;; [.V36] &lt; [.V35]; &quot;Non&quot;;  [.V36] = [.V35]; &quot;Equal&quot;)" office:value-type="string" office:string-value="" calcext:value-type="error">
            <text:p>#NAME?</text:p>
          </table:table-cell>
          <table:table-cell table:style-name="ce35"/>
          <table:table-cell table:style-name="ce15" table:number-columns-repeated="3"/>
          <table:table-cell table:style-name="ce44"/>
          <table:table-cell table:style-name="ce15" table:formula="of:=ifs( [.Y36] &gt; [.Y35]; &quot;Oui&quot;; [.Y36] &lt; [.Y35]; &quot;Non&quot;;  [.Y36] = [.Y35]; &quot;Equal&quot;)" office:value-type="string" office:string-value="" calcext:value-type="error">
            <text:p>#NAME?</text:p>
          </table:table-cell>
          <table:table-cell table:style-name="ce15" table:formula="of:=ifs( [.AC36] &gt; [.AC35]; &quot;Oui&quot;; [.AC36] &lt; [.AC35]; &quot;Non&quot;;  [.AC36] = [.AC35]; &quot;Equal&quot;)" office:value-type="string" office:string-value="" calcext:value-type="error">
            <text:p>#NAME?</text:p>
          </table:table-cell>
          <table:table-cell table:style-name="ce88"/>
          <table:table-cell table:style-name="ce91" table:number-columns-repeated="3"/>
          <table:table-cell table:style-name="ce96"/>
          <table:table-cell table:number-columns-repeated="995"/>
        </table:table-row>
        <table:table-row table:style-name="ro1">
          <table:table-cell table:style-name="ce29"/>
          <table:table-cell table:style-name="ce32" table:formula="of:=ifs( [.D37] &gt; [.D36]; &quot;Oui&quot;; [.D37] &lt; [.D36]; &quot;Non&quot;;  [.D37] = [.D36]; &quot;Equal&quot;)" office:value-type="string" office:string-value="" calcext:value-type="error">
            <text:p>#NAME?</text:p>
          </table:table-cell>
          <table:table-cell table:style-name="ce32" table:formula="of:=ifs( [.H37] &gt; [.H36]; &quot;Oui&quot;; [.H37] &lt; [.H36]; &quot;Non&quot;;  [.H37] = [.H36]; &quot;Equal&quot;)" office:value-type="string" office:string-value="" calcext:value-type="error">
            <text:p>#NAME?</text:p>
          </table:table-cell>
          <table:table-cell table:style-name="ce36"/>
          <table:table-cell table:style-name="ce32" table:number-columns-repeated="3"/>
          <table:table-cell table:style-name="ce45"/>
          <table:table-cell table:style-name="ce47" table:formula="of:=ifs( [.K37] &gt; [.K36]; &quot;Oui&quot;; [.K37] &lt; [.K36]; &quot;Non&quot;;  [.K37] = [.K36]; &quot;Equal&quot;)" office:value-type="string" office:string-value="" calcext:value-type="error">
            <text:p>#NAME?</text:p>
          </table:table-cell>
          <table:table-cell table:style-name="ce47" table:formula="of:=ifs( [.O37] &gt; [.O36]; &quot;Oui&quot;; [.O37] &lt; [.O36]; &quot;Non&quot;;  [.O37] = [.O36]; &quot;Equal&quot;)" office:value-type="string" office:string-value="" calcext:value-type="error">
            <text:p>#NAME?</text:p>
          </table:table-cell>
          <table:table-cell table:style-name="ce56"/>
          <table:table-cell table:style-name="ce47" table:number-columns-repeated="3"/>
          <table:table-cell table:style-name="ce61"/>
          <table:table-cell table:style-name="ce16" table:formula="of:=ifs( [.R37] &gt; [.R36]; &quot;Oui&quot;; [.R37] &lt; [.R36]; &quot;Non&quot;;  [.R37] = [.R36]; &quot;Equal&quot;)" office:value-type="string" office:string-value="" calcext:value-type="error">
            <text:p>#NAME?</text:p>
          </table:table-cell>
          <table:table-cell table:style-name="ce16" table:formula="of:=ifs( [.V37] &gt; [.V36]; &quot;Oui&quot;; [.V37] &lt; [.V36]; &quot;Non&quot;;  [.V37] = [.V36]; &quot;Equal&quot;)" office:value-type="string" office:string-value="" calcext:value-type="error">
            <text:p>#NAME?</text:p>
          </table:table-cell>
          <table:table-cell table:style-name="ce75"/>
          <table:table-cell table:style-name="ce16" table:number-columns-repeated="3"/>
          <table:table-cell table:style-name="ce79"/>
          <table:table-cell table:style-name="ce82" table:formula="of:=ifs( [.Y37] &gt; [.Y36]; &quot;Oui&quot;; [.Y37] &lt; [.Y36]; &quot;Non&quot;;  [.Y37] = [.Y36]; &quot;Equal&quot;)" office:value-type="string" office:string-value="" calcext:value-type="error">
            <text:p>#NAME?</text:p>
          </table:table-cell>
          <table:table-cell table:style-name="ce82" table:formula="of:=ifs( [.AC37] &gt; [.AC36]; &quot;Oui&quot;; [.AC37] &lt; [.AC36]; &quot;Non&quot;;  [.AC37] = [.AC36]; &quot;Equal&quot;)" office:value-type="string" office:string-value="" calcext:value-type="error">
            <text:p>#NAME?</text:p>
          </table:table-cell>
          <table:table-cell table:style-name="ce87"/>
          <table:table-cell table:style-name="ce90" table:number-columns-repeated="3"/>
          <table:table-cell table:style-name="ce95"/>
          <table:table-cell table:number-columns-repeated="99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pie de Evolution'.H3:'Copie de Evolution'.H37 'Copie de Evolution'.O3:'Copie de Evolution'.O37 'Copie de Evolution'.V3:'Copie de Evolution'.V37 'Copie de Evolution'.AC3:'Copie de Evolution'.AC37">
            <calcext:condition calcext:apply-style-name="ConditionalStyle_14" calcext:value="formula-is([.C3]= &quot;Non&quot;)" calcext:base-cell-address="'Copie de Evolution'.H3"/>
          </calcext:conditional-format>
          <calcext:conditional-format calcext:target-range-address="'Copie de Evolution'.Y4:'Copie de Evolution'.Y37">
            <calcext:condition calcext:apply-style-name="ConditionalStyle_10" calcext:value="formula-is(#ref! = &quot;Oui&quot;)" calcext:base-cell-address="'Copie de Evolution'.Y4"/>
          </calcext:conditional-format>
          <calcext:conditional-format calcext:target-range-address="'Copie de Evolution'.R13:'Copie de Evolution'.R13">
            <calcext:condition calcext:apply-style-name="ConditionalStyle_11" calcext:value="formula-is(#ref! = &quot;Non&quot;)" calcext:base-cell-address="'Copie de Evolution'.R13"/>
          </calcext:conditional-format>
          <calcext:conditional-format calcext:target-range-address="'Copie de Evolution'.R13:'Copie de Evolution'.R13">
            <calcext:condition calcext:apply-style-name="ConditionalStyle_10" calcext:value="formula-is(#ref! = &quot;Oui&quot;)" calcext:base-cell-address="'Copie de Evolution'.R13"/>
          </calcext:conditional-format>
          <calcext:conditional-format calcext:target-range-address="'Copie de Evolution'.R12:'Copie de Evolution'.R12">
            <calcext:condition calcext:apply-style-name="ConditionalStyle_11" calcext:value="formula-is(#ref! = &quot;Non&quot;)" calcext:base-cell-address="'Copie de Evolution'.R12"/>
          </calcext:conditional-format>
          <calcext:conditional-format calcext:target-range-address="'Copie de Evolution'.R12:'Copie de Evolution'.R12">
            <calcext:condition calcext:apply-style-name="ConditionalStyle_10" calcext:value="formula-is(#ref! = &quot;Oui&quot;)" calcext:base-cell-address="'Copie de Evolution'.R12"/>
          </calcext:conditional-format>
          <calcext:conditional-format calcext:target-range-address="'Copie de Evolution'.R11:'Copie de Evolution'.R11">
            <calcext:condition calcext:apply-style-name="ConditionalStyle_11" calcext:value="formula-is(#ref! = &quot;Non&quot;)" calcext:base-cell-address="'Copie de Evolution'.R11"/>
          </calcext:conditional-format>
          <calcext:conditional-format calcext:target-range-address="'Copie de Evolution'.R11:'Copie de Evolution'.R11">
            <calcext:condition calcext:apply-style-name="ConditionalStyle_10" calcext:value="formula-is(#ref! = &quot;Oui&quot;)" calcext:base-cell-address="'Copie de Evolution'.R11"/>
          </calcext:conditional-format>
          <calcext:conditional-format calcext:target-range-address="'Copie de Evolution'.R10:'Copie de Evolution'.R10">
            <calcext:condition calcext:apply-style-name="ConditionalStyle_11" calcext:value="formula-is(#ref! = &quot;Non&quot;)" calcext:base-cell-address="'Copie de Evolution'.R10"/>
          </calcext:conditional-format>
          <calcext:conditional-format calcext:target-range-address="'Copie de Evolution'.R10:'Copie de Evolution'.R10">
            <calcext:condition calcext:apply-style-name="ConditionalStyle_10" calcext:value="formula-is(#ref! = &quot;Oui&quot;)" calcext:base-cell-address="'Copie de Evolution'.R10"/>
          </calcext:conditional-format>
          <calcext:conditional-format calcext:target-range-address="'Copie de Evolution'.R9:'Copie de Evolution'.R9">
            <calcext:condition calcext:apply-style-name="ConditionalStyle_11" calcext:value="formula-is(#ref! = &quot;Non&quot;)" calcext:base-cell-address="'Copie de Evolution'.R9"/>
          </calcext:conditional-format>
          <calcext:conditional-format calcext:target-range-address="'Copie de Evolution'.R9:'Copie de Evolution'.R9">
            <calcext:condition calcext:apply-style-name="ConditionalStyle_10" calcext:value="formula-is(#ref! = &quot;Oui&quot;)" calcext:base-cell-address="'Copie de Evolution'.R9"/>
          </calcext:conditional-format>
          <calcext:conditional-format calcext:target-range-address="'Copie de Evolution'.R8:'Copie de Evolution'.R8">
            <calcext:condition calcext:apply-style-name="ConditionalStyle_11" calcext:value="formula-is(#ref! = &quot;Non&quot;)" calcext:base-cell-address="'Copie de Evolution'.R8"/>
          </calcext:conditional-format>
          <calcext:conditional-format calcext:target-range-address="'Copie de Evolution'.R8:'Copie de Evolution'.R8">
            <calcext:condition calcext:apply-style-name="ConditionalStyle_10" calcext:value="formula-is(#ref! = &quot;Oui&quot;)" calcext:base-cell-address="'Copie de Evolution'.R8"/>
          </calcext:conditional-format>
          <calcext:conditional-format calcext:target-range-address="'Copie de Evolution'.R7:'Copie de Evolution'.R7">
            <calcext:condition calcext:apply-style-name="ConditionalStyle_11" calcext:value="formula-is(#ref! = &quot;Non&quot;)" calcext:base-cell-address="'Copie de Evolution'.R7"/>
          </calcext:conditional-format>
          <calcext:conditional-format calcext:target-range-address="'Copie de Evolution'.R7:'Copie de Evolution'.R7">
            <calcext:condition calcext:apply-style-name="ConditionalStyle_10" calcext:value="formula-is(#ref! = &quot;Oui&quot;)" calcext:base-cell-address="'Copie de Evolution'.R7"/>
          </calcext:conditional-format>
          <calcext:conditional-format calcext:target-range-address="'Copie de Evolution'.R6:'Copie de Evolution'.R6">
            <calcext:condition calcext:apply-style-name="ConditionalStyle_11" calcext:value="formula-is(#ref! = &quot;Non&quot;)" calcext:base-cell-address="'Copie de Evolution'.R6"/>
          </calcext:conditional-format>
          <calcext:conditional-format calcext:target-range-address="'Copie de Evolution'.R6:'Copie de Evolution'.R6">
            <calcext:condition calcext:apply-style-name="ConditionalStyle_10" calcext:value="formula-is(#ref! = &quot;Oui&quot;)" calcext:base-cell-address="'Copie de Evolution'.R6"/>
          </calcext:conditional-format>
          <calcext:conditional-format calcext:target-range-address="'Copie de Evolution'.R5:'Copie de Evolution'.R5">
            <calcext:condition calcext:apply-style-name="ConditionalStyle_11" calcext:value="formula-is(#ref! = &quot;Non&quot;)" calcext:base-cell-address="'Copie de Evolution'.R5"/>
          </calcext:conditional-format>
          <calcext:conditional-format calcext:target-range-address="'Copie de Evolution'.R5:'Copie de Evolution'.R5">
            <calcext:condition calcext:apply-style-name="ConditionalStyle_10" calcext:value="formula-is(#ref! = &quot;Oui&quot;)" calcext:base-cell-address="'Copie de Evolution'.R5"/>
          </calcext:conditional-format>
          <calcext:conditional-format calcext:target-range-address="'Copie de Evolution'.R4:'Copie de Evolution'.R4">
            <calcext:condition calcext:apply-style-name="ConditionalStyle_11" calcext:value="formula-is(#ref! = &quot;Non&quot;)" calcext:base-cell-address="'Copie de Evolution'.R4"/>
          </calcext:conditional-format>
          <calcext:conditional-format calcext:target-range-address="'Copie de Evolution'.R4:'Copie de Evolution'.R4">
            <calcext:condition calcext:apply-style-name="ConditionalStyle_10" calcext:value="formula-is(#ref! = &quot;Oui&quot;)" calcext:base-cell-address="'Copie de Evolution'.R4"/>
          </calcext:conditional-format>
          <calcext:conditional-format calcext:target-range-address="'Copie de Evolution'.K12:'Copie de Evolution'.K12">
            <calcext:condition calcext:apply-style-name="ConditionalStyle_10" calcext:value="formula-is(#ref! = &quot;Oui&quot;)" calcext:base-cell-address="'Copie de Evolution'.K12"/>
          </calcext:conditional-format>
          <calcext:conditional-format calcext:target-range-address="'Copie de Evolution'.K12:'Copie de Evolution'.K12">
            <calcext:condition calcext:apply-style-name="ConditionalStyle_11" calcext:value="formula-is(#ref! = &quot;Non&quot;)" calcext:base-cell-address="'Copie de Evolution'.K12"/>
          </calcext:conditional-format>
          <calcext:conditional-format calcext:target-range-address="'Copie de Evolution'.K10:'Copie de Evolution'.K10">
            <calcext:condition calcext:apply-style-name="ConditionalStyle_10" calcext:value="formula-is(#ref! = &quot;Oui&quot;)" calcext:base-cell-address="'Copie de Evolution'.K10"/>
          </calcext:conditional-format>
          <calcext:conditional-format calcext:target-range-address="'Copie de Evolution'.K10:'Copie de Evolution'.K10">
            <calcext:condition calcext:apply-style-name="ConditionalStyle_11" calcext:value="formula-is(#ref! = &quot;Non&quot;)" calcext:base-cell-address="'Copie de Evolution'.K10"/>
          </calcext:conditional-format>
          <calcext:conditional-format calcext:target-range-address="'Copie de Evolution'.K9:'Copie de Evolution'.K9">
            <calcext:condition calcext:apply-style-name="ConditionalStyle_10" calcext:value="formula-is(#ref! = &quot;Oui&quot;)" calcext:base-cell-address="'Copie de Evolution'.K9"/>
          </calcext:conditional-format>
          <calcext:conditional-format calcext:target-range-address="'Copie de Evolution'.K9:'Copie de Evolution'.K9">
            <calcext:condition calcext:apply-style-name="ConditionalStyle_11" calcext:value="formula-is(#ref! = &quot;Non&quot;)" calcext:base-cell-address="'Copie de Evolution'.K9"/>
          </calcext:conditional-format>
          <calcext:conditional-format calcext:target-range-address="'Copie de Evolution'.K8:'Copie de Evolution'.K8">
            <calcext:condition calcext:apply-style-name="ConditionalStyle_10" calcext:value="formula-is(#ref! = &quot;Oui&quot;)" calcext:base-cell-address="'Copie de Evolution'.K8"/>
          </calcext:conditional-format>
          <calcext:conditional-format calcext:target-range-address="'Copie de Evolution'.K8:'Copie de Evolution'.K8">
            <calcext:condition calcext:apply-style-name="ConditionalStyle_11" calcext:value="formula-is(#ref! = &quot;Non&quot;)" calcext:base-cell-address="'Copie de Evolution'.K8"/>
          </calcext:conditional-format>
          <calcext:conditional-format calcext:target-range-address="'Copie de Evolution'.K7:'Copie de Evolution'.K7">
            <calcext:condition calcext:apply-style-name="ConditionalStyle_10" calcext:value="formula-is(#ref! = &quot;Oui&quot;)" calcext:base-cell-address="'Copie de Evolution'.K7"/>
          </calcext:conditional-format>
          <calcext:conditional-format calcext:target-range-address="'Copie de Evolution'.K7:'Copie de Evolution'.K7">
            <calcext:condition calcext:apply-style-name="ConditionalStyle_11" calcext:value="formula-is(#ref! = &quot;Non&quot;)" calcext:base-cell-address="'Copie de Evolution'.K7"/>
          </calcext:conditional-format>
          <calcext:conditional-format calcext:target-range-address="'Copie de Evolution'.K6:'Copie de Evolution'.K6">
            <calcext:condition calcext:apply-style-name="ConditionalStyle_10" calcext:value="formula-is(#ref! = &quot;Oui&quot;)" calcext:base-cell-address="'Copie de Evolution'.K6"/>
          </calcext:conditional-format>
          <calcext:conditional-format calcext:target-range-address="'Copie de Evolution'.K6:'Copie de Evolution'.K6">
            <calcext:condition calcext:apply-style-name="ConditionalStyle_11" calcext:value="formula-is(#ref! = &quot;Non&quot;)" calcext:base-cell-address="'Copie de Evolution'.K6"/>
          </calcext:conditional-format>
          <calcext:conditional-format calcext:target-range-address="'Copie de Evolution'.K5:'Copie de Evolution'.K5">
            <calcext:condition calcext:apply-style-name="ConditionalStyle_10" calcext:value="formula-is(#ref! = &quot;Oui&quot;)" calcext:base-cell-address="'Copie de Evolution'.K5"/>
          </calcext:conditional-format>
          <calcext:conditional-format calcext:target-range-address="'Copie de Evolution'.K5:'Copie de Evolution'.K5">
            <calcext:condition calcext:apply-style-name="ConditionalStyle_11" calcext:value="formula-is(#ref! = &quot;Non&quot;)" calcext:base-cell-address="'Copie de Evolution'.K5"/>
          </calcext:conditional-format>
          <calcext:conditional-format calcext:target-range-address="'Copie de Evolution'.D13:'Copie de Evolution'.D13">
            <calcext:condition calcext:apply-style-name="ConditionalStyle_10" calcext:value="formula-is(#ref! = &quot;Oui&quot;)" calcext:base-cell-address="'Copie de Evolution'.D13"/>
          </calcext:conditional-format>
          <calcext:conditional-format calcext:target-range-address="'Copie de Evolution'.D13:'Copie de Evolution'.D13">
            <calcext:condition calcext:apply-style-name="ConditionalStyle_11" calcext:value="formula-is(#ref! = &quot;Non&quot;)" calcext:base-cell-address="'Copie de Evolution'.D13"/>
          </calcext:conditional-format>
          <calcext:conditional-format calcext:target-range-address="'Copie de Evolution'.D12:'Copie de Evolution'.D12">
            <calcext:condition calcext:apply-style-name="ConditionalStyle_10" calcext:value="formula-is(#ref! = &quot;Oui&quot;)" calcext:base-cell-address="'Copie de Evolution'.D12"/>
          </calcext:conditional-format>
          <calcext:conditional-format calcext:target-range-address="'Copie de Evolution'.D12:'Copie de Evolution'.D12">
            <calcext:condition calcext:apply-style-name="ConditionalStyle_11" calcext:value="formula-is(#ref! = &quot;Non&quot;)" calcext:base-cell-address="'Copie de Evolution'.D12"/>
          </calcext:conditional-format>
          <calcext:conditional-format calcext:target-range-address="'Copie de Evolution'.D11:'Copie de Evolution'.D11">
            <calcext:condition calcext:apply-style-name="ConditionalStyle_10" calcext:value="formula-is(#ref! = &quot;Oui&quot;)" calcext:base-cell-address="'Copie de Evolution'.D11"/>
          </calcext:conditional-format>
          <calcext:conditional-format calcext:target-range-address="'Copie de Evolution'.D11:'Copie de Evolution'.D11">
            <calcext:condition calcext:apply-style-name="ConditionalStyle_11" calcext:value="formula-is(#ref! = &quot;Non&quot;)" calcext:base-cell-address="'Copie de Evolution'.D11"/>
          </calcext:conditional-format>
          <calcext:conditional-format calcext:target-range-address="'Copie de Evolution'.D10:'Copie de Evolution'.D10">
            <calcext:condition calcext:apply-style-name="ConditionalStyle_10" calcext:value="formula-is(#ref! = &quot;Oui&quot;)" calcext:base-cell-address="'Copie de Evolution'.D10"/>
          </calcext:conditional-format>
          <calcext:conditional-format calcext:target-range-address="'Copie de Evolution'.D10:'Copie de Evolution'.D10">
            <calcext:condition calcext:apply-style-name="ConditionalStyle_11" calcext:value="formula-is(#ref! = &quot;Non&quot;)" calcext:base-cell-address="'Copie de Evolution'.D10"/>
          </calcext:conditional-format>
          <calcext:conditional-format calcext:target-range-address="'Copie de Evolution'.D3:'Copie de Evolution'.D37 'Copie de Evolution'.K3:'Copie de Evolution'.K37 'Copie de Evolution'.R3:'Copie de Evolution'.R37 'Copie de Evolution'.Y3:'Copie de Evolution'.Y37">
            <calcext:condition calcext:apply-style-name="ConditionalStyle_15" calcext:value="formula-is([.B3] = &quot;Oui&quot;)" calcext:base-cell-address="'Copie de Evolution'.D3"/>
          </calcext:conditional-format>
          <calcext:conditional-format calcext:target-range-address="'Copie de Evolution'.D3:'Copie de Evolution'.D37 'Copie de Evolution'.K3:'Copie de Evolution'.K37 'Copie de Evolution'.R3:'Copie de Evolution'.R37 'Copie de Evolution'.Y3:'Copie de Evolution'.Y37">
            <calcext:condition calcext:apply-style-name="ConditionalStyle_14" calcext:value="formula-is([.B3] = &quot;Non&quot;)" calcext:base-cell-address="'Copie de Evolution'.D3"/>
          </calcext:conditional-format>
          <calcext:conditional-format calcext:target-range-address="'Copie de Evolution'.H3:'Copie de Evolution'.H37 'Copie de Evolution'.O3:'Copie de Evolution'.O37 'Copie de Evolution'.V3:'Copie de Evolution'.V37 'Copie de Evolution'.AC3:'Copie de Evolution'.AC37">
            <calcext:condition calcext:apply-style-name="ConditionalStyle_15" calcext:value="formula-is([.C3]= &quot;Oui&quot;)" calcext:base-cell-address="'Copie de Evolution'.H3"/>
          </calcext:conditional-format>
        </calcext:conditional-formats>
      </table:table>
      <table:table table:name="Ecriture" table:style-name="ta4">
        <table:table-column table:style-name="co1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column table:style-name="co1" table:visibility="collapse" table:default-cell-style-name="Default"/>
        <table:table-column table:style-name="co13" table:number-columns-repeated="2" table:default-cell-style-name="Default"/>
        <table:table-column table:style-name="co1" table:number-columns-repeated="1012" table:default-cell-style-name="Default"/>
        <table:table-row table:style-name="ro1">
          <table:table-cell table:style-name="ce97"/>
          <table:table-cell table:style-name="ce100"/>
          <table:table-cell table:style-name="ce100" office:value-type="string" calcext:value-type="string">
            <text:p>Personnages</text:p>
          </table:table-cell>
          <table:table-cell table:style-name="ce100" office:value-type="string" calcext:value-type="string">
            <text:p>Intro</text:p>
          </table:table-cell>
          <table:table-cell table:style-name="ce100" office:value-type="string" calcext:value-type="string">
            <text:p>Part 1 A</text:p>
          </table:table-cell>
          <table:table-cell table:style-name="ce100" office:value-type="string" calcext:value-type="string">
            <text:p>Part 1 B</text:p>
          </table:table-cell>
          <table:table-cell table:style-name="ce100" office:value-type="string" calcext:value-type="string">
            <text:p>Part 2 A</text:p>
          </table:table-cell>
          <table:table-cell table:style-name="ce100" office:value-type="string" calcext:value-type="string">
            <text:p>Part 2 B</text:p>
          </table:table-cell>
          <table:table-cell table:style-name="ce100" office:value-type="string" calcext:value-type="string">
            <text:p>Outro</text:p>
          </table:table-cell>
          <table:table-cell table:style-name="ce100"/>
          <table:table-cell table:style-name="ce113"/>
          <table:table-cell table:style-name="ce118"/>
          <table:table-cell table:number-columns-repeated="1012"/>
        </table:table-row>
        <table:table-row table:style-name="ro1">
          <table:table-cell table:style-name="ce98" office:value-type="string" calcext:value-type="string" table:number-columns-spanned="1" table:number-rows-spanned="4">
            <text:p>Prologue</text:p>
          </table:table-cell>
          <table:table-cell table:style-name="ce101" office:value-type="float" office:value="1" calcext:value-type="float">
            <text:p>1</text:p>
          </table:table-cell>
          <table:table-cell table:style-name="ce105" office:value-type="string" calcext:value-type="string">
            <text:p>Emma</text:p>
          </table:table-cell>
          <table:table-cell table:style-name="ce109" table:content-validation-name="val1" office:value-type="string" calcext:value-type="string">
            <text:p>Terminer</text:p>
          </table:table-cell>
          <table:table-cell table:style-name="ce109" table:number-columns-repeated="2"/>
          <table:table-cell table:number-columns-repeated="3" table:style-name="ce109" table:content-validation-name="val1" office:value-type="string" calcext:value-type="string">
            <text:p>Terminer</text:p>
          </table:table-cell>
          <table:table-cell table:style-name="ce109" table:formula="of:=COUNTIF([.D2:.I2]; &quot;Terminer&quot;)" office:value-type="float" office:value="4" calcext:value-type="float">
            <text:p>4</text:p>
          </table:table-cell>
          <table:table-cell table:style-name="ce114" table:formula="of:=[.J2]/COUNTA([.D2:.I2])" office:value-type="percentage" office:value="1" calcext:value-type="percentage">
            <text:p>100%</text:p>
          </table:table-cell>
          <table:table-cell table:style-name="ce119" table:formula="of:=SUM([.J2:.J5])/COUNTA([.D2:.I5])" office:value-type="percentage" office:value="1" calcext:value-type="percentage" table:number-columns-spanned="1" table:number-rows-spanned="4">
            <text:p>100%</text:p>
          </table:table-cell>
          <table:table-cell table:number-columns-repeated="1012"/>
        </table:table-row>
        <table:table-row table:style-name="ro1">
          <table:covered-table-cell/>
          <table:table-cell table:style-name="ce102" table:formula="of:=[.B2]+1" office:value-type="float" office:value="2" calcext:value-type="float">
            <text:p>2</text:p>
          </table:table-cell>
          <table:table-cell table:style-name="ce106" office:value-type="string" calcext:value-type="string">
            <text:p>Chris</text:p>
          </table:table-cell>
          <table:table-cell table:style-name="ce110" table:content-validation-name="val1" office:value-type="string" calcext:value-type="string">
            <text:p>Terminer</text:p>
          </table:table-cell>
          <table:table-cell table:style-name="ce110" table:number-columns-repeated="2"/>
          <table:table-cell table:number-columns-repeated="3" table:style-name="ce110" table:content-validation-name="val1" office:value-type="string" calcext:value-type="string">
            <text:p>Terminer</text:p>
          </table:table-cell>
          <table:table-cell table:style-name="ce110" table:formula="of:=COUNTIF([.D3:.I3]; &quot;Terminer&quot;)" office:value-type="float" office:value="4" calcext:value-type="float">
            <text:p>4</text:p>
          </table:table-cell>
          <table:table-cell table:style-name="ce115" table:formula="of:=[.J3]/COUNTA([.D3:.I3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3]+1" office:value-type="float" office:value="3" calcext:value-type="float">
            <text:p>3</text:p>
          </table:table-cell>
          <table:table-cell table:style-name="ce105" office:value-type="string" calcext:value-type="string">
            <text:p>Mathias</text:p>
          </table:table-cell>
          <table:table-cell table:style-name="ce109" table:content-validation-name="val1" office:value-type="string" calcext:value-type="string">
            <text:p>Terminer</text:p>
          </table:table-cell>
          <table:table-cell table:style-name="ce109" table:number-columns-repeated="2"/>
          <table:table-cell table:number-columns-repeated="3" table:style-name="ce109" table:content-validation-name="val1" office:value-type="string" calcext:value-type="string">
            <text:p>Terminer</text:p>
          </table:table-cell>
          <table:table-cell table:style-name="ce109" table:formula="of:=COUNTIF([.D4:.I4]; &quot;Terminer&quot;)" office:value-type="float" office:value="4" calcext:value-type="float">
            <text:p>4</text:p>
          </table:table-cell>
          <table:table-cell table:style-name="ce114" table:formula="of:=[.J4]/COUNTA([.D4:.I4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4]+1" office:value-type="float" office:value="4" calcext:value-type="float">
            <text:p>4</text:p>
          </table:table-cell>
          <table:table-cell table:style-name="ce106" office:value-type="string" calcext:value-type="string">
            <text:p>Louis</text:p>
          </table:table-cell>
          <table:table-cell table:style-name="ce110" table:content-validation-name="val1" office:value-type="string" calcext:value-type="string">
            <text:p>Terminer</text:p>
          </table:table-cell>
          <table:table-cell table:style-name="ce110" table:number-columns-repeated="2"/>
          <table:table-cell table:number-columns-repeated="3" table:style-name="ce110" table:content-validation-name="val1" office:value-type="string" calcext:value-type="string">
            <text:p>Terminer</text:p>
          </table:table-cell>
          <table:table-cell table:style-name="ce110" table:formula="of:=COUNTIF([.D5:.I5]; &quot;Terminer&quot;)" office:value-type="float" office:value="4" calcext:value-type="float">
            <text:p>4</text:p>
          </table:table-cell>
          <table:table-cell table:style-name="ce115" table:formula="of:=[.J5]/COUNTA([.D5:.I5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1" table:number-rows-spanned="5">
            <text:p>Chap I</text:p>
          </table:table-cell>
          <table:table-cell table:style-name="ce103" table:formula="of:=[.B5]+1" office:value-type="float" office:value="5" calcext:value-type="float">
            <text:p>5</text:p>
          </table:table-cell>
          <table:table-cell table:style-name="ce107" office:value-type="string" calcext:value-type="string">
            <text:p>Emma</text:p>
          </table:table-cell>
          <table:table-cell table:number-columns-repeated="6" table:style-name="ce111" table:content-validation-name="val1" office:value-type="string" calcext:value-type="string">
            <text:p>Terminer</text:p>
          </table:table-cell>
          <table:table-cell table:style-name="ce111" table:formula="of:=COUNTIF([.D6:.I6]; &quot;Terminer&quot;)" office:value-type="float" office:value="6" calcext:value-type="float">
            <text:p>6</text:p>
          </table:table-cell>
          <table:table-cell table:style-name="ce116" table:formula="of:=[.J6]/COUNTA([.D6:.I6])" office:value-type="percentage" office:value="1" calcext:value-type="percentage">
            <text:p>100%</text:p>
          </table:table-cell>
          <table:table-cell table:style-name="ce120" table:formula="of:=SUM([.J6:.J10])/COUNTA([.D6:.I10])" office:value-type="percentage" office:value="0.9642857143" calcext:value-type="percentage" table:number-columns-spanned="1" table:number-rows-spanned="5">
            <text:p>96%</text:p>
          </table:table-cell>
          <table:table-cell table:number-columns-repeated="1012"/>
        </table:table-row>
        <table:table-row table:style-name="ro1">
          <table:covered-table-cell/>
          <table:table-cell table:style-name="ce102" table:formula="of:=[.B6]+1" office:value-type="float" office:value="6" calcext:value-type="float">
            <text:p>6</text:p>
          </table:table-cell>
          <table:table-cell table:style-name="ce106" office:value-type="string" calcext:value-type="string">
            <text:p>Chris</text:p>
          </table:table-cell>
          <table:table-cell table:number-columns-repeated="6" table:style-name="ce110" table:content-validation-name="val1" office:value-type="string" calcext:value-type="string">
            <text:p>Terminer</text:p>
          </table:table-cell>
          <table:table-cell table:style-name="ce110" table:formula="of:=COUNTIF([.D7:.I7]; &quot;Terminer&quot;)" office:value-type="float" office:value="6" calcext:value-type="float">
            <text:p>6</text:p>
          </table:table-cell>
          <table:table-cell table:style-name="ce115" table:formula="of:=[.J7]/COUNTA([.D7:.I7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7]+1" office:value-type="float" office:value="7" calcext:value-type="float">
            <text:p>7</text:p>
          </table:table-cell>
          <table:table-cell table:style-name="ce105" office:value-type="string" calcext:value-type="string">
            <text:p>Mathias</text:p>
          </table:table-cell>
          <table:table-cell table:number-columns-repeated="6" table:style-name="ce109" table:content-validation-name="val1" office:value-type="string" calcext:value-type="string">
            <text:p>Terminer</text:p>
          </table:table-cell>
          <table:table-cell table:style-name="ce109" table:formula="of:=COUNTIF([.D8:.I8]; &quot;Terminer&quot;)" office:value-type="float" office:value="6" calcext:value-type="float">
            <text:p>6</text:p>
          </table:table-cell>
          <table:table-cell table:style-name="ce114" table:formula="of:=[.J8]/COUNTA([.D8:.I8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8]+1" office:value-type="float" office:value="8" calcext:value-type="float">
            <text:p>8</text:p>
          </table:table-cell>
          <table:table-cell table:style-name="ce106" office:value-type="string" calcext:value-type="string">
            <text:p>Louis</text:p>
          </table:table-cell>
          <table:table-cell table:number-columns-repeated="6" table:style-name="ce110" table:content-validation-name="val1" office:value-type="string" calcext:value-type="string">
            <text:p>Terminer</text:p>
          </table:table-cell>
          <table:table-cell table:style-name="ce110" table:formula="of:=COUNTIF([.D9:.I9]; &quot;Terminer&quot;)" office:value-type="float" office:value="6" calcext:value-type="float">
            <text:p>6</text:p>
          </table:table-cell>
          <table:table-cell table:style-name="ce115" table:formula="of:=[.J9]/COUNTA([.D9:.I9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9]+1" office:value-type="float" office:value="9" calcext:value-type="float">
            <text:p>9</text:p>
          </table:table-cell>
          <table:table-cell table:style-name="ce105" office:value-type="string" calcext:value-type="string">
            <text:p>Charles</text:p>
          </table:table-cell>
          <table:table-cell table:number-columns-repeated="2" table:style-name="ce109" table:content-validation-name="val1" office:value-type="string" calcext:value-type="string">
            <text:p>Terminer</text:p>
          </table:table-cell>
          <table:table-cell table:style-name="ce109"/>
          <table:table-cell table:style-name="ce109" table:content-validation-name="val1" office:value-type="string" calcext:value-type="string">
            <text:p>A finir</text:p>
          </table:table-cell>
          <table:table-cell table:style-name="ce109"/>
          <table:table-cell table:style-name="ce109" table:content-validation-name="val1" office:value-type="string" calcext:value-type="string">
            <text:p>Terminer</text:p>
          </table:table-cell>
          <table:table-cell table:style-name="ce109" table:formula="of:=COUNTIF([.D10:.I10]; &quot;Terminer&quot;)" office:value-type="float" office:value="3" calcext:value-type="float">
            <text:p>3</text:p>
          </table:table-cell>
          <table:table-cell table:style-name="ce114" table:formula="of:=[.J10]/COUNTA([.D10:.I10])" office:value-type="percentage" office:value="0.75" calcext:value-type="percentage">
            <text:p>75%</text:p>
          </table:table-cell>
          <table:covered-table-cell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1" table:number-rows-spanned="5">
            <text:p>Chap II</text:p>
          </table:table-cell>
          <table:table-cell table:style-name="ce104" table:formula="of:=[.B10]+1" office:value-type="float" office:value="10" calcext:value-type="float">
            <text:p>10</text:p>
          </table:table-cell>
          <table:table-cell table:style-name="ce108" office:value-type="string" calcext:value-type="string">
            <text:p>Emma</text:p>
          </table:table-cell>
          <table:table-cell table:number-columns-repeated="6" table:style-name="ce112" table:content-validation-name="val1" office:value-type="string" calcext:value-type="string">
            <text:p>Terminer</text:p>
          </table:table-cell>
          <table:table-cell table:style-name="ce112" table:formula="of:=COUNTIF([.D11:.I11]; &quot;Terminer&quot;)" office:value-type="float" office:value="6" calcext:value-type="float">
            <text:p>6</text:p>
          </table:table-cell>
          <table:table-cell table:style-name="ce117" table:formula="of:=[.J11]/COUNTA([.D11:.I11])" office:value-type="percentage" office:value="1" calcext:value-type="percentage">
            <text:p>100%</text:p>
          </table:table-cell>
          <table:table-cell table:style-name="ce121" table:formula="of:=SUM([.J11:.J15])/COUNTA([.D11:.I15])" office:value-type="percentage" office:value="0.7857142857" calcext:value-type="percentage" table:number-columns-spanned="1" table:number-rows-spanned="5">
            <text:p>79%</text:p>
          </table:table-cell>
          <table:table-cell table:number-columns-repeated="1012"/>
        </table:table-row>
        <table:table-row table:style-name="ro1">
          <table:covered-table-cell/>
          <table:table-cell table:style-name="ce101" table:formula="of:=[.B11]+1" office:value-type="float" office:value="11" calcext:value-type="float">
            <text:p>11</text:p>
          </table:table-cell>
          <table:table-cell table:style-name="ce105" office:value-type="string" calcext:value-type="string">
            <text:p>Chris</text:p>
          </table:table-cell>
          <table:table-cell table:number-columns-repeated="6" table:style-name="ce109" table:content-validation-name="val1" office:value-type="string" calcext:value-type="string">
            <text:p>Terminer</text:p>
          </table:table-cell>
          <table:table-cell table:style-name="ce109" table:formula="of:=COUNTIF([.D12:.I12]; &quot;Terminer&quot;)" office:value-type="float" office:value="6" calcext:value-type="float">
            <text:p>6</text:p>
          </table:table-cell>
          <table:table-cell table:style-name="ce114" table:formula="of:=[.J12]/COUNTA([.D12:.I12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12]+1" office:value-type="float" office:value="12" calcext:value-type="float">
            <text:p>12</text:p>
          </table:table-cell>
          <table:table-cell table:style-name="ce106" office:value-type="string" calcext:value-type="string">
            <text:p>Mathias</text:p>
          </table:table-cell>
          <table:table-cell table:number-columns-repeated="6" table:style-name="ce110" table:content-validation-name="val1" office:value-type="string" calcext:value-type="string">
            <text:p>Terminer</text:p>
          </table:table-cell>
          <table:table-cell table:style-name="ce110" table:formula="of:=COUNTIF([.D13:.I13]; &quot;Terminer&quot;)" office:value-type="float" office:value="6" calcext:value-type="float">
            <text:p>6</text:p>
          </table:table-cell>
          <table:table-cell table:style-name="ce115" table:formula="of:=[.J13]/COUNTA([.D13:.I13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13]+1" office:value-type="float" office:value="13" calcext:value-type="float">
            <text:p>13</text:p>
          </table:table-cell>
          <table:table-cell table:style-name="ce105" office:value-type="string" calcext:value-type="string">
            <text:p>Louis</text:p>
          </table:table-cell>
          <table:table-cell table:style-name="ce109" table:content-validation-name="val1" office:value-type="string" calcext:value-type="string">
            <text:p>Terminer</text:p>
          </table:table-cell>
          <table:table-cell table:number-columns-repeated="2" table:style-name="ce109" table:content-validation-name="val1" office:value-type="string" calcext:value-type="string">
            <text:p>En cours</text:p>
          </table:table-cell>
          <table:table-cell table:number-columns-repeated="3" table:style-name="ce109" table:content-validation-name="val1" office:value-type="string" calcext:value-type="string">
            <text:p>Terminer</text:p>
          </table:table-cell>
          <table:table-cell table:style-name="ce109" table:formula="of:=COUNTIF([.D14:.I14]; &quot;Terminer&quot;)" office:value-type="float" office:value="4" calcext:value-type="float">
            <text:p>4</text:p>
          </table:table-cell>
          <table:table-cell table:style-name="ce114" table:formula="of:=[.J14]/COUNTA([.D14:.I14])" office:value-type="percentage" office:value="0.666666666666667" calcext:value-type="percentage">
            <text:p>67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14]+1" office:value-type="float" office:value="14" calcext:value-type="float">
            <text:p>14</text:p>
          </table:table-cell>
          <table:table-cell table:style-name="ce106" office:value-type="string" calcext:value-type="string">
            <text:p>Charles</text:p>
          </table:table-cell>
          <table:table-cell table:style-name="ce110" table:content-validation-name="val1" office:value-type="string" calcext:value-type="string">
            <text:p>A finir</text:p>
          </table:table-cell>
          <table:table-cell table:style-name="ce110" table:content-validation-name="val1" office:value-type="string" calcext:value-type="string">
            <text:p>A faire</text:p>
          </table:table-cell>
          <table:table-cell table:style-name="ce110"/>
          <table:table-cell table:style-name="ce110" table:content-validation-name="val1" office:value-type="string" calcext:value-type="string">
            <text:p>A faire</text:p>
          </table:table-cell>
          <table:table-cell table:style-name="ce110"/>
          <table:table-cell table:style-name="ce110" table:content-validation-name="val1" office:value-type="string" calcext:value-type="string">
            <text:p>A finir</text:p>
          </table:table-cell>
          <table:table-cell table:style-name="ce110" table:formula="of:=COUNTIF([.D15:.I15]; &quot;Terminer&quot;)" office:value-type="float" office:value="0" calcext:value-type="float">
            <text:p>0</text:p>
          </table:table-cell>
          <table:table-cell table:style-name="ce115" table:formula="of:=[.J15]/COUNTA([.D15:.I15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1" table:number-rows-spanned="5">
            <text:p>Chap III</text:p>
          </table:table-cell>
          <table:table-cell table:style-name="ce103" table:formula="of:=[.B15]+1" office:value-type="float" office:value="15" calcext:value-type="float">
            <text:p>15</text:p>
          </table:table-cell>
          <table:table-cell table:style-name="ce107" office:value-type="string" calcext:value-type="string">
            <text:p>Emma</text:p>
          </table:table-cell>
          <table:table-cell table:number-columns-repeated="6" table:style-name="ce111" table:content-validation-name="val1" office:value-type="string" calcext:value-type="string">
            <text:p>Terminer</text:p>
          </table:table-cell>
          <table:table-cell table:style-name="ce111" table:formula="of:=COUNTIF([.D16:.I16]; &quot;Terminer&quot;)" office:value-type="float" office:value="6" calcext:value-type="float">
            <text:p>6</text:p>
          </table:table-cell>
          <table:table-cell table:style-name="ce116" table:formula="of:=[.J16]/COUNTA([.D16:.I16])" office:value-type="percentage" office:value="1" calcext:value-type="percentage">
            <text:p>100%</text:p>
          </table:table-cell>
          <table:table-cell table:style-name="ce120" table:formula="of:=SUM([.J16:.J20])/COUNTA([.D16:.I20])" office:value-type="percentage" office:value="0.6428571429" calcext:value-type="percentage" table:number-columns-spanned="1" table:number-rows-spanned="5">
            <text:p>64%</text:p>
          </table:table-cell>
          <table:table-cell table:number-columns-repeated="1012"/>
        </table:table-row>
        <table:table-row table:style-name="ro1">
          <table:covered-table-cell/>
          <table:table-cell table:style-name="ce102" table:formula="of:=[.B16]+1" office:value-type="float" office:value="16" calcext:value-type="float">
            <text:p>16</text:p>
          </table:table-cell>
          <table:table-cell table:style-name="ce106" office:value-type="string" calcext:value-type="string">
            <text:p>Chris</text:p>
          </table:table-cell>
          <table:table-cell table:number-columns-repeated="6" table:style-name="ce110" table:content-validation-name="val1" office:value-type="string" calcext:value-type="string">
            <text:p>Terminer</text:p>
          </table:table-cell>
          <table:table-cell table:style-name="ce110" table:formula="of:=COUNTIF([.D17:.I17]; &quot;Terminer&quot;)" office:value-type="float" office:value="6" calcext:value-type="float">
            <text:p>6</text:p>
          </table:table-cell>
          <table:table-cell table:style-name="ce115" table:formula="of:=[.J17]/COUNTA([.D17:.I17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17]+1" office:value-type="float" office:value="17" calcext:value-type="float">
            <text:p>17</text:p>
          </table:table-cell>
          <table:table-cell table:style-name="ce105" office:value-type="string" calcext:value-type="string">
            <text:p>Mathias</text:p>
          </table:table-cell>
          <table:table-cell table:number-columns-repeated="6" table:style-name="ce109" table:content-validation-name="val1" office:value-type="string" calcext:value-type="string">
            <text:p>Terminer</text:p>
          </table:table-cell>
          <table:table-cell table:style-name="ce109" table:formula="of:=COUNTIF([.D18:.I18]; &quot;Terminer&quot;)" office:value-type="float" office:value="6" calcext:value-type="float">
            <text:p>6</text:p>
          </table:table-cell>
          <table:table-cell table:style-name="ce114" table:formula="of:=[.J18]/COUNTA([.D18:.I18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18]+1" office:value-type="float" office:value="18" calcext:value-type="float">
            <text:p>18</text:p>
          </table:table-cell>
          <table:table-cell table:style-name="ce106" office:value-type="string" calcext:value-type="string">
            <text:p>Louis</text:p>
          </table:table-cell>
          <table:table-cell table:number-columns-repeated="6" table:style-name="ce110" table:content-validation-name="val1" office:value-type="string" calcext:value-type="string">
            <text:p>A faire</text:p>
          </table:table-cell>
          <table:table-cell table:style-name="ce110" table:formula="of:=COUNTIF([.D19:.I19]; &quot;Terminer&quot;)" office:value-type="float" office:value="0" calcext:value-type="float">
            <text:p>0</text:p>
          </table:table-cell>
          <table:table-cell table:style-name="ce115" table:formula="of:=[.J19]/COUNTA([.D19:.I19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19]+1" office:value-type="float" office:value="19" calcext:value-type="float">
            <text:p>19</text:p>
          </table:table-cell>
          <table:table-cell table:style-name="ce105" office:value-type="string" calcext:value-type="string">
            <text:p>Charles</text:p>
          </table:table-cell>
          <table:table-cell table:style-name="ce109" table:content-validation-name="val1" office:value-type="string" calcext:value-type="string">
            <text:p>A finir</text:p>
          </table:table-cell>
          <table:table-cell table:style-name="ce109" table:content-validation-name="val1" office:value-type="string" calcext:value-type="string">
            <text:p>A faire</text:p>
          </table:table-cell>
          <table:table-cell table:style-name="ce109"/>
          <table:table-cell table:style-name="ce109" table:content-validation-name="val1" office:value-type="string" calcext:value-type="string">
            <text:p>A faire</text:p>
          </table:table-cell>
          <table:table-cell table:style-name="ce109"/>
          <table:table-cell table:style-name="ce109" table:content-validation-name="val1" office:value-type="string" calcext:value-type="string">
            <text:p>A finir</text:p>
          </table:table-cell>
          <table:table-cell table:style-name="ce109" table:formula="of:=COUNTIF([.D20:.I20]; &quot;Terminer&quot;)" office:value-type="float" office:value="0" calcext:value-type="float">
            <text:p>0</text:p>
          </table:table-cell>
          <table:table-cell table:style-name="ce114" table:formula="of:=[.J20]/COUNTA([.D20:.I20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1" table:number-rows-spanned="5">
            <text:p>Chap IV</text:p>
          </table:table-cell>
          <table:table-cell table:style-name="ce104" table:formula="of:=[.B20]+1" office:value-type="float" office:value="20" calcext:value-type="float">
            <text:p>20</text:p>
          </table:table-cell>
          <table:table-cell table:style-name="ce108" office:value-type="string" calcext:value-type="string">
            <text:p>Emma</text:p>
          </table:table-cell>
          <table:table-cell table:number-columns-repeated="6" table:style-name="ce112" table:content-validation-name="val1" office:value-type="string" calcext:value-type="string">
            <text:p>A faire</text:p>
          </table:table-cell>
          <table:table-cell table:style-name="ce112" table:formula="of:=COUNTIF([.D21:.I21]; &quot;Terminer&quot;)" office:value-type="float" office:value="0" calcext:value-type="float">
            <text:p>0</text:p>
          </table:table-cell>
          <table:table-cell table:style-name="ce117" table:formula="of:=[.J21]/COUNTA([.D21:.I21])" office:value-type="percentage" office:value="0" calcext:value-type="percentage">
            <text:p>0%</text:p>
          </table:table-cell>
          <table:table-cell table:style-name="ce121" table:formula="of:=SUM([.J21:.J25])/COUNTA([.D21:.I25])" office:value-type="percentage" office:value="0" calcext:value-type="percentage" table:number-columns-spanned="1" table:number-rows-spanned="5">
            <text:p>0%</text:p>
          </table:table-cell>
          <table:table-cell table:number-columns-repeated="1012"/>
        </table:table-row>
        <table:table-row table:style-name="ro1">
          <table:covered-table-cell/>
          <table:table-cell table:style-name="ce101" table:formula="of:=[.B21]+1" office:value-type="float" office:value="21" calcext:value-type="float">
            <text:p>21</text:p>
          </table:table-cell>
          <table:table-cell table:style-name="ce105" office:value-type="string" calcext:value-type="string">
            <text:p>Chris</text:p>
          </table:table-cell>
          <table:table-cell table:number-columns-repeated="6" table:style-name="ce109" table:content-validation-name="val1" office:value-type="string" calcext:value-type="string">
            <text:p>A faire</text:p>
          </table:table-cell>
          <table:table-cell table:style-name="ce109" table:formula="of:=COUNTIF([.D22:.I22]; &quot;Terminer&quot;)" office:value-type="float" office:value="0" calcext:value-type="float">
            <text:p>0</text:p>
          </table:table-cell>
          <table:table-cell table:style-name="ce114" table:formula="of:=[.J22]/COUNTA([.D22:.I22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22]+1" office:value-type="float" office:value="22" calcext:value-type="float">
            <text:p>22</text:p>
          </table:table-cell>
          <table:table-cell table:style-name="ce106" office:value-type="string" calcext:value-type="string">
            <text:p>Mathias</text:p>
          </table:table-cell>
          <table:table-cell table:number-columns-repeated="6" table:style-name="ce110" table:content-validation-name="val1" office:value-type="string" calcext:value-type="string">
            <text:p>A faire</text:p>
          </table:table-cell>
          <table:table-cell table:style-name="ce110" table:formula="of:=COUNTIF([.D23:.I23]; &quot;Terminer&quot;)" office:value-type="float" office:value="0" calcext:value-type="float">
            <text:p>0</text:p>
          </table:table-cell>
          <table:table-cell table:style-name="ce115" table:formula="of:=[.J23]/COUNTA([.D23:.I23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23]+1" office:value-type="float" office:value="23" calcext:value-type="float">
            <text:p>23</text:p>
          </table:table-cell>
          <table:table-cell table:style-name="ce105" office:value-type="string" calcext:value-type="string">
            <text:p>Louis</text:p>
          </table:table-cell>
          <table:table-cell table:number-columns-repeated="6" table:style-name="ce109" table:content-validation-name="val1" office:value-type="string" calcext:value-type="string">
            <text:p>A faire</text:p>
          </table:table-cell>
          <table:table-cell table:style-name="ce109" table:formula="of:=COUNTIF([.D24:.I24]; &quot;Terminer&quot;)" office:value-type="float" office:value="0" calcext:value-type="float">
            <text:p>0</text:p>
          </table:table-cell>
          <table:table-cell table:style-name="ce114" table:formula="of:=[.J24]/COUNTA([.D24:.I24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24]+1" office:value-type="float" office:value="24" calcext:value-type="float">
            <text:p>24</text:p>
          </table:table-cell>
          <table:table-cell table:style-name="ce106" office:value-type="string" calcext:value-type="string">
            <text:p>Moros</text:p>
          </table:table-cell>
          <table:table-cell table:number-columns-repeated="2" table:style-name="ce110" table:content-validation-name="val1" office:value-type="string" calcext:value-type="string">
            <text:p>A finir</text:p>
          </table:table-cell>
          <table:table-cell table:style-name="ce110"/>
          <table:table-cell table:style-name="ce110" table:content-validation-name="val1" office:value-type="string" calcext:value-type="string">
            <text:p>A faire</text:p>
          </table:table-cell>
          <table:table-cell table:style-name="ce110"/>
          <table:table-cell table:style-name="ce110" table:content-validation-name="val1" office:value-type="string" calcext:value-type="string">
            <text:p>A faire</text:p>
          </table:table-cell>
          <table:table-cell table:style-name="ce110" table:formula="of:=COUNTIF([.D25:.I25]; &quot;Terminer&quot;)" office:value-type="float" office:value="0" calcext:value-type="float">
            <text:p>0</text:p>
          </table:table-cell>
          <table:table-cell table:style-name="ce115" table:formula="of:=[.J25]/COUNTA([.D25:.I25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1" table:number-rows-spanned="5">
            <text:p>Chap V</text:p>
          </table:table-cell>
          <table:table-cell table:style-name="ce103" table:formula="of:=[.B25]+1" office:value-type="float" office:value="25" calcext:value-type="float">
            <text:p>25</text:p>
          </table:table-cell>
          <table:table-cell table:style-name="ce107" office:value-type="string" calcext:value-type="string">
            <text:p>Emma</text:p>
          </table:table-cell>
          <table:table-cell table:number-columns-repeated="6" table:style-name="ce111" table:content-validation-name="val1" office:value-type="string" calcext:value-type="string">
            <text:p>A faire</text:p>
          </table:table-cell>
          <table:table-cell table:style-name="ce111" table:formula="of:=COUNTIF([.D26:.I26]; &quot;Terminer&quot;)" office:value-type="float" office:value="0" calcext:value-type="float">
            <text:p>0</text:p>
          </table:table-cell>
          <table:table-cell table:style-name="ce116" table:formula="of:=[.J26]/COUNTA([.D26:.I26])" office:value-type="percentage" office:value="0" calcext:value-type="percentage">
            <text:p>0%</text:p>
          </table:table-cell>
          <table:table-cell table:style-name="ce120" table:formula="of:=SUM([.J26:.J30])/COUNTA([.D26:.I30])" office:value-type="percentage" office:value="0" calcext:value-type="percentage" table:number-columns-spanned="1" table:number-rows-spanned="5">
            <text:p>0%</text:p>
          </table:table-cell>
          <table:table-cell table:number-columns-repeated="1012"/>
        </table:table-row>
        <table:table-row table:style-name="ro1">
          <table:covered-table-cell/>
          <table:table-cell table:style-name="ce102" table:formula="of:=[.B26]+1" office:value-type="float" office:value="26" calcext:value-type="float">
            <text:p>26</text:p>
          </table:table-cell>
          <table:table-cell table:style-name="ce106" office:value-type="string" calcext:value-type="string">
            <text:p>Chris</text:p>
          </table:table-cell>
          <table:table-cell table:number-columns-repeated="6" table:style-name="ce110" table:content-validation-name="val1" office:value-type="string" calcext:value-type="string">
            <text:p>A faire</text:p>
          </table:table-cell>
          <table:table-cell table:style-name="ce110" table:formula="of:=COUNTIF([.D27:.I27]; &quot;Terminer&quot;)" office:value-type="float" office:value="0" calcext:value-type="float">
            <text:p>0</text:p>
          </table:table-cell>
          <table:table-cell table:style-name="ce115" table:formula="of:=[.J27]/COUNTA([.D27:.I27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27]+1" office:value-type="float" office:value="27" calcext:value-type="float">
            <text:p>27</text:p>
          </table:table-cell>
          <table:table-cell table:style-name="ce105" office:value-type="string" calcext:value-type="string">
            <text:p>Mathias</text:p>
          </table:table-cell>
          <table:table-cell table:number-columns-repeated="6" table:style-name="ce109" table:content-validation-name="val1" office:value-type="string" calcext:value-type="string">
            <text:p>A faire</text:p>
          </table:table-cell>
          <table:table-cell table:style-name="ce109" table:formula="of:=COUNTIF([.D28:.I28]; &quot;Terminer&quot;)" office:value-type="float" office:value="0" calcext:value-type="float">
            <text:p>0</text:p>
          </table:table-cell>
          <table:table-cell table:style-name="ce114" table:formula="of:=[.J28]/COUNTA([.D28:.I28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28]+1" office:value-type="float" office:value="28" calcext:value-type="float">
            <text:p>28</text:p>
          </table:table-cell>
          <table:table-cell table:style-name="ce106" office:value-type="string" calcext:value-type="string">
            <text:p>Louis</text:p>
          </table:table-cell>
          <table:table-cell table:number-columns-repeated="6" table:style-name="ce110" table:content-validation-name="val1" office:value-type="string" calcext:value-type="string">
            <text:p>A faire</text:p>
          </table:table-cell>
          <table:table-cell table:style-name="ce110" table:formula="of:=COUNTIF([.D29:.I29]; &quot;Terminer&quot;)" office:value-type="float" office:value="0" calcext:value-type="float">
            <text:p>0</text:p>
          </table:table-cell>
          <table:table-cell table:style-name="ce115" table:formula="of:=[.J29]/COUNTA([.D29:.I29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29]+1" office:value-type="float" office:value="29" calcext:value-type="float">
            <text:p>29</text:p>
          </table:table-cell>
          <table:table-cell table:style-name="ce105" office:value-type="string" calcext:value-type="string">
            <text:p>Moros</text:p>
          </table:table-cell>
          <table:table-cell table:number-columns-repeated="2" table:style-name="ce109" table:content-validation-name="val1" office:value-type="string" calcext:value-type="string">
            <text:p>A finir</text:p>
          </table:table-cell>
          <table:table-cell table:style-name="ce109"/>
          <table:table-cell table:style-name="ce109" table:content-validation-name="val1" office:value-type="string" calcext:value-type="string">
            <text:p>A faire</text:p>
          </table:table-cell>
          <table:table-cell table:style-name="ce109"/>
          <table:table-cell table:style-name="ce109" table:content-validation-name="val1" office:value-type="string" calcext:value-type="string">
            <text:p>A faire</text:p>
          </table:table-cell>
          <table:table-cell table:style-name="ce109" table:formula="of:=COUNTIF([.D30:.I30]; &quot;Terminer&quot;)" office:value-type="float" office:value="0" calcext:value-type="float">
            <text:p>0</text:p>
          </table:table-cell>
          <table:table-cell table:style-name="ce114" table:formula="of:=[.J30]/COUNTA([.D30:.I30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1" table:number-rows-spanned="5">
            <text:p>Chap VI</text:p>
          </table:table-cell>
          <table:table-cell table:style-name="ce104" table:formula="of:=[.B30]+1" office:value-type="float" office:value="30" calcext:value-type="float">
            <text:p>30</text:p>
          </table:table-cell>
          <table:table-cell table:style-name="ce108" office:value-type="string" calcext:value-type="string">
            <text:p>Emma</text:p>
          </table:table-cell>
          <table:table-cell table:number-columns-repeated="6" table:style-name="ce112" table:content-validation-name="val1" office:value-type="string" calcext:value-type="string">
            <text:p>A faire</text:p>
          </table:table-cell>
          <table:table-cell table:style-name="ce112" table:formula="of:=COUNTIF([.D31:.I31]; &quot;Terminer&quot;)" office:value-type="float" office:value="0" calcext:value-type="float">
            <text:p>0</text:p>
          </table:table-cell>
          <table:table-cell table:style-name="ce117" table:formula="of:=[.J31]/COUNTA([.D31:.I31])" office:value-type="percentage" office:value="0" calcext:value-type="percentage">
            <text:p>0%</text:p>
          </table:table-cell>
          <table:table-cell table:style-name="ce121" table:formula="of:=SUM([.J31:.J35])/COUNTA([.D31:.I35])" office:value-type="percentage" office:value="0" calcext:value-type="percentage" table:number-columns-spanned="1" table:number-rows-spanned="5">
            <text:p>0%</text:p>
          </table:table-cell>
          <table:table-cell table:number-columns-repeated="1012"/>
        </table:table-row>
        <table:table-row table:style-name="ro1">
          <table:covered-table-cell/>
          <table:table-cell table:style-name="ce101" table:formula="of:=[.B31]+1" office:value-type="float" office:value="31" calcext:value-type="float">
            <text:p>31</text:p>
          </table:table-cell>
          <table:table-cell table:style-name="ce105" office:value-type="string" calcext:value-type="string">
            <text:p>Chris</text:p>
          </table:table-cell>
          <table:table-cell table:number-columns-repeated="6" table:style-name="ce109" table:content-validation-name="val1" office:value-type="string" calcext:value-type="string">
            <text:p>A faire</text:p>
          </table:table-cell>
          <table:table-cell table:style-name="ce109" table:formula="of:=COUNTIF([.D32:.I32]; &quot;Terminer&quot;)" office:value-type="float" office:value="0" calcext:value-type="float">
            <text:p>0</text:p>
          </table:table-cell>
          <table:table-cell table:style-name="ce114" table:formula="of:=[.J32]/COUNTA([.D32:.I32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32]+1" office:value-type="float" office:value="32" calcext:value-type="float">
            <text:p>32</text:p>
          </table:table-cell>
          <table:table-cell table:style-name="ce106" office:value-type="string" calcext:value-type="string">
            <text:p>Mathias</text:p>
          </table:table-cell>
          <table:table-cell table:number-columns-repeated="6" table:style-name="ce110" table:content-validation-name="val1" office:value-type="string" calcext:value-type="string">
            <text:p>A faire</text:p>
          </table:table-cell>
          <table:table-cell table:style-name="ce110" table:formula="of:=COUNTIF([.D33:.I33]; &quot;Terminer&quot;)" office:value-type="float" office:value="0" calcext:value-type="float">
            <text:p>0</text:p>
          </table:table-cell>
          <table:table-cell table:style-name="ce115" table:formula="of:=[.J33]/COUNTA([.D33:.I33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33]+1" office:value-type="float" office:value="33" calcext:value-type="float">
            <text:p>33</text:p>
          </table:table-cell>
          <table:table-cell table:style-name="ce105" office:value-type="string" calcext:value-type="string">
            <text:p>Louis</text:p>
          </table:table-cell>
          <table:table-cell table:number-columns-repeated="6" table:style-name="ce109" table:content-validation-name="val1" office:value-type="string" calcext:value-type="string">
            <text:p>A faire</text:p>
          </table:table-cell>
          <table:table-cell table:style-name="ce109" table:formula="of:=COUNTIF([.D34:.I34]; &quot;Terminer&quot;)" office:value-type="float" office:value="0" calcext:value-type="float">
            <text:p>0</text:p>
          </table:table-cell>
          <table:table-cell table:style-name="ce114" table:formula="of:=[.J34]/COUNTA([.D34:.I34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34]+1" office:value-type="float" office:value="34" calcext:value-type="float">
            <text:p>34</text:p>
          </table:table-cell>
          <table:table-cell table:style-name="ce106" office:value-type="string" calcext:value-type="string">
            <text:p>Moros</text:p>
          </table:table-cell>
          <table:table-cell table:number-columns-repeated="2" table:style-name="ce110" table:content-validation-name="val1" office:value-type="string" calcext:value-type="string">
            <text:p>A finir</text:p>
          </table:table-cell>
          <table:table-cell table:style-name="ce110"/>
          <table:table-cell table:style-name="ce110" table:content-validation-name="val1" office:value-type="string" calcext:value-type="string">
            <text:p>A faire</text:p>
          </table:table-cell>
          <table:table-cell table:style-name="ce110"/>
          <table:table-cell table:style-name="ce110" table:content-validation-name="val1" office:value-type="string" calcext:value-type="string">
            <text:p>A faire</text:p>
          </table:table-cell>
          <table:table-cell table:style-name="ce110" table:formula="of:=COUNTIF([.D35:.I35]; &quot;Terminer&quot;)" office:value-type="float" office:value="0" calcext:value-type="float">
            <text:p>0</text:p>
          </table:table-cell>
          <table:table-cell table:style-name="ce115" table:formula="of:=[.J35]/COUNTA([.D35:.I35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1">
          <table:table-cell table:style-name="ce99" office:value-type="string" calcext:value-type="string" table:number-columns-spanned="1" table:number-rows-spanned="5">
            <text:p>Epilogue</text:p>
          </table:table-cell>
          <table:table-cell table:style-name="ce103" table:formula="of:=[.B35]+1" office:value-type="float" office:value="35" calcext:value-type="float">
            <text:p>35</text:p>
          </table:table-cell>
          <table:table-cell table:style-name="ce107" office:value-type="string" calcext:value-type="string">
            <text:p>Emma</text:p>
          </table:table-cell>
          <table:table-cell table:style-name="ce111" table:number-columns-repeated="4"/>
          <table:table-cell table:number-columns-repeated="2" table:style-name="ce111" table:content-validation-name="val1" office:value-type="string" calcext:value-type="string">
            <text:p>Terminer</text:p>
          </table:table-cell>
          <table:table-cell table:style-name="ce111" table:formula="of:=COUNTIF([.D36:.I36]; &quot;Terminer&quot;)" office:value-type="float" office:value="2" calcext:value-type="float">
            <text:p>2</text:p>
          </table:table-cell>
          <table:table-cell table:style-name="ce116" table:formula="of:=[.J36]/COUNTA([.D36:.I36])" office:value-type="percentage" office:value="1" calcext:value-type="percentage">
            <text:p>100%</text:p>
          </table:table-cell>
          <table:table-cell table:style-name="ce116" table:formula="of:=SUM([.J36:.J40])/COUNTA([.D36:.I40])" office:value-type="percentage" office:value="0.8" calcext:value-type="percentage" table:number-columns-spanned="1" table:number-rows-spanned="5">
            <text:p>80%</text:p>
          </table:table-cell>
          <table:table-cell table:number-columns-repeated="1012"/>
        </table:table-row>
        <table:table-row table:style-name="ro1">
          <table:covered-table-cell/>
          <table:table-cell table:style-name="ce102" table:formula="of:=[.B36]+1" office:value-type="float" office:value="36" calcext:value-type="float">
            <text:p>36</text:p>
          </table:table-cell>
          <table:table-cell table:style-name="ce106" office:value-type="string" calcext:value-type="string">
            <text:p>Chris</text:p>
          </table:table-cell>
          <table:table-cell table:style-name="ce110" table:number-columns-repeated="4"/>
          <table:table-cell table:number-columns-repeated="2" table:style-name="ce110" table:content-validation-name="val1" office:value-type="string" calcext:value-type="string">
            <text:p>Terminer</text:p>
          </table:table-cell>
          <table:table-cell table:style-name="ce110" table:formula="of:=COUNTIF([.D37:.I37]; &quot;Terminer&quot;)" office:value-type="float" office:value="2" calcext:value-type="float">
            <text:p>2</text:p>
          </table:table-cell>
          <table:table-cell table:style-name="ce115" table:formula="of:=[.J37]/COUNTA([.D37:.I37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37]+1" office:value-type="float" office:value="37" calcext:value-type="float">
            <text:p>37</text:p>
          </table:table-cell>
          <table:table-cell table:style-name="ce105" office:value-type="string" calcext:value-type="string">
            <text:p>Mathias</text:p>
          </table:table-cell>
          <table:table-cell table:style-name="ce109" table:number-columns-repeated="4"/>
          <table:table-cell table:number-columns-repeated="2" table:style-name="ce109" table:content-validation-name="val1" office:value-type="string" calcext:value-type="string">
            <text:p>Terminer</text:p>
          </table:table-cell>
          <table:table-cell table:style-name="ce109" table:formula="of:=COUNTIF([.D38:.I38]; &quot;Terminer&quot;)" office:value-type="float" office:value="2" calcext:value-type="float">
            <text:p>2</text:p>
          </table:table-cell>
          <table:table-cell table:style-name="ce114" table:formula="of:=[.J38]/COUNTA([.D38:.I38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2" table:formula="of:=[.B38]+1" office:value-type="float" office:value="38" calcext:value-type="float">
            <text:p>38</text:p>
          </table:table-cell>
          <table:table-cell table:style-name="ce106" office:value-type="string" calcext:value-type="string">
            <text:p>Louis</text:p>
          </table:table-cell>
          <table:table-cell table:style-name="ce110" table:number-columns-repeated="4"/>
          <table:table-cell table:number-columns-repeated="2" table:style-name="ce110" table:content-validation-name="val1" office:value-type="string" calcext:value-type="string">
            <text:p>Terminer</text:p>
          </table:table-cell>
          <table:table-cell table:style-name="ce110" table:formula="of:=COUNTIF([.D39:.I39]; &quot;Terminer&quot;)" office:value-type="float" office:value="2" calcext:value-type="float">
            <text:p>2</text:p>
          </table:table-cell>
          <table:table-cell table:style-name="ce115" table:formula="of:=[.J39]/COUNTA([.D39:.I39])" office:value-type="percentage" office:value="1" calcext:value-type="percentage">
            <text:p>100%</text:p>
          </table:table-cell>
          <table:covered-table-cell/>
          <table:table-cell table:number-columns-repeated="1012"/>
        </table:table-row>
        <table:table-row table:style-name="ro1">
          <table:covered-table-cell/>
          <table:table-cell table:style-name="ce101" table:formula="of:=[.B39]+1" office:value-type="float" office:value="39" calcext:value-type="float">
            <text:p>39</text:p>
          </table:table-cell>
          <table:table-cell table:style-name="ce105" office:value-type="string" calcext:value-type="string">
            <text:p>Final</text:p>
          </table:table-cell>
          <table:table-cell table:style-name="ce109" table:number-columns-repeated="4"/>
          <table:table-cell table:number-columns-repeated="2" table:style-name="ce109" table:content-validation-name="val1" office:value-type="string" calcext:value-type="string">
            <text:p>A finir</text:p>
          </table:table-cell>
          <table:table-cell table:style-name="ce109" table:formula="of:=COUNTIF([.D40:.I40]; &quot;Terminer&quot;)" office:value-type="float" office:value="0" calcext:value-type="float">
            <text:p>0</text:p>
          </table:table-cell>
          <table:table-cell table:style-name="ce114" table:formula="of:=[.J40]/COUNTA([.D40:.I40])" office:value-type="percentage" office:value="0" calcext:value-type="percentage">
            <text:p>0%</text:p>
          </table:table-cell>
          <table:covered-table-cell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ing" table:style-name="ta5">
        <table:table-column table:style-name="co12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" table:number-columns-repeated="1018" table:default-cell-style-name="Default"/>
        <table:table-row table:style-name="ro1">
          <table:table-cell table:style-name="ce3"/>
          <table:table-cell table:style-name="ce3" office:value-type="string" calcext:value-type="string">
            <text:p>Lieu</text:p>
          </table:table-cell>
          <table:table-cell table:style-name="ce3" office:value-type="string" calcext:value-type="string">
            <text:p>Création</text:p>
          </table:table-cell>
          <table:table-cell table:style-name="ce3" office:value-type="string" calcext:value-type="string">
            <text:p>Caméra</text:p>
          </table:table-cell>
          <table:table-cell table:style-name="ce3" office:value-type="string" calcext:value-type="string">
            <text:p>Boussole</text:p>
          </table:table-cell>
          <table:table-cell table:style-name="ce3" office:value-type="string" calcext:value-type="string">
            <text:p>Lumière</text:p>
          </table:table-cell>
          <table:table-cell table:number-columns-repeated="1018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23" office:value-type="string" calcext:value-type="string">
            <text:p>Académie extérieure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number-columns-repeated="2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]+1" office:value-type="float" office:value="2" calcext:value-type="float">
            <text:p>2</text:p>
          </table:table-cell>
          <table:table-cell table:style-name="ce123" office:value-type="string" calcext:value-type="string">
            <text:p>Bâtiment principal (couloirs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]+1" office:value-type="float" office:value="3" calcext:value-type="float">
            <text:p>3</text:p>
          </table:table-cell>
          <table:table-cell table:style-name="ce123" office:value-type="string" calcext:value-type="string">
            <text:p>Bâtiment principal (classes)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number-columns-repeated="2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4]+1" office:value-type="float" office:value="4" calcext:value-type="float">
            <text:p>4</text:p>
          </table:table-cell>
          <table:table-cell table:style-name="ce123" office:value-type="string" calcext:value-type="string">
            <text:p>Bat P Librairie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5]+1" office:value-type="float" office:value="5" calcext:value-type="float">
            <text:p>5</text:p>
          </table:table-cell>
          <table:table-cell table:style-name="ce123" office:value-type="string" calcext:value-type="string">
            <text:p>Bat P Admin-conta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number-columns-repeated="2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6]+1" office:value-type="float" office:value="6" calcext:value-type="float">
            <text:p>6</text:p>
          </table:table-cell>
          <table:table-cell table:style-name="ce123" office:value-type="string" calcext:value-type="string">
            <text:p>Bat P Salle de pause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number-columns-repeated="2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7]+1" office:value-type="float" office:value="7" calcext:value-type="float">
            <text:p>7</text:p>
          </table:table-cell>
          <table:table-cell table:style-name="ce123" office:value-type="string" calcext:value-type="string">
            <text:p>Bat P Chambres intenadant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number-columns-repeated="2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8]+1" office:value-type="float" office:value="8" calcext:value-type="float">
            <text:p>8</text:p>
          </table:table-cell>
          <table:table-cell table:style-name="ce123" office:value-type="string" calcext:value-type="string">
            <text:p>Bat P Bureau principal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style-name="ce124" table:content-validation-name="val2" office:value-type="string" calcext:value-type="string">
            <text:p>A finir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9]+1" office:value-type="float" office:value="9" calcext:value-type="float">
            <text:p>9</text:p>
          </table:table-cell>
          <table:table-cell table:style-name="ce123" office:value-type="string" calcext:value-type="string">
            <text:p>Bat P Bureau vice principal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style-name="ce124" table:content-validation-name="val2" office:value-type="string" calcext:value-type="string">
            <text:p>A finir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10]+1" office:value-type="float" office:value="10" calcext:value-type="float">
            <text:p>10</text:p>
          </table:table-cell>
          <table:table-cell table:style-name="ce123" office:value-type="string" calcext:value-type="string">
            <text:p>Bat P Salle Réunion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style-name="ce124" table:content-validation-name="val2" office:value-type="string" calcext:value-type="string">
            <text:p>A finir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11]+1" office:value-type="float" office:value="11" calcext:value-type="float">
            <text:p>11</text:p>
          </table:table-cell>
          <table:table-cell table:style-name="ce123" office:value-type="string" calcext:value-type="string">
            <text:p>Bat principal Jardin gauche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number-columns-repeated="2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12]+1" office:value-type="float" office:value="12" calcext:value-type="float">
            <text:p>12</text:p>
          </table:table-cell>
          <table:table-cell table:style-name="ce123" office:value-type="string" calcext:value-type="string">
            <text:p>Bat principal Jardin droite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number-columns-repeated="2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13]+1" office:value-type="float" office:value="13" calcext:value-type="float">
            <text:p>13</text:p>
          </table:table-cell>
          <table:table-cell table:style-name="ce123" office:value-type="string" calcext:value-type="string">
            <text:p>Bat principal Jardin centre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number-columns-repeated="2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14]+1" office:value-type="float" office:value="14" calcext:value-type="float">
            <text:p>14</text:p>
          </table:table-cell>
          <table:table-cell table:style-name="ce123" office:value-type="string" calcext:value-type="string">
            <text:p>Armurerie bureau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15]+1" office:value-type="float" office:value="15" calcext:value-type="float">
            <text:p>15</text:p>
          </table:table-cell>
          <table:table-cell table:style-name="ce123" office:value-type="string" calcext:value-type="string">
            <text:p>Armurerie forge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16]+1" office:value-type="float" office:value="16" calcext:value-type="float">
            <text:p>16</text:p>
          </table:table-cell>
          <table:table-cell table:style-name="ce123" office:value-type="string" calcext:value-type="string">
            <text:p>Infirmerie (couloir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17]+1" office:value-type="float" office:value="17" calcext:value-type="float">
            <text:p>17</text:p>
          </table:table-cell>
          <table:table-cell table:style-name="ce123" office:value-type="string" calcext:value-type="string">
            <text:p>Infirmerie (chambres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18]+1" office:value-type="float" office:value="18" calcext:value-type="float">
            <text:p>18</text:p>
          </table:table-cell>
          <table:table-cell table:style-name="ce123" office:value-type="string" calcext:value-type="string">
            <text:p>Infirmerie jardin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number-columns-repeated="2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19]+1" office:value-type="float" office:value="19" calcext:value-type="float">
            <text:p>19</text:p>
          </table:table-cell>
          <table:table-cell table:style-name="ce123" office:value-type="string" calcext:value-type="string">
            <text:p>Dortoir élèves (couloirs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0]+1" office:value-type="float" office:value="20" calcext:value-type="float">
            <text:p>20</text:p>
          </table:table-cell>
          <table:table-cell table:style-name="ce123" office:value-type="string" calcext:value-type="string">
            <text:p>Dortoir élèves (chambres)</text:p>
          </table:table-cell>
          <table:table-cell table:style-name="ce124" table:content-validation-name="val2" office:value-type="string" calcext:value-type="string">
            <text:p>Terminer</text:p>
          </table:table-cell>
          <table:table-cell table:style-name="ce124"/>
          <table:table-cell table:number-columns-repeated="2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1]+1" office:value-type="float" office:value="21" calcext:value-type="float">
            <text:p>21</text:p>
          </table:table-cell>
          <table:table-cell table:style-name="ce123" office:value-type="string" calcext:value-type="string">
            <text:p>Cafétériat 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2]+1" office:value-type="float" office:value="22" calcext:value-type="float">
            <text:p>22</text:p>
          </table:table-cell>
          <table:table-cell table:style-name="ce123" office:value-type="string" calcext:value-type="string">
            <text:p>Cafétériat Cuisine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3]+1" office:value-type="float" office:value="23" calcext:value-type="float">
            <text:p>23</text:p>
          </table:table-cell>
          <table:table-cell table:style-name="ce123" office:value-type="string" calcext:value-type="string">
            <text:p>Dortoir prof (couloirs)</text:p>
          </table:table-cell>
          <table:table-cell table:style-name="ce124" table:content-validation-name="val2" office:value-type="string" calcext:value-type="string">
            <text:p>A finir</text:p>
          </table:table-cell>
          <table:table-cell table:number-columns-repeated="3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4]+1" office:value-type="float" office:value="24" calcext:value-type="float">
            <text:p>24</text:p>
          </table:table-cell>
          <table:table-cell table:style-name="ce123" office:value-type="string" calcext:value-type="string">
            <text:p>Dortoir prof (chambres RDC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5]+1" office:value-type="float" office:value="25" calcext:value-type="float">
            <text:p>25</text:p>
          </table:table-cell>
          <table:table-cell table:style-name="ce123" office:value-type="string" calcext:value-type="string">
            <text:p>Dortoir P Directeur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6]+1" office:value-type="float" office:value="26" calcext:value-type="float">
            <text:p>26</text:p>
          </table:table-cell>
          <table:table-cell table:style-name="ce123" office:value-type="string" calcext:value-type="string">
            <text:p>Dortoir P Femme directeur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7]+1" office:value-type="float" office:value="27" calcext:value-type="float">
            <text:p>27</text:p>
          </table:table-cell>
          <table:table-cell table:style-name="ce123" office:value-type="string" calcext:value-type="string">
            <text:p>Dortoir P Charles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8]+1" office:value-type="float" office:value="28" calcext:value-type="float">
            <text:p>28</text:p>
          </table:table-cell>
          <table:table-cell table:style-name="ce123" office:value-type="string" calcext:value-type="string">
            <text:p>Dortoir P Louis</text:p>
          </table:table-cell>
          <table:table-cell table:style-name="ce124" table:content-validation-name="val2" office:value-type="string" calcext:value-type="string">
            <text:p>A faire</text:p>
          </table:table-cell>
          <table:table-cell table:number-columns-repeated="3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29]+1" office:value-type="float" office:value="29" calcext:value-type="float">
            <text:p>29</text:p>
          </table:table-cell>
          <table:table-cell table:style-name="ce123" office:value-type="string" calcext:value-type="string">
            <text:p>Dortoir P Sallon RDC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0]+1" office:value-type="float" office:value="30" calcext:value-type="float">
            <text:p>30</text:p>
          </table:table-cell>
          <table:table-cell table:style-name="ce123" office:value-type="string" calcext:value-type="string">
            <text:p>Dortoir P Sallon 1er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1]+1" office:value-type="float" office:value="31" calcext:value-type="float">
            <text:p>31</text:p>
          </table:table-cell>
          <table:table-cell table:style-name="ce123" office:value-type="string" calcext:value-type="string">
            <text:p>Église RDC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2]+1" office:value-type="float" office:value="32" calcext:value-type="float">
            <text:p>32</text:p>
          </table:table-cell>
          <table:table-cell table:style-name="ce123" office:value-type="string" calcext:value-type="string">
            <text:p>Église 1er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3]+1" office:value-type="float" office:value="33" calcext:value-type="float">
            <text:p>33</text:p>
          </table:table-cell>
          <table:table-cell table:style-name="ce123" office:value-type="string" calcext:value-type="string">
            <text:p>Église bureaux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4]+1" office:value-type="float" office:value="34" calcext:value-type="float">
            <text:p>34</text:p>
          </table:table-cell>
          <table:table-cell table:style-name="ce123" office:value-type="string" calcext:value-type="string">
            <text:p>Buanderie bureau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5]+1" office:value-type="float" office:value="35" calcext:value-type="float">
            <text:p>35</text:p>
          </table:table-cell>
          <table:table-cell table:style-name="ce123" office:value-type="string" calcext:value-type="string">
            <text:p>Buanderie stockage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6]+1" office:value-type="float" office:value="36" calcext:value-type="float">
            <text:p>36</text:p>
          </table:table-cell>
          <table:table-cell table:style-name="ce123" office:value-type="string" calcext:value-type="string">
            <text:p>Le nid RDC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7]+1" office:value-type="float" office:value="37" calcext:value-type="float">
            <text:p>37</text:p>
          </table:table-cell>
          <table:table-cell table:style-name="ce123" office:value-type="string" calcext:value-type="string">
            <text:p>Le nid Sous-sol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8]+1" office:value-type="float" office:value="38" calcext:value-type="float">
            <text:p>38</text:p>
          </table:table-cell>
          <table:table-cell table:style-name="ce123" office:value-type="string" calcext:value-type="string">
            <text:p>Sous-sol (extérieur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39]+1" office:value-type="float" office:value="39" calcext:value-type="float">
            <text:p>39</text:p>
          </table:table-cell>
          <table:table-cell table:style-name="ce123" office:value-type="string" calcext:value-type="string">
            <text:p>Sous-sol (Bâtiment principal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40]+1" office:value-type="float" office:value="40" calcext:value-type="float">
            <text:p>40</text:p>
          </table:table-cell>
          <table:table-cell table:style-name="ce123" office:value-type="string" calcext:value-type="string">
            <text:p>Sous-sol (Armurerie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41]+1" office:value-type="float" office:value="41" calcext:value-type="float">
            <text:p>41</text:p>
          </table:table-cell>
          <table:table-cell table:style-name="ce123" office:value-type="string" calcext:value-type="string">
            <text:p>Sous-sol (Dortoir élèves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42]+1" office:value-type="float" office:value="42" calcext:value-type="float">
            <text:p>42</text:p>
          </table:table-cell>
          <table:table-cell table:style-name="ce123" office:value-type="string" calcext:value-type="string">
            <text:p>Sous-sol (Dortoir prof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43]+1" office:value-type="float" office:value="43" calcext:value-type="float">
            <text:p>43</text:p>
          </table:table-cell>
          <table:table-cell table:style-name="ce123" office:value-type="string" calcext:value-type="string">
            <text:p>Sous-sol (Buanderie)</text:p>
          </table:table-cell>
          <table:table-cell table:number-columns-repeated="4" table:style-name="ce124" table:content-validation-name="val2" office:value-type="string" calcext:value-type="string">
            <text:p>Terminer</text:p>
          </table:table-cell>
          <table:table-cell table:number-columns-repeated="1018"/>
        </table:table-row>
        <table:table-row table:style-name="ro1">
          <table:table-cell table:style-name="ce122" table:formula="of:=[.A44]+1" office:value-type="float" office:value="44" calcext:value-type="float">
            <text:p>44</text:p>
          </table:table-cell>
          <table:table-cell table:style-name="ce123" office:value-type="string" calcext:value-type="string">
            <text:p>Sous-sol (secret)</text:p>
          </table:table-cell>
          <table:table-cell table:number-columns-repeated="4" table:style-name="ce124" table:content-validation-name="val2" office:value-type="string" calcext:value-type="string">
            <text:p>A faire</text:p>
          </table:table-cell>
          <table:table-cell table:number-columns-repeated="1018"/>
        </table:table-row>
        <table:table-row table:style-name="ro1">
          <table:table-cell table:style-name="ce122" table:formula="of:=[.A45]+1" office:value-type="float" office:value="45" calcext:value-type="float">
            <text:p>45</text:p>
          </table:table-cell>
          <table:table-cell table:style-name="ce123" office:value-type="string" calcext:value-type="string">
            <text:p>Artefact puzzle</text:p>
          </table:table-cell>
          <table:table-cell table:number-columns-repeated="4" table:style-name="ce124" table:content-validation-name="val2" office:value-type="string" calcext:value-type="string">
            <text:p>A faire</text:p>
          </table:table-cell>
          <table:table-cell table:number-columns-repeated="1018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criture_base" table:style-name="ta6">
        <table:table-column table:style-name="co12" table:default-cell-style-name="Default"/>
        <table:table-column table:style-name="co1" table:number-columns-repeated="1023" table:default-cell-style-name="Default"/>
        <table:table-row table:style-name="ro1">
          <table:table-cell table:style-name="ce3" table:number-columns-repeated="2"/>
          <table:table-cell table:style-name="ce3" office:value-type="string" calcext:value-type="string">
            <text:p>Emma</text:p>
          </table:table-cell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Mathias</text:p>
          </table:table-cell>
          <table:table-cell table:style-name="ce3" office:value-type="string" calcext:value-type="string">
            <text:p>Louis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Moros</text:p>
          </table:table-cell>
          <table:table-cell table:number-columns-repeated="1016"/>
        </table:table-row>
        <table:table-row table:style-name="ro1">
          <table:table-cell table:style-name="ce122" office:value-type="float" office:value="1" calcext:value-type="float">
            <text:p>1</text:p>
          </table:table-cell>
          <table:table-cell table:style-name="ce122" office:value-type="string" calcext:value-type="string">
            <text:p>Prologue</text:p>
          </table:table-cell>
          <table:table-cell table:number-columns-repeated="4" table:style-name="ce4" table:content-validation-name="val3" office:value-type="string" calcext:value-type="string">
            <text:p>Terminer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22" table:formula="of:=[.A2]+1" office:value-type="float" office:value="2" calcext:value-type="float">
            <text:p>2</text:p>
          </table:table-cell>
          <table:table-cell table:style-name="ce122" office:value-type="string" calcext:value-type="string">
            <text:p>Chap 1 - 1</text:p>
          </table:table-cell>
          <table:table-cell table:number-columns-repeated="5" table:style-name="ce4" table:content-validation-name="val3" office:value-type="string" calcext:value-type="string">
            <text:p>Terminer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22" table:formula="of:=[.A3]+1" office:value-type="float" office:value="3" calcext:value-type="float">
            <text:p>3</text:p>
          </table:table-cell>
          <table:table-cell table:style-name="ce122" office:value-type="string" calcext:value-type="string">
            <text:p>Chap 1 - 2</text:p>
          </table:table-cell>
          <table:table-cell table:number-columns-repeated="5" table:style-name="ce4" table:content-validation-name="val3" office:value-type="string" calcext:value-type="string">
            <text:p>Terminer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22" table:formula="of:=[.A4]+1" office:value-type="float" office:value="4" calcext:value-type="float">
            <text:p>4</text:p>
          </table:table-cell>
          <table:table-cell table:style-name="ce122" office:value-type="string" calcext:value-type="string">
            <text:p>Chap 2 - 1</text:p>
          </table:table-cell>
          <table:table-cell table:number-columns-repeated="5" table:style-name="ce4" table:content-validation-name="val3" office:value-type="string" calcext:value-type="string">
            <text:p>Terminer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22" table:formula="of:=[.A5]+1" office:value-type="float" office:value="5" calcext:value-type="float">
            <text:p>5</text:p>
          </table:table-cell>
          <table:table-cell table:style-name="ce122" office:value-type="string" calcext:value-type="string">
            <text:p>Chap 2 - 2</text:p>
          </table:table-cell>
          <table:table-cell table:number-columns-repeated="5" table:style-name="ce4" table:content-validation-name="val3" office:value-type="string" calcext:value-type="string">
            <text:p>Terminer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22" table:formula="of:=[.A6]+1" office:value-type="float" office:value="6" calcext:value-type="float">
            <text:p>6</text:p>
          </table:table-cell>
          <table:table-cell table:style-name="ce122" office:value-type="string" calcext:value-type="string">
            <text:p>Chap 3 - 1</text:p>
          </table:table-cell>
          <table:table-cell table:number-columns-repeated="5" table:style-name="ce4" table:content-validation-name="val3" office:value-type="string" calcext:value-type="string">
            <text:p>Terminer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22" table:formula="of:=[.A7]+1" office:value-type="float" office:value="7" calcext:value-type="float">
            <text:p>7</text:p>
          </table:table-cell>
          <table:table-cell table:style-name="ce122" office:value-type="string" calcext:value-type="string">
            <text:p>Chap 3 - 2</text:p>
          </table:table-cell>
          <table:table-cell table:number-columns-repeated="5" table:style-name="ce4" table:content-validation-name="val3" office:value-type="string" calcext:value-type="string">
            <text:p>Terminer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25" table:formula="of:=[.A8]+1" office:value-type="float" office:value="8" calcext:value-type="float">
            <text:p>8</text:p>
          </table:table-cell>
          <table:table-cell table:style-name="ce125" office:value-type="string" calcext:value-type="string">
            <text:p>Chap 4 - 1</text:p>
          </table:table-cell>
          <table:table-cell table:number-columns-repeated="4" table:style-name="ce126" table:content-validation-name="val3" office:value-type="string" calcext:value-type="string">
            <text:p>Terminer</text:p>
          </table:table-cell>
          <table:table-cell table:style-name="ce126"/>
          <table:table-cell table:style-name="ce126" table:content-validation-name="val3" office:value-type="string" calcext:value-type="string">
            <text:p>Terminer</text:p>
          </table:table-cell>
          <table:table-cell table:number-columns-repeated="1016"/>
        </table:table-row>
        <table:table-row table:style-name="ro1">
          <table:table-cell table:style-name="ce122" table:formula="of:=[.A9]+1" office:value-type="float" office:value="9" calcext:value-type="float">
            <text:p>9</text:p>
          </table:table-cell>
          <table:table-cell table:style-name="ce122" office:value-type="string" calcext:value-type="string">
            <text:p>Chap 4 - 2</text:p>
          </table:table-cell>
          <table:table-cell table:number-columns-repeated="4" table:style-name="ce4" table:content-validation-name="val3" office:value-type="string" calcext:value-type="string">
            <text:p>Terminer</text:p>
          </table:table-cell>
          <table:table-cell table:style-name="ce4"/>
          <table:table-cell table:style-name="ce4" table:content-validation-name="val3" office:value-type="string" calcext:value-type="string">
            <text:p>Terminer</text:p>
          </table:table-cell>
          <table:table-cell table:number-columns-repeated="1016"/>
        </table:table-row>
        <table:table-row table:style-name="ro1">
          <table:table-cell table:style-name="ce122" table:formula="of:=[.A10]+1" office:value-type="float" office:value="10" calcext:value-type="float">
            <text:p>10</text:p>
          </table:table-cell>
          <table:table-cell table:style-name="ce122" office:value-type="string" calcext:value-type="string">
            <text:p>Chap 5 - 1</text:p>
          </table:table-cell>
          <table:table-cell table:number-columns-repeated="4" table:style-name="ce4" table:content-validation-name="val3" office:value-type="string" calcext:value-type="string">
            <text:p>Terminer</text:p>
          </table:table-cell>
          <table:table-cell table:style-name="ce4"/>
          <table:table-cell table:style-name="ce4" table:content-validation-name="val3" office:value-type="string" calcext:value-type="string">
            <text:p>Terminer</text:p>
          </table:table-cell>
          <table:table-cell table:number-columns-repeated="1016"/>
        </table:table-row>
        <table:table-row table:style-name="ro1">
          <table:table-cell table:style-name="ce122" table:formula="of:=[.A11]+1" office:value-type="float" office:value="11" calcext:value-type="float">
            <text:p>11</text:p>
          </table:table-cell>
          <table:table-cell table:style-name="ce122" office:value-type="string" calcext:value-type="string">
            <text:p>Chap 5 - 2</text:p>
          </table:table-cell>
          <table:table-cell table:number-columns-repeated="4" table:style-name="ce4" table:content-validation-name="val3" office:value-type="string" calcext:value-type="string">
            <text:p>Terminer</text:p>
          </table:table-cell>
          <table:table-cell table:style-name="ce4"/>
          <table:table-cell table:style-name="ce4" table:content-validation-name="val3" office:value-type="string" calcext:value-type="string">
            <text:p>Terminer</text:p>
          </table:table-cell>
          <table:table-cell table:number-columns-repeated="1016"/>
        </table:table-row>
        <table:table-row table:style-name="ro1">
          <table:table-cell table:style-name="ce122" table:formula="of:=[.A12]+1" office:value-type="float" office:value="12" calcext:value-type="float">
            <text:p>12</text:p>
          </table:table-cell>
          <table:table-cell table:style-name="ce122" office:value-type="string" calcext:value-type="string">
            <text:p>Chap 6 - 1</text:p>
          </table:table-cell>
          <table:table-cell table:number-columns-repeated="4" table:style-name="ce4" table:content-validation-name="val3" office:value-type="string" calcext:value-type="string">
            <text:p>Terminer</text:p>
          </table:table-cell>
          <table:table-cell table:style-name="ce4"/>
          <table:table-cell table:style-name="ce4" table:content-validation-name="val3" office:value-type="string" calcext:value-type="string">
            <text:p>Terminer</text:p>
          </table:table-cell>
          <table:table-cell table:number-columns-repeated="1016"/>
        </table:table-row>
        <table:table-row table:style-name="ro1">
          <table:table-cell table:style-name="ce122" table:formula="of:=[.A13]+1" office:value-type="float" office:value="13" calcext:value-type="float">
            <text:p>13</text:p>
          </table:table-cell>
          <table:table-cell table:style-name="ce122" office:value-type="string" calcext:value-type="string">
            <text:p>Chap 6 - 2</text:p>
          </table:table-cell>
          <table:table-cell table:number-columns-repeated="4" table:style-name="ce4" table:content-validation-name="val3" office:value-type="string" calcext:value-type="string">
            <text:p>Terminer</text:p>
          </table:table-cell>
          <table:table-cell table:style-name="ce4"/>
          <table:table-cell table:style-name="ce4" table:content-validation-name="val3" office:value-type="string" calcext:value-type="string">
            <text:p>Terminer</text:p>
          </table:table-cell>
          <table:table-cell table:number-columns-repeated="1016"/>
        </table:table-row>
        <table:table-row table:style-name="ro1">
          <table:table-cell table:style-name="ce122" table:formula="of:=[.A14]+1" office:value-type="float" office:value="14" calcext:value-type="float">
            <text:p>14</text:p>
          </table:table-cell>
          <table:table-cell table:style-name="ce122" office:value-type="string" calcext:value-type="string">
            <text:p>Epilogue</text:p>
          </table:table-cell>
          <table:table-cell table:number-columns-repeated="6" table:style-name="ce4" table:content-validation-name="val3" office:value-type="string" calcext:value-type="string">
            <text:p>Terminer</text:p>
          </table:table-cell>
          <table:table-cell table:number-columns-repeated="1016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Game" table:style-name="ta7">
        <table:table-column table:style-name="co11" table:default-cell-style-name="Default"/>
        <table:table-column table:style-name="co12" table:default-cell-style-name="Default"/>
        <table:table-column table:style-name="co1" table:number-columns-repeated="1022" table:default-cell-style-name="Default"/>
        <table:table-row table:style-name="ro1">
          <table:table-cell table:style-name="ce127"/>
          <table:table-cell table:style-name="ce1"/>
          <table:table-cell table:style-name="ce1" office:value-type="string" calcext:value-type="string">
            <text:p>Perso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string" calcext:value-type="string">
            <text:p>Part 1 A</text:p>
          </table:table-cell>
          <table:table-cell table:style-name="ce1" office:value-type="string" calcext:value-type="string">
            <text:p>Part 1 B</text:p>
          </table:table-cell>
          <table:table-cell table:style-name="ce1" office:value-type="string" calcext:value-type="string">
            <text:p>Part 2 A</text:p>
          </table:table-cell>
          <table:table-cell table:style-name="ce1" office:value-type="string" calcext:value-type="string">
            <text:p>Part 2 B</text:p>
          </table:table-cell>
          <table:table-cell table:style-name="ce1" office:value-type="string" calcext:value-type="string">
            <text:p>Outro</text:p>
          </table:table-cell>
          <table:table-cell table:style-name="ce1" office:value-type="string" calcext:value-type="string">
            <office:annotation draw:style-name="gr3" draw:text-style-name="P3" svg:width="280.57pt" svg:height="26.99pt" svg:x="604.4pt" svg:y="23.24pt" draw:caption-point-x="-11.54pt" draw:caption-point-y="-22.96pt">
              <dc:date>2024-09-19T00:00:00</dc:date>
              <text:p text:style-name="P2">Items, Menu, quest, etc.</text:p>
            </office:annotation>
            <text:p>System</text:p>
          </table:table-cell>
          <table:table-cell table:number-columns-repeated="1014"/>
        </table:table-row>
        <table:table-row table:style-name="ro1">
          <table:table-cell table:style-name="ce128" office:value-type="string" calcext:value-type="string" table:number-columns-spanned="1" table:number-rows-spanned="4">
            <text:p>Prologue</text:p>
          </table:table-cell>
          <table:table-cell table:style-name="ce130" office:value-type="float" office:value="1" calcext:value-type="float">
            <text:p>1</text:p>
          </table:table-cell>
          <table:table-cell table:style-name="ce105" office:value-type="string" calcext:value-type="string">
            <text:p>Emma</text:p>
          </table:table-cell>
          <table:table-cell table:style-name="ce109" table:content-validation-name="val4" office:value-type="string" calcext:value-type="string">
            <text:p>Terminer</text:p>
          </table:table-cell>
          <table:table-cell table:style-name="ce109" table:number-columns-repeated="2"/>
          <table:table-cell table:number-columns-repeated="3" table:style-name="ce109" table:content-validation-name="val4" office:value-type="string" calcext:value-type="string">
            <text:p>Terminer</text:p>
          </table:table-cell>
          <table:table-cell table:style-name="ce109" table:content-validation-name="val4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2]+1" office:value-type="float" office:value="2" calcext:value-type="float">
            <text:p>2</text:p>
          </table:table-cell>
          <table:table-cell table:style-name="ce134" office:value-type="string" calcext:value-type="string">
            <text:p>Chris</text:p>
          </table:table-cell>
          <table:table-cell table:style-name="ce136" table:content-validation-name="val4" office:value-type="string" calcext:value-type="string">
            <text:p>En cours</text:p>
          </table:table-cell>
          <table:table-cell table:style-name="ce136" table:number-columns-repeated="2"/>
          <table:table-cell table:number-columns-repeated="4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3]+1" office:value-type="float" office:value="3" calcext:value-type="float">
            <text:p>3</text:p>
          </table:table-cell>
          <table:table-cell table:style-name="ce105" office:value-type="string" calcext:value-type="string">
            <text:p>Mathias</text:p>
          </table:table-cell>
          <table:table-cell table:style-name="ce109" table:content-validation-name="val4" office:value-type="string" calcext:value-type="string">
            <text:p>A faire</text:p>
          </table:table-cell>
          <table:table-cell table:style-name="ce109" table:number-columns-repeated="2"/>
          <table:table-cell table:number-columns-repeated="4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4]+1" office:value-type="float" office:value="4" calcext:value-type="float">
            <text:p>4</text:p>
          </table:table-cell>
          <table:table-cell table:style-name="ce134" office:value-type="string" calcext:value-type="string">
            <text:p>Louis</text:p>
          </table:table-cell>
          <table:table-cell table:style-name="ce136" table:content-validation-name="val4" office:value-type="string" calcext:value-type="string">
            <text:p>A faire</text:p>
          </table:table-cell>
          <table:table-cell table:style-name="ce136" table:number-columns-repeated="2"/>
          <table:table-cell table:number-columns-repeated="4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table-cell table:style-name="ce129" office:value-type="string" calcext:value-type="string" table:number-columns-spanned="1" table:number-rows-spanned="5">
            <text:p>Chap I</text:p>
          </table:table-cell>
          <table:table-cell table:style-name="ce132" table:formula="of:=[.B5]+1" office:value-type="float" office:value="5" calcext:value-type="float">
            <text:p>5</text:p>
          </table:table-cell>
          <table:table-cell table:style-name="ce107" office:value-type="string" calcext:value-type="string">
            <text:p>Emma</text:p>
          </table:table-cell>
          <table:table-cell table:number-columns-repeated="7" table:style-name="ce111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6]+1" office:value-type="float" office:value="6" calcext:value-type="float">
            <text:p>6</text:p>
          </table:table-cell>
          <table:table-cell table:style-name="ce134" office:value-type="string" calcext:value-type="string">
            <text:p>Chris</text:p>
          </table:table-cell>
          <table:table-cell table:number-columns-repeated="7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7]+1" office:value-type="float" office:value="7" calcext:value-type="float">
            <text:p>7</text:p>
          </table:table-cell>
          <table:table-cell table:style-name="ce105" office:value-type="string" calcext:value-type="string">
            <text:p>Mathias</text:p>
          </table:table-cell>
          <table:table-cell table:number-columns-repeated="7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8]+1" office:value-type="float" office:value="8" calcext:value-type="float">
            <text:p>8</text:p>
          </table:table-cell>
          <table:table-cell table:style-name="ce134" office:value-type="string" calcext:value-type="string">
            <text:p>Louis</text:p>
          </table:table-cell>
          <table:table-cell table:number-columns-repeated="7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9]+1" office:value-type="float" office:value="9" calcext:value-type="float">
            <text:p>9</text:p>
          </table:table-cell>
          <table:table-cell table:style-name="ce105" office:value-type="string" calcext:value-type="string">
            <text:p>Charles</text:p>
          </table:table-cell>
          <table:table-cell table:style-name="ce109" table:content-validation-name="val4" office:value-type="string" calcext:value-type="string">
            <text:p>A faire</text:p>
          </table:table-cell>
          <table:table-cell table:style-name="ce109"/>
          <table:table-cell table:number-columns-repeated="2" table:style-name="ce109" table:content-validation-name="val4" office:value-type="string" calcext:value-type="string">
            <text:p>A faire</text:p>
          </table:table-cell>
          <table:table-cell table:style-name="ce109"/>
          <table:table-cell table:number-columns-repeated="2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table-cell table:style-name="ce129" office:value-type="string" calcext:value-type="string" table:number-columns-spanned="1" table:number-rows-spanned="5">
            <text:p>Chap II</text:p>
          </table:table-cell>
          <table:table-cell table:style-name="ce133" table:formula="of:=[.B10]+1" office:value-type="float" office:value="10" calcext:value-type="float">
            <text:p>10</text:p>
          </table:table-cell>
          <table:table-cell table:style-name="ce135" office:value-type="string" calcext:value-type="string">
            <text:p>Emma</text:p>
          </table:table-cell>
          <table:table-cell table:number-columns-repeated="7" table:style-name="ce137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11]+1" office:value-type="float" office:value="11" calcext:value-type="float">
            <text:p>11</text:p>
          </table:table-cell>
          <table:table-cell table:style-name="ce105" office:value-type="string" calcext:value-type="string">
            <text:p>Chris</text:p>
          </table:table-cell>
          <table:table-cell table:number-columns-repeated="7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12]+1" office:value-type="float" office:value="12" calcext:value-type="float">
            <text:p>12</text:p>
          </table:table-cell>
          <table:table-cell table:style-name="ce134" office:value-type="string" calcext:value-type="string">
            <text:p>Mathias</text:p>
          </table:table-cell>
          <table:table-cell table:number-columns-repeated="7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13]+1" office:value-type="float" office:value="13" calcext:value-type="float">
            <text:p>13</text:p>
          </table:table-cell>
          <table:table-cell table:style-name="ce105" office:value-type="string" calcext:value-type="string">
            <text:p>Louis</text:p>
          </table:table-cell>
          <table:table-cell table:number-columns-repeated="7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14]+1" office:value-type="float" office:value="14" calcext:value-type="float">
            <text:p>14</text:p>
          </table:table-cell>
          <table:table-cell table:style-name="ce134" office:value-type="string" calcext:value-type="string">
            <text:p>Charles</text:p>
          </table:table-cell>
          <table:table-cell table:style-name="ce136" table:content-validation-name="val4" office:value-type="string" calcext:value-type="string">
            <text:p>A faire</text:p>
          </table:table-cell>
          <table:table-cell table:style-name="ce136"/>
          <table:table-cell table:number-columns-repeated="2" table:style-name="ce136" table:content-validation-name="val4" office:value-type="string" calcext:value-type="string">
            <text:p>A faire</text:p>
          </table:table-cell>
          <table:table-cell table:style-name="ce136"/>
          <table:table-cell table:number-columns-repeated="2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table-cell table:style-name="ce129" office:value-type="string" calcext:value-type="string" table:number-columns-spanned="1" table:number-rows-spanned="5">
            <text:p>Chap III</text:p>
          </table:table-cell>
          <table:table-cell table:style-name="ce132" table:formula="of:=[.B15]+1" office:value-type="float" office:value="15" calcext:value-type="float">
            <text:p>15</text:p>
          </table:table-cell>
          <table:table-cell table:style-name="ce107" office:value-type="string" calcext:value-type="string">
            <text:p>Emma</text:p>
          </table:table-cell>
          <table:table-cell table:number-columns-repeated="7" table:style-name="ce111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16]+1" office:value-type="float" office:value="16" calcext:value-type="float">
            <text:p>16</text:p>
          </table:table-cell>
          <table:table-cell table:style-name="ce134" office:value-type="string" calcext:value-type="string">
            <text:p>Chris</text:p>
          </table:table-cell>
          <table:table-cell table:number-columns-repeated="7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17]+1" office:value-type="float" office:value="17" calcext:value-type="float">
            <text:p>17</text:p>
          </table:table-cell>
          <table:table-cell table:style-name="ce105" office:value-type="string" calcext:value-type="string">
            <text:p>Mathias</text:p>
          </table:table-cell>
          <table:table-cell table:number-columns-repeated="7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18]+1" office:value-type="float" office:value="18" calcext:value-type="float">
            <text:p>18</text:p>
          </table:table-cell>
          <table:table-cell table:style-name="ce134" office:value-type="string" calcext:value-type="string">
            <text:p>Louis</text:p>
          </table:table-cell>
          <table:table-cell table:number-columns-repeated="7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19]+1" office:value-type="float" office:value="19" calcext:value-type="float">
            <text:p>19</text:p>
          </table:table-cell>
          <table:table-cell table:style-name="ce105" office:value-type="string" calcext:value-type="string">
            <text:p>Charles</text:p>
          </table:table-cell>
          <table:table-cell table:style-name="ce109" table:content-validation-name="val4" office:value-type="string" calcext:value-type="string">
            <text:p>A faire</text:p>
          </table:table-cell>
          <table:table-cell table:style-name="ce109"/>
          <table:table-cell table:number-columns-repeated="2" table:style-name="ce109" table:content-validation-name="val4" office:value-type="string" calcext:value-type="string">
            <text:p>A faire</text:p>
          </table:table-cell>
          <table:table-cell table:style-name="ce109"/>
          <table:table-cell table:number-columns-repeated="2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table-cell table:style-name="ce129" office:value-type="string" calcext:value-type="string" table:number-columns-spanned="1" table:number-rows-spanned="5">
            <text:p>Chap IV</text:p>
          </table:table-cell>
          <table:table-cell table:style-name="ce133" table:formula="of:=[.B20]+1" office:value-type="float" office:value="20" calcext:value-type="float">
            <text:p>20</text:p>
          </table:table-cell>
          <table:table-cell table:style-name="ce135" office:value-type="string" calcext:value-type="string">
            <text:p>Emma</text:p>
          </table:table-cell>
          <table:table-cell table:number-columns-repeated="7" table:style-name="ce137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21]+1" office:value-type="float" office:value="21" calcext:value-type="float">
            <text:p>21</text:p>
          </table:table-cell>
          <table:table-cell table:style-name="ce105" office:value-type="string" calcext:value-type="string">
            <text:p>Chris</text:p>
          </table:table-cell>
          <table:table-cell table:number-columns-repeated="7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22]+1" office:value-type="float" office:value="22" calcext:value-type="float">
            <text:p>22</text:p>
          </table:table-cell>
          <table:table-cell table:style-name="ce134" office:value-type="string" calcext:value-type="string">
            <text:p>Mathias</text:p>
          </table:table-cell>
          <table:table-cell table:number-columns-repeated="7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23]+1" office:value-type="float" office:value="23" calcext:value-type="float">
            <text:p>23</text:p>
          </table:table-cell>
          <table:table-cell table:style-name="ce105" office:value-type="string" calcext:value-type="string">
            <text:p>Louis</text:p>
          </table:table-cell>
          <table:table-cell table:number-columns-repeated="7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24]+1" office:value-type="float" office:value="24" calcext:value-type="float">
            <text:p>24</text:p>
          </table:table-cell>
          <table:table-cell table:style-name="ce134" office:value-type="string" calcext:value-type="string">
            <text:p>Moros</text:p>
          </table:table-cell>
          <table:table-cell table:style-name="ce136" table:content-validation-name="val4" office:value-type="string" calcext:value-type="string">
            <text:p>A faire</text:p>
          </table:table-cell>
          <table:table-cell table:style-name="ce136"/>
          <table:table-cell table:number-columns-repeated="2" table:style-name="ce136" table:content-validation-name="val4" office:value-type="string" calcext:value-type="string">
            <text:p>A faire</text:p>
          </table:table-cell>
          <table:table-cell table:style-name="ce136"/>
          <table:table-cell table:number-columns-repeated="2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table-cell table:style-name="ce129" office:value-type="string" calcext:value-type="string" table:number-columns-spanned="1" table:number-rows-spanned="5">
            <text:p>Chap V</text:p>
          </table:table-cell>
          <table:table-cell table:style-name="ce132" table:formula="of:=[.B25]+1" office:value-type="float" office:value="25" calcext:value-type="float">
            <text:p>25</text:p>
          </table:table-cell>
          <table:table-cell table:style-name="ce107" office:value-type="string" calcext:value-type="string">
            <text:p>Emma</text:p>
          </table:table-cell>
          <table:table-cell table:number-columns-repeated="7" table:style-name="ce111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26]+1" office:value-type="float" office:value="26" calcext:value-type="float">
            <text:p>26</text:p>
          </table:table-cell>
          <table:table-cell table:style-name="ce134" office:value-type="string" calcext:value-type="string">
            <text:p>Chris</text:p>
          </table:table-cell>
          <table:table-cell table:number-columns-repeated="7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27]+1" office:value-type="float" office:value="27" calcext:value-type="float">
            <text:p>27</text:p>
          </table:table-cell>
          <table:table-cell table:style-name="ce105" office:value-type="string" calcext:value-type="string">
            <text:p>Mathias</text:p>
          </table:table-cell>
          <table:table-cell table:number-columns-repeated="7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28]+1" office:value-type="float" office:value="28" calcext:value-type="float">
            <text:p>28</text:p>
          </table:table-cell>
          <table:table-cell table:style-name="ce134" office:value-type="string" calcext:value-type="string">
            <text:p>Louis</text:p>
          </table:table-cell>
          <table:table-cell table:number-columns-repeated="7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29]+1" office:value-type="float" office:value="29" calcext:value-type="float">
            <text:p>29</text:p>
          </table:table-cell>
          <table:table-cell table:style-name="ce105" office:value-type="string" calcext:value-type="string">
            <text:p>Moros</text:p>
          </table:table-cell>
          <table:table-cell table:style-name="ce109" table:content-validation-name="val4" office:value-type="string" calcext:value-type="string">
            <text:p>A faire</text:p>
          </table:table-cell>
          <table:table-cell table:style-name="ce109"/>
          <table:table-cell table:number-columns-repeated="2" table:style-name="ce109" table:content-validation-name="val4" office:value-type="string" calcext:value-type="string">
            <text:p>A faire</text:p>
          </table:table-cell>
          <table:table-cell table:style-name="ce109"/>
          <table:table-cell table:number-columns-repeated="2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table-cell table:style-name="ce129" office:value-type="string" calcext:value-type="string" table:number-columns-spanned="1" table:number-rows-spanned="5">
            <text:p>Chap VI</text:p>
          </table:table-cell>
          <table:table-cell table:style-name="ce133" table:formula="of:=[.B30]+1" office:value-type="float" office:value="30" calcext:value-type="float">
            <text:p>30</text:p>
          </table:table-cell>
          <table:table-cell table:style-name="ce135" office:value-type="string" calcext:value-type="string">
            <text:p>Emma</text:p>
          </table:table-cell>
          <table:table-cell table:number-columns-repeated="7" table:style-name="ce137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31]+1" office:value-type="float" office:value="31" calcext:value-type="float">
            <text:p>31</text:p>
          </table:table-cell>
          <table:table-cell table:style-name="ce105" office:value-type="string" calcext:value-type="string">
            <text:p>Chris</text:p>
          </table:table-cell>
          <table:table-cell table:number-columns-repeated="7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32]+1" office:value-type="float" office:value="32" calcext:value-type="float">
            <text:p>32</text:p>
          </table:table-cell>
          <table:table-cell table:style-name="ce134" office:value-type="string" calcext:value-type="string">
            <text:p>Mathias</text:p>
          </table:table-cell>
          <table:table-cell table:number-columns-repeated="7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33]+1" office:value-type="float" office:value="33" calcext:value-type="float">
            <text:p>33</text:p>
          </table:table-cell>
          <table:table-cell table:style-name="ce105" office:value-type="string" calcext:value-type="string">
            <text:p>Louis</text:p>
          </table:table-cell>
          <table:table-cell table:number-columns-repeated="7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34]+1" office:value-type="float" office:value="34" calcext:value-type="float">
            <text:p>34</text:p>
          </table:table-cell>
          <table:table-cell table:style-name="ce134" office:value-type="string" calcext:value-type="string">
            <text:p>Moros</text:p>
          </table:table-cell>
          <table:table-cell table:style-name="ce136" table:content-validation-name="val4" office:value-type="string" calcext:value-type="string">
            <text:p>A faire</text:p>
          </table:table-cell>
          <table:table-cell table:style-name="ce136"/>
          <table:table-cell table:number-columns-repeated="2" table:style-name="ce136" table:content-validation-name="val4" office:value-type="string" calcext:value-type="string">
            <text:p>A faire</text:p>
          </table:table-cell>
          <table:table-cell table:style-name="ce136"/>
          <table:table-cell table:number-columns-repeated="2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table-cell table:style-name="ce129" office:value-type="string" calcext:value-type="string" table:number-columns-spanned="1" table:number-rows-spanned="5">
            <text:p>Epilogue</text:p>
          </table:table-cell>
          <table:table-cell table:style-name="ce132" table:formula="of:=[.B35]+1" office:value-type="float" office:value="35" calcext:value-type="float">
            <text:p>35</text:p>
          </table:table-cell>
          <table:table-cell table:style-name="ce107" office:value-type="string" calcext:value-type="string">
            <text:p>Emma</text:p>
          </table:table-cell>
          <table:table-cell table:style-name="ce111" table:number-columns-repeated="5"/>
          <table:table-cell table:number-columns-repeated="2" table:style-name="ce111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36]+1" office:value-type="float" office:value="36" calcext:value-type="float">
            <text:p>36</text:p>
          </table:table-cell>
          <table:table-cell table:style-name="ce134" office:value-type="string" calcext:value-type="string">
            <text:p>Chris</text:p>
          </table:table-cell>
          <table:table-cell table:style-name="ce136" table:number-columns-repeated="5"/>
          <table:table-cell table:number-columns-repeated="2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37]+1" office:value-type="float" office:value="37" calcext:value-type="float">
            <text:p>37</text:p>
          </table:table-cell>
          <table:table-cell table:style-name="ce105" office:value-type="string" calcext:value-type="string">
            <text:p>Mathias</text:p>
          </table:table-cell>
          <table:table-cell table:style-name="ce109" table:number-columns-repeated="5"/>
          <table:table-cell table:number-columns-repeated="2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1" table:formula="of:=[.B38]+1" office:value-type="float" office:value="38" calcext:value-type="float">
            <text:p>38</text:p>
          </table:table-cell>
          <table:table-cell table:style-name="ce134" office:value-type="string" calcext:value-type="string">
            <text:p>Louis</text:p>
          </table:table-cell>
          <table:table-cell table:style-name="ce136" table:number-columns-repeated="5"/>
          <table:table-cell table:number-columns-repeated="2" table:style-name="ce136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1">
          <table:covered-table-cell/>
          <table:table-cell table:style-name="ce130" table:formula="of:=[.B39]+1" office:value-type="float" office:value="39" calcext:value-type="float">
            <text:p>39</text:p>
          </table:table-cell>
          <table:table-cell table:style-name="ce105" office:value-type="string" calcext:value-type="string">
            <text:p>Final</text:p>
          </table:table-cell>
          <table:table-cell table:style-name="ce109" table:number-columns-repeated="5"/>
          <table:table-cell table:number-columns-repeated="2" table:style-name="ce109" table:content-validation-name="val4" office:value-type="string" calcext:value-type="string">
            <text:p>A faire</text:p>
          </table:table-cell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oBox" table:style-name="ta8">
        <table:table-column table:style-name="co1" table:number-columns-repeated="1024" table:default-cell-style-name="Default"/>
        <table:table-row table:style-name="ro1">
          <table:table-cell table:style-name="ce4" office:value-type="string" calcext:value-type="string">
            <text:p>A fai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n cou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 fini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 refai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Terminer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Recap.A1:Recap.M13" table:contains-header="false"/>
        <table:database-range table:name="Table_2" table:target-range-address="Evolution.A1:Evolution.I1" table:contains-header="false"/>
        <table:database-range table:name="Table_3" table:target-range-address="Maping.A1:Maping.F46" table:contains-header="false"/>
        <table:database-range table:name="Table_4" table:target-range-address="Ecriture_base.A1:Ecriture_base.H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style="long" number:textual="true"/>
      <number:text> </number:text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6aa84f"/>
      <style:text-properties fo:color="#d9ead3"/>
    </style:style>
    <style:style style:name="ConditionalStyle_5f_2" style:display-name="ConditionalStyle_2" style:family="table-cell" style:parent-style-name="Default">
      <style:table-cell-properties fo:background-color="#b6d7a8"/>
      <style:text-properties fo:color="#38761d"/>
    </style:style>
    <style:style style:name="ConditionalStyle_5f_3" style:display-name="ConditionalStyle_3" style:family="table-cell" style:parent-style-name="Default">
      <style:table-cell-properties fo:background-color="#fce8b2"/>
      <style:text-properties fo:color="#bf9000"/>
    </style:style>
    <style:style style:name="ConditionalStyle_5f_4" style:display-name="ConditionalStyle_4" style:family="table-cell" style:parent-style-name="Default">
      <style:table-cell-properties fo:background-color="#f4c7c3"/>
      <style:text-properties fo:color="#990000"/>
    </style:style>
    <style:style style:name="ConditionalStyle_5f_5" style:display-name="ConditionalStyle_5" style:family="table-cell" style:parent-style-name="Default">
      <style:table-cell-properties fo:background-color="#cc0000"/>
      <style:text-properties fo:color="#f4cccc"/>
    </style:style>
    <style:style style:name="ConditionalStyle_5f_10" style:display-name="ConditionalStyle_10" style:family="table-cell" style:parent-style-name="Default">
      <style:table-cell-properties fo:background-color="#93c47d"/>
      <style:text-properties fo:color="#38761d"/>
    </style:style>
    <style:style style:name="ConditionalStyle_5f_11" style:display-name="ConditionalStyle_11" style:family="table-cell" style:parent-style-name="Default">
      <style:table-cell-properties fo:background-color="#e06666"/>
      <style:text-properties fo:color="#990000"/>
    </style:style>
    <style:style style:name="ConditionalStyle_5f_14" style:display-name="ConditionalStyle_14" style:family="table-cell" style:parent-style-name="Default">
      <style:table-cell-properties fo:background-color="#f4c7c3"/>
    </style:style>
    <style:style style:name="ConditionalStyle_5f_15" style:display-name="ConditionalStyle_15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cap" style:display-name="PageStyle_Reca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olution" style:display-name="PageStyle_Evol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ie_20_de_20_Evolution" style:display-name="PageStyle_Copie de Evolu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riture" style:display-name="PageStyle_Ecri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ping" style:display-name="PageStyle_Map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criture_5f_base" style:display-name="PageStyle_Ecriture_ba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Game" style:display-name="PageStyle_InGa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oBox" style:display-name="PageStyle_ComboBo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2118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999999" style:text-position="0% 100%" fo:font-family="Arial" fo:font-size="14pt" style:font-family-asian="Arial" style:font-size-asian="14pt" style:font-family-complex="Arial" style:font-size-complex="14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fo:font-weight="bold" style:font-family-asian="Arial" style:font-size-asian="10pt" style:font-weight-asian="bold" style:font-family-complex="Arial" style:font-size-complex="10pt" style:font-weight-complex="bold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cca677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1c23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4.236cm" svg:height="13.335cm" xlink:href=".." xlink:type="simple" chart:class="chart:bar" chart:style-name="ch1">
        <chart:legend chart:legend-position="end" svg:x="21.259cm" svg:y="4.974cm" style:legend-expansion="high" chart:style-name="ch2"/>
        <chart:plot-area chart:style-name="ch3" table:cell-range-address="Recap.A2:Recap.A13 Recap.H1:Recap.L13" chart:data-source-has-labels="both" svg:x="0.484cm" svg:y="0.266cm" svg:width="20.291cm" svg:height="12.803cm">
          <chartooo:coordinate-region svg:x="1.061cm" svg:y="0.466cm" svg:width="19.714cm" svg:height="12.106cm"/>
          <chart:axis chart:dimension="x" chart:name="primary-x" chart:style-name="ch4" chartooo:axis-type="text">
            <chart:categories table:cell-range-address="Recap.A2:Recap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cap.H2:Recap.H13" chart:label-cell-address="Recap.H1:Recap.H1" chart:class="chart:bar">
            <chart:data-point chart:style-name="ch8"/>
            <chart:data-point chart:repeated="11"/>
          </chart:series>
          <chart:series chart:style-name="ch9" chart:values-cell-range-address="Recap.I2:Recap.I13" chart:label-cell-address="Recap.I1:Recap.I1" chart:class="chart:bar">
            <chart:data-point chart:repeated="12"/>
          </chart:series>
          <chart:series chart:style-name="ch10" chart:values-cell-range-address="Recap.J2:Recap.J13" chart:label-cell-address="Recap.J1:Recap.J1" chart:class="chart:bar">
            <chart:data-point chart:repeated="12"/>
          </chart:series>
          <chart:series chart:style-name="ch11" chart:values-cell-range-address="Recap.K2:Recap.K13" chart:label-cell-address="Recap.K1:Recap.K1" chart:class="chart:bar">
            <chart:data-point chart:repeated="12"/>
          </chart:series>
          <chart:series chart:style-name="ch12" chart:values-cell-range-address="Recap.L2:Recap.L13" chart:label-cell-address="Recap.L1:Recap.L1" chart:class="chart:bar">
            <chart:data-point chart:style-name="ch8" chart:repeated="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 faire</text:p>
                <draw:g>
                  <svg:desc>Recap.H1:Recap.H1</svg:desc>
                </draw:g>
              </table:table-cell>
              <table:table-cell office:value-type="string">
                <text:p>En cours</text:p>
                <draw:g>
                  <svg:desc>Recap.I1:Recap.I1</svg:desc>
                </draw:g>
              </table:table-cell>
              <table:table-cell office:value-type="string">
                <text:p>A refaire</text:p>
                <draw:g>
                  <svg:desc>Recap.J1:Recap.J1</svg:desc>
                </draw:g>
              </table:table-cell>
              <table:table-cell office:value-type="string">
                <text:p>A finir</text:p>
                <draw:g>
                  <svg:desc>Recap.K1:Recap.K1</svg:desc>
                </draw:g>
              </table:table-cell>
              <table:table-cell office:value-type="string">
                <text:p>Terminer</text:p>
                <draw:g>
                  <svg:desc>Recap.L1:Recap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ping</text:p>
                <draw:g>
                  <svg:desc>Recap.A2:Recap.A13</svg:desc>
                </draw:g>
              </table:table-cell>
              <table:table-cell office:value-type="float" office:value="0.0552147239263804">
                <text:p>0.0552147239263804</text:p>
                <draw:g>
                  <svg:desc>Recap.H2:Recap.H13</svg:desc>
                </draw:g>
              </table:table-cell>
              <table:table-cell office:value-type="float" office:value="0">
                <text:p>0</text:p>
                <draw:g>
                  <svg:desc>Recap.I2:Recap.I13</svg:desc>
                </draw:g>
              </table:table-cell>
              <table:table-cell office:value-type="float" office:value="0">
                <text:p>0</text:p>
                <draw:g>
                  <svg:desc>Recap.J2:Recap.J13</svg:desc>
                </draw:g>
              </table:table-cell>
              <table:table-cell office:value-type="float" office:value="0.0245398773006135">
                <text:p>0.0245398773006135</text:p>
                <draw:g>
                  <svg:desc>Recap.K2:Recap.K13</svg:desc>
                </draw:g>
              </table:table-cell>
              <table:table-cell office:value-type="float" office:value="0.94478527607362">
                <text:p>0.94478527607362</text:p>
                <draw:g>
                  <svg:desc>Recap.L2:Recap.L13</svg:desc>
                </draw:g>
              </table:table-cell>
            </table:table-row>
            <table:table-row>
              <table:table-cell office:value-type="string">
                <text:p>Ecriture bas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criture</text:p>
              </table:table-cell>
              <table:table-cell office:value-type="float" office:value="0.45360824742268">
                <text:p>0.45360824742268</text:p>
              </table:table-cell>
              <table:table-cell office:value-type="float" office:value="0.0103092783505155">
                <text:p>0.0103092783505155</text:p>
              </table:table-cell>
              <table:table-cell office:value-type="float" office:value="0">
                <text:p>0</text:p>
              </table:table-cell>
              <table:table-cell office:value-type="float" office:value="0.0670103092783505">
                <text:p>0.0670103092783505</text:p>
              </table:table-cell>
              <table:table-cell office:value-type="float" office:value="0.469072164948454">
                <text:p>0.469072164948454</text:p>
              </table:table-cell>
            </table:table-row>
            <table:table-row>
              <table:table-cell office:value-type="string">
                <text:p>InGame</text:p>
              </table:table-cell>
              <table:table-cell office:value-type="float" office:value="0.973544973544973">
                <text:p>0.973544973544973</text:p>
              </table:table-cell>
              <table:table-cell office:value-type="float" office:value="0.00529100529100529">
                <text:p>0.00529100529100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1640211640212">
                <text:p>0.0211640211640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day/>
      <number:text> </number:text>
      <number:month number:style="long" number:textual="true"/>
      <number:text> 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712cm" svg:y="3.613cm" style:legend-expansion="high" chart:style-name="ch2"/>
        <chart:plot-area chart:style-name="ch3" table:cell-range-address="'Copie de Evolution'.A3:'Copie de Evolution'.A20 'Copie de Evolution'.D1:'Copie de Evolution'.H20" chart:data-source-has-labels="both" svg:x="0.317cm" svg:y="0.196cm" svg:width="12.078cm" svg:height="9.424cm">
          <chartooo:coordinate-region svg:x="1.741cm" svg:y="0.196cm" svg:width="10.654cm" svg:height="7.255cm"/>
          <chart:axis chart:dimension="x" chart:name="primary-x" chart:style-name="ch4" chartooo:axis-type="text">
            <chart:categories table:cell-range-address="'Copie de Evolution'.A3:'Copie de Evolution'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ie de Evolution'.D3:'Copie de Evolution'.D20" chart:label-cell-address="'Copie de Evolution'.D1:'Copie de Evolution'.D2" chart:class="chart:bar">
            <chart:data-point chart:repeated="18"/>
          </chart:series>
          <chart:series chart:style-name="ch7" chart:values-cell-range-address="'Copie de Evolution'.E3:'Copie de Evolution'.E20" chart:label-cell-address="'Copie de Evolution'.E1:'Copie de Evolution'.E2" chart:class="chart:bar">
            <chart:data-point chart:repeated="18"/>
          </chart:series>
          <chart:series chart:style-name="ch8" chart:values-cell-range-address="'Copie de Evolution'.F3:'Copie de Evolution'.F20" chart:label-cell-address="'Copie de Evolution'.F1:'Copie de Evolution'.F2" chart:class="chart:bar">
            <chart:data-point chart:repeated="18"/>
          </chart:series>
          <chart:series chart:style-name="ch9" chart:values-cell-range-address="'Copie de Evolution'.G3:'Copie de Evolution'.G20" chart:label-cell-address="'Copie de Evolution'.G1:'Copie de Evolution'.G2" chart:class="chart:bar">
            <chart:data-point chart:repeated="18"/>
          </chart:series>
          <chart:series chart:style-name="ch10" chart:values-cell-range-address="'Copie de Evolution'.H3:'Copie de Evolution'.H20" chart:label-cell-address="'Copie de Evolution'.H1:'Copie de Evolution'.H2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ping A faire</text:p>
                <text:list>
                  <text:list-item>
                    <text:p>Mapping</text:p>
                  </text:list-item>
                  <text:list-item>
                    <text:p>A faire</text:p>
                  </text:list-item>
                </text:list>
                <draw:g>
                  <svg:desc>'Copie de Evolution'.D1:'Copie de Evolution'.D2</svg:desc>
                </draw:g>
              </table:table-cell>
              <table:table-cell office:value-type="string">
                <text:p>En cours</text:p>
                <text:list>
                  <text:list-item>
                    <text:p/>
                  </text:list-item>
                  <text:list-item>
                    <text:p>En cours</text:p>
                  </text:list-item>
                </text:list>
                <draw:g>
                  <svg:desc>'Copie de Evolution'.E1:'Copie de Evolution'.E2</svg:desc>
                </draw:g>
              </table:table-cell>
              <table:table-cell office:value-type="string">
                <text:p>A refaire</text:p>
                <text:list>
                  <text:list-item>
                    <text:p/>
                  </text:list-item>
                  <text:list-item>
                    <text:p>A refaire</text:p>
                  </text:list-item>
                </text:list>
                <draw:g>
                  <svg:desc>'Copie de Evolution'.F1:'Copie de Evolution'.F2</svg:desc>
                </draw:g>
              </table:table-cell>
              <table:table-cell office:value-type="string">
                <text:p>A finir</text:p>
                <text:list>
                  <text:list-item>
                    <text:p/>
                  </text:list-item>
                  <text:list-item>
                    <text:p>A finir</text:p>
                  </text:list-item>
                </text:list>
                <draw:g>
                  <svg:desc>'Copie de Evolution'.G1:'Copie de Evolution'.G2</svg:desc>
                </draw:g>
              </table:table-cell>
              <table:table-cell office:value-type="string">
                <text:p>Terminer</text:p>
                <text:list>
                  <text:list-item>
                    <text:p/>
                  </text:list-item>
                  <text:list-item>
                    <text:p>Terminer</text:p>
                  </text:list-item>
                </text:list>
                <draw:g>
                  <svg:desc>'Copie de Evolution'.H1:'Copie de Evolution'.H2</svg:desc>
                </draw:g>
              </table:table-cell>
            </table:table-row>
          </table:table-header-rows>
          <table:table-rows>
            <table:table-row>
              <table:table-cell office:value-type="float" office:value="45554">
                <text:p>45554</text:p>
                <draw:g>
                  <svg:desc>'Copie de Evolution'.A3:'Copie de Evolution'.A20</svg:desc>
                </draw:g>
              </table:table-cell>
              <table:table-cell office:value-type="float" office:value="0.05521472393">
                <text:p>0.05521472393</text:p>
                <draw:g>
                  <svg:desc>'Copie de Evolution'.D3:'Copie de Evolution'.D20</svg:desc>
                </draw:g>
              </table:table-cell>
              <table:table-cell office:value-type="float" office:value="0">
                <text:p>0</text:p>
                <draw:g>
                  <svg:desc>'Copie de Evolution'.E3:'Copie de Evolution'.E20</svg:desc>
                </draw:g>
              </table:table-cell>
              <table:table-cell office:value-type="float" office:value="0">
                <text:p>0</text:p>
                <draw:g>
                  <svg:desc>'Copie de Evolution'.F3:'Copie de Evolution'.F20</svg:desc>
                </draw:g>
              </table:table-cell>
              <table:table-cell office:value-type="float" office:value="0.0245398773">
                <text:p>0.0245398773</text:p>
                <draw:g>
                  <svg:desc>'Copie de Evolution'.G3:'Copie de Evolution'.G20</svg:desc>
                </draw:g>
              </table:table-cell>
              <table:table-cell office:value-type="float" office:value="0.9447852761">
                <text:p>0.9447852761</text:p>
                <draw:g>
                  <svg:desc>'Copie de Evolution'.H3:'Copie de Evolution'.H20</svg:desc>
                </draw:g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0.1518">
                <text:p>0.1518</text:p>
              </table:table-cell>
              <table:table-cell office:value-type="float" office:value="0.0179">
                <text:p>0.0179</text:p>
              </table:table-cell>
              <table:table-cell office:value-type="float" office:value="0.0089">
                <text:p>0.0089</text:p>
              </table:table-cell>
              <table:table-cell office:value-type="float" office:value="0.0357">
                <text:p>0.0357</text:p>
              </table:table-cell>
              <table:table-cell office:value-type="float" office:value="0.8462">
                <text:p>0.8462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0.1532">
                <text:p>0.1532</text:p>
              </table:table-cell>
              <table:table-cell office:value-type="float" office:value="0.018">
                <text:p>0.018</text:p>
              </table:table-cell>
              <table:table-cell office:value-type="float" office:value="0.009">
                <text:p>0.009</text:p>
              </table:table-cell>
              <table:table-cell office:value-type="float" office:value="0.036">
                <text:p>0.036</text:p>
              </table:table-cell>
              <table:table-cell office:value-type="float" office:value="0.7838">
                <text:p>0.7838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0.1582">
                <text:p>0.1582</text:p>
              </table:table-cell>
              <table:table-cell office:value-type="float" office:value="0.0127">
                <text:p>0.0127</text:p>
              </table:table-cell>
              <table:table-cell office:value-type="float" office:value="0.0063">
                <text:p>0.0063</text:p>
              </table:table-cell>
              <table:table-cell office:value-type="float" office:value="0.0316">
                <text:p>0.0316</text:p>
              </table:table-cell>
              <table:table-cell office:value-type="float" office:value="0.7911">
                <text:p>0.7911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0.0368">
                <text:p>0.0368</text:p>
              </table:table-cell>
              <table:table-cell office:value-type="float" office:value="0">
                <text:p>0</text:p>
              </table:table-cell>
              <table:table-cell office:value-type="float" office:value="0.0061">
                <text:p>0.0061</text:p>
              </table:table-cell>
              <table:table-cell office:value-type="float" office:value="0.0245">
                <text:p>0.0245</text:p>
              </table:table-cell>
              <table:table-cell office:value-type="float" office:value="0.9325">
                <text:p>0.9325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0.0307">
                <text:p>0.0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07">
                <text:p>0.0307</text:p>
              </table:table-cell>
              <table:table-cell office:value-type="float" office:value="0.9387">
                <text:p>0.9387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0.0552">
                <text:p>0.0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5">
                <text:p>0.0245</text:p>
              </table:table-cell>
              <table:table-cell office:value-type="float" office:value="0.9448">
                <text:p>0.9448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0.0552">
                <text:p>0.0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45">
                <text:p>0.0245</text:p>
              </table:table-cell>
              <table:table-cell office:value-type="float" office:value="0.9448">
                <text:p>0.9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day/>
      <number:text> </number:text>
      <number:month number:style="long" number:textual="true"/>
      <number:text> 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1.971cm" svg:y="3.613cm" style:legend-expansion="high" chart:style-name="ch2"/>
        <chart:plot-area chart:style-name="ch3" table:cell-range-address="'Copie de Evolution'.A3:'Copie de Evolution'.A37 'Copie de Evolution'.K1:'Copie de Evolution'.O37" chart:data-source-has-labels="both" svg:x="0.317cm" svg:y="0.196cm" svg:width="11.337cm" svg:height="9.424cm">
          <chartooo:coordinate-region svg:x="1.902cm" svg:y="0.196cm" svg:width="9.752cm" svg:height="7.254cm"/>
          <chart:axis chart:dimension="x" chart:name="primary-x" chart:style-name="ch4" chartooo:axis-type="text">
            <chart:categories table:cell-range-address="'Copie de Evolution'.A3:'Copie de Evolution'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ie de Evolution'.K3:'Copie de Evolution'.K37" chart:label-cell-address="'Copie de Evolution'.K1:'Copie de Evolution'.K2" chart:class="chart:bar">
            <chart:data-point chart:repeated="35"/>
          </chart:series>
          <chart:series chart:style-name="ch8" chart:values-cell-range-address="'Copie de Evolution'.L3:'Copie de Evolution'.L37" chart:label-cell-address="'Copie de Evolution'.L1:'Copie de Evolution'.L2" chart:class="chart:bar">
            <chart:data-point chart:repeated="35"/>
          </chart:series>
          <chart:series chart:style-name="ch9" chart:values-cell-range-address="'Copie de Evolution'.M3:'Copie de Evolution'.M37" chart:label-cell-address="'Copie de Evolution'.M1:'Copie de Evolution'.M2" chart:class="chart:bar">
            <chart:data-point chart:repeated="35"/>
          </chart:series>
          <chart:series chart:style-name="ch10" chart:values-cell-range-address="'Copie de Evolution'.N3:'Copie de Evolution'.N37" chart:label-cell-address="'Copie de Evolution'.N1:'Copie de Evolution'.N2" chart:class="chart:bar">
            <chart:data-point chart:repeated="35"/>
          </chart:series>
          <chart:series chart:style-name="ch11" chart:values-cell-range-address="'Copie de Evolution'.O3:'Copie de Evolution'.O37" chart:label-cell-address="'Copie de Evolution'.O1:'Copie de Evolution'.O2" chart:class="chart:ba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riture base A faire</text:p>
                <text:list>
                  <text:list-item>
                    <text:p>Ecriture base</text:p>
                  </text:list-item>
                  <text:list-item>
                    <text:p>A faire</text:p>
                  </text:list-item>
                </text:list>
                <draw:g>
                  <svg:desc>'Copie de Evolution'.K1:'Copie de Evolution'.K2</svg:desc>
                </draw:g>
              </table:table-cell>
              <table:table-cell office:value-type="string">
                <text:p>En cours</text:p>
                <text:list>
                  <text:list-item>
                    <text:p/>
                  </text:list-item>
                  <text:list-item>
                    <text:p>En cours</text:p>
                  </text:list-item>
                </text:list>
                <draw:g>
                  <svg:desc>'Copie de Evolution'.L1:'Copie de Evolution'.L2</svg:desc>
                </draw:g>
              </table:table-cell>
              <table:table-cell office:value-type="string">
                <text:p>A refaire</text:p>
                <text:list>
                  <text:list-item>
                    <text:p/>
                  </text:list-item>
                  <text:list-item>
                    <text:p>A refaire</text:p>
                  </text:list-item>
                </text:list>
                <draw:g>
                  <svg:desc>'Copie de Evolution'.M1:'Copie de Evolution'.M2</svg:desc>
                </draw:g>
              </table:table-cell>
              <table:table-cell office:value-type="string">
                <text:p>A finir</text:p>
                <text:list>
                  <text:list-item>
                    <text:p/>
                  </text:list-item>
                  <text:list-item>
                    <text:p>A finir</text:p>
                  </text:list-item>
                </text:list>
                <draw:g>
                  <svg:desc>'Copie de Evolution'.N1:'Copie de Evolution'.N2</svg:desc>
                </draw:g>
              </table:table-cell>
              <table:table-cell office:value-type="string">
                <text:p>Terminer</text:p>
                <text:list>
                  <text:list-item>
                    <text:p/>
                  </text:list-item>
                  <text:list-item>
                    <text:p>Terminer</text:p>
                  </text:list-item>
                </text:list>
                <draw:g>
                  <svg:desc>'Copie de Evolution'.O1:'Copie de Evolution'.O2</svg:desc>
                </draw:g>
              </table:table-cell>
            </table:table-row>
          </table:table-header-rows>
          <table:table-rows>
            <table:table-row>
              <table:table-cell office:value-type="float" office:value="45554">
                <text:p>45554</text:p>
                <draw:g>
                  <svg:desc>'Copie de Evolution'.A3:'Copie de Evolution'.A37</svg:desc>
                </draw:g>
              </table:table-cell>
              <table:table-cell office:value-type="float" office:value="0">
                <text:p>0</text:p>
                <draw:g>
                  <svg:desc>'Copie de Evolution'.K3:'Copie de Evolution'.K37</svg:desc>
                </draw:g>
              </table:table-cell>
              <table:table-cell office:value-type="float" office:value="0">
                <text:p>0</text:p>
                <draw:g>
                  <svg:desc>'Copie de Evolution'.L3:'Copie de Evolution'.L37</svg:desc>
                </draw:g>
              </table:table-cell>
              <table:table-cell office:value-type="float" office:value="0">
                <text:p>0</text:p>
                <draw:g>
                  <svg:desc>'Copie de Evolution'.M3:'Copie de Evolution'.M37</svg:desc>
                </draw:g>
              </table:table-cell>
              <table:table-cell office:value-type="float" office:value="0">
                <text:p>0</text:p>
                <draw:g>
                  <svg:desc>'Copie de Evolution'.N3:'Copie de Evolution'.N37</svg:desc>
                </draw:g>
              </table:table-cell>
              <table:table-cell office:value-type="float" office:value="1">
                <text:p>1</text:p>
                <draw:g>
                  <svg:desc>'Copie de Evolution'.O3:'Copie de Evolution'.O37</svg:desc>
                </draw:g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0.3676">
                <text:p>0.3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1">
                <text:p>0.0441</text:p>
              </table:table-cell>
              <table:table-cell office:value-type="float" office:value="0.5882">
                <text:p>0.5882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0.3676">
                <text:p>0.3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1">
                <text:p>0.0441</text:p>
              </table:table-cell>
              <table:table-cell office:value-type="float" office:value="0.5882">
                <text:p>0.5882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0.3676">
                <text:p>0.36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41">
                <text:p>0.0441</text:p>
              </table:table-cell>
              <table:table-cell office:value-type="float" office:value="0.5882">
                <text:p>0.5882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0.2059">
                <text:p>0.2059</text:p>
              </table:table-cell>
              <table:table-cell office:value-type="float" office:value="0">
                <text:p>0</text:p>
              </table:table-cell>
              <table:table-cell office:value-type="float" office:value="0.0147">
                <text:p>0.0147</text:p>
              </table:table-cell>
              <table:table-cell office:value-type="float" office:value="0.0294">
                <text:p>0.029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day/>
      <number:text> </number:text>
      <number:month number:style="long" number:textual="true"/>
      <number:text> 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1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818cm" svg:y="3.613cm" style:legend-expansion="high" chart:style-name="ch2"/>
        <chart:plot-area chart:style-name="ch3" table:cell-range-address="'Copie de Evolution'.A3:'Copie de Evolution'.A37 'Copie de Evolution'.R1:'Copie de Evolution'.V37" chart:data-source-has-labels="both" svg:x="0.317cm" svg:y="0.196cm" svg:width="12.184cm" svg:height="9.424cm">
          <chartooo:coordinate-region svg:x="1.89cm" svg:y="0.196cm" svg:width="10.611cm" svg:height="7.255cm"/>
          <chart:axis chart:dimension="x" chart:name="primary-x" chart:style-name="ch4" chartooo:axis-type="text">
            <chart:categories table:cell-range-address="'Copie de Evolution'.A3:'Copie de Evolution'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ie de Evolution'.R3:'Copie de Evolution'.R37" chart:label-cell-address="'Copie de Evolution'.R1:'Copie de Evolution'.R2" chart:class="chart:bar">
            <chart:data-point chart:repeated="35"/>
          </chart:series>
          <chart:series chart:style-name="ch8" chart:values-cell-range-address="'Copie de Evolution'.S3:'Copie de Evolution'.S37" chart:label-cell-address="'Copie de Evolution'.S1:'Copie de Evolution'.S2" chart:class="chart:bar">
            <chart:data-point chart:repeated="35"/>
          </chart:series>
          <chart:series chart:style-name="ch9" chart:values-cell-range-address="'Copie de Evolution'.T3:'Copie de Evolution'.T37" chart:label-cell-address="'Copie de Evolution'.T1:'Copie de Evolution'.T2" chart:class="chart:bar">
            <chart:data-point chart:repeated="35"/>
          </chart:series>
          <chart:series chart:style-name="ch10" chart:values-cell-range-address="'Copie de Evolution'.U3:'Copie de Evolution'.U37" chart:label-cell-address="'Copie de Evolution'.U1:'Copie de Evolution'.U2" chart:class="chart:bar">
            <chart:data-point chart:repeated="35"/>
          </chart:series>
          <chart:series chart:style-name="ch11" chart:values-cell-range-address="'Copie de Evolution'.V3:'Copie de Evolution'.V37" chart:label-cell-address="'Copie de Evolution'.V1:'Copie de Evolution'.V2" chart:class="chart:ba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criture A faire</text:p>
                <text:list>
                  <text:list-item>
                    <text:p>Ecriture</text:p>
                  </text:list-item>
                  <text:list-item>
                    <text:p>A faire</text:p>
                  </text:list-item>
                </text:list>
                <draw:g>
                  <svg:desc>'Copie de Evolution'.R1:'Copie de Evolution'.R2</svg:desc>
                </draw:g>
              </table:table-cell>
              <table:table-cell office:value-type="string">
                <text:p>En cours</text:p>
                <text:list>
                  <text:list-item>
                    <text:p/>
                  </text:list-item>
                  <text:list-item>
                    <text:p>En cours</text:p>
                  </text:list-item>
                </text:list>
                <draw:g>
                  <svg:desc>'Copie de Evolution'.S1:'Copie de Evolution'.S2</svg:desc>
                </draw:g>
              </table:table-cell>
              <table:table-cell office:value-type="string">
                <text:p>A refaire</text:p>
                <text:list>
                  <text:list-item>
                    <text:p/>
                  </text:list-item>
                  <text:list-item>
                    <text:p>A refaire</text:p>
                  </text:list-item>
                </text:list>
                <draw:g>
                  <svg:desc>'Copie de Evolution'.T1:'Copie de Evolution'.T2</svg:desc>
                </draw:g>
              </table:table-cell>
              <table:table-cell office:value-type="string">
                <text:p>A finir</text:p>
                <text:list>
                  <text:list-item>
                    <text:p/>
                  </text:list-item>
                  <text:list-item>
                    <text:p>A finir</text:p>
                  </text:list-item>
                </text:list>
                <draw:g>
                  <svg:desc>'Copie de Evolution'.U1:'Copie de Evolution'.U2</svg:desc>
                </draw:g>
              </table:table-cell>
              <table:table-cell office:value-type="string">
                <text:p>Terminer</text:p>
                <text:list>
                  <text:list-item>
                    <text:p/>
                  </text:list-item>
                  <text:list-item>
                    <text:p>Terminer</text:p>
                  </text:list-item>
                </text:list>
                <draw:g>
                  <svg:desc>'Copie de Evolution'.V1:'Copie de Evolution'.V2</svg:desc>
                </draw:g>
              </table:table-cell>
            </table:table-row>
          </table:table-header-rows>
          <table:table-rows>
            <table:table-row>
              <table:table-cell office:value-type="float" office:value="45554">
                <text:p>45554</text:p>
                <draw:g>
                  <svg:desc>'Copie de Evolution'.A3:'Copie de Evolution'.A37</svg:desc>
                </draw:g>
              </table:table-cell>
              <table:table-cell office:value-type="float" office:value="0.4536082474">
                <text:p>0.4536082474</text:p>
                <draw:g>
                  <svg:desc>'Copie de Evolution'.R3:'Copie de Evolution'.R37</svg:desc>
                </draw:g>
              </table:table-cell>
              <table:table-cell office:value-type="float" office:value="0.01030927835">
                <text:p>0.01030927835</text:p>
                <draw:g>
                  <svg:desc>'Copie de Evolution'.S3:'Copie de Evolution'.S37</svg:desc>
                </draw:g>
              </table:table-cell>
              <table:table-cell office:value-type="float" office:value="0">
                <text:p>0</text:p>
                <draw:g>
                  <svg:desc>'Copie de Evolution'.T3:'Copie de Evolution'.T37</svg:desc>
                </draw:g>
              </table:table-cell>
              <table:table-cell office:value-type="float" office:value="0.06701030928">
                <text:p>0.06701030928</text:p>
                <draw:g>
                  <svg:desc>'Copie de Evolution'.U3:'Copie de Evolution'.U37</svg:desc>
                </draw:g>
              </table:table-cell>
              <table:table-cell office:value-type="float" office:value="0.4690721649">
                <text:p>0.4690721649</text:p>
                <draw:g>
                  <svg:desc>'Copie de Evolution'.V3:'Copie de Evolution'.V37</svg:desc>
                </draw:g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0.7525">
                <text:p>0.7525</text:p>
              </table:table-cell>
              <table:table-cell office:value-type="float" office:value="0.0051">
                <text:p>0.0051</text:p>
              </table:table-cell>
              <table:table-cell office:value-type="float" office:value="0">
                <text:p>0</text:p>
              </table:table-cell>
              <table:table-cell office:value-type="float" office:value="0.0505">
                <text:p>0.0505</text:p>
              </table:table-cell>
              <table:table-cell office:value-type="float" office:value="0.2346">
                <text:p>0.2346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0.7374">
                <text:p>0.7374</text:p>
              </table:table-cell>
              <table:table-cell office:value-type="float" office:value="0.0051">
                <text:p>0.0051</text:p>
              </table:table-cell>
              <table:table-cell office:value-type="float" office:value="0">
                <text:p>0</text:p>
              </table:table-cell>
              <table:table-cell office:value-type="float" office:value="0.0505">
                <text:p>0.0505</text:p>
              </table:table-cell>
              <table:table-cell office:value-type="float" office:value="0.2071">
                <text:p>0.2071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0.7374">
                <text:p>0.7374</text:p>
              </table:table-cell>
              <table:table-cell office:value-type="float" office:value="0.0051">
                <text:p>0.0051</text:p>
              </table:table-cell>
              <table:table-cell office:value-type="float" office:value="0">
                <text:p>0</text:p>
              </table:table-cell>
              <table:table-cell office:value-type="float" office:value="0.0505">
                <text:p>0.0505</text:p>
              </table:table-cell>
              <table:table-cell office:value-type="float" office:value="0.2071">
                <text:p>0.2071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0.7374">
                <text:p>0.7374</text:p>
              </table:table-cell>
              <table:table-cell office:value-type="float" office:value="0.0051">
                <text:p>0.0051</text:p>
              </table:table-cell>
              <table:table-cell office:value-type="float" office:value="0">
                <text:p>0</text:p>
              </table:table-cell>
              <table:table-cell office:value-type="float" office:value="0.0505">
                <text:p>0.0505</text:p>
              </table:table-cell>
              <table:table-cell office:value-type="float" office:value="0.2071">
                <text:p>0.2071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0.7374">
                <text:p>0.7374</text:p>
              </table:table-cell>
              <table:table-cell office:value-type="float" office:value="0.0051">
                <text:p>0.0051</text:p>
              </table:table-cell>
              <table:table-cell office:value-type="float" office:value="0">
                <text:p>0</text:p>
              </table:table-cell>
              <table:table-cell office:value-type="float" office:value="0.0505">
                <text:p>0.0505</text:p>
              </table:table-cell>
              <table:table-cell office:value-type="float" office:value="0.2071">
                <text:p>0.2071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0.55">
                <text:p>0.55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0.52">
                <text:p>0.5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0.4845">
                <text:p>0.4845</text:p>
              </table:table-cell>
              <table:table-cell office:value-type="float" office:value="0.0103">
                <text:p>0.0103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  <table:table-cell office:value-type="float" office:value="0.4381">
                <text:p>0.4381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0.4536">
                <text:p>0.4536</text:p>
              </table:table-cell>
              <table:table-cell office:value-type="float" office:value="0.0103">
                <text:p>0.0103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  <table:table-cell office:value-type="float" office:value="0.4691">
                <text:p>0.4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5">
      <number:day/>
      <number:text> </number:text>
      <number:month number:style="long" number:textual="true"/>
      <number:text> </number:text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5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f6d0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2.686cm" svg:y="3.613cm" style:legend-expansion="high" chart:style-name="ch2"/>
        <chart:plot-area chart:style-name="ch3" table:cell-range-address="'Copie de Evolution'.A3:'Copie de Evolution'.A37 'Copie de Evolution'.Y1:'Copie de Evolution'.AC37" chart:data-source-has-labels="both" svg:x="0.317cm" svg:y="0.196cm" svg:width="12.052cm" svg:height="9.424cm">
          <chartooo:coordinate-region svg:x="1.892cm" svg:y="0.196cm" svg:width="10.477cm" svg:height="7.254cm"/>
          <chart:axis chart:dimension="x" chart:name="primary-x" chart:style-name="ch4" chartooo:axis-type="text">
            <chart:categories table:cell-range-address="'Copie de Evolution'.A3:'Copie de Evolution'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ie de Evolution'.Y3:'Copie de Evolution'.Y37" chart:label-cell-address="'Copie de Evolution'.Y1:'Copie de Evolution'.Y2" chart:class="chart:bar">
            <chart:data-point chart:repeated="35"/>
          </chart:series>
          <chart:series chart:style-name="ch8" chart:values-cell-range-address="'Copie de Evolution'.Z3:'Copie de Evolution'.Z37" chart:label-cell-address="'Copie de Evolution'.Z1:'Copie de Evolution'.Z2" chart:class="chart:bar">
            <chart:data-point chart:repeated="35"/>
          </chart:series>
          <chart:series chart:style-name="ch9" chart:values-cell-range-address="'Copie de Evolution'.AA3:'Copie de Evolution'.AA37" chart:label-cell-address="'Copie de Evolution'.AA1:'Copie de Evolution'.AA2" chart:class="chart:bar">
            <chart:data-point chart:repeated="35"/>
          </chart:series>
          <chart:series chart:style-name="ch10" chart:values-cell-range-address="'Copie de Evolution'.AB3:'Copie de Evolution'.AB37" chart:label-cell-address="'Copie de Evolution'.AB1:'Copie de Evolution'.AB2" chart:class="chart:bar">
            <chart:data-point chart:repeated="35"/>
          </chart:series>
          <chart:series chart:style-name="ch11" chart:values-cell-range-address="'Copie de Evolution'.AC3:'Copie de Evolution'.AC37" chart:label-cell-address="'Copie de Evolution'.AC1:'Copie de Evolution'.AC2" chart:class="chart:bar"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 Game A faire</text:p>
                <text:list>
                  <text:list-item>
                    <text:p>In Game</text:p>
                  </text:list-item>
                  <text:list-item>
                    <text:p>A faire</text:p>
                  </text:list-item>
                </text:list>
                <draw:g>
                  <svg:desc>'Copie de Evolution'.Y1:'Copie de Evolution'.Y2</svg:desc>
                </draw:g>
              </table:table-cell>
              <table:table-cell office:value-type="string">
                <text:p>En cours</text:p>
                <text:list>
                  <text:list-item>
                    <text:p/>
                  </text:list-item>
                  <text:list-item>
                    <text:p>En cours</text:p>
                  </text:list-item>
                </text:list>
                <draw:g>
                  <svg:desc>'Copie de Evolution'.Z1:'Copie de Evolution'.Z2</svg:desc>
                </draw:g>
              </table:table-cell>
              <table:table-cell office:value-type="string">
                <text:p>A refaire</text:p>
                <text:list>
                  <text:list-item>
                    <text:p/>
                  </text:list-item>
                  <text:list-item>
                    <text:p>A refaire</text:p>
                  </text:list-item>
                </text:list>
                <draw:g>
                  <svg:desc>'Copie de Evolution'.AA1:'Copie de Evolution'.AA2</svg:desc>
                </draw:g>
              </table:table-cell>
              <table:table-cell office:value-type="string">
                <text:p>A finir</text:p>
                <text:list>
                  <text:list-item>
                    <text:p/>
                  </text:list-item>
                  <text:list-item>
                    <text:p>A finir</text:p>
                  </text:list-item>
                </text:list>
                <draw:g>
                  <svg:desc>'Copie de Evolution'.AB1:'Copie de Evolution'.AB2</svg:desc>
                </draw:g>
              </table:table-cell>
              <table:table-cell office:value-type="string">
                <text:p>Terminer</text:p>
                <text:list>
                  <text:list-item>
                    <text:p/>
                  </text:list-item>
                  <text:list-item>
                    <text:p>Terminer</text:p>
                  </text:list-item>
                </text:list>
                <draw:g>
                  <svg:desc>'Copie de Evolution'.AC1:'Copie de Evolution'.AC2</svg:desc>
                </draw:g>
              </table:table-cell>
            </table:table-row>
          </table:table-header-rows>
          <table:table-rows>
            <table:table-row>
              <table:table-cell office:value-type="float" office:value="45554">
                <text:p>45554</text:p>
                <draw:g>
                  <svg:desc>'Copie de Evolution'.A3:'Copie de Evolution'.A37</svg:desc>
                </draw:g>
              </table:table-cell>
              <table:table-cell office:value-type="float" office:value="0.9735449735">
                <text:p>0.9735449735</text:p>
                <draw:g>
                  <svg:desc>'Copie de Evolution'.Y3:'Copie de Evolution'.Y37</svg:desc>
                </draw:g>
              </table:table-cell>
              <table:table-cell office:value-type="float" office:value="0.005291005291">
                <text:p>0.005291005291</text:p>
                <draw:g>
                  <svg:desc>'Copie de Evolution'.Z3:'Copie de Evolution'.Z37</svg:desc>
                </draw:g>
              </table:table-cell>
              <table:table-cell office:value-type="float" office:value="0">
                <text:p>0</text:p>
                <draw:g>
                  <svg:desc>'Copie de Evolution'.AA3:'Copie de Evolution'.AA37</svg:desc>
                </draw:g>
              </table:table-cell>
              <table:table-cell office:value-type="float" office:value="0">
                <text:p>0</text:p>
                <draw:g>
                  <svg:desc>'Copie de Evolution'.AB3:'Copie de Evolution'.AB37</svg:desc>
                </draw:g>
              </table:table-cell>
              <table:table-cell office:value-type="float" office:value="0.02116402116">
                <text:p>0.02116402116</text:p>
                <draw:g>
                  <svg:desc>'Copie de Evolution'.AC3:'Copie de Evolution'.AC37</svg:desc>
                </draw:g>
              </table:table-cell>
            </table:table-row>
            <table:table-row>
              <table:table-cell office:value-type="float" office:value="45339">
                <text:p>45339</text:p>
              </table:table-cell>
              <table:table-cell office:value-type="float" office:value="0.9907">
                <text:p>0.9907</text:p>
              </table:table-cell>
              <table:table-cell office:value-type="float" office:value="0.0046">
                <text:p>0.0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1">
                <text:p>0.0051</text:p>
              </table:table-cell>
            </table:table-row>
            <table:table-row>
              <table:table-cell office:value-type="float" office:value="45340">
                <text:p>45340</text:p>
              </table:table-cell>
              <table:table-cell office:value-type="float" office:value="0.9907">
                <text:p>0.9907</text:p>
              </table:table-cell>
              <table:table-cell office:value-type="float" office:value="0.0046">
                <text:p>0.0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0.9907">
                <text:p>0.9907</text:p>
              </table:table-cell>
              <table:table-cell office:value-type="float" office:value="0.0046">
                <text:p>0.0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0.9907">
                <text:p>0.9907</text:p>
              </table:table-cell>
              <table:table-cell office:value-type="float" office:value="0.0046">
                <text:p>0.0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0.9907">
                <text:p>0.9907</text:p>
              </table:table-cell>
              <table:table-cell office:value-type="float" office:value="0.0046">
                <text:p>0.00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0.97">
                <text:p>0.9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0.97">
                <text:p>0.9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0.9735">
                <text:p>0.9735</text:p>
              </table:table-cell>
              <table:table-cell office:value-type="float" office:value="0.0053">
                <text:p>0.0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0.9735">
                <text:p>0.9735</text:p>
              </table:table-cell>
              <table:table-cell office:value-type="float" office:value="0.0053">
                <text:p>0.0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